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63in"/>
    </style:style>
    <style:style style:name="co2" style:family="table-column">
      <style:table-column-properties fo:break-before="auto" style:column-width="2.5846in"/>
    </style:style>
    <style:style style:name="co3" style:family="table-column">
      <style:table-column-properties fo:break-before="auto" style:column-width="3.1563in"/>
    </style:style>
    <style:style style:name="co4" style:family="table-column">
      <style:table-column-properties fo:break-before="auto" style:column-width="3.531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484in"/>
    </style:style>
    <style:style style:name="co7" style:family="table-column">
      <style:table-column-properties fo:break-before="auto" style:column-width="4.4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Abe Baraquel</text:p>
          </table:table-cell>
          <table:table-cell table:formula="of:=TRIM(LOWER([.A1]))" office:value-type="string" office:string-value="abe baraquel" calcext:value-type="string">
            <text:p>abe baraquel</text:p>
          </table:table-cell>
          <table:table-cell table:formula="of:=SUBSTITUTE([.B1];&quot; &quot;;&quot;.&quot;)" office:value-type="string" office:string-value="abe.baraquel" calcext:value-type="string">
            <text:p>abe.baraquel</text:p>
          </table:table-cell>
          <table:table-cell table:formula="of:=COM.MICROSOFT.CONCAT([.C1]; &quot;@gmail.com&quot;)" office:value-type="string" office:string-value="abe.baraquel@gmail.com" calcext:value-type="string">
            <text:p>abe.baraquel@gmail.com</text:p>
          </table:table-cell>
        </table:table-row>
        <table:table-row table:style-name="ro1">
          <table:table-cell office:value-type="string" calcext:value-type="string">
            <text:p>Adjemar Rosete</text:p>
          </table:table-cell>
          <table:table-cell table:formula="of:=TRIM(LOWER([.A2]))" office:value-type="string" office:string-value="adjemar rosete" calcext:value-type="string">
            <text:p>adjemar rosete</text:p>
          </table:table-cell>
          <table:table-cell table:formula="of:=SUBSTITUTE([.B2];&quot; &quot;;&quot;.&quot;)" office:value-type="string" office:string-value="adjemar.rosete" calcext:value-type="string">
            <text:p>adjemar.rosete</text:p>
          </table:table-cell>
          <table:table-cell table:formula="of:=COM.MICROSOFT.CONCAT([.C2]; &quot;@gmail.com&quot;)" office:value-type="string" office:string-value="adjemar.rosete@gmail.com" calcext:value-type="string">
            <text:p>adjemar.rosete@gmail.com</text:p>
          </table:table-cell>
        </table:table-row>
        <table:table-row table:style-name="ro1">
          <table:table-cell office:value-type="string" calcext:value-type="string">
            <text:p>Adrian Rico</text:p>
          </table:table-cell>
          <table:table-cell table:formula="of:=TRIM(LOWER([.A3]))" office:value-type="string" office:string-value="adrian rico" calcext:value-type="string">
            <text:p>adrian rico</text:p>
          </table:table-cell>
          <table:table-cell table:formula="of:=SUBSTITUTE([.B3];&quot; &quot;;&quot;.&quot;)" office:value-type="string" office:string-value="adrian.rico" calcext:value-type="string">
            <text:p>adrian.rico</text:p>
          </table:table-cell>
          <table:table-cell table:formula="of:=COM.MICROSOFT.CONCAT([.C3]; &quot;@gmail.com&quot;)" office:value-type="string" office:string-value="adrian.rico@gmail.com" calcext:value-type="string">
            <text:p>adrian.rico@gmail.com</text:p>
          </table:table-cell>
        </table:table-row>
        <table:table-row table:style-name="ro1">
          <table:table-cell office:value-type="string" calcext:value-type="string">
            <text:p>Adrienne Mishka Dy</text:p>
          </table:table-cell>
          <table:table-cell table:formula="of:=TRIM(LOWER([.A4]))" office:value-type="string" office:string-value="adrienne mishka dy" calcext:value-type="string">
            <text:p>adrienne mishka dy</text:p>
          </table:table-cell>
          <table:table-cell table:formula="of:=SUBSTITUTE([.B4];&quot; &quot;;&quot;.&quot;)" office:value-type="string" office:string-value="adrienne.mishka.dy" calcext:value-type="string">
            <text:p>adrienne.mishka.dy</text:p>
          </table:table-cell>
          <table:table-cell table:formula="of:=COM.MICROSOFT.CONCAT([.C4]; &quot;@gmail.com&quot;)" office:value-type="string" office:string-value="adrienne.mishka.dy@gmail.com" calcext:value-type="string">
            <text:p>adrienne.mishka.dy@gmail.com</text:p>
          </table:table-cell>
        </table:table-row>
        <table:table-row table:style-name="ro1">
          <table:table-cell office:value-type="string" calcext:value-type="string">
            <text:p>Aggie Luque</text:p>
          </table:table-cell>
          <table:table-cell table:formula="of:=TRIM(LOWER([.A5]))" office:value-type="string" office:string-value="aggie luque" calcext:value-type="string">
            <text:p>aggie luque</text:p>
          </table:table-cell>
          <table:table-cell table:formula="of:=SUBSTITUTE([.B5];&quot; &quot;;&quot;.&quot;)" office:value-type="string" office:string-value="aggie.luque" calcext:value-type="string">
            <text:p>aggie.luque</text:p>
          </table:table-cell>
          <table:table-cell table:formula="of:=COM.MICROSOFT.CONCAT([.C5]; &quot;@gmail.com&quot;)" office:value-type="string" office:string-value="aggie.luque@gmail.com" calcext:value-type="string">
            <text:p>aggie.luque@gmail.com</text:p>
          </table:table-cell>
        </table:table-row>
        <table:table-row table:style-name="ro1">
          <table:table-cell office:value-type="string" calcext:value-type="string">
            <text:p>Aida Coronel dela Luna</text:p>
          </table:table-cell>
          <table:table-cell table:formula="of:=TRIM(LOWER([.A6]))" office:value-type="string" office:string-value="aida coronel dela luna" calcext:value-type="string">
            <text:p>aida coronel dela luna</text:p>
          </table:table-cell>
          <table:table-cell table:formula="of:=SUBSTITUTE([.B6];&quot; &quot;;&quot;.&quot;)" office:value-type="string" office:string-value="aida.coronel.dela.luna" calcext:value-type="string">
            <text:p>aida.coronel.dela.luna</text:p>
          </table:table-cell>
          <table:table-cell table:formula="of:=COM.MICROSOFT.CONCAT([.C6]; &quot;@gmail.com&quot;)" office:value-type="string" office:string-value="aida.coronel.dela.luna@gmail.com" calcext:value-type="string">
            <text:p>aida.coronel.dela.luna@gmail.com</text:p>
          </table:table-cell>
        </table:table-row>
        <table:table-row table:style-name="ro1">
          <table:table-cell office:value-type="string" calcext:value-type="string">
            <text:p>Aida Totanes Ungay</text:p>
          </table:table-cell>
          <table:table-cell table:formula="of:=TRIM(LOWER([.A7]))" office:value-type="string" office:string-value="aida totanes ungay" calcext:value-type="string">
            <text:p>aida totanes ungay</text:p>
          </table:table-cell>
          <table:table-cell table:formula="of:=SUBSTITUTE([.B7];&quot; &quot;;&quot;.&quot;)" office:value-type="string" office:string-value="aida.totanes.ungay" calcext:value-type="string">
            <text:p>aida.totanes.ungay</text:p>
          </table:table-cell>
          <table:table-cell table:formula="of:=COM.MICROSOFT.CONCAT([.C7]; &quot;@gmail.com&quot;)" office:value-type="string" office:string-value="aida.totanes.ungay@gmail.com" calcext:value-type="string">
            <text:p>aida.totanes.ungay@gmail.com</text:p>
          </table:table-cell>
        </table:table-row>
        <table:table-row table:style-name="ro1">
          <table:table-cell office:value-type="string" calcext:value-type="string">
            <text:p>Airene Chavez Regudo</text:p>
          </table:table-cell>
          <table:table-cell table:formula="of:=TRIM(LOWER([.A8]))" office:value-type="string" office:string-value="airene chavez regudo" calcext:value-type="string">
            <text:p>airene chavez regudo</text:p>
          </table:table-cell>
          <table:table-cell table:formula="of:=SUBSTITUTE([.B8];&quot; &quot;;&quot;.&quot;)" office:value-type="string" office:string-value="airene.chavez.regudo" calcext:value-type="string">
            <text:p>airene.chavez.regudo</text:p>
          </table:table-cell>
          <table:table-cell table:formula="of:=COM.MICROSOFT.CONCAT([.C8]; &quot;@gmail.com&quot;)" office:value-type="string" office:string-value="airene.chavez.regudo@gmail.com" calcext:value-type="string">
            <text:p>airene.chavez.regudo@gmail.com</text:p>
          </table:table-cell>
        </table:table-row>
        <table:table-row table:style-name="ro1">
          <table:table-cell office:value-type="string" calcext:value-type="string">
            <text:p>Ako Si Ynod</text:p>
          </table:table-cell>
          <table:table-cell table:formula="of:=TRIM(LOWER([.A9]))" office:value-type="string" office:string-value="ako si ynod" calcext:value-type="string">
            <text:p>ako si ynod</text:p>
          </table:table-cell>
          <table:table-cell table:formula="of:=SUBSTITUTE([.B9];&quot; &quot;;&quot;.&quot;)" office:value-type="string" office:string-value="ako.si.ynod" calcext:value-type="string">
            <text:p>ako.si.ynod</text:p>
          </table:table-cell>
          <table:table-cell table:formula="of:=COM.MICROSOFT.CONCAT([.C9]; &quot;@gmail.com&quot;)" office:value-type="string" office:string-value="ako.si.ynod@gmail.com" calcext:value-type="string">
            <text:p>ako.si.ynod@gmail.com</text:p>
          </table:table-cell>
        </table:table-row>
        <table:table-row table:style-name="ro1">
          <table:table-cell office:value-type="string" calcext:value-type="string">
            <text:p>Aleynn Coden</text:p>
          </table:table-cell>
          <table:table-cell table:formula="of:=TRIM(LOWER([.A10]))" office:value-type="string" office:string-value="aleynn coden" calcext:value-type="string">
            <text:p>aleynn coden</text:p>
          </table:table-cell>
          <table:table-cell table:formula="of:=SUBSTITUTE([.B10];&quot; &quot;;&quot;.&quot;)" office:value-type="string" office:string-value="aleynn.coden" calcext:value-type="string">
            <text:p>aleynn.coden</text:p>
          </table:table-cell>
          <table:table-cell table:formula="of:=COM.MICROSOFT.CONCAT([.C10]; &quot;@gmail.com&quot;)" office:value-type="string" office:string-value="aleynn.coden@gmail.com" calcext:value-type="string">
            <text:p>aleynn.coden@gmail.com</text:p>
          </table:table-cell>
        </table:table-row>
        <table:table-row table:style-name="ro1">
          <table:table-cell office:value-type="string" calcext:value-type="string">
            <text:p>Aliw Balderas Orillo</text:p>
          </table:table-cell>
          <table:table-cell table:formula="of:=TRIM(LOWER([.A11]))" office:value-type="string" office:string-value="aliw balderas orillo" calcext:value-type="string">
            <text:p>aliw balderas orillo</text:p>
          </table:table-cell>
          <table:table-cell table:formula="of:=SUBSTITUTE([.B11];&quot; &quot;;&quot;.&quot;)" office:value-type="string" office:string-value="aliw.balderas.orillo" calcext:value-type="string">
            <text:p>aliw.balderas.orillo</text:p>
          </table:table-cell>
          <table:table-cell table:formula="of:=COM.MICROSOFT.CONCAT([.C11]; &quot;@gmail.com&quot;)" office:value-type="string" office:string-value="aliw.balderas.orillo@gmail.com" calcext:value-type="string">
            <text:p>aliw.balderas.orillo@gmail.com</text:p>
          </table:table-cell>
        </table:table-row>
        <table:table-row table:style-name="ro1">
          <table:table-cell office:value-type="string" calcext:value-type="string">
            <text:p>Aljim Garcia</text:p>
          </table:table-cell>
          <table:table-cell table:formula="of:=TRIM(LOWER([.A12]))" office:value-type="string" office:string-value="aljim garcia" calcext:value-type="string">
            <text:p>aljim garcia</text:p>
          </table:table-cell>
          <table:table-cell table:formula="of:=SUBSTITUTE([.B12];&quot; &quot;;&quot;.&quot;)" office:value-type="string" office:string-value="aljim.garcia" calcext:value-type="string">
            <text:p>aljim.garcia</text:p>
          </table:table-cell>
          <table:table-cell table:formula="of:=COM.MICROSOFT.CONCAT([.C12]; &quot;@gmail.com&quot;)" office:value-type="string" office:string-value="aljim.garcia@gmail.com" calcext:value-type="string">
            <text:p>aljim.garcia@gmail.com</text:p>
          </table:table-cell>
        </table:table-row>
        <table:table-row table:style-name="ro1">
          <table:table-cell office:value-type="string" calcext:value-type="string">
            <text:p>Allen Berja</text:p>
          </table:table-cell>
          <table:table-cell table:formula="of:=TRIM(LOWER([.A13]))" office:value-type="string" office:string-value="allen berja" calcext:value-type="string">
            <text:p>allen berja</text:p>
          </table:table-cell>
          <table:table-cell table:formula="of:=SUBSTITUTE([.B13];&quot; &quot;;&quot;.&quot;)" office:value-type="string" office:string-value="allen.berja" calcext:value-type="string">
            <text:p>allen.berja</text:p>
          </table:table-cell>
          <table:table-cell table:formula="of:=COM.MICROSOFT.CONCAT([.C13]; &quot;@gmail.com&quot;)" office:value-type="string" office:string-value="allen.berja@gmail.com" calcext:value-type="string">
            <text:p>allen.berja@gmail.com</text:p>
          </table:table-cell>
        </table:table-row>
        <table:table-row table:style-name="ro1">
          <table:table-cell office:value-type="string" calcext:value-type="string">
            <text:p>Althea Dhimple Baraquel</text:p>
          </table:table-cell>
          <table:table-cell table:formula="of:=TRIM(LOWER([.A14]))" office:value-type="string" office:string-value="althea dhimple baraquel" calcext:value-type="string">
            <text:p>althea dhimple baraquel</text:p>
          </table:table-cell>
          <table:table-cell table:formula="of:=SUBSTITUTE([.B14];&quot; &quot;;&quot;.&quot;)" office:value-type="string" office:string-value="althea.dhimple.baraquel" calcext:value-type="string">
            <text:p>althea.dhimple.baraquel</text:p>
          </table:table-cell>
          <table:table-cell table:formula="of:=COM.MICROSOFT.CONCAT([.C14]; &quot;@gmail.com&quot;)" office:value-type="string" office:string-value="althea.dhimple.baraquel@gmail.com" calcext:value-type="string">
            <text:p>althea.dhimple.baraquel@gmail.com</text:p>
          </table:table-cell>
        </table:table-row>
        <table:table-row table:style-name="ro1">
          <table:table-cell office:value-type="string" calcext:value-type="string">
            <text:p>Alvin Manalo</text:p>
          </table:table-cell>
          <table:table-cell table:formula="of:=TRIM(LOWER([.A15]))" office:value-type="string" office:string-value="alvin manalo" calcext:value-type="string">
            <text:p>alvin manalo</text:p>
          </table:table-cell>
          <table:table-cell table:formula="of:=SUBSTITUTE([.B15];&quot; &quot;;&quot;.&quot;)" office:value-type="string" office:string-value="alvin.manalo" calcext:value-type="string">
            <text:p>alvin.manalo</text:p>
          </table:table-cell>
          <table:table-cell table:formula="of:=COM.MICROSOFT.CONCAT([.C15]; &quot;@gmail.com&quot;)" office:value-type="string" office:string-value="alvin.manalo@gmail.com" calcext:value-type="string">
            <text:p>alvin.manalo@gmail.com</text:p>
          </table:table-cell>
        </table:table-row>
        <table:table-row table:style-name="ro1">
          <table:table-cell office:value-type="string" calcext:value-type="string">
            <text:p>Amy Austria Dempsey</text:p>
          </table:table-cell>
          <table:table-cell table:formula="of:=TRIM(LOWER([.A16]))" office:value-type="string" office:string-value="amy austria dempsey" calcext:value-type="string">
            <text:p>amy austria dempsey</text:p>
          </table:table-cell>
          <table:table-cell table:formula="of:=SUBSTITUTE([.B16];&quot; &quot;;&quot;.&quot;)" office:value-type="string" office:string-value="amy.austria.dempsey" calcext:value-type="string">
            <text:p>amy.austria.dempsey</text:p>
          </table:table-cell>
          <table:table-cell table:formula="of:=COM.MICROSOFT.CONCAT([.C16]; &quot;@gmail.com&quot;)" office:value-type="string" office:string-value="amy.austria.dempsey@gmail.com" calcext:value-type="string">
            <text:p>amy.austria.dempsey@gmail.com</text:p>
          </table:table-cell>
        </table:table-row>
        <table:table-row table:style-name="ro1">
          <table:table-cell office:value-type="string" calcext:value-type="string">
            <text:p>Anarizza Guinhawa</text:p>
          </table:table-cell>
          <table:table-cell table:formula="of:=TRIM(LOWER([.A17]))" office:value-type="string" office:string-value="anarizza guinhawa" calcext:value-type="string">
            <text:p>anarizza guinhawa</text:p>
          </table:table-cell>
          <table:table-cell table:formula="of:=SUBSTITUTE([.B17];&quot; &quot;;&quot;.&quot;)" office:value-type="string" office:string-value="anarizza.guinhawa" calcext:value-type="string">
            <text:p>anarizza.guinhawa</text:p>
          </table:table-cell>
          <table:table-cell table:formula="of:=COM.MICROSOFT.CONCAT([.C17]; &quot;@gmail.com&quot;)" office:value-type="string" office:string-value="anarizza.guinhawa@gmail.com" calcext:value-type="string">
            <text:p>anarizza.guinhawa@gmail.com</text:p>
          </table:table-cell>
        </table:table-row>
        <table:table-row table:style-name="ro1">
          <table:table-cell office:value-type="string" calcext:value-type="string">
            <text:p>Andoi Cortuna Valbuena</text:p>
          </table:table-cell>
          <table:table-cell table:formula="of:=TRIM(LOWER([.A18]))" office:value-type="string" office:string-value="andoi cortuna valbuena" calcext:value-type="string">
            <text:p>andoi cortuna valbuena</text:p>
          </table:table-cell>
          <table:table-cell table:formula="of:=SUBSTITUTE([.B18];&quot; &quot;;&quot;.&quot;)" office:value-type="string" office:string-value="andoi.cortuna.valbuena" calcext:value-type="string">
            <text:p>andoi.cortuna.valbuena</text:p>
          </table:table-cell>
          <table:table-cell table:formula="of:=COM.MICROSOFT.CONCAT([.C18]; &quot;@gmail.com&quot;)" office:value-type="string" office:string-value="andoi.cortuna.valbuena@gmail.com" calcext:value-type="string">
            <text:p>andoi.cortuna.valbuena@gmail.com</text:p>
          </table:table-cell>
        </table:table-row>
        <table:table-row table:style-name="ro1">
          <table:table-cell office:value-type="string" calcext:value-type="string">
            <text:p>Angelo Esguerra Lacuesta</text:p>
          </table:table-cell>
          <table:table-cell table:formula="of:=TRIM(LOWER([.A19]))" office:value-type="string" office:string-value="angelo esguerra lacuesta" calcext:value-type="string">
            <text:p>angelo esguerra lacuesta</text:p>
          </table:table-cell>
          <table:table-cell table:formula="of:=SUBSTITUTE([.B19];&quot; &quot;;&quot;.&quot;)" office:value-type="string" office:string-value="angelo.esguerra.lacuesta" calcext:value-type="string">
            <text:p>angelo.esguerra.lacuesta</text:p>
          </table:table-cell>
          <table:table-cell table:formula="of:=COM.MICROSOFT.CONCAT([.C19]; &quot;@gmail.com&quot;)" office:value-type="string" office:string-value="angelo.esguerra.lacuesta@gmail.com" calcext:value-type="string">
            <text:p>angelo.esguerra.lacuesta@gmail.com</text:p>
          </table:table-cell>
        </table:table-row>
        <table:table-row table:style-name="ro1">
          <table:table-cell office:value-type="string" calcext:value-type="string">
            <text:p>Ann Gapasin</text:p>
          </table:table-cell>
          <table:table-cell table:formula="of:=TRIM(LOWER([.A20]))" office:value-type="string" office:string-value="ann gapasin" calcext:value-type="string">
            <text:p>ann gapasin</text:p>
          </table:table-cell>
          <table:table-cell table:formula="of:=SUBSTITUTE([.B20];&quot; &quot;;&quot;.&quot;)" office:value-type="string" office:string-value="ann.gapasin" calcext:value-type="string">
            <text:p>ann.gapasin</text:p>
          </table:table-cell>
          <table:table-cell table:formula="of:=COM.MICROSOFT.CONCAT([.C20]; &quot;@gmail.com&quot;)" office:value-type="string" office:string-value="ann.gapasin@gmail.com" calcext:value-type="string">
            <text:p>ann.gapasin@gmail.com</text:p>
          </table:table-cell>
        </table:table-row>
        <table:table-row table:style-name="ro1">
          <table:table-cell office:value-type="string" calcext:value-type="string">
            <text:p>Apple Apple</text:p>
          </table:table-cell>
          <table:table-cell table:formula="of:=TRIM(LOWER([.A21]))" office:value-type="string" office:string-value="apple apple" calcext:value-type="string">
            <text:p>apple apple</text:p>
          </table:table-cell>
          <table:table-cell table:formula="of:=SUBSTITUTE([.B21];&quot; &quot;;&quot;.&quot;)" office:value-type="string" office:string-value="apple.apple" calcext:value-type="string">
            <text:p>apple.apple</text:p>
          </table:table-cell>
          <table:table-cell table:formula="of:=COM.MICROSOFT.CONCAT([.C21]; &quot;@gmail.com&quot;)" office:value-type="string" office:string-value="apple.apple@gmail.com" calcext:value-type="string">
            <text:p>apple.apple@gmail.com</text:p>
          </table:table-cell>
        </table:table-row>
        <table:table-row table:style-name="ro1">
          <table:table-cell office:value-type="string" calcext:value-type="string">
            <text:p>April Pestaño</text:p>
          </table:table-cell>
          <table:table-cell table:formula="of:=TRIM(LOWER([.A22]))" office:value-type="string" office:string-value="april pestaño" calcext:value-type="string">
            <text:p>april pestaño</text:p>
          </table:table-cell>
          <table:table-cell table:formula="of:=SUBSTITUTE([.B22];&quot; &quot;;&quot;.&quot;)" office:value-type="string" office:string-value="april.pestaño" calcext:value-type="string">
            <text:p>april.pestaño</text:p>
          </table:table-cell>
          <table:table-cell table:formula="of:=COM.MICROSOFT.CONCAT([.C22]; &quot;@gmail.com&quot;)" office:value-type="string" office:string-value="april.pestaño@gmail.com" calcext:value-type="string">
            <text:p>april.pestaño@gmail.com</text:p>
          </table:table-cell>
        </table:table-row>
        <table:table-row table:style-name="ro1">
          <table:table-cell office:value-type="string" calcext:value-type="string">
            <text:p>Aries Zu</text:p>
          </table:table-cell>
          <table:table-cell table:formula="of:=TRIM(LOWER([.A23]))" office:value-type="string" office:string-value="aries zu" calcext:value-type="string">
            <text:p>aries zu</text:p>
          </table:table-cell>
          <table:table-cell table:formula="of:=SUBSTITUTE([.B23];&quot; &quot;;&quot;.&quot;)" office:value-type="string" office:string-value="aries.zu" calcext:value-type="string">
            <text:p>aries.zu</text:p>
          </table:table-cell>
          <table:table-cell table:formula="of:=COM.MICROSOFT.CONCAT([.C23]; &quot;@gmail.com&quot;)" office:value-type="string" office:string-value="aries.zu@gmail.com" calcext:value-type="string">
            <text:p>aries.zu@gmail.com</text:p>
          </table:table-cell>
        </table:table-row>
        <table:table-row table:style-name="ro1">
          <table:table-cell office:value-type="string" calcext:value-type="string">
            <text:p>Arlene Tena-Antonio</text:p>
          </table:table-cell>
          <table:table-cell table:formula="of:=TRIM(LOWER([.A24]))" office:value-type="string" office:string-value="arlene tena-antonio" calcext:value-type="string">
            <text:p>arlene tena-antonio</text:p>
          </table:table-cell>
          <table:table-cell table:formula="of:=SUBSTITUTE([.B24];&quot; &quot;;&quot;.&quot;)" office:value-type="string" office:string-value="arlene.tena-antonio" calcext:value-type="string">
            <text:p>arlene.tena-antonio</text:p>
          </table:table-cell>
          <table:table-cell table:formula="of:=COM.MICROSOFT.CONCAT([.C24]; &quot;@gmail.com&quot;)" office:value-type="string" office:string-value="arlene.tena-antonio@gmail.com" calcext:value-type="string">
            <text:p>arlene.tena-antonio@gmail.com</text:p>
          </table:table-cell>
        </table:table-row>
        <table:table-row table:style-name="ro1">
          <table:table-cell office:value-type="string" calcext:value-type="string">
            <text:p>Avigail Salvio Baraquel</text:p>
          </table:table-cell>
          <table:table-cell table:formula="of:=TRIM(LOWER([.A25]))" office:value-type="string" office:string-value="avigail salvio baraquel" calcext:value-type="string">
            <text:p>avigail salvio baraquel</text:p>
          </table:table-cell>
          <table:table-cell table:formula="of:=SUBSTITUTE([.B25];&quot; &quot;;&quot;.&quot;)" office:value-type="string" office:string-value="avigail.salvio.baraquel" calcext:value-type="string">
            <text:p>avigail.salvio.baraquel</text:p>
          </table:table-cell>
          <table:table-cell table:formula="of:=COM.MICROSOFT.CONCAT([.C25]; &quot;@gmail.com&quot;)" office:value-type="string" office:string-value="avigail.salvio.baraquel@gmail.com" calcext:value-type="string">
            <text:p>avigail.salvio.baraquel@gmail.com</text:p>
          </table:table-cell>
        </table:table-row>
        <table:table-row table:style-name="ro1">
          <table:table-cell office:value-type="string" calcext:value-type="string">
            <text:p>Baby Doris</text:p>
          </table:table-cell>
          <table:table-cell table:formula="of:=TRIM(LOWER([.A26]))" office:value-type="string" office:string-value="baby doris" calcext:value-type="string">
            <text:p>baby doris</text:p>
          </table:table-cell>
          <table:table-cell table:formula="of:=SUBSTITUTE([.B26];&quot; &quot;;&quot;.&quot;)" office:value-type="string" office:string-value="baby.doris" calcext:value-type="string">
            <text:p>baby.doris</text:p>
          </table:table-cell>
          <table:table-cell table:formula="of:=COM.MICROSOFT.CONCAT([.C26]; &quot;@gmail.com&quot;)" office:value-type="string" office:string-value="baby.doris@gmail.com" calcext:value-type="string">
            <text:p>baby.doris@gmail.com</text:p>
          </table:table-cell>
        </table:table-row>
        <table:table-row table:style-name="ro1">
          <table:table-cell office:value-type="string" calcext:value-type="string">
            <text:p>Bambi Guerra</text:p>
          </table:table-cell>
          <table:table-cell table:formula="of:=TRIM(LOWER([.A27]))" office:value-type="string" office:string-value="bambi guerra" calcext:value-type="string">
            <text:p>bambi guerra</text:p>
          </table:table-cell>
          <table:table-cell table:formula="of:=SUBSTITUTE([.B27];&quot; &quot;;&quot;.&quot;)" office:value-type="string" office:string-value="bambi.guerra" calcext:value-type="string">
            <text:p>bambi.guerra</text:p>
          </table:table-cell>
          <table:table-cell table:formula="of:=COM.MICROSOFT.CONCAT([.C27]; &quot;@gmail.com&quot;)" office:value-type="string" office:string-value="bambi.guerra@gmail.com" calcext:value-type="string">
            <text:p>bambi.guerra@gmail.com</text:p>
          </table:table-cell>
        </table:table-row>
        <table:table-row table:style-name="ro1">
          <table:table-cell office:value-type="string" calcext:value-type="string">
            <text:p>Barbie Baraquel Luzon</text:p>
          </table:table-cell>
          <table:table-cell table:formula="of:=TRIM(LOWER([.A28]))" office:value-type="string" office:string-value="barbie baraquel luzon" calcext:value-type="string">
            <text:p>barbie baraquel luzon</text:p>
          </table:table-cell>
          <table:table-cell table:formula="of:=SUBSTITUTE([.B28];&quot; &quot;;&quot;.&quot;)" office:value-type="string" office:string-value="barbie.baraquel.luzon" calcext:value-type="string">
            <text:p>barbie.baraquel.luzon</text:p>
          </table:table-cell>
          <table:table-cell table:formula="of:=COM.MICROSOFT.CONCAT([.C28]; &quot;@gmail.com&quot;)" office:value-type="string" office:string-value="barbie.baraquel.luzon@gmail.com" calcext:value-type="string">
            <text:p>barbie.baraquel.luzon@gmail.com</text:p>
          </table:table-cell>
        </table:table-row>
        <table:table-row table:style-name="ro1">
          <table:table-cell office:value-type="string" calcext:value-type="string">
            <text:p>Bavelyn Obrador Alcober</text:p>
          </table:table-cell>
          <table:table-cell table:formula="of:=TRIM(LOWER([.A29]))" office:value-type="string" office:string-value="bavelyn obrador alcober" calcext:value-type="string">
            <text:p>bavelyn obrador alcober</text:p>
          </table:table-cell>
          <table:table-cell table:formula="of:=SUBSTITUTE([.B29];&quot; &quot;;&quot;.&quot;)" office:value-type="string" office:string-value="bavelyn.obrador.alcober" calcext:value-type="string">
            <text:p>bavelyn.obrador.alcober</text:p>
          </table:table-cell>
          <table:table-cell table:formula="of:=COM.MICROSOFT.CONCAT([.C29]; &quot;@gmail.com&quot;)" office:value-type="string" office:string-value="bavelyn.obrador.alcober@gmail.com" calcext:value-type="string">
            <text:p>bavelyn.obrador.alcober@gmail.com</text:p>
          </table:table-cell>
        </table:table-row>
        <table:table-row table:style-name="ro1">
          <table:table-cell office:value-type="string" calcext:value-type="string">
            <text:p>Behildis Domingo Olarte</text:p>
          </table:table-cell>
          <table:table-cell table:formula="of:=TRIM(LOWER([.A30]))" office:value-type="string" office:string-value="behildis domingo olarte" calcext:value-type="string">
            <text:p>behildis domingo olarte</text:p>
          </table:table-cell>
          <table:table-cell table:formula="of:=SUBSTITUTE([.B30];&quot; &quot;;&quot;.&quot;)" office:value-type="string" office:string-value="behildis.domingo.olarte" calcext:value-type="string">
            <text:p>behildis.domingo.olarte</text:p>
          </table:table-cell>
          <table:table-cell table:formula="of:=COM.MICROSOFT.CONCAT([.C30]; &quot;@gmail.com&quot;)" office:value-type="string" office:string-value="behildis.domingo.olarte@gmail.com" calcext:value-type="string">
            <text:p>behildis.domingo.olarte@gmail.com</text:p>
          </table:table-cell>
        </table:table-row>
        <table:table-row table:style-name="ro1">
          <table:table-cell office:value-type="string" calcext:value-type="string">
            <text:p>Bembot Cortuna Anueblav</text:p>
          </table:table-cell>
          <table:table-cell table:formula="of:=TRIM(LOWER([.A31]))" office:value-type="string" office:string-value="bembot cortuna anueblav" calcext:value-type="string">
            <text:p>bembot cortuna anueblav</text:p>
          </table:table-cell>
          <table:table-cell table:formula="of:=SUBSTITUTE([.B31];&quot; &quot;;&quot;.&quot;)" office:value-type="string" office:string-value="bembot.cortuna.anueblav" calcext:value-type="string">
            <text:p>bembot.cortuna.anueblav</text:p>
          </table:table-cell>
          <table:table-cell table:formula="of:=COM.MICROSOFT.CONCAT([.C31]; &quot;@gmail.com&quot;)" office:value-type="string" office:string-value="bembot.cortuna.anueblav@gmail.com" calcext:value-type="string">
            <text:p>bembot.cortuna.anueblav@gmail.com</text:p>
          </table:table-cell>
        </table:table-row>
        <table:table-row table:style-name="ro1">
          <table:table-cell office:value-type="string" calcext:value-type="string">
            <text:p>Beverly Quilop</text:p>
          </table:table-cell>
          <table:table-cell table:formula="of:=TRIM(LOWER([.A32]))" office:value-type="string" office:string-value="beverly quilop" calcext:value-type="string">
            <text:p>beverly quilop</text:p>
          </table:table-cell>
          <table:table-cell table:formula="of:=SUBSTITUTE([.B32];&quot; &quot;;&quot;.&quot;)" office:value-type="string" office:string-value="beverly.quilop" calcext:value-type="string">
            <text:p>beverly.quilop</text:p>
          </table:table-cell>
          <table:table-cell table:formula="of:=COM.MICROSOFT.CONCAT([.C32]; &quot;@gmail.com&quot;)" office:value-type="string" office:string-value="beverly.quilop@gmail.com" calcext:value-type="string">
            <text:p>beverly.quilop@gmail.com</text:p>
          </table:table-cell>
        </table:table-row>
        <table:table-row table:style-name="ro1">
          <table:table-cell office:value-type="string" calcext:value-type="string">
            <text:p>Bhaby Concepcion</text:p>
          </table:table-cell>
          <table:table-cell table:formula="of:=TRIM(LOWER([.A33]))" office:value-type="string" office:string-value="bhaby concepcion" calcext:value-type="string">
            <text:p>bhaby concepcion</text:p>
          </table:table-cell>
          <table:table-cell table:formula="of:=SUBSTITUTE([.B33];&quot; &quot;;&quot;.&quot;)" office:value-type="string" office:string-value="bhaby.concepcion" calcext:value-type="string">
            <text:p>bhaby.concepcion</text:p>
          </table:table-cell>
          <table:table-cell table:formula="of:=COM.MICROSOFT.CONCAT([.C33]; &quot;@gmail.com&quot;)" office:value-type="string" office:string-value="bhaby.concepcion@gmail.com" calcext:value-type="string">
            <text:p>bhaby.concepcion@gmail.com</text:p>
          </table:table-cell>
        </table:table-row>
        <table:table-row table:style-name="ro1">
          <table:table-cell office:value-type="string" calcext:value-type="string">
            <text:p>Blandie Baraquel</text:p>
          </table:table-cell>
          <table:table-cell table:formula="of:=TRIM(LOWER([.A34]))" office:value-type="string" office:string-value="blandie baraquel" calcext:value-type="string">
            <text:p>blandie baraquel</text:p>
          </table:table-cell>
          <table:table-cell table:formula="of:=SUBSTITUTE([.B34];&quot; &quot;;&quot;.&quot;)" office:value-type="string" office:string-value="blandie.baraquel" calcext:value-type="string">
            <text:p>blandie.baraquel</text:p>
          </table:table-cell>
          <table:table-cell table:formula="of:=COM.MICROSOFT.CONCAT([.C34]; &quot;@gmail.com&quot;)" office:value-type="string" office:string-value="blandie.baraquel@gmail.com" calcext:value-type="string">
            <text:p>blandie.baraquel@gmail.com</text:p>
          </table:table-cell>
        </table:table-row>
        <table:table-row table:style-name="ro1">
          <table:table-cell office:value-type="string" calcext:value-type="string">
            <text:p>Blecilda Custodio</text:p>
          </table:table-cell>
          <table:table-cell table:formula="of:=TRIM(LOWER([.A35]))" office:value-type="string" office:string-value="blecilda custodio" calcext:value-type="string">
            <text:p>blecilda custodio</text:p>
          </table:table-cell>
          <table:table-cell table:formula="of:=SUBSTITUTE([.B35];&quot; &quot;;&quot;.&quot;)" office:value-type="string" office:string-value="blecilda.custodio" calcext:value-type="string">
            <text:p>blecilda.custodio</text:p>
          </table:table-cell>
          <table:table-cell table:formula="of:=COM.MICROSOFT.CONCAT([.C35]; &quot;@gmail.com&quot;)" office:value-type="string" office:string-value="blecilda.custodio@gmail.com" calcext:value-type="string">
            <text:p>blecilda.custodio@gmail.com</text:p>
          </table:table-cell>
        </table:table-row>
        <table:table-row table:style-name="ro1">
          <table:table-cell office:value-type="string" calcext:value-type="string">
            <text:p>Blends Ladao Vidal</text:p>
          </table:table-cell>
          <table:table-cell table:formula="of:=TRIM(LOWER([.A36]))" office:value-type="string" office:string-value="blends ladao vidal" calcext:value-type="string">
            <text:p>blends ladao vidal</text:p>
          </table:table-cell>
          <table:table-cell table:formula="of:=SUBSTITUTE([.B36];&quot; &quot;;&quot;.&quot;)" office:value-type="string" office:string-value="blends.ladao.vidal" calcext:value-type="string">
            <text:p>blends.ladao.vidal</text:p>
          </table:table-cell>
          <table:table-cell table:formula="of:=COM.MICROSOFT.CONCAT([.C36]; &quot;@gmail.com&quot;)" office:value-type="string" office:string-value="blends.ladao.vidal@gmail.com" calcext:value-type="string">
            <text:p>blends.ladao.vidal@gmail.com</text:p>
          </table:table-cell>
        </table:table-row>
        <table:table-row table:style-name="ro1">
          <table:table-cell office:value-type="string" calcext:value-type="string">
            <text:p>Bobette Odalag</text:p>
          </table:table-cell>
          <table:table-cell table:formula="of:=TRIM(LOWER([.A37]))" office:value-type="string" office:string-value="bobette odalag" calcext:value-type="string">
            <text:p>bobette odalag</text:p>
          </table:table-cell>
          <table:table-cell table:formula="of:=SUBSTITUTE([.B37];&quot; &quot;;&quot;.&quot;)" office:value-type="string" office:string-value="bobette.odalag" calcext:value-type="string">
            <text:p>bobette.odalag</text:p>
          </table:table-cell>
          <table:table-cell table:formula="of:=COM.MICROSOFT.CONCAT([.C37]; &quot;@gmail.com&quot;)" office:value-type="string" office:string-value="bobette.odalag@gmail.com" calcext:value-type="string">
            <text:p>bobette.odalag@gmail.com</text:p>
          </table:table-cell>
        </table:table-row>
        <table:table-row table:style-name="ro1">
          <table:table-cell office:value-type="string" calcext:value-type="string">
            <text:p>Brenda Maderazo</text:p>
          </table:table-cell>
          <table:table-cell table:formula="of:=TRIM(LOWER([.A38]))" office:value-type="string" office:string-value="brenda maderazo" calcext:value-type="string">
            <text:p>brenda maderazo</text:p>
          </table:table-cell>
          <table:table-cell table:formula="of:=SUBSTITUTE([.B38];&quot; &quot;;&quot;.&quot;)" office:value-type="string" office:string-value="brenda.maderazo" calcext:value-type="string">
            <text:p>brenda.maderazo</text:p>
          </table:table-cell>
          <table:table-cell table:formula="of:=COM.MICROSOFT.CONCAT([.C38]; &quot;@gmail.com&quot;)" office:value-type="string" office:string-value="brenda.maderazo@gmail.com" calcext:value-type="string">
            <text:p>brenda.maderazo@gmail.com</text:p>
          </table:table-cell>
        </table:table-row>
        <table:table-row table:style-name="ro1">
          <table:table-cell office:value-type="string" calcext:value-type="string">
            <text:p>Cacai Bunag Reyes</text:p>
          </table:table-cell>
          <table:table-cell table:formula="of:=TRIM(LOWER([.A39]))" office:value-type="string" office:string-value="cacai bunag reyes" calcext:value-type="string">
            <text:p>cacai bunag reyes</text:p>
          </table:table-cell>
          <table:table-cell table:formula="of:=SUBSTITUTE([.B39];&quot; &quot;;&quot;.&quot;)" office:value-type="string" office:string-value="cacai.bunag.reyes" calcext:value-type="string">
            <text:p>cacai.bunag.reyes</text:p>
          </table:table-cell>
          <table:table-cell table:formula="of:=COM.MICROSOFT.CONCAT([.C39]; &quot;@gmail.com&quot;)" office:value-type="string" office:string-value="cacai.bunag.reyes@gmail.com" calcext:value-type="string">
            <text:p>cacai.bunag.reyes@gmail.com</text:p>
          </table:table-cell>
        </table:table-row>
        <table:table-row table:style-name="ro1">
          <table:table-cell office:value-type="string" calcext:value-type="string">
            <text:p>Cacai Bunag Reyes</text:p>
          </table:table-cell>
          <table:table-cell table:formula="of:=TRIM(LOWER([.A40]))" office:value-type="string" office:string-value="cacai bunag reyes" calcext:value-type="string">
            <text:p>cacai bunag reyes</text:p>
          </table:table-cell>
          <table:table-cell table:formula="of:=SUBSTITUTE([.B40];&quot; &quot;;&quot;.&quot;)" office:value-type="string" office:string-value="cacai.bunag.reyes" calcext:value-type="string">
            <text:p>cacai.bunag.reyes</text:p>
          </table:table-cell>
          <table:table-cell table:formula="of:=COM.MICROSOFT.CONCAT([.C40]; &quot;@gmail.com&quot;)" office:value-type="string" office:string-value="cacai.bunag.reyes@gmail.com" calcext:value-type="string">
            <text:p>cacai.bunag.reyes@gmail.com</text:p>
          </table:table-cell>
        </table:table-row>
        <table:table-row table:style-name="ro1">
          <table:table-cell office:value-type="string" calcext:value-type="string">
            <text:p>Cajayon NG</text:p>
          </table:table-cell>
          <table:table-cell table:formula="of:=TRIM(LOWER([.A41]))" office:value-type="string" office:string-value="cajayon ng" calcext:value-type="string">
            <text:p>cajayon ng</text:p>
          </table:table-cell>
          <table:table-cell table:formula="of:=SUBSTITUTE([.B41];&quot; &quot;;&quot;.&quot;)" office:value-type="string" office:string-value="cajayon.ng" calcext:value-type="string">
            <text:p>cajayon.ng</text:p>
          </table:table-cell>
          <table:table-cell table:formula="of:=COM.MICROSOFT.CONCAT([.C41]; &quot;@gmail.com&quot;)" office:value-type="string" office:string-value="cajayon.ng@gmail.com" calcext:value-type="string">
            <text:p>cajayon.ng@gmail.com</text:p>
          </table:table-cell>
        </table:table-row>
        <table:table-row table:style-name="ro1">
          <table:table-cell office:value-type="string" calcext:value-type="string">
            <text:p>Catalina Abrigante</text:p>
          </table:table-cell>
          <table:table-cell table:formula="of:=TRIM(LOWER([.A42]))" office:value-type="string" office:string-value="catalina abrigante" calcext:value-type="string">
            <text:p>catalina abrigante</text:p>
          </table:table-cell>
          <table:table-cell table:formula="of:=SUBSTITUTE([.B42];&quot; &quot;;&quot;.&quot;)" office:value-type="string" office:string-value="catalina.abrigante" calcext:value-type="string">
            <text:p>catalina.abrigante</text:p>
          </table:table-cell>
          <table:table-cell table:formula="of:=COM.MICROSOFT.CONCAT([.C42]; &quot;@gmail.com&quot;)" office:value-type="string" office:string-value="catalina.abrigante@gmail.com" calcext:value-type="string">
            <text:p>catalina.abrigante@gmail.com</text:p>
          </table:table-cell>
        </table:table-row>
        <table:table-row table:style-name="ro1">
          <table:table-cell office:value-type="string" calcext:value-type="string">
            <text:p>Cecilia Zaparita</text:p>
          </table:table-cell>
          <table:table-cell table:formula="of:=TRIM(LOWER([.A43]))" office:value-type="string" office:string-value="cecilia zaparita" calcext:value-type="string">
            <text:p>cecilia zaparita</text:p>
          </table:table-cell>
          <table:table-cell table:formula="of:=SUBSTITUTE([.B43];&quot; &quot;;&quot;.&quot;)" office:value-type="string" office:string-value="cecilia.zaparita" calcext:value-type="string">
            <text:p>cecilia.zaparita</text:p>
          </table:table-cell>
          <table:table-cell table:formula="of:=COM.MICROSOFT.CONCAT([.C43]; &quot;@gmail.com&quot;)" office:value-type="string" office:string-value="cecilia.zaparita@gmail.com" calcext:value-type="string">
            <text:p>cecilia.zaparita@gmail.com</text:p>
          </table:table-cell>
        </table:table-row>
        <table:table-row table:style-name="ro1">
          <table:table-cell office:value-type="string" calcext:value-type="string">
            <text:p>Cecille DA</text:p>
          </table:table-cell>
          <table:table-cell table:formula="of:=TRIM(LOWER([.A44]))" office:value-type="string" office:string-value="cecille da" calcext:value-type="string">
            <text:p>cecille da</text:p>
          </table:table-cell>
          <table:table-cell table:formula="of:=SUBSTITUTE([.B44];&quot; &quot;;&quot;.&quot;)" office:value-type="string" office:string-value="cecille.da" calcext:value-type="string">
            <text:p>cecille.da</text:p>
          </table:table-cell>
          <table:table-cell table:formula="of:=COM.MICROSOFT.CONCAT([.C44]; &quot;@gmail.com&quot;)" office:value-type="string" office:string-value="cecille.da@gmail.com" calcext:value-type="string">
            <text:p>cecille.da@gmail.com</text:p>
          </table:table-cell>
        </table:table-row>
        <table:table-row table:style-name="ro1">
          <table:table-cell office:value-type="string" calcext:value-type="string">
            <text:p>Cecille Manguera</text:p>
          </table:table-cell>
          <table:table-cell table:formula="of:=TRIM(LOWER([.A45]))" office:value-type="string" office:string-value="cecille manguera" calcext:value-type="string">
            <text:p>cecille manguera</text:p>
          </table:table-cell>
          <table:table-cell table:formula="of:=SUBSTITUTE([.B45];&quot; &quot;;&quot;.&quot;)" office:value-type="string" office:string-value="cecille.manguera" calcext:value-type="string">
            <text:p>cecille.manguera</text:p>
          </table:table-cell>
          <table:table-cell table:formula="of:=COM.MICROSOFT.CONCAT([.C45]; &quot;@gmail.com&quot;)" office:value-type="string" office:string-value="cecille.manguera@gmail.com" calcext:value-type="string">
            <text:p>cecille.manguera@gmail.com</text:p>
          </table:table-cell>
        </table:table-row>
        <table:table-row table:style-name="ro1">
          <table:table-cell office:value-type="string" calcext:value-type="string">
            <text:p>Cell Panganiban Del Rosario</text:p>
          </table:table-cell>
          <table:table-cell table:formula="of:=TRIM(LOWER([.A46]))" office:value-type="string" office:string-value="cell panganiban del rosario" calcext:value-type="string">
            <text:p>cell panganiban del rosario</text:p>
          </table:table-cell>
          <table:table-cell table:formula="of:=SUBSTITUTE([.B46];&quot; &quot;;&quot;.&quot;)" office:value-type="string" office:string-value="cell.panganiban.del.rosario" calcext:value-type="string">
            <text:p>cell.panganiban.del.rosario</text:p>
          </table:table-cell>
          <table:table-cell table:formula="of:=COM.MICROSOFT.CONCAT([.C46]; &quot;@gmail.com&quot;)" office:value-type="string" office:string-value="cell.panganiban.del.rosario@gmail.com" calcext:value-type="string">
            <text:p>cell.panganiban.del.rosario@gmail.com</text:p>
          </table:table-cell>
        </table:table-row>
        <table:table-row table:style-name="ro1">
          <table:table-cell office:value-type="string" calcext:value-type="string">
            <text:p>Charlene Sanvictores-Soluren</text:p>
          </table:table-cell>
          <table:table-cell table:formula="of:=TRIM(LOWER([.A47]))" office:value-type="string" office:string-value="charlene sanvictores-soluren" calcext:value-type="string">
            <text:p>charlene sanvictores-soluren</text:p>
          </table:table-cell>
          <table:table-cell table:formula="of:=SUBSTITUTE([.B47];&quot; &quot;;&quot;.&quot;)" office:value-type="string" office:string-value="charlene.sanvictores-soluren" calcext:value-type="string">
            <text:p>charlene.sanvictores-soluren</text:p>
          </table:table-cell>
          <table:table-cell table:formula="of:=COM.MICROSOFT.CONCAT([.C47]; &quot;@gmail.com&quot;)" office:value-type="string" office:string-value="charlene.sanvictores-soluren@gmail.com" calcext:value-type="string">
            <text:p>charlene.sanvictores-soluren@gmail.com</text:p>
          </table:table-cell>
        </table:table-row>
        <table:table-row table:style-name="ro1">
          <table:table-cell office:value-type="string" calcext:value-type="string">
            <text:p>Chary Ann</text:p>
          </table:table-cell>
          <table:table-cell table:formula="of:=TRIM(LOWER([.A48]))" office:value-type="string" office:string-value="chary ann" calcext:value-type="string">
            <text:p>chary ann</text:p>
          </table:table-cell>
          <table:table-cell table:formula="of:=SUBSTITUTE([.B48];&quot; &quot;;&quot;.&quot;)" office:value-type="string" office:string-value="chary.ann" calcext:value-type="string">
            <text:p>chary.ann</text:p>
          </table:table-cell>
          <table:table-cell table:formula="of:=COM.MICROSOFT.CONCAT([.C48]; &quot;@gmail.com&quot;)" office:value-type="string" office:string-value="chary.ann@gmail.com" calcext:value-type="string">
            <text:p>chary.ann@gmail.com</text:p>
          </table:table-cell>
        </table:table-row>
        <table:table-row table:style-name="ro1">
          <table:table-cell office:value-type="string" calcext:value-type="string">
            <text:p>Chell Mislang</text:p>
          </table:table-cell>
          <table:table-cell table:formula="of:=TRIM(LOWER([.A49]))" office:value-type="string" office:string-value="chell mislang" calcext:value-type="string">
            <text:p>chell mislang</text:p>
          </table:table-cell>
          <table:table-cell table:formula="of:=SUBSTITUTE([.B49];&quot; &quot;;&quot;.&quot;)" office:value-type="string" office:string-value="chell.mislang" calcext:value-type="string">
            <text:p>chell.mislang</text:p>
          </table:table-cell>
          <table:table-cell table:formula="of:=COM.MICROSOFT.CONCAT([.C49]; &quot;@gmail.com&quot;)" office:value-type="string" office:string-value="chell.mislang@gmail.com" calcext:value-type="string">
            <text:p>chell.mislang@gmail.com</text:p>
          </table:table-cell>
        </table:table-row>
        <table:table-row table:style-name="ro1">
          <table:table-cell office:value-type="string" calcext:value-type="string">
            <text:p>Cherry Ann Salvio</text:p>
          </table:table-cell>
          <table:table-cell table:formula="of:=TRIM(LOWER([.A50]))" office:value-type="string" office:string-value="cherry ann salvio" calcext:value-type="string">
            <text:p>cherry ann salvio</text:p>
          </table:table-cell>
          <table:table-cell table:formula="of:=SUBSTITUTE([.B50];&quot; &quot;;&quot;.&quot;)" office:value-type="string" office:string-value="cherry.ann.salvio" calcext:value-type="string">
            <text:p>cherry.ann.salvio</text:p>
          </table:table-cell>
          <table:table-cell table:formula="of:=COM.MICROSOFT.CONCAT([.C50]; &quot;@gmail.com&quot;)" office:value-type="string" office:string-value="cherry.ann.salvio@gmail.com" calcext:value-type="string">
            <text:p>cherry.ann.salvio@gmail.com</text:p>
          </table:table-cell>
        </table:table-row>
        <table:table-row table:style-name="ro1">
          <table:table-cell office:value-type="string" calcext:value-type="string">
            <text:p>Cherry Ollano Natividad</text:p>
          </table:table-cell>
          <table:table-cell table:formula="of:=TRIM(LOWER([.A51]))" office:value-type="string" office:string-value="cherry ollano natividad" calcext:value-type="string">
            <text:p>cherry ollano natividad</text:p>
          </table:table-cell>
          <table:table-cell table:formula="of:=SUBSTITUTE([.B51];&quot; &quot;;&quot;.&quot;)" office:value-type="string" office:string-value="cherry.ollano.natividad" calcext:value-type="string">
            <text:p>cherry.ollano.natividad</text:p>
          </table:table-cell>
          <table:table-cell table:formula="of:=COM.MICROSOFT.CONCAT([.C51]; &quot;@gmail.com&quot;)" office:value-type="string" office:string-value="cherry.ollano.natividad@gmail.com" calcext:value-type="string">
            <text:p>cherry.ollano.natividad@gmail.com</text:p>
          </table:table-cell>
        </table:table-row>
        <table:table-row table:style-name="ro1">
          <table:table-cell office:value-type="string" calcext:value-type="string">
            <text:p>Cherry Villaflores</text:p>
          </table:table-cell>
          <table:table-cell table:formula="of:=TRIM(LOWER([.A52]))" office:value-type="string" office:string-value="cherry villaflores" calcext:value-type="string">
            <text:p>cherry villaflores</text:p>
          </table:table-cell>
          <table:table-cell table:formula="of:=SUBSTITUTE([.B52];&quot; &quot;;&quot;.&quot;)" office:value-type="string" office:string-value="cherry.villaflores" calcext:value-type="string">
            <text:p>cherry.villaflores</text:p>
          </table:table-cell>
          <table:table-cell table:formula="of:=COM.MICROSOFT.CONCAT([.C52]; &quot;@gmail.com&quot;)" office:value-type="string" office:string-value="cherry.villaflores@gmail.com" calcext:value-type="string">
            <text:p>cherry.villaflores@gmail.com</text:p>
          </table:table-cell>
        </table:table-row>
        <table:table-row table:style-name="ro1">
          <table:table-cell office:value-type="string" calcext:value-type="string">
            <text:p>Chiqui Ann Banal Magat</text:p>
          </table:table-cell>
          <table:table-cell table:formula="of:=TRIM(LOWER([.A53]))" office:value-type="string" office:string-value="chiqui ann banal magat" calcext:value-type="string">
            <text:p>chiqui ann banal magat</text:p>
          </table:table-cell>
          <table:table-cell table:formula="of:=SUBSTITUTE([.B53];&quot; &quot;;&quot;.&quot;)" office:value-type="string" office:string-value="chiqui.ann.banal.magat" calcext:value-type="string">
            <text:p>chiqui.ann.banal.magat</text:p>
          </table:table-cell>
          <table:table-cell table:formula="of:=COM.MICROSOFT.CONCAT([.C53]; &quot;@gmail.com&quot;)" office:value-type="string" office:string-value="chiqui.ann.banal.magat@gmail.com" calcext:value-type="string">
            <text:p>chiqui.ann.banal.magat@gmail.com</text:p>
          </table:table-cell>
        </table:table-row>
        <table:table-row table:style-name="ro1">
          <table:table-cell office:value-type="string" calcext:value-type="string">
            <text:p>Chrisler Gonzales Olarte</text:p>
          </table:table-cell>
          <table:table-cell table:formula="of:=TRIM(LOWER([.A54]))" office:value-type="string" office:string-value="chrisler gonzales olarte" calcext:value-type="string">
            <text:p>chrisler gonzales olarte</text:p>
          </table:table-cell>
          <table:table-cell table:formula="of:=SUBSTITUTE([.B54];&quot; &quot;;&quot;.&quot;)" office:value-type="string" office:string-value="chrisler.gonzales.olarte" calcext:value-type="string">
            <text:p>chrisler.gonzales.olarte</text:p>
          </table:table-cell>
          <table:table-cell table:formula="of:=COM.MICROSOFT.CONCAT([.C54]; &quot;@gmail.com&quot;)" office:value-type="string" office:string-value="chrisler.gonzales.olarte@gmail.com" calcext:value-type="string">
            <text:p>chrisler.gonzales.olarte@gmail.com</text:p>
          </table:table-cell>
        </table:table-row>
        <table:table-row table:style-name="ro1">
          <table:table-cell office:value-type="string" calcext:value-type="string">
            <text:p>Cia Lu</text:p>
          </table:table-cell>
          <table:table-cell table:formula="of:=TRIM(LOWER([.A55]))" office:value-type="string" office:string-value="cia lu" calcext:value-type="string">
            <text:p>cia lu</text:p>
          </table:table-cell>
          <table:table-cell table:formula="of:=SUBSTITUTE([.B55];&quot; &quot;;&quot;.&quot;)" office:value-type="string" office:string-value="cia.lu" calcext:value-type="string">
            <text:p>cia.lu</text:p>
          </table:table-cell>
          <table:table-cell table:formula="of:=COM.MICROSOFT.CONCAT([.C55]; &quot;@gmail.com&quot;)" office:value-type="string" office:string-value="cia.lu@gmail.com" calcext:value-type="string">
            <text:p>cia.lu@gmail.com</text:p>
          </table:table-cell>
        </table:table-row>
        <table:table-row table:style-name="ro1">
          <table:table-cell office:value-type="string" calcext:value-type="string">
            <text:p>Cindy Tajonera</text:p>
          </table:table-cell>
          <table:table-cell table:formula="of:=TRIM(LOWER([.A56]))" office:value-type="string" office:string-value="cindy tajonera" calcext:value-type="string">
            <text:p>cindy tajonera</text:p>
          </table:table-cell>
          <table:table-cell table:formula="of:=SUBSTITUTE([.B56];&quot; &quot;;&quot;.&quot;)" office:value-type="string" office:string-value="cindy.tajonera" calcext:value-type="string">
            <text:p>cindy.tajonera</text:p>
          </table:table-cell>
          <table:table-cell table:formula="of:=COM.MICROSOFT.CONCAT([.C56]; &quot;@gmail.com&quot;)" office:value-type="string" office:string-value="cindy.tajonera@gmail.com" calcext:value-type="string">
            <text:p>cindy.tajonera@gmail.com</text:p>
          </table:table-cell>
        </table:table-row>
        <table:table-row table:style-name="ro1">
          <table:table-cell office:value-type="string" calcext:value-type="string">
            <text:p>Clarisse MC</text:p>
          </table:table-cell>
          <table:table-cell table:formula="of:=TRIM(LOWER([.A57]))" office:value-type="string" office:string-value="clarisse mc" calcext:value-type="string">
            <text:p>clarisse mc</text:p>
          </table:table-cell>
          <table:table-cell table:formula="of:=SUBSTITUTE([.B57];&quot; &quot;;&quot;.&quot;)" office:value-type="string" office:string-value="clarisse.mc" calcext:value-type="string">
            <text:p>clarisse.mc</text:p>
          </table:table-cell>
          <table:table-cell table:formula="of:=COM.MICROSOFT.CONCAT([.C57]; &quot;@gmail.com&quot;)" office:value-type="string" office:string-value="clarisse.mc@gmail.com" calcext:value-type="string">
            <text:p>clarisse.mc@gmail.com</text:p>
          </table:table-cell>
        </table:table-row>
        <table:table-row table:style-name="ro1">
          <table:table-cell office:value-type="string" calcext:value-type="string">
            <text:p>Cleng Esclanda Llandelar</text:p>
          </table:table-cell>
          <table:table-cell table:formula="of:=TRIM(LOWER([.A58]))" office:value-type="string" office:string-value="cleng esclanda llandelar" calcext:value-type="string">
            <text:p>cleng esclanda llandelar</text:p>
          </table:table-cell>
          <table:table-cell table:formula="of:=SUBSTITUTE([.B58];&quot; &quot;;&quot;.&quot;)" office:value-type="string" office:string-value="cleng.esclanda.llandelar" calcext:value-type="string">
            <text:p>cleng.esclanda.llandelar</text:p>
          </table:table-cell>
          <table:table-cell table:formula="of:=COM.MICROSOFT.CONCAT([.C58]; &quot;@gmail.com&quot;)" office:value-type="string" office:string-value="cleng.esclanda.llandelar@gmail.com" calcext:value-type="string">
            <text:p>cleng.esclanda.llandelar@gmail.com</text:p>
          </table:table-cell>
        </table:table-row>
        <table:table-row table:style-name="ro2">
          <table:table-cell office:value-type="string" calcext:value-type="string">
            <text:p>Connie Natividad Mulingbayan-Arteza</text:p>
          </table:table-cell>
          <table:table-cell table:formula="of:=TRIM(LOWER([.A59]))" office:value-type="string" office:string-value="connie natividad mulingbayan-arteza" calcext:value-type="string">
            <text:p>connie natividad mulingbayan-arteza</text:p>
          </table:table-cell>
          <table:table-cell table:formula="of:=SUBSTITUTE([.B59];&quot; &quot;;&quot;.&quot;)" office:value-type="string" office:string-value="connie.natividad.mulingbayan-arteza" calcext:value-type="string">
            <text:p>connie.natividad.mulingbayan-arteza</text:p>
          </table:table-cell>
          <table:table-cell table:formula="of:=COM.MICROSOFT.CONCAT([.C59]; &quot;@gmail.com&quot;)" office:value-type="string" office:string-value="connie.natividad.mulingbayan-arteza@gmail.com" calcext:value-type="string">
            <text:p>connie.natividad.mulingbayan-arteza@gmail.com</text:p>
          </table:table-cell>
        </table:table-row>
        <table:table-row table:style-name="ro1">
          <table:table-cell office:value-type="string" calcext:value-type="string">
            <text:p>Consolacion Salvio</text:p>
          </table:table-cell>
          <table:table-cell table:formula="of:=TRIM(LOWER([.A60]))" office:value-type="string" office:string-value="consolacion salvio" calcext:value-type="string">
            <text:p>consolacion salvio</text:p>
          </table:table-cell>
          <table:table-cell table:formula="of:=SUBSTITUTE([.B60];&quot; &quot;;&quot;.&quot;)" office:value-type="string" office:string-value="consolacion.salvio" calcext:value-type="string">
            <text:p>consolacion.salvio</text:p>
          </table:table-cell>
          <table:table-cell table:formula="of:=COM.MICROSOFT.CONCAT([.C60]; &quot;@gmail.com&quot;)" office:value-type="string" office:string-value="consolacion.salvio@gmail.com" calcext:value-type="string">
            <text:p>consolacion.salvio@gmail.com</text:p>
          </table:table-cell>
        </table:table-row>
        <table:table-row table:style-name="ro1">
          <table:table-cell office:value-type="string" calcext:value-type="string">
            <text:p>Consolacion Salvio</text:p>
          </table:table-cell>
          <table:table-cell table:formula="of:=TRIM(LOWER([.A61]))" office:value-type="string" office:string-value="consolacion salvio" calcext:value-type="string">
            <text:p>consolacion salvio</text:p>
          </table:table-cell>
          <table:table-cell table:formula="of:=SUBSTITUTE([.B61];&quot; &quot;;&quot;.&quot;)" office:value-type="string" office:string-value="consolacion.salvio" calcext:value-type="string">
            <text:p>consolacion.salvio</text:p>
          </table:table-cell>
          <table:table-cell table:formula="of:=COM.MICROSOFT.CONCAT([.C61]; &quot;@gmail.com&quot;)" office:value-type="string" office:string-value="consolacion.salvio@gmail.com" calcext:value-type="string">
            <text:p>consolacion.salvio@gmail.com</text:p>
          </table:table-cell>
        </table:table-row>
        <table:table-row table:style-name="ro1">
          <table:table-cell office:value-type="string" calcext:value-type="string">
            <text:p>Criselda Regis Ladaga</text:p>
          </table:table-cell>
          <table:table-cell table:formula="of:=TRIM(LOWER([.A62]))" office:value-type="string" office:string-value="criselda regis ladaga" calcext:value-type="string">
            <text:p>criselda regis ladaga</text:p>
          </table:table-cell>
          <table:table-cell table:formula="of:=SUBSTITUTE([.B62];&quot; &quot;;&quot;.&quot;)" office:value-type="string" office:string-value="criselda.regis.ladaga" calcext:value-type="string">
            <text:p>criselda.regis.ladaga</text:p>
          </table:table-cell>
          <table:table-cell table:formula="of:=COM.MICROSOFT.CONCAT([.C62]; &quot;@gmail.com&quot;)" office:value-type="string" office:string-value="criselda.regis.ladaga@gmail.com" calcext:value-type="string">
            <text:p>criselda.regis.ladaga@gmail.com</text:p>
          </table:table-cell>
        </table:table-row>
        <table:table-row table:style-name="ro1">
          <table:table-cell office:value-type="string" calcext:value-type="string">
            <text:p>Crishella E. Coden</text:p>
          </table:table-cell>
          <table:table-cell table:formula="of:=TRIM(LOWER([.A63]))" office:value-type="string" office:string-value="crishella e. coden" calcext:value-type="string">
            <text:p>crishella e. coden</text:p>
          </table:table-cell>
          <table:table-cell table:formula="of:=SUBSTITUTE([.B63];&quot; &quot;;&quot;.&quot;)" office:value-type="string" office:string-value="crishella.e..coden" calcext:value-type="string">
            <text:p>crishella.e..coden</text:p>
          </table:table-cell>
          <table:table-cell table:formula="of:=COM.MICROSOFT.CONCAT([.C63]; &quot;@gmail.com&quot;)" office:value-type="string" office:string-value="crishella.e..coden@gmail.com" calcext:value-type="string">
            <text:p>crishella.e..coden@gmail.com</text:p>
          </table:table-cell>
        </table:table-row>
        <table:table-row table:style-name="ro1">
          <table:table-cell office:value-type="string" calcext:value-type="string">
            <text:p>Cristina Yang Delima</text:p>
          </table:table-cell>
          <table:table-cell table:formula="of:=TRIM(LOWER([.A64]))" office:value-type="string" office:string-value="cristina yang delima" calcext:value-type="string">
            <text:p>cristina yang delima</text:p>
          </table:table-cell>
          <table:table-cell table:formula="of:=SUBSTITUTE([.B64];&quot; &quot;;&quot;.&quot;)" office:value-type="string" office:string-value="cristina.yang.delima" calcext:value-type="string">
            <text:p>cristina.yang.delima</text:p>
          </table:table-cell>
          <table:table-cell table:formula="of:=COM.MICROSOFT.CONCAT([.C64]; &quot;@gmail.com&quot;)" office:value-type="string" office:string-value="cristina.yang.delima@gmail.com" calcext:value-type="string">
            <text:p>cristina.yang.delima@gmail.com</text:p>
          </table:table-cell>
        </table:table-row>
        <table:table-row table:style-name="ro1">
          <table:table-cell office:value-type="string" calcext:value-type="string">
            <text:p>Dandreb Inot Gregorio</text:p>
          </table:table-cell>
          <table:table-cell table:formula="of:=TRIM(LOWER([.A65]))" office:value-type="string" office:string-value="dandreb inot gregorio" calcext:value-type="string">
            <text:p>dandreb inot gregorio</text:p>
          </table:table-cell>
          <table:table-cell table:formula="of:=SUBSTITUTE([.B65];&quot; &quot;;&quot;.&quot;)" office:value-type="string" office:string-value="dandreb.inot.gregorio" calcext:value-type="string">
            <text:p>dandreb.inot.gregorio</text:p>
          </table:table-cell>
          <table:table-cell table:formula="of:=COM.MICROSOFT.CONCAT([.C65]; &quot;@gmail.com&quot;)" office:value-type="string" office:string-value="dandreb.inot.gregorio@gmail.com" calcext:value-type="string">
            <text:p>dandreb.inot.gregorio@gmail.com</text:p>
          </table:table-cell>
        </table:table-row>
        <table:table-row table:style-name="ro1">
          <table:table-cell office:value-type="string" calcext:value-type="string">
            <text:p>Danilo Salazar</text:p>
          </table:table-cell>
          <table:table-cell table:formula="of:=TRIM(LOWER([.A66]))" office:value-type="string" office:string-value="danilo salazar" calcext:value-type="string">
            <text:p>danilo salazar</text:p>
          </table:table-cell>
          <table:table-cell table:formula="of:=SUBSTITUTE([.B66];&quot; &quot;;&quot;.&quot;)" office:value-type="string" office:string-value="danilo.salazar" calcext:value-type="string">
            <text:p>danilo.salazar</text:p>
          </table:table-cell>
          <table:table-cell table:formula="of:=COM.MICROSOFT.CONCAT([.C66]; &quot;@gmail.com&quot;)" office:value-type="string" office:string-value="danilo.salazar@gmail.com" calcext:value-type="string">
            <text:p>danilo.salazar@gmail.com</text:p>
          </table:table-cell>
        </table:table-row>
        <table:table-row table:style-name="ro1">
          <table:table-cell office:value-type="string" calcext:value-type="string">
            <text:p>Demetrio Edubas</text:p>
          </table:table-cell>
          <table:table-cell table:formula="of:=TRIM(LOWER([.A67]))" office:value-type="string" office:string-value="demetrio edubas" calcext:value-type="string">
            <text:p>demetrio edubas</text:p>
          </table:table-cell>
          <table:table-cell table:formula="of:=SUBSTITUTE([.B67];&quot; &quot;;&quot;.&quot;)" office:value-type="string" office:string-value="demetrio.edubas" calcext:value-type="string">
            <text:p>demetrio.edubas</text:p>
          </table:table-cell>
          <table:table-cell table:formula="of:=COM.MICROSOFT.CONCAT([.C67]; &quot;@gmail.com&quot;)" office:value-type="string" office:string-value="demetrio.edubas@gmail.com" calcext:value-type="string">
            <text:p>demetrio.edubas@gmail.com</text:p>
          </table:table-cell>
        </table:table-row>
        <table:table-row table:style-name="ro1">
          <table:table-cell office:value-type="string" calcext:value-type="string">
            <text:p>Desiree Rufon Orgen</text:p>
          </table:table-cell>
          <table:table-cell table:formula="of:=TRIM(LOWER([.A68]))" office:value-type="string" office:string-value="desiree rufon orgen" calcext:value-type="string">
            <text:p>desiree rufon orgen</text:p>
          </table:table-cell>
          <table:table-cell table:formula="of:=SUBSTITUTE([.B68];&quot; &quot;;&quot;.&quot;)" office:value-type="string" office:string-value="desiree.rufon.orgen" calcext:value-type="string">
            <text:p>desiree.rufon.orgen</text:p>
          </table:table-cell>
          <table:table-cell table:formula="of:=COM.MICROSOFT.CONCAT([.C68]; &quot;@gmail.com&quot;)" office:value-type="string" office:string-value="desiree.rufon.orgen@gmail.com" calcext:value-type="string">
            <text:p>desiree.rufon.orgen@gmail.com</text:p>
          </table:table-cell>
        </table:table-row>
        <table:table-row table:style-name="ro1">
          <table:table-cell office:value-type="string" calcext:value-type="string">
            <text:p>Dessyryl Salvio Salazar</text:p>
          </table:table-cell>
          <table:table-cell table:formula="of:=TRIM(LOWER([.A69]))" office:value-type="string" office:string-value="dessyryl salvio salazar" calcext:value-type="string">
            <text:p>dessyryl salvio salazar</text:p>
          </table:table-cell>
          <table:table-cell table:formula="of:=SUBSTITUTE([.B69];&quot; &quot;;&quot;.&quot;)" office:value-type="string" office:string-value="dessyryl.salvio.salazar" calcext:value-type="string">
            <text:p>dessyryl.salvio.salazar</text:p>
          </table:table-cell>
          <table:table-cell table:formula="of:=COM.MICROSOFT.CONCAT([.C69]; &quot;@gmail.com&quot;)" office:value-type="string" office:string-value="dessyryl.salvio.salazar@gmail.com" calcext:value-type="string">
            <text:p>dessyryl.salvio.salazar@gmail.com</text:p>
          </table:table-cell>
        </table:table-row>
        <table:table-row table:style-name="ro1">
          <table:table-cell office:value-type="string" calcext:value-type="string">
            <text:p>Dexter Bernardo Ygar</text:p>
          </table:table-cell>
          <table:table-cell table:formula="of:=TRIM(LOWER([.A70]))" office:value-type="string" office:string-value="dexter bernardo ygar" calcext:value-type="string">
            <text:p>dexter bernardo ygar</text:p>
          </table:table-cell>
          <table:table-cell table:formula="of:=SUBSTITUTE([.B70];&quot; &quot;;&quot;.&quot;)" office:value-type="string" office:string-value="dexter.bernardo.ygar" calcext:value-type="string">
            <text:p>dexter.bernardo.ygar</text:p>
          </table:table-cell>
          <table:table-cell table:formula="of:=COM.MICROSOFT.CONCAT([.C70]; &quot;@gmail.com&quot;)" office:value-type="string" office:string-value="dexter.bernardo.ygar@gmail.com" calcext:value-type="string">
            <text:p>dexter.bernardo.ygar@gmail.com</text:p>
          </table:table-cell>
        </table:table-row>
        <table:table-row table:style-name="ro1">
          <table:table-cell office:value-type="string" calcext:value-type="string">
            <text:p>Dhel Ylagan Datinguinoo</text:p>
          </table:table-cell>
          <table:table-cell table:formula="of:=TRIM(LOWER([.A71]))" office:value-type="string" office:string-value="dhel ylagan datinguinoo" calcext:value-type="string">
            <text:p>dhel ylagan datinguinoo</text:p>
          </table:table-cell>
          <table:table-cell table:formula="of:=SUBSTITUTE([.B71];&quot; &quot;;&quot;.&quot;)" office:value-type="string" office:string-value="dhel.ylagan.datinguinoo" calcext:value-type="string">
            <text:p>dhel.ylagan.datinguinoo</text:p>
          </table:table-cell>
          <table:table-cell table:formula="of:=COM.MICROSOFT.CONCAT([.C71]; &quot;@gmail.com&quot;)" office:value-type="string" office:string-value="dhel.ylagan.datinguinoo@gmail.com" calcext:value-type="string">
            <text:p>dhel.ylagan.datinguinoo@gmail.com</text:p>
          </table:table-cell>
        </table:table-row>
        <table:table-row table:style-name="ro1">
          <table:table-cell office:value-type="string" calcext:value-type="string">
            <text:p>Diether Lim</text:p>
          </table:table-cell>
          <table:table-cell table:formula="of:=TRIM(LOWER([.A72]))" office:value-type="string" office:string-value="diether lim" calcext:value-type="string">
            <text:p>diether lim</text:p>
          </table:table-cell>
          <table:table-cell table:formula="of:=SUBSTITUTE([.B72];&quot; &quot;;&quot;.&quot;)" office:value-type="string" office:string-value="diether.lim" calcext:value-type="string">
            <text:p>diether.lim</text:p>
          </table:table-cell>
          <table:table-cell table:formula="of:=COM.MICROSOFT.CONCAT([.C72]; &quot;@gmail.com&quot;)" office:value-type="string" office:string-value="diether.lim@gmail.com" calcext:value-type="string">
            <text:p>diether.lim@gmail.com</text:p>
          </table:table-cell>
        </table:table-row>
        <table:table-row table:style-name="ro1">
          <table:table-cell office:value-type="string" calcext:value-type="string">
            <text:p>Divine Llave Melgar</text:p>
          </table:table-cell>
          <table:table-cell table:formula="of:=TRIM(LOWER([.A73]))" office:value-type="string" office:string-value="divine llave melgar" calcext:value-type="string">
            <text:p>divine llave melgar</text:p>
          </table:table-cell>
          <table:table-cell table:formula="of:=SUBSTITUTE([.B73];&quot; &quot;;&quot;.&quot;)" office:value-type="string" office:string-value="divine.llave.melgar" calcext:value-type="string">
            <text:p>divine.llave.melgar</text:p>
          </table:table-cell>
          <table:table-cell table:formula="of:=COM.MICROSOFT.CONCAT([.C73]; &quot;@gmail.com&quot;)" office:value-type="string" office:string-value="divine.llave.melgar@gmail.com" calcext:value-type="string">
            <text:p>divine.llave.melgar@gmail.com</text:p>
          </table:table-cell>
        </table:table-row>
        <table:table-row table:style-name="ro1">
          <table:table-cell office:value-type="string" calcext:value-type="string">
            <text:p>Divine Ogellagsoyar</text:p>
          </table:table-cell>
          <table:table-cell table:formula="of:=TRIM(LOWER([.A74]))" office:value-type="string" office:string-value="divine ogellagsoyar" calcext:value-type="string">
            <text:p>divine ogellagsoyar</text:p>
          </table:table-cell>
          <table:table-cell table:formula="of:=SUBSTITUTE([.B74];&quot; &quot;;&quot;.&quot;)" office:value-type="string" office:string-value="divine.ogellagsoyar" calcext:value-type="string">
            <text:p>divine.ogellagsoyar</text:p>
          </table:table-cell>
          <table:table-cell table:formula="of:=COM.MICROSOFT.CONCAT([.C74]; &quot;@gmail.com&quot;)" office:value-type="string" office:string-value="divine.ogellagsoyar@gmail.com" calcext:value-type="string">
            <text:p>divine.ogellagsoyar@gmail.com</text:p>
          </table:table-cell>
        </table:table-row>
        <table:table-row table:style-name="ro1">
          <table:table-cell office:value-type="string" calcext:value-type="string">
            <text:p>Donagene Evangelista Fineza</text:p>
          </table:table-cell>
          <table:table-cell table:formula="of:=TRIM(LOWER([.A75]))" office:value-type="string" office:string-value="donagene evangelista fineza" calcext:value-type="string">
            <text:p>donagene evangelista fineza</text:p>
          </table:table-cell>
          <table:table-cell table:formula="of:=SUBSTITUTE([.B75];&quot; &quot;;&quot;.&quot;)" office:value-type="string" office:string-value="donagene.evangelista.fineza" calcext:value-type="string">
            <text:p>donagene.evangelista.fineza</text:p>
          </table:table-cell>
          <table:table-cell table:formula="of:=COM.MICROSOFT.CONCAT([.C75]; &quot;@gmail.com&quot;)" office:value-type="string" office:string-value="donagene.evangelista.fineza@gmail.com" calcext:value-type="string">
            <text:p>donagene.evangelista.fineza@gmail.com</text:p>
          </table:table-cell>
        </table:table-row>
        <table:table-row table:style-name="ro1">
          <table:table-cell office:value-type="string" calcext:value-type="string">
            <text:p>Dong Flores</text:p>
          </table:table-cell>
          <table:table-cell table:formula="of:=TRIM(LOWER([.A76]))" office:value-type="string" office:string-value="dong flores" calcext:value-type="string">
            <text:p>dong flores</text:p>
          </table:table-cell>
          <table:table-cell table:formula="of:=SUBSTITUTE([.B76];&quot; &quot;;&quot;.&quot;)" office:value-type="string" office:string-value="dong.flores" calcext:value-type="string">
            <text:p>dong.flores</text:p>
          </table:table-cell>
          <table:table-cell table:formula="of:=COM.MICROSOFT.CONCAT([.C76]; &quot;@gmail.com&quot;)" office:value-type="string" office:string-value="dong.flores@gmail.com" calcext:value-type="string">
            <text:p>dong.flores@gmail.com</text:p>
          </table:table-cell>
        </table:table-row>
        <table:table-row table:style-name="ro1">
          <table:table-cell office:value-type="string" calcext:value-type="string">
            <text:p>Doy Holgado Magboo</text:p>
          </table:table-cell>
          <table:table-cell table:formula="of:=TRIM(LOWER([.A77]))" office:value-type="string" office:string-value="doy holgado magboo" calcext:value-type="string">
            <text:p>doy holgado magboo</text:p>
          </table:table-cell>
          <table:table-cell table:formula="of:=SUBSTITUTE([.B77];&quot; &quot;;&quot;.&quot;)" office:value-type="string" office:string-value="doy.holgado.magboo" calcext:value-type="string">
            <text:p>doy.holgado.magboo</text:p>
          </table:table-cell>
          <table:table-cell table:formula="of:=COM.MICROSOFT.CONCAT([.C77]; &quot;@gmail.com&quot;)" office:value-type="string" office:string-value="doy.holgado.magboo@gmail.com" calcext:value-type="string">
            <text:p>doy.holgado.magboo@gmail.com</text:p>
          </table:table-cell>
        </table:table-row>
        <table:table-row table:style-name="ro1">
          <table:table-cell office:value-type="string" calcext:value-type="string">
            <text:p>Drake Shayne Barrera Perez</text:p>
          </table:table-cell>
          <table:table-cell table:formula="of:=TRIM(LOWER([.A78]))" office:value-type="string" office:string-value="drake shayne barrera perez" calcext:value-type="string">
            <text:p>drake shayne barrera perez</text:p>
          </table:table-cell>
          <table:table-cell table:formula="of:=SUBSTITUTE([.B78];&quot; &quot;;&quot;.&quot;)" office:value-type="string" office:string-value="drake.shayne.barrera.perez" calcext:value-type="string">
            <text:p>drake.shayne.barrera.perez</text:p>
          </table:table-cell>
          <table:table-cell table:formula="of:=COM.MICROSOFT.CONCAT([.C78]; &quot;@gmail.com&quot;)" office:value-type="string" office:string-value="drake.shayne.barrera.perez@gmail.com" calcext:value-type="string">
            <text:p>drake.shayne.barrera.perez@gmail.com</text:p>
          </table:table-cell>
        </table:table-row>
        <table:table-row table:style-name="ro1">
          <table:table-cell office:value-type="string" calcext:value-type="string">
            <text:p>Drich Servando</text:p>
          </table:table-cell>
          <table:table-cell table:formula="of:=TRIM(LOWER([.A79]))" office:value-type="string" office:string-value="drich servando" calcext:value-type="string">
            <text:p>drich servando</text:p>
          </table:table-cell>
          <table:table-cell table:formula="of:=SUBSTITUTE([.B79];&quot; &quot;;&quot;.&quot;)" office:value-type="string" office:string-value="drich.servando" calcext:value-type="string">
            <text:p>drich.servando</text:p>
          </table:table-cell>
          <table:table-cell table:formula="of:=COM.MICROSOFT.CONCAT([.C79]; &quot;@gmail.com&quot;)" office:value-type="string" office:string-value="drich.servando@gmail.com" calcext:value-type="string">
            <text:p>drich.servando@gmail.com</text:p>
          </table:table-cell>
        </table:table-row>
        <table:table-row table:style-name="ro1">
          <table:table-cell office:value-type="string" calcext:value-type="string">
            <text:p>Edna Cardeno</text:p>
          </table:table-cell>
          <table:table-cell table:formula="of:=TRIM(LOWER([.A80]))" office:value-type="string" office:string-value="edna cardeno" calcext:value-type="string">
            <text:p>edna cardeno</text:p>
          </table:table-cell>
          <table:table-cell table:formula="of:=SUBSTITUTE([.B80];&quot; &quot;;&quot;.&quot;)" office:value-type="string" office:string-value="edna.cardeno" calcext:value-type="string">
            <text:p>edna.cardeno</text:p>
          </table:table-cell>
          <table:table-cell table:formula="of:=COM.MICROSOFT.CONCAT([.C80]; &quot;@gmail.com&quot;)" office:value-type="string" office:string-value="edna.cardeno@gmail.com" calcext:value-type="string">
            <text:p>edna.cardeno@gmail.com</text:p>
          </table:table-cell>
        </table:table-row>
        <table:table-row table:style-name="ro1">
          <table:table-cell office:value-type="string" calcext:value-type="string">
            <text:p>Edna J Cardeño</text:p>
          </table:table-cell>
          <table:table-cell table:formula="of:=TRIM(LOWER([.A81]))" office:value-type="string" office:string-value="edna j cardeño" calcext:value-type="string">
            <text:p>edna j cardeño</text:p>
          </table:table-cell>
          <table:table-cell table:formula="of:=SUBSTITUTE([.B81];&quot; &quot;;&quot;.&quot;)" office:value-type="string" office:string-value="edna.j.cardeño" calcext:value-type="string">
            <text:p>edna.j.cardeño</text:p>
          </table:table-cell>
          <table:table-cell table:formula="of:=COM.MICROSOFT.CONCAT([.C81]; &quot;@gmail.com&quot;)" office:value-type="string" office:string-value="edna.j.cardeño@gmail.com" calcext:value-type="string">
            <text:p>edna.j.cardeño@gmail.com</text:p>
          </table:table-cell>
        </table:table-row>
        <table:table-row table:style-name="ro1">
          <table:table-cell office:value-type="string" calcext:value-type="string">
            <text:p>Edwin Baraquel</text:p>
          </table:table-cell>
          <table:table-cell table:formula="of:=TRIM(LOWER([.A82]))" office:value-type="string" office:string-value="edwin baraquel" calcext:value-type="string">
            <text:p>edwin baraquel</text:p>
          </table:table-cell>
          <table:table-cell table:formula="of:=SUBSTITUTE([.B82];&quot; &quot;;&quot;.&quot;)" office:value-type="string" office:string-value="edwin.baraquel" calcext:value-type="string">
            <text:p>edwin.baraquel</text:p>
          </table:table-cell>
          <table:table-cell table:formula="of:=COM.MICROSOFT.CONCAT([.C82]; &quot;@gmail.com&quot;)" office:value-type="string" office:string-value="edwin.baraquel@gmail.com" calcext:value-type="string">
            <text:p>edwin.baraquel@gmail.com</text:p>
          </table:table-cell>
        </table:table-row>
        <table:table-row table:style-name="ro1">
          <table:table-cell office:value-type="string" calcext:value-type="string">
            <text:p>Efren Baraquel</text:p>
          </table:table-cell>
          <table:table-cell table:formula="of:=TRIM(LOWER([.A83]))" office:value-type="string" office:string-value="efren baraquel" calcext:value-type="string">
            <text:p>efren baraquel</text:p>
          </table:table-cell>
          <table:table-cell table:formula="of:=SUBSTITUTE([.B83];&quot; &quot;;&quot;.&quot;)" office:value-type="string" office:string-value="efren.baraquel" calcext:value-type="string">
            <text:p>efren.baraquel</text:p>
          </table:table-cell>
          <table:table-cell table:formula="of:=COM.MICROSOFT.CONCAT([.C83]; &quot;@gmail.com&quot;)" office:value-type="string" office:string-value="efren.baraquel@gmail.com" calcext:value-type="string">
            <text:p>efren.baraquel@gmail.com</text:p>
          </table:table-cell>
        </table:table-row>
        <table:table-row table:style-name="ro1">
          <table:table-cell office:value-type="string" calcext:value-type="string">
            <text:p>Eleanor M. Baraquel</text:p>
          </table:table-cell>
          <table:table-cell table:formula="of:=TRIM(LOWER([.A84]))" office:value-type="string" office:string-value="eleanor m. baraquel" calcext:value-type="string">
            <text:p>eleanor m. baraquel</text:p>
          </table:table-cell>
          <table:table-cell table:formula="of:=SUBSTITUTE([.B84];&quot; &quot;;&quot;.&quot;)" office:value-type="string" office:string-value="eleanor.m..baraquel" calcext:value-type="string">
            <text:p>eleanor.m..baraquel</text:p>
          </table:table-cell>
          <table:table-cell table:formula="of:=COM.MICROSOFT.CONCAT([.C84]; &quot;@gmail.com&quot;)" office:value-type="string" office:string-value="eleanor.m..baraquel@gmail.com" calcext:value-type="string">
            <text:p>eleanor.m..baraquel@gmail.com</text:p>
          </table:table-cell>
        </table:table-row>
        <table:table-row table:style-name="ro1">
          <table:table-cell office:value-type="string" calcext:value-type="string">
            <text:p>Elen Antipado Ruado</text:p>
          </table:table-cell>
          <table:table-cell table:formula="of:=TRIM(LOWER([.A85]))" office:value-type="string" office:string-value="elen antipado ruado" calcext:value-type="string">
            <text:p>elen antipado ruado</text:p>
          </table:table-cell>
          <table:table-cell table:formula="of:=SUBSTITUTE([.B85];&quot; &quot;;&quot;.&quot;)" office:value-type="string" office:string-value="elen.antipado.ruado" calcext:value-type="string">
            <text:p>elen.antipado.ruado</text:p>
          </table:table-cell>
          <table:table-cell table:formula="of:=COM.MICROSOFT.CONCAT([.C85]; &quot;@gmail.com&quot;)" office:value-type="string" office:string-value="elen.antipado.ruado@gmail.com" calcext:value-type="string">
            <text:p>elen.antipado.ruado@gmail.com</text:p>
          </table:table-cell>
        </table:table-row>
        <table:table-row table:style-name="ro1">
          <table:table-cell office:value-type="string" calcext:value-type="string">
            <text:p>Elsa Salazar</text:p>
          </table:table-cell>
          <table:table-cell table:formula="of:=TRIM(LOWER([.A86]))" office:value-type="string" office:string-value="elsa salazar" calcext:value-type="string">
            <text:p>elsa salazar</text:p>
          </table:table-cell>
          <table:table-cell table:formula="of:=SUBSTITUTE([.B86];&quot; &quot;;&quot;.&quot;)" office:value-type="string" office:string-value="elsa.salazar" calcext:value-type="string">
            <text:p>elsa.salazar</text:p>
          </table:table-cell>
          <table:table-cell table:formula="of:=COM.MICROSOFT.CONCAT([.C86]; &quot;@gmail.com&quot;)" office:value-type="string" office:string-value="elsa.salazar@gmail.com" calcext:value-type="string">
            <text:p>elsa.salazar@gmail.com</text:p>
          </table:table-cell>
        </table:table-row>
        <table:table-row table:style-name="ro1">
          <table:table-cell office:value-type="string" calcext:value-type="string">
            <text:p>Emie Resurreccion Dimaculangan</text:p>
          </table:table-cell>
          <table:table-cell table:formula="of:=TRIM(LOWER([.A87]))" office:value-type="string" office:string-value="emie resurreccion dimaculangan" calcext:value-type="string">
            <text:p>emie resurreccion dimaculangan</text:p>
          </table:table-cell>
          <table:table-cell table:formula="of:=SUBSTITUTE([.B87];&quot; &quot;;&quot;.&quot;)" office:value-type="string" office:string-value="emie.resurreccion.dimaculangan" calcext:value-type="string">
            <text:p>emie.resurreccion.dimaculangan</text:p>
          </table:table-cell>
          <table:table-cell table:formula="of:=COM.MICROSOFT.CONCAT([.C87]; &quot;@gmail.com&quot;)" office:value-type="string" office:string-value="emie.resurreccion.dimaculangan@gmail.com" calcext:value-type="string">
            <text:p>emie.resurreccion.dimaculangan@gmail.com</text:p>
          </table:table-cell>
        </table:table-row>
        <table:table-row table:style-name="ro1">
          <table:table-cell office:value-type="string" calcext:value-type="string">
            <text:p>Emilyn Gadon</text:p>
          </table:table-cell>
          <table:table-cell table:formula="of:=TRIM(LOWER([.A88]))" office:value-type="string" office:string-value="emilyn gadon" calcext:value-type="string">
            <text:p>emilyn gadon</text:p>
          </table:table-cell>
          <table:table-cell table:formula="of:=SUBSTITUTE([.B88];&quot; &quot;;&quot;.&quot;)" office:value-type="string" office:string-value="emilyn.gadon" calcext:value-type="string">
            <text:p>emilyn.gadon</text:p>
          </table:table-cell>
          <table:table-cell table:formula="of:=COM.MICROSOFT.CONCAT([.C88]; &quot;@gmail.com&quot;)" office:value-type="string" office:string-value="emilyn.gadon@gmail.com" calcext:value-type="string">
            <text:p>emilyn.gadon@gmail.com</text:p>
          </table:table-cell>
        </table:table-row>
        <table:table-row table:style-name="ro1">
          <table:table-cell office:value-type="string" calcext:value-type="string">
            <text:p>Emmanuel Abrigante</text:p>
          </table:table-cell>
          <table:table-cell table:formula="of:=TRIM(LOWER([.A89]))" office:value-type="string" office:string-value="emmanuel abrigante" calcext:value-type="string">
            <text:p>emmanuel abrigante</text:p>
          </table:table-cell>
          <table:table-cell table:formula="of:=SUBSTITUTE([.B89];&quot; &quot;;&quot;.&quot;)" office:value-type="string" office:string-value="emmanuel.abrigante" calcext:value-type="string">
            <text:p>emmanuel.abrigante</text:p>
          </table:table-cell>
          <table:table-cell table:formula="of:=COM.MICROSOFT.CONCAT([.C89]; &quot;@gmail.com&quot;)" office:value-type="string" office:string-value="emmanuel.abrigante@gmail.com" calcext:value-type="string">
            <text:p>emmanuel.abrigante@gmail.com</text:p>
          </table:table-cell>
        </table:table-row>
        <table:table-row table:style-name="ro1">
          <table:table-cell office:value-type="string" calcext:value-type="string">
            <text:p>Emmanuel Esguerra</text:p>
          </table:table-cell>
          <table:table-cell table:formula="of:=TRIM(LOWER([.A90]))" office:value-type="string" office:string-value="emmanuel esguerra" calcext:value-type="string">
            <text:p>emmanuel esguerra</text:p>
          </table:table-cell>
          <table:table-cell table:formula="of:=SUBSTITUTE([.B90];&quot; &quot;;&quot;.&quot;)" office:value-type="string" office:string-value="emmanuel.esguerra" calcext:value-type="string">
            <text:p>emmanuel.esguerra</text:p>
          </table:table-cell>
          <table:table-cell table:formula="of:=COM.MICROSOFT.CONCAT([.C90]; &quot;@gmail.com&quot;)" office:value-type="string" office:string-value="emmanuel.esguerra@gmail.com" calcext:value-type="string">
            <text:p>emmanuel.esguerra@gmail.com</text:p>
          </table:table-cell>
        </table:table-row>
        <table:table-row table:style-name="ro1">
          <table:table-cell office:value-type="string" calcext:value-type="string">
            <text:p>EpoyJq Baraquel</text:p>
          </table:table-cell>
          <table:table-cell table:formula="of:=TRIM(LOWER([.A91]))" office:value-type="string" office:string-value="epoyjq baraquel" calcext:value-type="string">
            <text:p>epoyjq baraquel</text:p>
          </table:table-cell>
          <table:table-cell table:formula="of:=SUBSTITUTE([.B91];&quot; &quot;;&quot;.&quot;)" office:value-type="string" office:string-value="epoyjq.baraquel" calcext:value-type="string">
            <text:p>epoyjq.baraquel</text:p>
          </table:table-cell>
          <table:table-cell table:formula="of:=COM.MICROSOFT.CONCAT([.C91]; &quot;@gmail.com&quot;)" office:value-type="string" office:string-value="epoyjq.baraquel@gmail.com" calcext:value-type="string">
            <text:p>epoyjq.baraquel@gmail.com</text:p>
          </table:table-cell>
        </table:table-row>
        <table:table-row table:style-name="ro1">
          <table:table-cell office:value-type="string" calcext:value-type="string">
            <text:p>Eric Baraquel</text:p>
          </table:table-cell>
          <table:table-cell table:formula="of:=TRIM(LOWER([.A92]))" office:value-type="string" office:string-value="eric baraquel" calcext:value-type="string">
            <text:p>eric baraquel</text:p>
          </table:table-cell>
          <table:table-cell table:formula="of:=SUBSTITUTE([.B92];&quot; &quot;;&quot;.&quot;)" office:value-type="string" office:string-value="eric.baraquel" calcext:value-type="string">
            <text:p>eric.baraquel</text:p>
          </table:table-cell>
          <table:table-cell table:formula="of:=COM.MICROSOFT.CONCAT([.C92]; &quot;@gmail.com&quot;)" office:value-type="string" office:string-value="eric.baraquel@gmail.com" calcext:value-type="string">
            <text:p>eric.baraquel@gmail.com</text:p>
          </table:table-cell>
        </table:table-row>
        <table:table-row table:style-name="ro1">
          <table:table-cell office:value-type="string" calcext:value-type="string">
            <text:p>Erlinda Manalo</text:p>
          </table:table-cell>
          <table:table-cell table:formula="of:=TRIM(LOWER([.A93]))" office:value-type="string" office:string-value="erlinda manalo" calcext:value-type="string">
            <text:p>erlinda manalo</text:p>
          </table:table-cell>
          <table:table-cell table:formula="of:=SUBSTITUTE([.B93];&quot; &quot;;&quot;.&quot;)" office:value-type="string" office:string-value="erlinda.manalo" calcext:value-type="string">
            <text:p>erlinda.manalo</text:p>
          </table:table-cell>
          <table:table-cell table:formula="of:=COM.MICROSOFT.CONCAT([.C93]; &quot;@gmail.com&quot;)" office:value-type="string" office:string-value="erlinda.manalo@gmail.com" calcext:value-type="string">
            <text:p>erlinda.manalo@gmail.com</text:p>
          </table:table-cell>
        </table:table-row>
        <table:table-row table:style-name="ro1">
          <table:table-cell office:value-type="string" calcext:value-type="string">
            <text:p>Eva Baraquel</text:p>
          </table:table-cell>
          <table:table-cell table:formula="of:=TRIM(LOWER([.A94]))" office:value-type="string" office:string-value="eva baraquel" calcext:value-type="string">
            <text:p>eva baraquel</text:p>
          </table:table-cell>
          <table:table-cell table:formula="of:=SUBSTITUTE([.B94];&quot; &quot;;&quot;.&quot;)" office:value-type="string" office:string-value="eva.baraquel" calcext:value-type="string">
            <text:p>eva.baraquel</text:p>
          </table:table-cell>
          <table:table-cell table:formula="of:=COM.MICROSOFT.CONCAT([.C94]; &quot;@gmail.com&quot;)" office:value-type="string" office:string-value="eva.baraquel@gmail.com" calcext:value-type="string">
            <text:p>eva.baraquel@gmail.com</text:p>
          </table:table-cell>
        </table:table-row>
        <table:table-row table:style-name="ro1">
          <table:table-cell office:value-type="string" calcext:value-type="string">
            <text:p>Evangeline Concepcion</text:p>
          </table:table-cell>
          <table:table-cell table:formula="of:=TRIM(LOWER([.A95]))" office:value-type="string" office:string-value="evangeline concepcion" calcext:value-type="string">
            <text:p>evangeline concepcion</text:p>
          </table:table-cell>
          <table:table-cell table:formula="of:=SUBSTITUTE([.B95];&quot; &quot;;&quot;.&quot;)" office:value-type="string" office:string-value="evangeline.concepcion" calcext:value-type="string">
            <text:p>evangeline.concepcion</text:p>
          </table:table-cell>
          <table:table-cell table:formula="of:=COM.MICROSOFT.CONCAT([.C95]; &quot;@gmail.com&quot;)" office:value-type="string" office:string-value="evangeline.concepcion@gmail.com" calcext:value-type="string">
            <text:p>evangeline.concepcion@gmail.com</text:p>
          </table:table-cell>
        </table:table-row>
        <table:table-row table:style-name="ro1">
          <table:table-cell office:value-type="string" calcext:value-type="string">
            <text:p>Evangeline Cruz-Capanzana</text:p>
          </table:table-cell>
          <table:table-cell table:formula="of:=TRIM(LOWER([.A96]))" office:value-type="string" office:string-value="evangeline cruz-capanzana" calcext:value-type="string">
            <text:p>evangeline cruz-capanzana</text:p>
          </table:table-cell>
          <table:table-cell table:formula="of:=SUBSTITUTE([.B96];&quot; &quot;;&quot;.&quot;)" office:value-type="string" office:string-value="evangeline.cruz-capanzana" calcext:value-type="string">
            <text:p>evangeline.cruz-capanzana</text:p>
          </table:table-cell>
          <table:table-cell table:formula="of:=COM.MICROSOFT.CONCAT([.C96]; &quot;@gmail.com&quot;)" office:value-type="string" office:string-value="evangeline.cruz-capanzana@gmail.com" calcext:value-type="string">
            <text:p>evangeline.cruz-capanzana@gmail.com</text:p>
          </table:table-cell>
        </table:table-row>
        <table:table-row table:style-name="ro1">
          <table:table-cell office:value-type="string" calcext:value-type="string">
            <text:p>Eyece Alulod</text:p>
          </table:table-cell>
          <table:table-cell table:formula="of:=TRIM(LOWER([.A97]))" office:value-type="string" office:string-value="eyece alulod" calcext:value-type="string">
            <text:p>eyece alulod</text:p>
          </table:table-cell>
          <table:table-cell table:formula="of:=SUBSTITUTE([.B97];&quot; &quot;;&quot;.&quot;)" office:value-type="string" office:string-value="eyece.alulod" calcext:value-type="string">
            <text:p>eyece.alulod</text:p>
          </table:table-cell>
          <table:table-cell table:formula="of:=COM.MICROSOFT.CONCAT([.C97]; &quot;@gmail.com&quot;)" office:value-type="string" office:string-value="eyece.alulod@gmail.com" calcext:value-type="string">
            <text:p>eyece.alulod@gmail.com</text:p>
          </table:table-cell>
        </table:table-row>
        <table:table-row table:style-name="ro1">
          <table:table-cell office:value-type="string" calcext:value-type="string">
            <text:p>Fer Badillo</text:p>
          </table:table-cell>
          <table:table-cell table:formula="of:=TRIM(LOWER([.A98]))" office:value-type="string" office:string-value="fer badillo" calcext:value-type="string">
            <text:p>fer badillo</text:p>
          </table:table-cell>
          <table:table-cell table:formula="of:=SUBSTITUTE([.B98];&quot; &quot;;&quot;.&quot;)" office:value-type="string" office:string-value="fer.badillo" calcext:value-type="string">
            <text:p>fer.badillo</text:p>
          </table:table-cell>
          <table:table-cell table:formula="of:=COM.MICROSOFT.CONCAT([.C98]; &quot;@gmail.com&quot;)" office:value-type="string" office:string-value="fer.badillo@gmail.com" calcext:value-type="string">
            <text:p>fer.badillo@gmail.com</text:p>
          </table:table-cell>
        </table:table-row>
        <table:table-row table:style-name="ro1">
          <table:table-cell office:value-type="string" calcext:value-type="string">
            <text:p>Ferdie Luzon</text:p>
          </table:table-cell>
          <table:table-cell table:formula="of:=TRIM(LOWER([.A99]))" office:value-type="string" office:string-value="ferdie luzon" calcext:value-type="string">
            <text:p>ferdie luzon</text:p>
          </table:table-cell>
          <table:table-cell table:formula="of:=SUBSTITUTE([.B99];&quot; &quot;;&quot;.&quot;)" office:value-type="string" office:string-value="ferdie.luzon" calcext:value-type="string">
            <text:p>ferdie.luzon</text:p>
          </table:table-cell>
          <table:table-cell table:formula="of:=COM.MICROSOFT.CONCAT([.C99]; &quot;@gmail.com&quot;)" office:value-type="string" office:string-value="ferdie.luzon@gmail.com" calcext:value-type="string">
            <text:p>ferdie.luzon@gmail.com</text:p>
          </table:table-cell>
        </table:table-row>
        <table:table-row table:style-name="ro1">
          <table:table-cell office:value-type="string" calcext:value-type="string">
            <text:p>Fish Book</text:p>
          </table:table-cell>
          <table:table-cell table:formula="of:=TRIM(LOWER([.A100]))" office:value-type="string" office:string-value="fish book" calcext:value-type="string">
            <text:p>fish book</text:p>
          </table:table-cell>
          <table:table-cell table:formula="of:=SUBSTITUTE([.B100];&quot; &quot;;&quot;.&quot;)" office:value-type="string" office:string-value="fish.book" calcext:value-type="string">
            <text:p>fish.book</text:p>
          </table:table-cell>
          <table:table-cell table:formula="of:=COM.MICROSOFT.CONCAT([.C100]; &quot;@gmail.com&quot;)" office:value-type="string" office:string-value="fish.book@gmail.com" calcext:value-type="string">
            <text:p>fish.book@gmail.com</text:p>
          </table:table-cell>
        </table:table-row>
        <table:table-row table:style-name="ro1">
          <table:table-cell office:value-type="string" calcext:value-type="string">
            <text:p>Flor Baraquel</text:p>
          </table:table-cell>
          <table:table-cell table:formula="of:=TRIM(LOWER([.A101]))" office:value-type="string" office:string-value="flor baraquel" calcext:value-type="string">
            <text:p>flor baraquel</text:p>
          </table:table-cell>
          <table:table-cell table:formula="of:=SUBSTITUTE([.B101];&quot; &quot;;&quot;.&quot;)" office:value-type="string" office:string-value="flor.baraquel" calcext:value-type="string">
            <text:p>flor.baraquel</text:p>
          </table:table-cell>
          <table:table-cell table:formula="of:=COM.MICROSOFT.CONCAT([.C101]; &quot;@gmail.com&quot;)" office:value-type="string" office:string-value="flor.baraquel@gmail.com" calcext:value-type="string">
            <text:p>flor.baraquel@gmail.com</text:p>
          </table:table-cell>
        </table:table-row>
        <table:table-row table:style-name="ro1">
          <table:table-cell office:value-type="string" calcext:value-type="string">
            <text:p>Floramia Baraquel</text:p>
          </table:table-cell>
          <table:table-cell table:formula="of:=TRIM(LOWER([.A102]))" office:value-type="string" office:string-value="floramia baraquel" calcext:value-type="string">
            <text:p>floramia baraquel</text:p>
          </table:table-cell>
          <table:table-cell table:formula="of:=SUBSTITUTE([.B102];&quot; &quot;;&quot;.&quot;)" office:value-type="string" office:string-value="floramia.baraquel" calcext:value-type="string">
            <text:p>floramia.baraquel</text:p>
          </table:table-cell>
          <table:table-cell table:formula="of:=COM.MICROSOFT.CONCAT([.C102]; &quot;@gmail.com&quot;)" office:value-type="string" office:string-value="floramia.baraquel@gmail.com" calcext:value-type="string">
            <text:p>floramia.baraquel@gmail.com</text:p>
          </table:table-cell>
        </table:table-row>
        <table:table-row table:style-name="ro1">
          <table:table-cell office:value-type="string" calcext:value-type="string">
            <text:p>Francine Louise S Berja</text:p>
          </table:table-cell>
          <table:table-cell table:formula="of:=TRIM(LOWER([.A103]))" office:value-type="string" office:string-value="francine louise s berja" calcext:value-type="string">
            <text:p>francine louise s berja</text:p>
          </table:table-cell>
          <table:table-cell table:formula="of:=SUBSTITUTE([.B103];&quot; &quot;;&quot;.&quot;)" office:value-type="string" office:string-value="francine.louise.s.berja" calcext:value-type="string">
            <text:p>francine.louise.s.berja</text:p>
          </table:table-cell>
          <table:table-cell table:formula="of:=COM.MICROSOFT.CONCAT([.C103]; &quot;@gmail.com&quot;)" office:value-type="string" office:string-value="francine.louise.s.berja@gmail.com" calcext:value-type="string">
            <text:p>francine.louise.s.berja@gmail.com</text:p>
          </table:table-cell>
        </table:table-row>
        <table:table-row table:style-name="ro1">
          <table:table-cell office:value-type="string" calcext:value-type="string">
            <text:p>Frech Gerald Custodio</text:p>
          </table:table-cell>
          <table:table-cell table:formula="of:=TRIM(LOWER([.A104]))" office:value-type="string" office:string-value="frech gerald custodio" calcext:value-type="string">
            <text:p>frech gerald custodio</text:p>
          </table:table-cell>
          <table:table-cell table:formula="of:=SUBSTITUTE([.B104];&quot; &quot;;&quot;.&quot;)" office:value-type="string" office:string-value="frech.gerald.custodio" calcext:value-type="string">
            <text:p>frech.gerald.custodio</text:p>
          </table:table-cell>
          <table:table-cell table:formula="of:=COM.MICROSOFT.CONCAT([.C104]; &quot;@gmail.com&quot;)" office:value-type="string" office:string-value="frech.gerald.custodio@gmail.com" calcext:value-type="string">
            <text:p>frech.gerald.custodio@gmail.com</text:p>
          </table:table-cell>
        </table:table-row>
        <table:table-row table:style-name="ro1">
          <table:table-cell office:value-type="string" calcext:value-type="string">
            <text:p>Frederick Song</text:p>
          </table:table-cell>
          <table:table-cell table:formula="of:=TRIM(LOWER([.A105]))" office:value-type="string" office:string-value="frederick song" calcext:value-type="string">
            <text:p>frederick song</text:p>
          </table:table-cell>
          <table:table-cell table:formula="of:=SUBSTITUTE([.B105];&quot; &quot;;&quot;.&quot;)" office:value-type="string" office:string-value="frederick.song" calcext:value-type="string">
            <text:p>frederick.song</text:p>
          </table:table-cell>
          <table:table-cell table:formula="of:=COM.MICROSOFT.CONCAT([.C105]; &quot;@gmail.com&quot;)" office:value-type="string" office:string-value="frederick.song@gmail.com" calcext:value-type="string">
            <text:p>frederick.song@gmail.com</text:p>
          </table:table-cell>
        </table:table-row>
        <table:table-row table:style-name="ro1">
          <table:table-cell office:value-type="string" calcext:value-type="string">
            <text:p>George Esguerra</text:p>
          </table:table-cell>
          <table:table-cell table:formula="of:=TRIM(LOWER([.A106]))" office:value-type="string" office:string-value="george esguerra" calcext:value-type="string">
            <text:p>george esguerra</text:p>
          </table:table-cell>
          <table:table-cell table:formula="of:=SUBSTITUTE([.B106];&quot; &quot;;&quot;.&quot;)" office:value-type="string" office:string-value="george.esguerra" calcext:value-type="string">
            <text:p>george.esguerra</text:p>
          </table:table-cell>
          <table:table-cell table:formula="of:=COM.MICROSOFT.CONCAT([.C106]; &quot;@gmail.com&quot;)" office:value-type="string" office:string-value="george.esguerra@gmail.com" calcext:value-type="string">
            <text:p>george.esguerra@gmail.com</text:p>
          </table:table-cell>
        </table:table-row>
        <table:table-row table:style-name="ro1">
          <table:table-cell office:value-type="string" calcext:value-type="string">
            <text:p>Gerald Paul Moraña Dayandayan</text:p>
          </table:table-cell>
          <table:table-cell table:formula="of:=TRIM(LOWER([.A107]))" office:value-type="string" office:string-value="gerald paul moraña dayandayan" calcext:value-type="string">
            <text:p>gerald paul moraña dayandayan</text:p>
          </table:table-cell>
          <table:table-cell table:formula="of:=SUBSTITUTE([.B107];&quot; &quot;;&quot;.&quot;)" office:value-type="string" office:string-value="gerald.paul.moraña.dayandayan" calcext:value-type="string">
            <text:p>gerald.paul.moraña.dayandayan</text:p>
          </table:table-cell>
          <table:table-cell table:formula="of:=COM.MICROSOFT.CONCAT([.C107]; &quot;@gmail.com&quot;)" office:value-type="string" office:string-value="gerald.paul.moraña.dayandayan@gmail.com" calcext:value-type="string">
            <text:p>gerald.paul.moraña.dayandayan@gmail.com</text:p>
          </table:table-cell>
        </table:table-row>
        <table:table-row table:style-name="ro1">
          <table:table-cell office:value-type="string" calcext:value-type="string">
            <text:p>Gerlie Baraquel</text:p>
          </table:table-cell>
          <table:table-cell table:formula="of:=TRIM(LOWER([.A108]))" office:value-type="string" office:string-value="gerlie baraquel" calcext:value-type="string">
            <text:p>gerlie baraquel</text:p>
          </table:table-cell>
          <table:table-cell table:formula="of:=SUBSTITUTE([.B108];&quot; &quot;;&quot;.&quot;)" office:value-type="string" office:string-value="gerlie.baraquel" calcext:value-type="string">
            <text:p>gerlie.baraquel</text:p>
          </table:table-cell>
          <table:table-cell table:formula="of:=COM.MICROSOFT.CONCAT([.C108]; &quot;@gmail.com&quot;)" office:value-type="string" office:string-value="gerlie.baraquel@gmail.com" calcext:value-type="string">
            <text:p>gerlie.baraquel@gmail.com</text:p>
          </table:table-cell>
        </table:table-row>
        <table:table-row table:style-name="ro1">
          <table:table-cell office:value-type="string" calcext:value-type="string">
            <text:p>Gie Canta-Zubiri</text:p>
          </table:table-cell>
          <table:table-cell table:formula="of:=TRIM(LOWER([.A109]))" office:value-type="string" office:string-value="gie canta-zubiri" calcext:value-type="string">
            <text:p>gie canta-zubiri</text:p>
          </table:table-cell>
          <table:table-cell table:formula="of:=SUBSTITUTE([.B109];&quot; &quot;;&quot;.&quot;)" office:value-type="string" office:string-value="gie.canta-zubiri" calcext:value-type="string">
            <text:p>gie.canta-zubiri</text:p>
          </table:table-cell>
          <table:table-cell table:formula="of:=COM.MICROSOFT.CONCAT([.C109]; &quot;@gmail.com&quot;)" office:value-type="string" office:string-value="gie.canta-zubiri@gmail.com" calcext:value-type="string">
            <text:p>gie.canta-zubiri@gmail.com</text:p>
          </table:table-cell>
        </table:table-row>
        <table:table-row table:style-name="ro1">
          <table:table-cell office:value-type="string" calcext:value-type="string">
            <text:p>Gloria Delos Santos</text:p>
          </table:table-cell>
          <table:table-cell table:formula="of:=TRIM(LOWER([.A110]))" office:value-type="string" office:string-value="gloria delos santos" calcext:value-type="string">
            <text:p>gloria delos santos</text:p>
          </table:table-cell>
          <table:table-cell table:formula="of:=SUBSTITUTE([.B110];&quot; &quot;;&quot;.&quot;)" office:value-type="string" office:string-value="gloria.delos.santos" calcext:value-type="string">
            <text:p>gloria.delos.santos</text:p>
          </table:table-cell>
          <table:table-cell table:formula="of:=COM.MICROSOFT.CONCAT([.C110]; &quot;@gmail.com&quot;)" office:value-type="string" office:string-value="gloria.delos.santos@gmail.com" calcext:value-type="string">
            <text:p>gloria.delos.santos@gmail.com</text:p>
          </table:table-cell>
        </table:table-row>
        <table:table-row table:style-name="ro1">
          <table:table-cell office:value-type="string" calcext:value-type="string">
            <text:p>Gracesil Sayam Salazar</text:p>
          </table:table-cell>
          <table:table-cell table:formula="of:=TRIM(LOWER([.A111]))" office:value-type="string" office:string-value="gracesil sayam salazar" calcext:value-type="string">
            <text:p>gracesil sayam salazar</text:p>
          </table:table-cell>
          <table:table-cell table:formula="of:=SUBSTITUTE([.B111];&quot; &quot;;&quot;.&quot;)" office:value-type="string" office:string-value="gracesil.sayam.salazar" calcext:value-type="string">
            <text:p>gracesil.sayam.salazar</text:p>
          </table:table-cell>
          <table:table-cell table:formula="of:=COM.MICROSOFT.CONCAT([.C111]; &quot;@gmail.com&quot;)" office:value-type="string" office:string-value="gracesil.sayam.salazar@gmail.com" calcext:value-type="string">
            <text:p>gracesil.sayam.salazar@gmail.com</text:p>
          </table:table-cell>
        </table:table-row>
        <table:table-row table:style-name="ro1">
          <table:table-cell office:value-type="string" calcext:value-type="string">
            <text:p>Greg Luzon</text:p>
          </table:table-cell>
          <table:table-cell table:formula="of:=TRIM(LOWER([.A112]))" office:value-type="string" office:string-value="greg luzon" calcext:value-type="string">
            <text:p>greg luzon</text:p>
          </table:table-cell>
          <table:table-cell table:formula="of:=SUBSTITUTE([.B112];&quot; &quot;;&quot;.&quot;)" office:value-type="string" office:string-value="greg.luzon" calcext:value-type="string">
            <text:p>greg.luzon</text:p>
          </table:table-cell>
          <table:table-cell table:formula="of:=COM.MICROSOFT.CONCAT([.C112]; &quot;@gmail.com&quot;)" office:value-type="string" office:string-value="greg.luzon@gmail.com" calcext:value-type="string">
            <text:p>greg.luzon@gmail.com</text:p>
          </table:table-cell>
        </table:table-row>
        <table:table-row table:style-name="ro1">
          <table:table-cell office:value-type="string" calcext:value-type="string">
            <text:p>Hilario Manalo</text:p>
          </table:table-cell>
          <table:table-cell table:formula="of:=TRIM(LOWER([.A113]))" office:value-type="string" office:string-value="hilario manalo" calcext:value-type="string">
            <text:p>hilario manalo</text:p>
          </table:table-cell>
          <table:table-cell table:formula="of:=SUBSTITUTE([.B113];&quot; &quot;;&quot;.&quot;)" office:value-type="string" office:string-value="hilario.manalo" calcext:value-type="string">
            <text:p>hilario.manalo</text:p>
          </table:table-cell>
          <table:table-cell table:formula="of:=COM.MICROSOFT.CONCAT([.C113]; &quot;@gmail.com&quot;)" office:value-type="string" office:string-value="hilario.manalo@gmail.com" calcext:value-type="string">
            <text:p>hilario.manalo@gmail.com</text:p>
          </table:table-cell>
        </table:table-row>
        <table:table-row table:style-name="ro1">
          <table:table-cell office:value-type="string" calcext:value-type="string">
            <text:p>Hilda Moraña</text:p>
          </table:table-cell>
          <table:table-cell table:formula="of:=TRIM(LOWER([.A114]))" office:value-type="string" office:string-value="hilda moraña" calcext:value-type="string">
            <text:p>hilda moraña</text:p>
          </table:table-cell>
          <table:table-cell table:formula="of:=SUBSTITUTE([.B114];&quot; &quot;;&quot;.&quot;)" office:value-type="string" office:string-value="hilda.moraña" calcext:value-type="string">
            <text:p>hilda.moraña</text:p>
          </table:table-cell>
          <table:table-cell table:formula="of:=COM.MICROSOFT.CONCAT([.C114]; &quot;@gmail.com&quot;)" office:value-type="string" office:string-value="hilda.moraña@gmail.com" calcext:value-type="string">
            <text:p>hilda.moraña@gmail.com</text:p>
          </table:table-cell>
        </table:table-row>
        <table:table-row table:style-name="ro1">
          <table:table-cell office:value-type="string" calcext:value-type="string">
            <text:p>Imfg Ait SG</text:p>
          </table:table-cell>
          <table:table-cell table:formula="of:=TRIM(LOWER([.A115]))" office:value-type="string" office:string-value="imfg ait sg" calcext:value-type="string">
            <text:p>imfg ait sg</text:p>
          </table:table-cell>
          <table:table-cell table:formula="of:=SUBSTITUTE([.B115];&quot; &quot;;&quot;.&quot;)" office:value-type="string" office:string-value="imfg.ait.sg" calcext:value-type="string">
            <text:p>imfg.ait.sg</text:p>
          </table:table-cell>
          <table:table-cell table:formula="of:=COM.MICROSOFT.CONCAT([.C115]; &quot;@gmail.com&quot;)" office:value-type="string" office:string-value="imfg.ait.sg@gmail.com" calcext:value-type="string">
            <text:p>imfg.ait.sg@gmail.com</text:p>
          </table:table-cell>
        </table:table-row>
        <table:table-row table:style-name="ro1">
          <table:table-cell office:value-type="string" calcext:value-type="string">
            <text:p>Irene Polinag Gaon</text:p>
          </table:table-cell>
          <table:table-cell table:formula="of:=TRIM(LOWER([.A116]))" office:value-type="string" office:string-value="irene polinag gaon" calcext:value-type="string">
            <text:p>irene polinag gaon</text:p>
          </table:table-cell>
          <table:table-cell table:formula="of:=SUBSTITUTE([.B116];&quot; &quot;;&quot;.&quot;)" office:value-type="string" office:string-value="irene.polinag.gaon" calcext:value-type="string">
            <text:p>irene.polinag.gaon</text:p>
          </table:table-cell>
          <table:table-cell table:formula="of:=COM.MICROSOFT.CONCAT([.C116]; &quot;@gmail.com&quot;)" office:value-type="string" office:string-value="irene.polinag.gaon@gmail.com" calcext:value-type="string">
            <text:p>irene.polinag.gaon@gmail.com</text:p>
          </table:table-cell>
        </table:table-row>
        <table:table-row table:style-name="ro1">
          <table:table-cell office:value-type="string" calcext:value-type="string">
            <text:p>Iric Chua</text:p>
          </table:table-cell>
          <table:table-cell table:formula="of:=TRIM(LOWER([.A117]))" office:value-type="string" office:string-value="iric chua" calcext:value-type="string">
            <text:p>iric chua</text:p>
          </table:table-cell>
          <table:table-cell table:formula="of:=SUBSTITUTE([.B117];&quot; &quot;;&quot;.&quot;)" office:value-type="string" office:string-value="iric.chua" calcext:value-type="string">
            <text:p>iric.chua</text:p>
          </table:table-cell>
          <table:table-cell table:formula="of:=COM.MICROSOFT.CONCAT([.C117]; &quot;@gmail.com&quot;)" office:value-type="string" office:string-value="iric.chua@gmail.com" calcext:value-type="string">
            <text:p>iric.chua@gmail.com</text:p>
          </table:table-cell>
        </table:table-row>
        <table:table-row table:style-name="ro1">
          <table:table-cell office:value-type="string" calcext:value-type="string">
            <text:p>Irish De Villa</text:p>
          </table:table-cell>
          <table:table-cell table:formula="of:=TRIM(LOWER([.A118]))" office:value-type="string" office:string-value="irish de villa" calcext:value-type="string">
            <text:p>irish de villa</text:p>
          </table:table-cell>
          <table:table-cell table:formula="of:=SUBSTITUTE([.B118];&quot; &quot;;&quot;.&quot;)" office:value-type="string" office:string-value="irish.de.villa" calcext:value-type="string">
            <text:p>irish.de.villa</text:p>
          </table:table-cell>
          <table:table-cell table:formula="of:=COM.MICROSOFT.CONCAT([.C118]; &quot;@gmail.com&quot;)" office:value-type="string" office:string-value="irish.de.villa@gmail.com" calcext:value-type="string">
            <text:p>irish.de.villa@gmail.com</text:p>
          </table:table-cell>
        </table:table-row>
        <table:table-row table:style-name="ro1">
          <table:table-cell office:value-type="string" calcext:value-type="string">
            <text:p>Ishtin Balisi</text:p>
          </table:table-cell>
          <table:table-cell table:formula="of:=TRIM(LOWER([.A119]))" office:value-type="string" office:string-value="ishtin balisi" calcext:value-type="string">
            <text:p>ishtin balisi</text:p>
          </table:table-cell>
          <table:table-cell table:formula="of:=SUBSTITUTE([.B119];&quot; &quot;;&quot;.&quot;)" office:value-type="string" office:string-value="ishtin.balisi" calcext:value-type="string">
            <text:p>ishtin.balisi</text:p>
          </table:table-cell>
          <table:table-cell table:formula="of:=COM.MICROSOFT.CONCAT([.C119]; &quot;@gmail.com&quot;)" office:value-type="string" office:string-value="ishtin.balisi@gmail.com" calcext:value-type="string">
            <text:p>ishtin.balisi@gmail.com</text:p>
          </table:table-cell>
        </table:table-row>
        <table:table-row table:style-name="ro1">
          <table:table-cell office:value-type="string" calcext:value-type="string">
            <text:p>Jackie Edubas-Salvio</text:p>
          </table:table-cell>
          <table:table-cell table:formula="of:=TRIM(LOWER([.A120]))" office:value-type="string" office:string-value="jackie edubas-salvio" calcext:value-type="string">
            <text:p>jackie edubas-salvio</text:p>
          </table:table-cell>
          <table:table-cell table:formula="of:=SUBSTITUTE([.B120];&quot; &quot;;&quot;.&quot;)" office:value-type="string" office:string-value="jackie.edubas-salvio" calcext:value-type="string">
            <text:p>jackie.edubas-salvio</text:p>
          </table:table-cell>
          <table:table-cell table:formula="of:=COM.MICROSOFT.CONCAT([.C120]; &quot;@gmail.com&quot;)" office:value-type="string" office:string-value="jackie.edubas-salvio@gmail.com" calcext:value-type="string">
            <text:p>jackie.edubas-salvio@gmail.com</text:p>
          </table:table-cell>
        </table:table-row>
        <table:table-row table:style-name="ro1">
          <table:table-cell office:value-type="string" calcext:value-type="string">
            <text:p>Jacqueline Bacoling</text:p>
          </table:table-cell>
          <table:table-cell table:formula="of:=TRIM(LOWER([.A121]))" office:value-type="string" office:string-value="jacqueline bacoling" calcext:value-type="string">
            <text:p>jacqueline bacoling</text:p>
          </table:table-cell>
          <table:table-cell table:formula="of:=SUBSTITUTE([.B121];&quot; &quot;;&quot;.&quot;)" office:value-type="string" office:string-value="jacqueline.bacoling" calcext:value-type="string">
            <text:p>jacqueline.bacoling</text:p>
          </table:table-cell>
          <table:table-cell table:formula="of:=COM.MICROSOFT.CONCAT([.C121]; &quot;@gmail.com&quot;)" office:value-type="string" office:string-value="jacqueline.bacoling@gmail.com" calcext:value-type="string">
            <text:p>jacqueline.bacoling@gmail.com</text:p>
          </table:table-cell>
        </table:table-row>
        <table:table-row table:style-name="ro1">
          <table:table-cell office:value-type="string" calcext:value-type="string">
            <text:p>Jairus Bernardo</text:p>
          </table:table-cell>
          <table:table-cell table:formula="of:=TRIM(LOWER([.A122]))" office:value-type="string" office:string-value="jairus bernardo" calcext:value-type="string">
            <text:p>jairus bernardo</text:p>
          </table:table-cell>
          <table:table-cell table:formula="of:=SUBSTITUTE([.B122];&quot; &quot;;&quot;.&quot;)" office:value-type="string" office:string-value="jairus.bernardo" calcext:value-type="string">
            <text:p>jairus.bernardo</text:p>
          </table:table-cell>
          <table:table-cell table:formula="of:=COM.MICROSOFT.CONCAT([.C122]; &quot;@gmail.com&quot;)" office:value-type="string" office:string-value="jairus.bernardo@gmail.com" calcext:value-type="string">
            <text:p>jairus.bernardo@gmail.com</text:p>
          </table:table-cell>
        </table:table-row>
        <table:table-row table:style-name="ro1">
          <table:table-cell office:value-type="string" calcext:value-type="string">
            <text:p>James Amorado</text:p>
          </table:table-cell>
          <table:table-cell table:formula="of:=TRIM(LOWER([.A123]))" office:value-type="string" office:string-value="james amorado" calcext:value-type="string">
            <text:p>james amorado</text:p>
          </table:table-cell>
          <table:table-cell table:formula="of:=SUBSTITUTE([.B123];&quot; &quot;;&quot;.&quot;)" office:value-type="string" office:string-value="james.amorado" calcext:value-type="string">
            <text:p>james.amorado</text:p>
          </table:table-cell>
          <table:table-cell table:formula="of:=COM.MICROSOFT.CONCAT([.C123]; &quot;@gmail.com&quot;)" office:value-type="string" office:string-value="james.amorado@gmail.com" calcext:value-type="string">
            <text:p>james.amorado@gmail.com</text:p>
          </table:table-cell>
        </table:table-row>
        <table:table-row table:style-name="ro1">
          <table:table-cell office:value-type="string" calcext:value-type="string">
            <text:p>James Wong</text:p>
          </table:table-cell>
          <table:table-cell table:formula="of:=TRIM(LOWER([.A124]))" office:value-type="string" office:string-value="james wong" calcext:value-type="string">
            <text:p>james wong</text:p>
          </table:table-cell>
          <table:table-cell table:formula="of:=SUBSTITUTE([.B124];&quot; &quot;;&quot;.&quot;)" office:value-type="string" office:string-value="james.wong" calcext:value-type="string">
            <text:p>james.wong</text:p>
          </table:table-cell>
          <table:table-cell table:formula="of:=COM.MICROSOFT.CONCAT([.C124]; &quot;@gmail.com&quot;)" office:value-type="string" office:string-value="james.wong@gmail.com" calcext:value-type="string">
            <text:p>james.wong@gmail.com</text:p>
          </table:table-cell>
        </table:table-row>
        <table:table-row table:style-name="ro1">
          <table:table-cell office:value-type="string" calcext:value-type="string">
            <text:p>Jane Cillano Coriño</text:p>
          </table:table-cell>
          <table:table-cell table:formula="of:=TRIM(LOWER([.A125]))" office:value-type="string" office:string-value="jane cillano coriño" calcext:value-type="string">
            <text:p>jane cillano coriño</text:p>
          </table:table-cell>
          <table:table-cell table:formula="of:=SUBSTITUTE([.B125];&quot; &quot;;&quot;.&quot;)" office:value-type="string" office:string-value="jane.cillano.coriño" calcext:value-type="string">
            <text:p>jane.cillano.coriño</text:p>
          </table:table-cell>
          <table:table-cell table:formula="of:=COM.MICROSOFT.CONCAT([.C125]; &quot;@gmail.com&quot;)" office:value-type="string" office:string-value="jane.cillano.coriño@gmail.com" calcext:value-type="string">
            <text:p>jane.cillano.coriño@gmail.com</text:p>
          </table:table-cell>
        </table:table-row>
        <table:table-row table:style-name="ro1">
          <table:table-cell office:value-type="string" calcext:value-type="string">
            <text:p>Janice Teves Custodio Tajonera</text:p>
          </table:table-cell>
          <table:table-cell table:formula="of:=TRIM(LOWER([.A126]))" office:value-type="string" office:string-value="janice teves custodio tajonera" calcext:value-type="string">
            <text:p>janice teves custodio tajonera</text:p>
          </table:table-cell>
          <table:table-cell table:formula="of:=SUBSTITUTE([.B126];&quot; &quot;;&quot;.&quot;)" office:value-type="string" office:string-value="janice.teves.custodio.tajonera" calcext:value-type="string">
            <text:p>janice.teves.custodio.tajonera</text:p>
          </table:table-cell>
          <table:table-cell table:formula="of:=COM.MICROSOFT.CONCAT([.C126]; &quot;@gmail.com&quot;)" office:value-type="string" office:string-value="janice.teves.custodio.tajonera@gmail.com" calcext:value-type="string">
            <text:p>janice.teves.custodio.tajonera@gmail.com</text:p>
          </table:table-cell>
        </table:table-row>
        <table:table-row table:style-name="ro1">
          <table:table-cell office:value-type="string" calcext:value-type="string">
            <text:p>Jasmin Salvio</text:p>
          </table:table-cell>
          <table:table-cell table:formula="of:=TRIM(LOWER([.A127]))" office:value-type="string" office:string-value="jasmin salvio" calcext:value-type="string">
            <text:p>jasmin salvio</text:p>
          </table:table-cell>
          <table:table-cell table:formula="of:=SUBSTITUTE([.B127];&quot; &quot;;&quot;.&quot;)" office:value-type="string" office:string-value="jasmin.salvio" calcext:value-type="string">
            <text:p>jasmin.salvio</text:p>
          </table:table-cell>
          <table:table-cell table:formula="of:=COM.MICROSOFT.CONCAT([.C127]; &quot;@gmail.com&quot;)" office:value-type="string" office:string-value="jasmin.salvio@gmail.com" calcext:value-type="string">
            <text:p>jasmin.salvio@gmail.com</text:p>
          </table:table-cell>
        </table:table-row>
        <table:table-row table:style-name="ro1">
          <table:table-cell office:value-type="string" calcext:value-type="string">
            <text:p>Jason Dela Cruz-moron</text:p>
          </table:table-cell>
          <table:table-cell table:formula="of:=TRIM(LOWER([.A128]))" office:value-type="string" office:string-value="jason dela cruz-moron" calcext:value-type="string">
            <text:p>jason dela cruz-moron</text:p>
          </table:table-cell>
          <table:table-cell table:formula="of:=SUBSTITUTE([.B128];&quot; &quot;;&quot;.&quot;)" office:value-type="string" office:string-value="jason.dela.cruz-moron" calcext:value-type="string">
            <text:p>jason.dela.cruz-moron</text:p>
          </table:table-cell>
          <table:table-cell table:formula="of:=COM.MICROSOFT.CONCAT([.C128]; &quot;@gmail.com&quot;)" office:value-type="string" office:string-value="jason.dela.cruz-moron@gmail.com" calcext:value-type="string">
            <text:p>jason.dela.cruz-moron@gmail.com</text:p>
          </table:table-cell>
        </table:table-row>
        <table:table-row table:style-name="ro1">
          <table:table-cell office:value-type="string" calcext:value-type="string">
            <text:p>Jay Pee</text:p>
          </table:table-cell>
          <table:table-cell table:formula="of:=TRIM(LOWER([.A129]))" office:value-type="string" office:string-value="jay pee" calcext:value-type="string">
            <text:p>jay pee</text:p>
          </table:table-cell>
          <table:table-cell table:formula="of:=SUBSTITUTE([.B129];&quot; &quot;;&quot;.&quot;)" office:value-type="string" office:string-value="jay.pee" calcext:value-type="string">
            <text:p>jay.pee</text:p>
          </table:table-cell>
          <table:table-cell table:formula="of:=COM.MICROSOFT.CONCAT([.C129]; &quot;@gmail.com&quot;)" office:value-type="string" office:string-value="jay.pee@gmail.com" calcext:value-type="string">
            <text:p>jay.pee@gmail.com</text:p>
          </table:table-cell>
        </table:table-row>
        <table:table-row table:style-name="ro1">
          <table:table-cell office:value-type="string" calcext:value-type="string">
            <text:p>Jayson King Flores</text:p>
          </table:table-cell>
          <table:table-cell table:formula="of:=TRIM(LOWER([.A130]))" office:value-type="string" office:string-value="jayson king flores" calcext:value-type="string">
            <text:p>jayson king flores</text:p>
          </table:table-cell>
          <table:table-cell table:formula="of:=SUBSTITUTE([.B130];&quot; &quot;;&quot;.&quot;)" office:value-type="string" office:string-value="jayson.king.flores" calcext:value-type="string">
            <text:p>jayson.king.flores</text:p>
          </table:table-cell>
          <table:table-cell table:formula="of:=COM.MICROSOFT.CONCAT([.C130]; &quot;@gmail.com&quot;)" office:value-type="string" office:string-value="jayson.king.flores@gmail.com" calcext:value-type="string">
            <text:p>jayson.king.flores@gmail.com</text:p>
          </table:table-cell>
        </table:table-row>
        <table:table-row table:style-name="ro1">
          <table:table-cell office:value-type="string" calcext:value-type="string">
            <text:p>Jayvee Baraquel</text:p>
          </table:table-cell>
          <table:table-cell table:formula="of:=TRIM(LOWER([.A131]))" office:value-type="string" office:string-value="jayvee baraquel" calcext:value-type="string">
            <text:p>jayvee baraquel</text:p>
          </table:table-cell>
          <table:table-cell table:formula="of:=SUBSTITUTE([.B131];&quot; &quot;;&quot;.&quot;)" office:value-type="string" office:string-value="jayvee.baraquel" calcext:value-type="string">
            <text:p>jayvee.baraquel</text:p>
          </table:table-cell>
          <table:table-cell table:formula="of:=COM.MICROSOFT.CONCAT([.C131]; &quot;@gmail.com&quot;)" office:value-type="string" office:string-value="jayvee.baraquel@gmail.com" calcext:value-type="string">
            <text:p>jayvee.baraquel@gmail.com</text:p>
          </table:table-cell>
        </table:table-row>
        <table:table-row table:style-name="ro1">
          <table:table-cell office:value-type="string" calcext:value-type="string">
            <text:p>Jayzel Rone Pimentel</text:p>
          </table:table-cell>
          <table:table-cell table:formula="of:=TRIM(LOWER([.A132]))" office:value-type="string" office:string-value="jayzel rone pimentel" calcext:value-type="string">
            <text:p>jayzel rone pimentel</text:p>
          </table:table-cell>
          <table:table-cell table:formula="of:=SUBSTITUTE([.B132];&quot; &quot;;&quot;.&quot;)" office:value-type="string" office:string-value="jayzel.rone.pimentel" calcext:value-type="string">
            <text:p>jayzel.rone.pimentel</text:p>
          </table:table-cell>
          <table:table-cell table:formula="of:=COM.MICROSOFT.CONCAT([.C132]; &quot;@gmail.com&quot;)" office:value-type="string" office:string-value="jayzel.rone.pimentel@gmail.com" calcext:value-type="string">
            <text:p>jayzel.rone.pimentel@gmail.com</text:p>
          </table:table-cell>
        </table:table-row>
        <table:table-row table:style-name="ro1">
          <table:table-cell office:value-type="string" calcext:value-type="string">
            <text:p>Jen Yper Villaluna</text:p>
          </table:table-cell>
          <table:table-cell table:formula="of:=TRIM(LOWER([.A133]))" office:value-type="string" office:string-value="jen yper villaluna" calcext:value-type="string">
            <text:p>jen yper villaluna</text:p>
          </table:table-cell>
          <table:table-cell table:formula="of:=SUBSTITUTE([.B133];&quot; &quot;;&quot;.&quot;)" office:value-type="string" office:string-value="jen.yper.villaluna" calcext:value-type="string">
            <text:p>jen.yper.villaluna</text:p>
          </table:table-cell>
          <table:table-cell table:formula="of:=COM.MICROSOFT.CONCAT([.C133]; &quot;@gmail.com&quot;)" office:value-type="string" office:string-value="jen.yper.villaluna@gmail.com" calcext:value-type="string">
            <text:p>jen.yper.villaluna@gmail.com</text:p>
          </table:table-cell>
        </table:table-row>
        <table:table-row table:style-name="ro1">
          <table:table-cell office:value-type="string" calcext:value-type="string">
            <text:p>Jenna Baraquel</text:p>
          </table:table-cell>
          <table:table-cell table:formula="of:=TRIM(LOWER([.A134]))" office:value-type="string" office:string-value="jenna baraquel" calcext:value-type="string">
            <text:p>jenna baraquel</text:p>
          </table:table-cell>
          <table:table-cell table:formula="of:=SUBSTITUTE([.B134];&quot; &quot;;&quot;.&quot;)" office:value-type="string" office:string-value="jenna.baraquel" calcext:value-type="string">
            <text:p>jenna.baraquel</text:p>
          </table:table-cell>
          <table:table-cell table:formula="of:=COM.MICROSOFT.CONCAT([.C134]; &quot;@gmail.com&quot;)" office:value-type="string" office:string-value="jenna.baraquel@gmail.com" calcext:value-type="string">
            <text:p>jenna.baraquel@gmail.com</text:p>
          </table:table-cell>
        </table:table-row>
        <table:table-row table:style-name="ro1">
          <table:table-cell office:value-type="string" calcext:value-type="string">
            <text:p>Jennifer Esguerra Lacuesta</text:p>
          </table:table-cell>
          <table:table-cell table:formula="of:=TRIM(LOWER([.A135]))" office:value-type="string" office:string-value="jennifer esguerra lacuesta" calcext:value-type="string">
            <text:p>jennifer esguerra lacuesta</text:p>
          </table:table-cell>
          <table:table-cell table:formula="of:=SUBSTITUTE([.B135];&quot; &quot;;&quot;.&quot;)" office:value-type="string" office:string-value="jennifer.esguerra.lacuesta" calcext:value-type="string">
            <text:p>jennifer.esguerra.lacuesta</text:p>
          </table:table-cell>
          <table:table-cell table:formula="of:=COM.MICROSOFT.CONCAT([.C135]; &quot;@gmail.com&quot;)" office:value-type="string" office:string-value="jennifer.esguerra.lacuesta@gmail.com" calcext:value-type="string">
            <text:p>jennifer.esguerra.lacuesta@gmail.com</text:p>
          </table:table-cell>
        </table:table-row>
        <table:table-row table:style-name="ro1">
          <table:table-cell office:value-type="string" calcext:value-type="string">
            <text:p>Jennifer Lacuesta</text:p>
          </table:table-cell>
          <table:table-cell table:formula="of:=TRIM(LOWER([.A136]))" office:value-type="string" office:string-value="jennifer lacuesta" calcext:value-type="string">
            <text:p>jennifer lacuesta</text:p>
          </table:table-cell>
          <table:table-cell table:formula="of:=SUBSTITUTE([.B136];&quot; &quot;;&quot;.&quot;)" office:value-type="string" office:string-value="jennifer.lacuesta" calcext:value-type="string">
            <text:p>jennifer.lacuesta</text:p>
          </table:table-cell>
          <table:table-cell table:formula="of:=COM.MICROSOFT.CONCAT([.C136]; &quot;@gmail.com&quot;)" office:value-type="string" office:string-value="jennifer.lacuesta@gmail.com" calcext:value-type="string">
            <text:p>jennifer.lacuesta@gmail.com</text:p>
          </table:table-cell>
        </table:table-row>
        <table:table-row table:style-name="ro1">
          <table:table-cell office:value-type="string" calcext:value-type="string">
            <text:p>Jenny Alonso</text:p>
          </table:table-cell>
          <table:table-cell table:formula="of:=TRIM(LOWER([.A137]))" office:value-type="string" office:string-value="jenny alonso" calcext:value-type="string">
            <text:p>jenny alonso</text:p>
          </table:table-cell>
          <table:table-cell table:formula="of:=SUBSTITUTE([.B137];&quot; &quot;;&quot;.&quot;)" office:value-type="string" office:string-value="jenny.alonso" calcext:value-type="string">
            <text:p>jenny.alonso</text:p>
          </table:table-cell>
          <table:table-cell table:formula="of:=COM.MICROSOFT.CONCAT([.C137]; &quot;@gmail.com&quot;)" office:value-type="string" office:string-value="jenny.alonso@gmail.com" calcext:value-type="string">
            <text:p>jenny.alonso@gmail.com</text:p>
          </table:table-cell>
        </table:table-row>
        <table:table-row table:style-name="ro1">
          <table:table-cell office:value-type="string" calcext:value-type="string">
            <text:p>Jenny Ruth Mendez</text:p>
          </table:table-cell>
          <table:table-cell table:formula="of:=TRIM(LOWER([.A138]))" office:value-type="string" office:string-value="jenny ruth mendez" calcext:value-type="string">
            <text:p>jenny ruth mendez</text:p>
          </table:table-cell>
          <table:table-cell table:formula="of:=SUBSTITUTE([.B138];&quot; &quot;;&quot;.&quot;)" office:value-type="string" office:string-value="jenny.ruth.mendez" calcext:value-type="string">
            <text:p>jenny.ruth.mendez</text:p>
          </table:table-cell>
          <table:table-cell table:formula="of:=COM.MICROSOFT.CONCAT([.C138]; &quot;@gmail.com&quot;)" office:value-type="string" office:string-value="jenny.ruth.mendez@gmail.com" calcext:value-type="string">
            <text:p>jenny.ruth.mendez@gmail.com</text:p>
          </table:table-cell>
        </table:table-row>
        <table:table-row table:style-name="ro1">
          <table:table-cell office:value-type="string" calcext:value-type="string">
            <text:p>Jeremiah Baraquel</text:p>
          </table:table-cell>
          <table:table-cell table:formula="of:=TRIM(LOWER([.A139]))" office:value-type="string" office:string-value="jeremiah baraquel" calcext:value-type="string">
            <text:p>jeremiah baraquel</text:p>
          </table:table-cell>
          <table:table-cell table:formula="of:=SUBSTITUTE([.B139];&quot; &quot;;&quot;.&quot;)" office:value-type="string" office:string-value="jeremiah.baraquel" calcext:value-type="string">
            <text:p>jeremiah.baraquel</text:p>
          </table:table-cell>
          <table:table-cell table:formula="of:=COM.MICROSOFT.CONCAT([.C139]; &quot;@gmail.com&quot;)" office:value-type="string" office:string-value="jeremiah.baraquel@gmail.com" calcext:value-type="string">
            <text:p>jeremiah.baraquel@gmail.com</text:p>
          </table:table-cell>
        </table:table-row>
        <table:table-row table:style-name="ro1">
          <table:table-cell office:value-type="string" calcext:value-type="string">
            <text:p>Jerlyn Buljatin</text:p>
          </table:table-cell>
          <table:table-cell table:formula="of:=TRIM(LOWER([.A140]))" office:value-type="string" office:string-value="jerlyn buljatin" calcext:value-type="string">
            <text:p>jerlyn buljatin</text:p>
          </table:table-cell>
          <table:table-cell table:formula="of:=SUBSTITUTE([.B140];&quot; &quot;;&quot;.&quot;)" office:value-type="string" office:string-value="jerlyn.buljatin" calcext:value-type="string">
            <text:p>jerlyn.buljatin</text:p>
          </table:table-cell>
          <table:table-cell table:formula="of:=COM.MICROSOFT.CONCAT([.C140]; &quot;@gmail.com&quot;)" office:value-type="string" office:string-value="jerlyn.buljatin@gmail.com" calcext:value-type="string">
            <text:p>jerlyn.buljatin@gmail.com</text:p>
          </table:table-cell>
        </table:table-row>
        <table:table-row table:style-name="ro1">
          <table:table-cell office:value-type="string" calcext:value-type="string">
            <text:p>Jhayson Llandelar Baraquel</text:p>
          </table:table-cell>
          <table:table-cell table:formula="of:=TRIM(LOWER([.A141]))" office:value-type="string" office:string-value="jhayson llandelar baraquel" calcext:value-type="string">
            <text:p>jhayson llandelar baraquel</text:p>
          </table:table-cell>
          <table:table-cell table:formula="of:=SUBSTITUTE([.B141];&quot; &quot;;&quot;.&quot;)" office:value-type="string" office:string-value="jhayson.llandelar.baraquel" calcext:value-type="string">
            <text:p>jhayson.llandelar.baraquel</text:p>
          </table:table-cell>
          <table:table-cell table:formula="of:=COM.MICROSOFT.CONCAT([.C141]; &quot;@gmail.com&quot;)" office:value-type="string" office:string-value="jhayson.llandelar.baraquel@gmail.com" calcext:value-type="string">
            <text:p>jhayson.llandelar.baraquel@gmail.com</text:p>
          </table:table-cell>
        </table:table-row>
        <table:table-row table:style-name="ro1">
          <table:table-cell office:value-type="string" calcext:value-type="string">
            <text:p>Jho Tajonera-Cabildo</text:p>
          </table:table-cell>
          <table:table-cell table:formula="of:=TRIM(LOWER([.A142]))" office:value-type="string" office:string-value="jho tajonera-cabildo" calcext:value-type="string">
            <text:p>jho tajonera-cabildo</text:p>
          </table:table-cell>
          <table:table-cell table:formula="of:=SUBSTITUTE([.B142];&quot; &quot;;&quot;.&quot;)" office:value-type="string" office:string-value="jho.tajonera-cabildo" calcext:value-type="string">
            <text:p>jho.tajonera-cabildo</text:p>
          </table:table-cell>
          <table:table-cell table:formula="of:=COM.MICROSOFT.CONCAT([.C142]; &quot;@gmail.com&quot;)" office:value-type="string" office:string-value="jho.tajonera-cabildo@gmail.com" calcext:value-type="string">
            <text:p>jho.tajonera-cabildo@gmail.com</text:p>
          </table:table-cell>
        </table:table-row>
        <table:table-row table:style-name="ro1">
          <table:table-cell office:value-type="string" calcext:value-type="string">
            <text:p>Jhonee Baraquel Llandelar</text:p>
          </table:table-cell>
          <table:table-cell table:formula="of:=TRIM(LOWER([.A143]))" office:value-type="string" office:string-value="jhonee baraquel llandelar" calcext:value-type="string">
            <text:p>jhonee baraquel llandelar</text:p>
          </table:table-cell>
          <table:table-cell table:formula="of:=SUBSTITUTE([.B143];&quot; &quot;;&quot;.&quot;)" office:value-type="string" office:string-value="jhonee.baraquel.llandelar" calcext:value-type="string">
            <text:p>jhonee.baraquel.llandelar</text:p>
          </table:table-cell>
          <table:table-cell table:formula="of:=COM.MICROSOFT.CONCAT([.C143]; &quot;@gmail.com&quot;)" office:value-type="string" office:string-value="jhonee.baraquel.llandelar@gmail.com" calcext:value-type="string">
            <text:p>jhonee.baraquel.llandelar@gmail.com</text:p>
          </table:table-cell>
        </table:table-row>
        <table:table-row table:style-name="ro1">
          <table:table-cell office:value-type="string" calcext:value-type="string">
            <text:p>Jhopet Osorio</text:p>
          </table:table-cell>
          <table:table-cell table:formula="of:=TRIM(LOWER([.A144]))" office:value-type="string" office:string-value="jhopet osorio" calcext:value-type="string">
            <text:p>jhopet osorio</text:p>
          </table:table-cell>
          <table:table-cell table:formula="of:=SUBSTITUTE([.B144];&quot; &quot;;&quot;.&quot;)" office:value-type="string" office:string-value="jhopet.osorio" calcext:value-type="string">
            <text:p>jhopet.osorio</text:p>
          </table:table-cell>
          <table:table-cell table:formula="of:=COM.MICROSOFT.CONCAT([.C144]; &quot;@gmail.com&quot;)" office:value-type="string" office:string-value="jhopet.osorio@gmail.com" calcext:value-type="string">
            <text:p>jhopet.osorio@gmail.com</text:p>
          </table:table-cell>
        </table:table-row>
        <table:table-row table:style-name="ro1">
          <table:table-cell office:value-type="string" calcext:value-type="string">
            <text:p>Jianzen Besa</text:p>
          </table:table-cell>
          <table:table-cell table:formula="of:=TRIM(LOWER([.A145]))" office:value-type="string" office:string-value="jianzen besa" calcext:value-type="string">
            <text:p>jianzen besa</text:p>
          </table:table-cell>
          <table:table-cell table:formula="of:=SUBSTITUTE([.B145];&quot; &quot;;&quot;.&quot;)" office:value-type="string" office:string-value="jianzen.besa" calcext:value-type="string">
            <text:p>jianzen.besa</text:p>
          </table:table-cell>
          <table:table-cell table:formula="of:=COM.MICROSOFT.CONCAT([.C145]; &quot;@gmail.com&quot;)" office:value-type="string" office:string-value="jianzen.besa@gmail.com" calcext:value-type="string">
            <text:p>jianzen.besa@gmail.com</text:p>
          </table:table-cell>
        </table:table-row>
        <table:table-row table:style-name="ro1">
          <table:table-cell office:value-type="string" calcext:value-type="string">
            <text:p>Jo Burwell-Busa</text:p>
          </table:table-cell>
          <table:table-cell table:formula="of:=TRIM(LOWER([.A146]))" office:value-type="string" office:string-value="jo burwell-busa" calcext:value-type="string">
            <text:p>jo burwell-busa</text:p>
          </table:table-cell>
          <table:table-cell table:formula="of:=SUBSTITUTE([.B146];&quot; &quot;;&quot;.&quot;)" office:value-type="string" office:string-value="jo.burwell-busa" calcext:value-type="string">
            <text:p>jo.burwell-busa</text:p>
          </table:table-cell>
          <table:table-cell table:formula="of:=COM.MICROSOFT.CONCAT([.C146]; &quot;@gmail.com&quot;)" office:value-type="string" office:string-value="jo.burwell-busa@gmail.com" calcext:value-type="string">
            <text:p>jo.burwell-busa@gmail.com</text:p>
          </table:table-cell>
        </table:table-row>
        <table:table-row table:style-name="ro1">
          <table:table-cell office:value-type="string" calcext:value-type="string">
            <text:p>Joanna Rose Custodio Canta</text:p>
          </table:table-cell>
          <table:table-cell table:formula="of:=TRIM(LOWER([.A147]))" office:value-type="string" office:string-value="joanna rose custodio canta" calcext:value-type="string">
            <text:p>joanna rose custodio canta</text:p>
          </table:table-cell>
          <table:table-cell table:formula="of:=SUBSTITUTE([.B147];&quot; &quot;;&quot;.&quot;)" office:value-type="string" office:string-value="joanna.rose.custodio.canta" calcext:value-type="string">
            <text:p>joanna.rose.custodio.canta</text:p>
          </table:table-cell>
          <table:table-cell table:formula="of:=COM.MICROSOFT.CONCAT([.C147]; &quot;@gmail.com&quot;)" office:value-type="string" office:string-value="joanna.rose.custodio.canta@gmail.com" calcext:value-type="string">
            <text:p>joanna.rose.custodio.canta@gmail.com</text:p>
          </table:table-cell>
        </table:table-row>
        <table:table-row table:style-name="ro1">
          <table:table-cell office:value-type="string" calcext:value-type="string">
            <text:p>Joe Suls</text:p>
          </table:table-cell>
          <table:table-cell table:formula="of:=TRIM(LOWER([.A148]))" office:value-type="string" office:string-value="joe suls" calcext:value-type="string">
            <text:p>joe suls</text:p>
          </table:table-cell>
          <table:table-cell table:formula="of:=SUBSTITUTE([.B148];&quot; &quot;;&quot;.&quot;)" office:value-type="string" office:string-value="joe.suls" calcext:value-type="string">
            <text:p>joe.suls</text:p>
          </table:table-cell>
          <table:table-cell table:formula="of:=COM.MICROSOFT.CONCAT([.C148]; &quot;@gmail.com&quot;)" office:value-type="string" office:string-value="joe.suls@gmail.com" calcext:value-type="string">
            <text:p>joe.suls@gmail.com</text:p>
          </table:table-cell>
        </table:table-row>
        <table:table-row table:style-name="ro1">
          <table:table-cell office:value-type="string" calcext:value-type="string">
            <text:p>Joel Gallego</text:p>
          </table:table-cell>
          <table:table-cell table:formula="of:=TRIM(LOWER([.A149]))" office:value-type="string" office:string-value="joel gallego" calcext:value-type="string">
            <text:p>joel gallego</text:p>
          </table:table-cell>
          <table:table-cell table:formula="of:=SUBSTITUTE([.B149];&quot; &quot;;&quot;.&quot;)" office:value-type="string" office:string-value="joel.gallego" calcext:value-type="string">
            <text:p>joel.gallego</text:p>
          </table:table-cell>
          <table:table-cell table:formula="of:=COM.MICROSOFT.CONCAT([.C149]; &quot;@gmail.com&quot;)" office:value-type="string" office:string-value="joel.gallego@gmail.com" calcext:value-type="string">
            <text:p>joel.gallego@gmail.com</text:p>
          </table:table-cell>
        </table:table-row>
        <table:table-row table:style-name="ro1">
          <table:table-cell office:value-type="string" calcext:value-type="string">
            <text:p>Joel Masangkay</text:p>
          </table:table-cell>
          <table:table-cell table:formula="of:=TRIM(LOWER([.A150]))" office:value-type="string" office:string-value="joel masangkay" calcext:value-type="string">
            <text:p>joel masangkay</text:p>
          </table:table-cell>
          <table:table-cell table:formula="of:=SUBSTITUTE([.B150];&quot; &quot;;&quot;.&quot;)" office:value-type="string" office:string-value="joel.masangkay" calcext:value-type="string">
            <text:p>joel.masangkay</text:p>
          </table:table-cell>
          <table:table-cell table:formula="of:=COM.MICROSOFT.CONCAT([.C150]; &quot;@gmail.com&quot;)" office:value-type="string" office:string-value="joel.masangkay@gmail.com" calcext:value-type="string">
            <text:p>joel.masangkay@gmail.com</text:p>
          </table:table-cell>
        </table:table-row>
        <table:table-row table:style-name="ro1">
          <table:table-cell office:value-type="string" calcext:value-type="string">
            <text:p>Jolli Vee</text:p>
          </table:table-cell>
          <table:table-cell table:formula="of:=TRIM(LOWER([.A151]))" office:value-type="string" office:string-value="jolli vee" calcext:value-type="string">
            <text:p>jolli vee</text:p>
          </table:table-cell>
          <table:table-cell table:formula="of:=SUBSTITUTE([.B151];&quot; &quot;;&quot;.&quot;)" office:value-type="string" office:string-value="jolli.vee" calcext:value-type="string">
            <text:p>jolli.vee</text:p>
          </table:table-cell>
          <table:table-cell table:formula="of:=COM.MICROSOFT.CONCAT([.C151]; &quot;@gmail.com&quot;)" office:value-type="string" office:string-value="jolli.vee@gmail.com" calcext:value-type="string">
            <text:p>jolli.vee@gmail.com</text:p>
          </table:table-cell>
        </table:table-row>
        <table:table-row table:style-name="ro1">
          <table:table-cell office:value-type="string" calcext:value-type="string">
            <text:p>Jolly Baraquel</text:p>
          </table:table-cell>
          <table:table-cell table:formula="of:=TRIM(LOWER([.A152]))" office:value-type="string" office:string-value="jolly baraquel" calcext:value-type="string">
            <text:p>jolly baraquel</text:p>
          </table:table-cell>
          <table:table-cell table:formula="of:=SUBSTITUTE([.B152];&quot; &quot;;&quot;.&quot;)" office:value-type="string" office:string-value="jolly.baraquel" calcext:value-type="string">
            <text:p>jolly.baraquel</text:p>
          </table:table-cell>
          <table:table-cell table:formula="of:=COM.MICROSOFT.CONCAT([.C152]; &quot;@gmail.com&quot;)" office:value-type="string" office:string-value="jolly.baraquel@gmail.com" calcext:value-type="string">
            <text:p>jolly.baraquel@gmail.com</text:p>
          </table:table-cell>
        </table:table-row>
        <table:table-row table:style-name="ro1">
          <table:table-cell office:value-type="string" calcext:value-type="string">
            <text:p>Jong Robles</text:p>
          </table:table-cell>
          <table:table-cell table:formula="of:=TRIM(LOWER([.A153]))" office:value-type="string" office:string-value="jong robles" calcext:value-type="string">
            <text:p>jong robles</text:p>
          </table:table-cell>
          <table:table-cell table:formula="of:=SUBSTITUTE([.B153];&quot; &quot;;&quot;.&quot;)" office:value-type="string" office:string-value="jong.robles" calcext:value-type="string">
            <text:p>jong.robles</text:p>
          </table:table-cell>
          <table:table-cell table:formula="of:=COM.MICROSOFT.CONCAT([.C153]; &quot;@gmail.com&quot;)" office:value-type="string" office:string-value="jong.robles@gmail.com" calcext:value-type="string">
            <text:p>jong.robles@gmail.com</text:p>
          </table:table-cell>
        </table:table-row>
        <table:table-row table:style-name="ro1">
          <table:table-cell office:value-type="string" calcext:value-type="string">
            <text:p>Josephine 'Joy' Olmedo</text:p>
          </table:table-cell>
          <table:table-cell table:formula="of:=TRIM(LOWER([.A154]))" office:value-type="string" office:string-value="josephine 'joy' olmedo" calcext:value-type="string">
            <text:p>josephine 'joy' olmedo</text:p>
          </table:table-cell>
          <table:table-cell table:formula="of:=SUBSTITUTE([.B154];&quot; &quot;;&quot;.&quot;)" office:value-type="string" office:string-value="josephine.'joy'.olmedo" calcext:value-type="string">
            <text:p>josephine.'joy'.olmedo</text:p>
          </table:table-cell>
          <table:table-cell table:formula="of:=COM.MICROSOFT.CONCAT([.C154]; &quot;@gmail.com&quot;)" office:value-type="string" office:string-value="josephine.'joy'.olmedo@gmail.com" calcext:value-type="string">
            <text:p>josephine.'joy'.olmedo@gmail.com</text:p>
          </table:table-cell>
        </table:table-row>
        <table:table-row table:style-name="ro1">
          <table:table-cell office:value-type="string" calcext:value-type="string">
            <text:p>Jovay P. Prayco</text:p>
          </table:table-cell>
          <table:table-cell table:formula="of:=TRIM(LOWER([.A155]))" office:value-type="string" office:string-value="jovay p. prayco" calcext:value-type="string">
            <text:p>jovay p. prayco</text:p>
          </table:table-cell>
          <table:table-cell table:formula="of:=SUBSTITUTE([.B155];&quot; &quot;;&quot;.&quot;)" office:value-type="string" office:string-value="jovay.p..prayco" calcext:value-type="string">
            <text:p>jovay.p..prayco</text:p>
          </table:table-cell>
          <table:table-cell table:formula="of:=COM.MICROSOFT.CONCAT([.C155]; &quot;@gmail.com&quot;)" office:value-type="string" office:string-value="jovay.p..prayco@gmail.com" calcext:value-type="string">
            <text:p>jovay.p..prayco@gmail.com</text:p>
          </table:table-cell>
        </table:table-row>
        <table:table-row table:style-name="ro1">
          <table:table-cell office:value-type="string" calcext:value-type="string">
            <text:p>Juanito Abrigante</text:p>
          </table:table-cell>
          <table:table-cell table:formula="of:=TRIM(LOWER([.A156]))" office:value-type="string" office:string-value="juanito abrigante" calcext:value-type="string">
            <text:p>juanito abrigante</text:p>
          </table:table-cell>
          <table:table-cell table:formula="of:=SUBSTITUTE([.B156];&quot; &quot;;&quot;.&quot;)" office:value-type="string" office:string-value="juanito.abrigante" calcext:value-type="string">
            <text:p>juanito.abrigante</text:p>
          </table:table-cell>
          <table:table-cell table:formula="of:=COM.MICROSOFT.CONCAT([.C156]; &quot;@gmail.com&quot;)" office:value-type="string" office:string-value="juanito.abrigante@gmail.com" calcext:value-type="string">
            <text:p>juanito.abrigante@gmail.com</text:p>
          </table:table-cell>
        </table:table-row>
        <table:table-row table:style-name="ro1">
          <table:table-cell office:value-type="string" calcext:value-type="string">
            <text:p>Julie Fe Garab</text:p>
          </table:table-cell>
          <table:table-cell table:formula="of:=TRIM(LOWER([.A157]))" office:value-type="string" office:string-value="julie fe garab" calcext:value-type="string">
            <text:p>julie fe garab</text:p>
          </table:table-cell>
          <table:table-cell table:formula="of:=SUBSTITUTE([.B157];&quot; &quot;;&quot;.&quot;)" office:value-type="string" office:string-value="julie.fe.garab" calcext:value-type="string">
            <text:p>julie.fe.garab</text:p>
          </table:table-cell>
          <table:table-cell table:formula="of:=COM.MICROSOFT.CONCAT([.C157]; &quot;@gmail.com&quot;)" office:value-type="string" office:string-value="julie.fe.garab@gmail.com" calcext:value-type="string">
            <text:p>julie.fe.garab@gmail.com</text:p>
          </table:table-cell>
        </table:table-row>
        <table:table-row table:style-name="ro1">
          <table:table-cell office:value-type="string" calcext:value-type="string">
            <text:p>Jun Dela Cruz</text:p>
          </table:table-cell>
          <table:table-cell table:formula="of:=TRIM(LOWER([.A158]))" office:value-type="string" office:string-value="jun dela cruz" calcext:value-type="string">
            <text:p>jun dela cruz</text:p>
          </table:table-cell>
          <table:table-cell table:formula="of:=SUBSTITUTE([.B158];&quot; &quot;;&quot;.&quot;)" office:value-type="string" office:string-value="jun.dela.cruz" calcext:value-type="string">
            <text:p>jun.dela.cruz</text:p>
          </table:table-cell>
          <table:table-cell table:formula="of:=COM.MICROSOFT.CONCAT([.C158]; &quot;@gmail.com&quot;)" office:value-type="string" office:string-value="jun.dela.cruz@gmail.com" calcext:value-type="string">
            <text:p>jun.dela.cruz@gmail.com</text:p>
          </table:table-cell>
        </table:table-row>
        <table:table-row table:style-name="ro1">
          <table:table-cell office:value-type="string" calcext:value-type="string">
            <text:p>June Dy</text:p>
          </table:table-cell>
          <table:table-cell table:formula="of:=TRIM(LOWER([.A159]))" office:value-type="string" office:string-value="june dy" calcext:value-type="string">
            <text:p>june dy</text:p>
          </table:table-cell>
          <table:table-cell table:formula="of:=SUBSTITUTE([.B159];&quot; &quot;;&quot;.&quot;)" office:value-type="string" office:string-value="june.dy" calcext:value-type="string">
            <text:p>june.dy</text:p>
          </table:table-cell>
          <table:table-cell table:formula="of:=COM.MICROSOFT.CONCAT([.C159]; &quot;@gmail.com&quot;)" office:value-type="string" office:string-value="june.dy@gmail.com" calcext:value-type="string">
            <text:p>june.dy@gmail.com</text:p>
          </table:table-cell>
        </table:table-row>
        <table:table-row table:style-name="ro1">
          <table:table-cell office:value-type="string" calcext:value-type="string">
            <text:p>Junjun Alcober</text:p>
          </table:table-cell>
          <table:table-cell table:formula="of:=TRIM(LOWER([.A160]))" office:value-type="string" office:string-value="junjun alcober" calcext:value-type="string">
            <text:p>junjun alcober</text:p>
          </table:table-cell>
          <table:table-cell table:formula="of:=SUBSTITUTE([.B160];&quot; &quot;;&quot;.&quot;)" office:value-type="string" office:string-value="junjun.alcober" calcext:value-type="string">
            <text:p>junjun.alcober</text:p>
          </table:table-cell>
          <table:table-cell table:formula="of:=COM.MICROSOFT.CONCAT([.C160]; &quot;@gmail.com&quot;)" office:value-type="string" office:string-value="junjun.alcober@gmail.com" calcext:value-type="string">
            <text:p>junjun.alcober@gmail.com</text:p>
          </table:table-cell>
        </table:table-row>
        <table:table-row table:style-name="ro1">
          <table:table-cell office:value-type="string" calcext:value-type="string">
            <text:p>Karen Baraquel</text:p>
          </table:table-cell>
          <table:table-cell table:formula="of:=TRIM(LOWER([.A161]))" office:value-type="string" office:string-value="karen baraquel" calcext:value-type="string">
            <text:p>karen baraquel</text:p>
          </table:table-cell>
          <table:table-cell table:formula="of:=SUBSTITUTE([.B161];&quot; &quot;;&quot;.&quot;)" office:value-type="string" office:string-value="karen.baraquel" calcext:value-type="string">
            <text:p>karen.baraquel</text:p>
          </table:table-cell>
          <table:table-cell table:formula="of:=COM.MICROSOFT.CONCAT([.C161]; &quot;@gmail.com&quot;)" office:value-type="string" office:string-value="karen.baraquel@gmail.com" calcext:value-type="string">
            <text:p>karen.baraquel@gmail.com</text:p>
          </table:table-cell>
        </table:table-row>
        <table:table-row table:style-name="ro1">
          <table:table-cell office:value-type="string" calcext:value-type="string">
            <text:p>Karen Correa</text:p>
          </table:table-cell>
          <table:table-cell table:formula="of:=TRIM(LOWER([.A162]))" office:value-type="string" office:string-value="karen correa" calcext:value-type="string">
            <text:p>karen correa</text:p>
          </table:table-cell>
          <table:table-cell table:formula="of:=SUBSTITUTE([.B162];&quot; &quot;;&quot;.&quot;)" office:value-type="string" office:string-value="karen.correa" calcext:value-type="string">
            <text:p>karen.correa</text:p>
          </table:table-cell>
          <table:table-cell table:formula="of:=COM.MICROSOFT.CONCAT([.C162]; &quot;@gmail.com&quot;)" office:value-type="string" office:string-value="karen.correa@gmail.com" calcext:value-type="string">
            <text:p>karen.correa@gmail.com</text:p>
          </table:table-cell>
        </table:table-row>
        <table:table-row table:style-name="ro1">
          <table:table-cell office:value-type="string" calcext:value-type="string">
            <text:p>Karl De Castro</text:p>
          </table:table-cell>
          <table:table-cell table:formula="of:=TRIM(LOWER([.A163]))" office:value-type="string" office:string-value="karl de castro" calcext:value-type="string">
            <text:p>karl de castro</text:p>
          </table:table-cell>
          <table:table-cell table:formula="of:=SUBSTITUTE([.B163];&quot; &quot;;&quot;.&quot;)" office:value-type="string" office:string-value="karl.de.castro" calcext:value-type="string">
            <text:p>karl.de.castro</text:p>
          </table:table-cell>
          <table:table-cell table:formula="of:=COM.MICROSOFT.CONCAT([.C163]; &quot;@gmail.com&quot;)" office:value-type="string" office:string-value="karl.de.castro@gmail.com" calcext:value-type="string">
            <text:p>karl.de.castro@gmail.com</text:p>
          </table:table-cell>
        </table:table-row>
        <table:table-row table:style-name="ro1">
          <table:table-cell office:value-type="string" calcext:value-type="string">
            <text:p>Kathleen Dizon-soriano</text:p>
          </table:table-cell>
          <table:table-cell table:formula="of:=TRIM(LOWER([.A164]))" office:value-type="string" office:string-value="kathleen dizon-soriano" calcext:value-type="string">
            <text:p>kathleen dizon-soriano</text:p>
          </table:table-cell>
          <table:table-cell table:formula="of:=SUBSTITUTE([.B164];&quot; &quot;;&quot;.&quot;)" office:value-type="string" office:string-value="kathleen.dizon-soriano" calcext:value-type="string">
            <text:p>kathleen.dizon-soriano</text:p>
          </table:table-cell>
          <table:table-cell table:formula="of:=COM.MICROSOFT.CONCAT([.C164]; &quot;@gmail.com&quot;)" office:value-type="string" office:string-value="kathleen.dizon-soriano@gmail.com" calcext:value-type="string">
            <text:p>kathleen.dizon-soriano@gmail.com</text:p>
          </table:table-cell>
        </table:table-row>
        <table:table-row table:style-name="ro1">
          <table:table-cell office:value-type="string" calcext:value-type="string">
            <text:p>Kavitha Kumaraguru</text:p>
          </table:table-cell>
          <table:table-cell table:formula="of:=TRIM(LOWER([.A165]))" office:value-type="string" office:string-value="kavitha kumaraguru" calcext:value-type="string">
            <text:p>kavitha kumaraguru</text:p>
          </table:table-cell>
          <table:table-cell table:formula="of:=SUBSTITUTE([.B165];&quot; &quot;;&quot;.&quot;)" office:value-type="string" office:string-value="kavitha.kumaraguru" calcext:value-type="string">
            <text:p>kavitha.kumaraguru</text:p>
          </table:table-cell>
          <table:table-cell table:formula="of:=COM.MICROSOFT.CONCAT([.C165]; &quot;@gmail.com&quot;)" office:value-type="string" office:string-value="kavitha.kumaraguru@gmail.com" calcext:value-type="string">
            <text:p>kavitha.kumaraguru@gmail.com</text:p>
          </table:table-cell>
        </table:table-row>
        <table:table-row table:style-name="ro1">
          <table:table-cell office:value-type="string" calcext:value-type="string">
            <text:p>Kaye S. de Padua</text:p>
          </table:table-cell>
          <table:table-cell table:formula="of:=TRIM(LOWER([.A166]))" office:value-type="string" office:string-value="kaye s. de padua" calcext:value-type="string">
            <text:p>kaye s. de padua</text:p>
          </table:table-cell>
          <table:table-cell table:formula="of:=SUBSTITUTE([.B166];&quot; &quot;;&quot;.&quot;)" office:value-type="string" office:string-value="kaye.s..de.padua" calcext:value-type="string">
            <text:p>kaye.s..de.padua</text:p>
          </table:table-cell>
          <table:table-cell table:formula="of:=COM.MICROSOFT.CONCAT([.C166]; &quot;@gmail.com&quot;)" office:value-type="string" office:string-value="kaye.s..de.padua@gmail.com" calcext:value-type="string">
            <text:p>kaye.s..de.padua@gmail.com</text:p>
          </table:table-cell>
        </table:table-row>
        <table:table-row table:style-name="ro1">
          <table:table-cell office:value-type="string" calcext:value-type="string">
            <text:p>Keanu Dheyl Esguerra</text:p>
          </table:table-cell>
          <table:table-cell table:formula="of:=TRIM(LOWER([.A167]))" office:value-type="string" office:string-value="keanu dheyl esguerra" calcext:value-type="string">
            <text:p>keanu dheyl esguerra</text:p>
          </table:table-cell>
          <table:table-cell table:formula="of:=SUBSTITUTE([.B167];&quot; &quot;;&quot;.&quot;)" office:value-type="string" office:string-value="keanu.dheyl.esguerra" calcext:value-type="string">
            <text:p>keanu.dheyl.esguerra</text:p>
          </table:table-cell>
          <table:table-cell table:formula="of:=COM.MICROSOFT.CONCAT([.C167]; &quot;@gmail.com&quot;)" office:value-type="string" office:string-value="keanu.dheyl.esguerra@gmail.com" calcext:value-type="string">
            <text:p>keanu.dheyl.esguerra@gmail.com</text:p>
          </table:table-cell>
        </table:table-row>
        <table:table-row table:style-name="ro1">
          <table:table-cell office:value-type="string" calcext:value-type="string">
            <text:p>Keanu Esguerra</text:p>
          </table:table-cell>
          <table:table-cell table:formula="of:=TRIM(LOWER([.A168]))" office:value-type="string" office:string-value="keanu esguerra" calcext:value-type="string">
            <text:p>keanu esguerra</text:p>
          </table:table-cell>
          <table:table-cell table:formula="of:=SUBSTITUTE([.B168];&quot; &quot;;&quot;.&quot;)" office:value-type="string" office:string-value="keanu.esguerra" calcext:value-type="string">
            <text:p>keanu.esguerra</text:p>
          </table:table-cell>
          <table:table-cell table:formula="of:=COM.MICROSOFT.CONCAT([.C168]; &quot;@gmail.com&quot;)" office:value-type="string" office:string-value="keanu.esguerra@gmail.com" calcext:value-type="string">
            <text:p>keanu.esguerra@gmail.com</text:p>
          </table:table-cell>
        </table:table-row>
        <table:table-row table:style-name="ro1">
          <table:table-cell office:value-type="string" calcext:value-type="string">
            <text:p>Kim M. Baraquel</text:p>
          </table:table-cell>
          <table:table-cell table:formula="of:=TRIM(LOWER([.A169]))" office:value-type="string" office:string-value="kim m. baraquel" calcext:value-type="string">
            <text:p>kim m. baraquel</text:p>
          </table:table-cell>
          <table:table-cell table:formula="of:=SUBSTITUTE([.B169];&quot; &quot;;&quot;.&quot;)" office:value-type="string" office:string-value="kim.m..baraquel" calcext:value-type="string">
            <text:p>kim.m..baraquel</text:p>
          </table:table-cell>
          <table:table-cell table:formula="of:=COM.MICROSOFT.CONCAT([.C169]; &quot;@gmail.com&quot;)" office:value-type="string" office:string-value="kim.m..baraquel@gmail.com" calcext:value-type="string">
            <text:p>kim.m..baraquel@gmail.com</text:p>
          </table:table-cell>
        </table:table-row>
        <table:table-row table:style-name="ro1">
          <table:table-cell office:value-type="string" calcext:value-type="string">
            <text:p>Lailanie Moratin Dairo</text:p>
          </table:table-cell>
          <table:table-cell table:formula="of:=TRIM(LOWER([.A170]))" office:value-type="string" office:string-value="lailanie moratin dairo" calcext:value-type="string">
            <text:p>lailanie moratin dairo</text:p>
          </table:table-cell>
          <table:table-cell table:formula="of:=SUBSTITUTE([.B170];&quot; &quot;;&quot;.&quot;)" office:value-type="string" office:string-value="lailanie.moratin.dairo" calcext:value-type="string">
            <text:p>lailanie.moratin.dairo</text:p>
          </table:table-cell>
          <table:table-cell table:formula="of:=COM.MICROSOFT.CONCAT([.C170]; &quot;@gmail.com&quot;)" office:value-type="string" office:string-value="lailanie.moratin.dairo@gmail.com" calcext:value-type="string">
            <text:p>lailanie.moratin.dairo@gmail.com</text:p>
          </table:table-cell>
        </table:table-row>
        <table:table-row table:style-name="ro1">
          <table:table-cell office:value-type="string" calcext:value-type="string">
            <text:p>Lara Nicole Carpio</text:p>
          </table:table-cell>
          <table:table-cell table:formula="of:=TRIM(LOWER([.A171]))" office:value-type="string" office:string-value="lara nicole carpio" calcext:value-type="string">
            <text:p>lara nicole carpio</text:p>
          </table:table-cell>
          <table:table-cell table:formula="of:=SUBSTITUTE([.B171];&quot; &quot;;&quot;.&quot;)" office:value-type="string" office:string-value="lara.nicole.carpio" calcext:value-type="string">
            <text:p>lara.nicole.carpio</text:p>
          </table:table-cell>
          <table:table-cell table:formula="of:=COM.MICROSOFT.CONCAT([.C171]; &quot;@gmail.com&quot;)" office:value-type="string" office:string-value="lara.nicole.carpio@gmail.com" calcext:value-type="string">
            <text:p>lara.nicole.carpio@gmail.com</text:p>
          </table:table-cell>
        </table:table-row>
        <table:table-row table:style-name="ro1">
          <table:table-cell office:value-type="string" calcext:value-type="string">
            <text:p>Lars Ubaldo</text:p>
          </table:table-cell>
          <table:table-cell table:formula="of:=TRIM(LOWER([.A172]))" office:value-type="string" office:string-value="lars ubaldo" calcext:value-type="string">
            <text:p>lars ubaldo</text:p>
          </table:table-cell>
          <table:table-cell table:formula="of:=SUBSTITUTE([.B172];&quot; &quot;;&quot;.&quot;)" office:value-type="string" office:string-value="lars.ubaldo" calcext:value-type="string">
            <text:p>lars.ubaldo</text:p>
          </table:table-cell>
          <table:table-cell table:formula="of:=COM.MICROSOFT.CONCAT([.C172]; &quot;@gmail.com&quot;)" office:value-type="string" office:string-value="lars.ubaldo@gmail.com" calcext:value-type="string">
            <text:p>lars.ubaldo@gmail.com</text:p>
          </table:table-cell>
        </table:table-row>
        <table:table-row table:style-name="ro1">
          <table:table-cell office:value-type="string" calcext:value-type="string">
            <text:p>Lea Carpio</text:p>
          </table:table-cell>
          <table:table-cell table:formula="of:=TRIM(LOWER([.A173]))" office:value-type="string" office:string-value="lea carpio" calcext:value-type="string">
            <text:p>lea carpio</text:p>
          </table:table-cell>
          <table:table-cell table:formula="of:=SUBSTITUTE([.B173];&quot; &quot;;&quot;.&quot;)" office:value-type="string" office:string-value="lea.carpio" calcext:value-type="string">
            <text:p>lea.carpio</text:p>
          </table:table-cell>
          <table:table-cell table:formula="of:=COM.MICROSOFT.CONCAT([.C173]; &quot;@gmail.com&quot;)" office:value-type="string" office:string-value="lea.carpio@gmail.com" calcext:value-type="string">
            <text:p>lea.carpio@gmail.com</text:p>
          </table:table-cell>
        </table:table-row>
        <table:table-row table:style-name="ro1">
          <table:table-cell office:value-type="string" calcext:value-type="string">
            <text:p>Leanny Felia Hetosis</text:p>
          </table:table-cell>
          <table:table-cell table:formula="of:=TRIM(LOWER([.A174]))" office:value-type="string" office:string-value="leanny felia hetosis" calcext:value-type="string">
            <text:p>leanny felia hetosis</text:p>
          </table:table-cell>
          <table:table-cell table:formula="of:=SUBSTITUTE([.B174];&quot; &quot;;&quot;.&quot;)" office:value-type="string" office:string-value="leanny.felia.hetosis" calcext:value-type="string">
            <text:p>leanny.felia.hetosis</text:p>
          </table:table-cell>
          <table:table-cell table:formula="of:=COM.MICROSOFT.CONCAT([.C174]; &quot;@gmail.com&quot;)" office:value-type="string" office:string-value="leanny.felia.hetosis@gmail.com" calcext:value-type="string">
            <text:p>leanny.felia.hetosis@gmail.com</text:p>
          </table:table-cell>
        </table:table-row>
        <table:table-row table:style-name="ro1">
          <table:table-cell office:value-type="string" calcext:value-type="string">
            <text:p>Lejani Baraquel de Castro</text:p>
          </table:table-cell>
          <table:table-cell table:formula="of:=TRIM(LOWER([.A175]))" office:value-type="string" office:string-value="lejani baraquel de castro" calcext:value-type="string">
            <text:p>lejani baraquel de castro</text:p>
          </table:table-cell>
          <table:table-cell table:formula="of:=SUBSTITUTE([.B175];&quot; &quot;;&quot;.&quot;)" office:value-type="string" office:string-value="lejani.baraquel.de.castro" calcext:value-type="string">
            <text:p>lejani.baraquel.de.castro</text:p>
          </table:table-cell>
          <table:table-cell table:formula="of:=COM.MICROSOFT.CONCAT([.C175]; &quot;@gmail.com&quot;)" office:value-type="string" office:string-value="lejani.baraquel.de.castro@gmail.com" calcext:value-type="string">
            <text:p>lejani.baraquel.de.castro@gmail.com</text:p>
          </table:table-cell>
        </table:table-row>
        <table:table-row table:style-name="ro1">
          <table:table-cell office:value-type="string" calcext:value-type="string">
            <text:p>Leng Lagumbayan</text:p>
          </table:table-cell>
          <table:table-cell table:formula="of:=TRIM(LOWER([.A176]))" office:value-type="string" office:string-value="leng lagumbayan" calcext:value-type="string">
            <text:p>leng lagumbayan</text:p>
          </table:table-cell>
          <table:table-cell table:formula="of:=SUBSTITUTE([.B176];&quot; &quot;;&quot;.&quot;)" office:value-type="string" office:string-value="leng.lagumbayan" calcext:value-type="string">
            <text:p>leng.lagumbayan</text:p>
          </table:table-cell>
          <table:table-cell table:formula="of:=COM.MICROSOFT.CONCAT([.C176]; &quot;@gmail.com&quot;)" office:value-type="string" office:string-value="leng.lagumbayan@gmail.com" calcext:value-type="string">
            <text:p>leng.lagumbayan@gmail.com</text:p>
          </table:table-cell>
        </table:table-row>
        <table:table-row table:style-name="ro1">
          <table:table-cell office:value-type="string" calcext:value-type="string">
            <text:p>Leonora Gregorio</text:p>
          </table:table-cell>
          <table:table-cell table:formula="of:=TRIM(LOWER([.A177]))" office:value-type="string" office:string-value="leonora gregorio" calcext:value-type="string">
            <text:p>leonora gregorio</text:p>
          </table:table-cell>
          <table:table-cell table:formula="of:=SUBSTITUTE([.B177];&quot; &quot;;&quot;.&quot;)" office:value-type="string" office:string-value="leonora.gregorio" calcext:value-type="string">
            <text:p>leonora.gregorio</text:p>
          </table:table-cell>
          <table:table-cell table:formula="of:=COM.MICROSOFT.CONCAT([.C177]; &quot;@gmail.com&quot;)" office:value-type="string" office:string-value="leonora.gregorio@gmail.com" calcext:value-type="string">
            <text:p>leonora.gregorio@gmail.com</text:p>
          </table:table-cell>
        </table:table-row>
        <table:table-row table:style-name="ro1">
          <table:table-cell office:value-type="string" calcext:value-type="string">
            <text:p>Let Alvaro</text:p>
          </table:table-cell>
          <table:table-cell table:formula="of:=TRIM(LOWER([.A178]))" office:value-type="string" office:string-value="let alvaro" calcext:value-type="string">
            <text:p>let alvaro</text:p>
          </table:table-cell>
          <table:table-cell table:formula="of:=SUBSTITUTE([.B178];&quot; &quot;;&quot;.&quot;)" office:value-type="string" office:string-value="let.alvaro" calcext:value-type="string">
            <text:p>let.alvaro</text:p>
          </table:table-cell>
          <table:table-cell table:formula="of:=COM.MICROSOFT.CONCAT([.C178]; &quot;@gmail.com&quot;)" office:value-type="string" office:string-value="let.alvaro@gmail.com" calcext:value-type="string">
            <text:p>let.alvaro@gmail.com</text:p>
          </table:table-cell>
        </table:table-row>
        <table:table-row table:style-name="ro1">
          <table:table-cell office:value-type="string" calcext:value-type="string">
            <text:p>Lhot Areglo Baraquel</text:p>
          </table:table-cell>
          <table:table-cell table:formula="of:=TRIM(LOWER([.A179]))" office:value-type="string" office:string-value="lhot areglo baraquel" calcext:value-type="string">
            <text:p>lhot areglo baraquel</text:p>
          </table:table-cell>
          <table:table-cell table:formula="of:=SUBSTITUTE([.B179];&quot; &quot;;&quot;.&quot;)" office:value-type="string" office:string-value="lhot.areglo.baraquel" calcext:value-type="string">
            <text:p>lhot.areglo.baraquel</text:p>
          </table:table-cell>
          <table:table-cell table:formula="of:=COM.MICROSOFT.CONCAT([.C179]; &quot;@gmail.com&quot;)" office:value-type="string" office:string-value="lhot.areglo.baraquel@gmail.com" calcext:value-type="string">
            <text:p>lhot.areglo.baraquel@gmail.com</text:p>
          </table:table-cell>
        </table:table-row>
        <table:table-row table:style-name="ro1">
          <table:table-cell office:value-type="string" calcext:value-type="string">
            <text:p>Lilia Delia Valerio</text:p>
          </table:table-cell>
          <table:table-cell table:formula="of:=TRIM(LOWER([.A180]))" office:value-type="string" office:string-value="lilia delia valerio" calcext:value-type="string">
            <text:p>lilia delia valerio</text:p>
          </table:table-cell>
          <table:table-cell table:formula="of:=SUBSTITUTE([.B180];&quot; &quot;;&quot;.&quot;)" office:value-type="string" office:string-value="lilia.delia.valerio" calcext:value-type="string">
            <text:p>lilia.delia.valerio</text:p>
          </table:table-cell>
          <table:table-cell table:formula="of:=COM.MICROSOFT.CONCAT([.C180]; &quot;@gmail.com&quot;)" office:value-type="string" office:string-value="lilia.delia.valerio@gmail.com" calcext:value-type="string">
            <text:p>lilia.delia.valerio@gmail.com</text:p>
          </table:table-cell>
        </table:table-row>
        <table:table-row table:style-name="ro1">
          <table:table-cell office:value-type="string" calcext:value-type="string">
            <text:p>Lluwelyn Baraquel Flores</text:p>
          </table:table-cell>
          <table:table-cell table:formula="of:=TRIM(LOWER([.A181]))" office:value-type="string" office:string-value="lluwelyn baraquel flores" calcext:value-type="string">
            <text:p>lluwelyn baraquel flores</text:p>
          </table:table-cell>
          <table:table-cell table:formula="of:=SUBSTITUTE([.B181];&quot; &quot;;&quot;.&quot;)" office:value-type="string" office:string-value="lluwelyn.baraquel.flores" calcext:value-type="string">
            <text:p>lluwelyn.baraquel.flores</text:p>
          </table:table-cell>
          <table:table-cell table:formula="of:=COM.MICROSOFT.CONCAT([.C181]; &quot;@gmail.com&quot;)" office:value-type="string" office:string-value="lluwelyn.baraquel.flores@gmail.com" calcext:value-type="string">
            <text:p>lluwelyn.baraquel.flores@gmail.com</text:p>
          </table:table-cell>
        </table:table-row>
        <table:table-row table:style-name="ro1">
          <table:table-cell office:value-type="string" calcext:value-type="string">
            <text:p>Lovella Baraquel Francisco</text:p>
          </table:table-cell>
          <table:table-cell table:formula="of:=TRIM(LOWER([.A182]))" office:value-type="string" office:string-value="lovella baraquel francisco" calcext:value-type="string">
            <text:p>lovella baraquel francisco</text:p>
          </table:table-cell>
          <table:table-cell table:formula="of:=SUBSTITUTE([.B182];&quot; &quot;;&quot;.&quot;)" office:value-type="string" office:string-value="lovella.baraquel.francisco" calcext:value-type="string">
            <text:p>lovella.baraquel.francisco</text:p>
          </table:table-cell>
          <table:table-cell table:formula="of:=COM.MICROSOFT.CONCAT([.C182]; &quot;@gmail.com&quot;)" office:value-type="string" office:string-value="lovella.baraquel.francisco@gmail.com" calcext:value-type="string">
            <text:p>lovella.baraquel.francisco@gmail.com</text:p>
          </table:table-cell>
        </table:table-row>
        <table:table-row table:style-name="ro1">
          <table:table-cell office:value-type="string" calcext:value-type="string">
            <text:p>Lucy Baraquel</text:p>
          </table:table-cell>
          <table:table-cell table:formula="of:=TRIM(LOWER([.A183]))" office:value-type="string" office:string-value="lucy baraquel" calcext:value-type="string">
            <text:p>lucy baraquel</text:p>
          </table:table-cell>
          <table:table-cell table:formula="of:=SUBSTITUTE([.B183];&quot; &quot;;&quot;.&quot;)" office:value-type="string" office:string-value="lucy.baraquel" calcext:value-type="string">
            <text:p>lucy.baraquel</text:p>
          </table:table-cell>
          <table:table-cell table:formula="of:=COM.MICROSOFT.CONCAT([.C183]; &quot;@gmail.com&quot;)" office:value-type="string" office:string-value="lucy.baraquel@gmail.com" calcext:value-type="string">
            <text:p>lucy.baraquel@gmail.com</text:p>
          </table:table-cell>
        </table:table-row>
        <table:table-row table:style-name="ro1">
          <table:table-cell office:value-type="string" calcext:value-type="string">
            <text:p>Lyann Velez Taroma Dimaano</text:p>
          </table:table-cell>
          <table:table-cell table:formula="of:=TRIM(LOWER([.A184]))" office:value-type="string" office:string-value="lyann velez taroma dimaano" calcext:value-type="string">
            <text:p>lyann velez taroma dimaano</text:p>
          </table:table-cell>
          <table:table-cell table:formula="of:=SUBSTITUTE([.B184];&quot; &quot;;&quot;.&quot;)" office:value-type="string" office:string-value="lyann.velez.taroma.dimaano" calcext:value-type="string">
            <text:p>lyann.velez.taroma.dimaano</text:p>
          </table:table-cell>
          <table:table-cell table:formula="of:=COM.MICROSOFT.CONCAT([.C184]; &quot;@gmail.com&quot;)" office:value-type="string" office:string-value="lyann.velez.taroma.dimaano@gmail.com" calcext:value-type="string">
            <text:p>lyann.velez.taroma.dimaano@gmail.com</text:p>
          </table:table-cell>
        </table:table-row>
        <table:table-row table:style-name="ro1">
          <table:table-cell office:value-type="string" calcext:value-type="string">
            <text:p>Lzn Ylgn Mrlon</text:p>
          </table:table-cell>
          <table:table-cell table:formula="of:=TRIM(LOWER([.A185]))" office:value-type="string" office:string-value="lzn ylgn mrlon" calcext:value-type="string">
            <text:p>lzn ylgn mrlon</text:p>
          </table:table-cell>
          <table:table-cell table:formula="of:=SUBSTITUTE([.B185];&quot; &quot;;&quot;.&quot;)" office:value-type="string" office:string-value="lzn.ylgn.mrlon" calcext:value-type="string">
            <text:p>lzn.ylgn.mrlon</text:p>
          </table:table-cell>
          <table:table-cell table:formula="of:=COM.MICROSOFT.CONCAT([.C185]; &quot;@gmail.com&quot;)" office:value-type="string" office:string-value="lzn.ylgn.mrlon@gmail.com" calcext:value-type="string">
            <text:p>lzn.ylgn.mrlon@gmail.com</text:p>
          </table:table-cell>
        </table:table-row>
        <table:table-row table:style-name="ro1">
          <table:table-cell office:value-type="string" calcext:value-type="string">
            <text:p>Mabelle Barrera</text:p>
          </table:table-cell>
          <table:table-cell table:formula="of:=TRIM(LOWER([.A186]))" office:value-type="string" office:string-value="mabelle barrera" calcext:value-type="string">
            <text:p>mabelle barrera</text:p>
          </table:table-cell>
          <table:table-cell table:formula="of:=SUBSTITUTE([.B186];&quot; &quot;;&quot;.&quot;)" office:value-type="string" office:string-value="mabelle.barrera" calcext:value-type="string">
            <text:p>mabelle.barrera</text:p>
          </table:table-cell>
          <table:table-cell table:formula="of:=COM.MICROSOFT.CONCAT([.C186]; &quot;@gmail.com&quot;)" office:value-type="string" office:string-value="mabelle.barrera@gmail.com" calcext:value-type="string">
            <text:p>mabelle.barrera@gmail.com</text:p>
          </table:table-cell>
        </table:table-row>
        <table:table-row table:style-name="ro1">
          <table:table-cell office:value-type="string" calcext:value-type="string">
            <text:p>Mac Rommel</text:p>
          </table:table-cell>
          <table:table-cell table:formula="of:=TRIM(LOWER([.A187]))" office:value-type="string" office:string-value="mac rommel" calcext:value-type="string">
            <text:p>mac rommel</text:p>
          </table:table-cell>
          <table:table-cell table:formula="of:=SUBSTITUTE([.B187];&quot; &quot;;&quot;.&quot;)" office:value-type="string" office:string-value="mac.rommel" calcext:value-type="string">
            <text:p>mac.rommel</text:p>
          </table:table-cell>
          <table:table-cell table:formula="of:=COM.MICROSOFT.CONCAT([.C187]; &quot;@gmail.com&quot;)" office:value-type="string" office:string-value="mac.rommel@gmail.com" calcext:value-type="string">
            <text:p>mac.rommel@gmail.com</text:p>
          </table:table-cell>
        </table:table-row>
        <table:table-row table:style-name="ro1">
          <table:table-cell office:value-type="string" calcext:value-type="string">
            <text:p>Madel Moratin Gonzales</text:p>
          </table:table-cell>
          <table:table-cell table:formula="of:=TRIM(LOWER([.A188]))" office:value-type="string" office:string-value="madel moratin gonzales" calcext:value-type="string">
            <text:p>madel moratin gonzales</text:p>
          </table:table-cell>
          <table:table-cell table:formula="of:=SUBSTITUTE([.B188];&quot; &quot;;&quot;.&quot;)" office:value-type="string" office:string-value="madel.moratin.gonzales" calcext:value-type="string">
            <text:p>madel.moratin.gonzales</text:p>
          </table:table-cell>
          <table:table-cell table:formula="of:=COM.MICROSOFT.CONCAT([.C188]; &quot;@gmail.com&quot;)" office:value-type="string" office:string-value="madel.moratin.gonzales@gmail.com" calcext:value-type="string">
            <text:p>madel.moratin.gonzales@gmail.com</text:p>
          </table:table-cell>
        </table:table-row>
        <table:table-row table:style-name="ro1">
          <table:table-cell office:value-type="string" calcext:value-type="string">
            <text:p>Makwel Salvio</text:p>
          </table:table-cell>
          <table:table-cell table:formula="of:=TRIM(LOWER([.A189]))" office:value-type="string" office:string-value="makwel salvio" calcext:value-type="string">
            <text:p>makwel salvio</text:p>
          </table:table-cell>
          <table:table-cell table:formula="of:=SUBSTITUTE([.B189];&quot; &quot;;&quot;.&quot;)" office:value-type="string" office:string-value="makwel.salvio" calcext:value-type="string">
            <text:p>makwel.salvio</text:p>
          </table:table-cell>
          <table:table-cell table:formula="of:=COM.MICROSOFT.CONCAT([.C189]; &quot;@gmail.com&quot;)" office:value-type="string" office:string-value="makwel.salvio@gmail.com" calcext:value-type="string">
            <text:p>makwel.salvio@gmail.com</text:p>
          </table:table-cell>
        </table:table-row>
        <table:table-row table:style-name="ro1">
          <table:table-cell office:value-type="string" calcext:value-type="string">
            <text:p>Makwel Salvio</text:p>
          </table:table-cell>
          <table:table-cell table:formula="of:=TRIM(LOWER([.A190]))" office:value-type="string" office:string-value="makwel salvio" calcext:value-type="string">
            <text:p>makwel salvio</text:p>
          </table:table-cell>
          <table:table-cell table:formula="of:=SUBSTITUTE([.B190];&quot; &quot;;&quot;.&quot;)" office:value-type="string" office:string-value="makwel.salvio" calcext:value-type="string">
            <text:p>makwel.salvio</text:p>
          </table:table-cell>
          <table:table-cell table:formula="of:=COM.MICROSOFT.CONCAT([.C190]; &quot;@gmail.com&quot;)" office:value-type="string" office:string-value="makwel.salvio@gmail.com" calcext:value-type="string">
            <text:p>makwel.salvio@gmail.com</text:p>
          </table:table-cell>
        </table:table-row>
        <table:table-row table:style-name="ro1">
          <table:table-cell office:value-type="string" calcext:value-type="string">
            <text:p>Manny Diocena Francisco</text:p>
          </table:table-cell>
          <table:table-cell table:formula="of:=TRIM(LOWER([.A191]))" office:value-type="string" office:string-value="manny diocena francisco" calcext:value-type="string">
            <text:p>manny diocena francisco</text:p>
          </table:table-cell>
          <table:table-cell table:formula="of:=SUBSTITUTE([.B191];&quot; &quot;;&quot;.&quot;)" office:value-type="string" office:string-value="manny.diocena.francisco" calcext:value-type="string">
            <text:p>manny.diocena.francisco</text:p>
          </table:table-cell>
          <table:table-cell table:formula="of:=COM.MICROSOFT.CONCAT([.C191]; &quot;@gmail.com&quot;)" office:value-type="string" office:string-value="manny.diocena.francisco@gmail.com" calcext:value-type="string">
            <text:p>manny.diocena.francisco@gmail.com</text:p>
          </table:table-cell>
        </table:table-row>
        <table:table-row table:style-name="ro1">
          <table:table-cell office:value-type="string" calcext:value-type="string">
            <text:p>Mari Luzon</text:p>
          </table:table-cell>
          <table:table-cell table:formula="of:=TRIM(LOWER([.A192]))" office:value-type="string" office:string-value="mari luzon" calcext:value-type="string">
            <text:p>mari luzon</text:p>
          </table:table-cell>
          <table:table-cell table:formula="of:=SUBSTITUTE([.B192];&quot; &quot;;&quot;.&quot;)" office:value-type="string" office:string-value="mari.luzon" calcext:value-type="string">
            <text:p>mari.luzon</text:p>
          </table:table-cell>
          <table:table-cell table:formula="of:=COM.MICROSOFT.CONCAT([.C192]; &quot;@gmail.com&quot;)" office:value-type="string" office:string-value="mari.luzon@gmail.com" calcext:value-type="string">
            <text:p>mari.luzon@gmail.com</text:p>
          </table:table-cell>
        </table:table-row>
        <table:table-row table:style-name="ro1">
          <table:table-cell office:value-type="string" calcext:value-type="string">
            <text:p>Maria Besa</text:p>
          </table:table-cell>
          <table:table-cell table:formula="of:=TRIM(LOWER([.A193]))" office:value-type="string" office:string-value="maria besa" calcext:value-type="string">
            <text:p>maria besa</text:p>
          </table:table-cell>
          <table:table-cell table:formula="of:=SUBSTITUTE([.B193];&quot; &quot;;&quot;.&quot;)" office:value-type="string" office:string-value="maria.besa" calcext:value-type="string">
            <text:p>maria.besa</text:p>
          </table:table-cell>
          <table:table-cell table:formula="of:=COM.MICROSOFT.CONCAT([.C193]; &quot;@gmail.com&quot;)" office:value-type="string" office:string-value="maria.besa@gmail.com" calcext:value-type="string">
            <text:p>maria.besa@gmail.com</text:p>
          </table:table-cell>
        </table:table-row>
        <table:table-row table:style-name="ro1">
          <table:table-cell office:value-type="string" calcext:value-type="string">
            <text:p>Maricar Macatangay Datiles</text:p>
          </table:table-cell>
          <table:table-cell table:formula="of:=TRIM(LOWER([.A194]))" office:value-type="string" office:string-value="maricar macatangay datiles" calcext:value-type="string">
            <text:p>maricar macatangay datiles</text:p>
          </table:table-cell>
          <table:table-cell table:formula="of:=SUBSTITUTE([.B194];&quot; &quot;;&quot;.&quot;)" office:value-type="string" office:string-value="maricar.macatangay.datiles" calcext:value-type="string">
            <text:p>maricar.macatangay.datiles</text:p>
          </table:table-cell>
          <table:table-cell table:formula="of:=COM.MICROSOFT.CONCAT([.C194]; &quot;@gmail.com&quot;)" office:value-type="string" office:string-value="maricar.macatangay.datiles@gmail.com" calcext:value-type="string">
            <text:p>maricar.macatangay.datiles@gmail.com</text:p>
          </table:table-cell>
        </table:table-row>
        <table:table-row table:style-name="ro1">
          <table:table-cell office:value-type="string" calcext:value-type="string">
            <text:p>Maricel Besa</text:p>
          </table:table-cell>
          <table:table-cell table:formula="of:=TRIM(LOWER([.A195]))" office:value-type="string" office:string-value="maricel besa" calcext:value-type="string">
            <text:p>maricel besa</text:p>
          </table:table-cell>
          <table:table-cell table:formula="of:=SUBSTITUTE([.B195];&quot; &quot;;&quot;.&quot;)" office:value-type="string" office:string-value="maricel.besa" calcext:value-type="string">
            <text:p>maricel.besa</text:p>
          </table:table-cell>
          <table:table-cell table:formula="of:=COM.MICROSOFT.CONCAT([.C195]; &quot;@gmail.com&quot;)" office:value-type="string" office:string-value="maricel.besa@gmail.com" calcext:value-type="string">
            <text:p>maricel.besa@gmail.com</text:p>
          </table:table-cell>
        </table:table-row>
        <table:table-row table:style-name="ro1">
          <table:table-cell office:value-type="string" calcext:value-type="string">
            <text:p>Marichelle Ching Torres Song</text:p>
          </table:table-cell>
          <table:table-cell table:formula="of:=TRIM(LOWER([.A196]))" office:value-type="string" office:string-value="marichelle ching torres song" calcext:value-type="string">
            <text:p>marichelle ching torres song</text:p>
          </table:table-cell>
          <table:table-cell table:formula="of:=SUBSTITUTE([.B196];&quot; &quot;;&quot;.&quot;)" office:value-type="string" office:string-value="marichelle.ching.torres.song" calcext:value-type="string">
            <text:p>marichelle.ching.torres.song</text:p>
          </table:table-cell>
          <table:table-cell table:formula="of:=COM.MICROSOFT.CONCAT([.C196]; &quot;@gmail.com&quot;)" office:value-type="string" office:string-value="marichelle.ching.torres.song@gmail.com" calcext:value-type="string">
            <text:p>marichelle.ching.torres.song@gmail.com</text:p>
          </table:table-cell>
        </table:table-row>
        <table:table-row table:style-name="ro1">
          <table:table-cell office:value-type="string" calcext:value-type="string">
            <text:p>Marie Fe Villaroza</text:p>
          </table:table-cell>
          <table:table-cell table:formula="of:=TRIM(LOWER([.A197]))" office:value-type="string" office:string-value="marie fe villaroza" calcext:value-type="string">
            <text:p>marie fe villaroza</text:p>
          </table:table-cell>
          <table:table-cell table:formula="of:=SUBSTITUTE([.B197];&quot; &quot;;&quot;.&quot;)" office:value-type="string" office:string-value="marie.fe.villaroza" calcext:value-type="string">
            <text:p>marie.fe.villaroza</text:p>
          </table:table-cell>
          <table:table-cell table:formula="of:=COM.MICROSOFT.CONCAT([.C197]; &quot;@gmail.com&quot;)" office:value-type="string" office:string-value="marie.fe.villaroza@gmail.com" calcext:value-type="string">
            <text:p>marie.fe.villaroza@gmail.com</text:p>
          </table:table-cell>
        </table:table-row>
        <table:table-row table:style-name="ro1">
          <table:table-cell office:value-type="string" calcext:value-type="string">
            <text:p>Marie Peñada Gutierrez</text:p>
          </table:table-cell>
          <table:table-cell table:formula="of:=TRIM(LOWER([.A198]))" office:value-type="string" office:string-value="marie peñada gutierrez" calcext:value-type="string">
            <text:p>marie peñada gutierrez</text:p>
          </table:table-cell>
          <table:table-cell table:formula="of:=SUBSTITUTE([.B198];&quot; &quot;;&quot;.&quot;)" office:value-type="string" office:string-value="marie.peñada.gutierrez" calcext:value-type="string">
            <text:p>marie.peñada.gutierrez</text:p>
          </table:table-cell>
          <table:table-cell table:formula="of:=COM.MICROSOFT.CONCAT([.C198]; &quot;@gmail.com&quot;)" office:value-type="string" office:string-value="marie.peñada.gutierrez@gmail.com" calcext:value-type="string">
            <text:p>marie.peñada.gutierrez@gmail.com</text:p>
          </table:table-cell>
        </table:table-row>
        <table:table-row table:style-name="ro1">
          <table:table-cell office:value-type="string" calcext:value-type="string">
            <text:p>Marjorie Rahmouni</text:p>
          </table:table-cell>
          <table:table-cell table:formula="of:=TRIM(LOWER([.A199]))" office:value-type="string" office:string-value="marjorie rahmouni" calcext:value-type="string">
            <text:p>marjorie rahmouni</text:p>
          </table:table-cell>
          <table:table-cell table:formula="of:=SUBSTITUTE([.B199];&quot; &quot;;&quot;.&quot;)" office:value-type="string" office:string-value="marjorie.rahmouni" calcext:value-type="string">
            <text:p>marjorie.rahmouni</text:p>
          </table:table-cell>
          <table:table-cell table:formula="of:=COM.MICROSOFT.CONCAT([.C199]; &quot;@gmail.com&quot;)" office:value-type="string" office:string-value="marjorie.rahmouni@gmail.com" calcext:value-type="string">
            <text:p>marjorie.rahmouni@gmail.com</text:p>
          </table:table-cell>
        </table:table-row>
        <table:table-row table:style-name="ro1">
          <table:table-cell office:value-type="string" calcext:value-type="string">
            <text:p>Mark Lester Ching</text:p>
          </table:table-cell>
          <table:table-cell table:formula="of:=TRIM(LOWER([.A200]))" office:value-type="string" office:string-value="mark lester ching" calcext:value-type="string">
            <text:p>mark lester ching</text:p>
          </table:table-cell>
          <table:table-cell table:formula="of:=SUBSTITUTE([.B200];&quot; &quot;;&quot;.&quot;)" office:value-type="string" office:string-value="mark.lester.ching" calcext:value-type="string">
            <text:p>mark.lester.ching</text:p>
          </table:table-cell>
          <table:table-cell table:formula="of:=COM.MICROSOFT.CONCAT([.C200]; &quot;@gmail.com&quot;)" office:value-type="string" office:string-value="mark.lester.ching@gmail.com" calcext:value-type="string">
            <text:p>mark.lester.ching@gmail.com</text:p>
          </table:table-cell>
        </table:table-row>
        <table:table-row table:style-name="ro1">
          <table:table-cell office:value-type="string" calcext:value-type="string">
            <text:p>Mark Stephen Baraquel</text:p>
          </table:table-cell>
          <table:table-cell table:formula="of:=TRIM(LOWER([.A201]))" office:value-type="string" office:string-value="mark stephen baraquel" calcext:value-type="string">
            <text:p>mark stephen baraquel</text:p>
          </table:table-cell>
          <table:table-cell table:formula="of:=SUBSTITUTE([.B201];&quot; &quot;;&quot;.&quot;)" office:value-type="string" office:string-value="mark.stephen.baraquel" calcext:value-type="string">
            <text:p>mark.stephen.baraquel</text:p>
          </table:table-cell>
          <table:table-cell table:formula="of:=COM.MICROSOFT.CONCAT([.C201]; &quot;@gmail.com&quot;)" office:value-type="string" office:string-value="mark.stephen.baraquel@gmail.com" calcext:value-type="string">
            <text:p>mark.stephen.baraquel@gmail.com</text:p>
          </table:table-cell>
        </table:table-row>
        <table:table-row table:style-name="ro1">
          <table:table-cell office:value-type="string" calcext:value-type="string">
            <text:p>Marvin Baraquel</text:p>
          </table:table-cell>
          <table:table-cell table:formula="of:=TRIM(LOWER([.A202]))" office:value-type="string" office:string-value="marvin baraquel" calcext:value-type="string">
            <text:p>marvin baraquel</text:p>
          </table:table-cell>
          <table:table-cell table:formula="of:=SUBSTITUTE([.B202];&quot; &quot;;&quot;.&quot;)" office:value-type="string" office:string-value="marvin.baraquel" calcext:value-type="string">
            <text:p>marvin.baraquel</text:p>
          </table:table-cell>
          <table:table-cell table:formula="of:=COM.MICROSOFT.CONCAT([.C202]; &quot;@gmail.com&quot;)" office:value-type="string" office:string-value="marvin.baraquel@gmail.com" calcext:value-type="string">
            <text:p>marvin.baraquel@gmail.com</text:p>
          </table:table-cell>
        </table:table-row>
        <table:table-row table:style-name="ro1">
          <table:table-cell office:value-type="string" calcext:value-type="string">
            <text:p>Marvin Gregorio</text:p>
          </table:table-cell>
          <table:table-cell table:formula="of:=TRIM(LOWER([.A203]))" office:value-type="string" office:string-value="marvin gregorio" calcext:value-type="string">
            <text:p>marvin gregorio</text:p>
          </table:table-cell>
          <table:table-cell table:formula="of:=SUBSTITUTE([.B203];&quot; &quot;;&quot;.&quot;)" office:value-type="string" office:string-value="marvin.gregorio" calcext:value-type="string">
            <text:p>marvin.gregorio</text:p>
          </table:table-cell>
          <table:table-cell table:formula="of:=COM.MICROSOFT.CONCAT([.C203]; &quot;@gmail.com&quot;)" office:value-type="string" office:string-value="marvin.gregorio@gmail.com" calcext:value-type="string">
            <text:p>marvin.gregorio@gmail.com</text:p>
          </table:table-cell>
        </table:table-row>
        <table:table-row table:style-name="ro1">
          <table:table-cell office:value-type="string" calcext:value-type="string">
            <text:p>Mary Jinky Canta-Baraquel</text:p>
          </table:table-cell>
          <table:table-cell table:formula="of:=TRIM(LOWER([.A204]))" office:value-type="string" office:string-value="mary jinky canta-baraquel" calcext:value-type="string">
            <text:p>mary jinky canta-baraquel</text:p>
          </table:table-cell>
          <table:table-cell table:formula="of:=SUBSTITUTE([.B204];&quot; &quot;;&quot;.&quot;)" office:value-type="string" office:string-value="mary.jinky.canta-baraquel" calcext:value-type="string">
            <text:p>mary.jinky.canta-baraquel</text:p>
          </table:table-cell>
          <table:table-cell table:formula="of:=COM.MICROSOFT.CONCAT([.C204]; &quot;@gmail.com&quot;)" office:value-type="string" office:string-value="mary.jinky.canta-baraquel@gmail.com" calcext:value-type="string">
            <text:p>mary.jinky.canta-baraquel@gmail.com</text:p>
          </table:table-cell>
        </table:table-row>
        <table:table-row table:style-name="ro1">
          <table:table-cell office:value-type="string" calcext:value-type="string">
            <text:p>Mat Jeffrey Cantal</text:p>
          </table:table-cell>
          <table:table-cell table:formula="of:=TRIM(LOWER([.A205]))" office:value-type="string" office:string-value="mat jeffrey cantal" calcext:value-type="string">
            <text:p>mat jeffrey cantal</text:p>
          </table:table-cell>
          <table:table-cell table:formula="of:=SUBSTITUTE([.B205];&quot; &quot;;&quot;.&quot;)" office:value-type="string" office:string-value="mat.jeffrey.cantal" calcext:value-type="string">
            <text:p>mat.jeffrey.cantal</text:p>
          </table:table-cell>
          <table:table-cell table:formula="of:=COM.MICROSOFT.CONCAT([.C205]; &quot;@gmail.com&quot;)" office:value-type="string" office:string-value="mat.jeffrey.cantal@gmail.com" calcext:value-type="string">
            <text:p>mat.jeffrey.cantal@gmail.com</text:p>
          </table:table-cell>
        </table:table-row>
        <table:table-row table:style-name="ro1">
          <table:table-cell office:value-type="string" calcext:value-type="string">
            <text:p>Mayo Czar Laurena</text:p>
          </table:table-cell>
          <table:table-cell table:formula="of:=TRIM(LOWER([.A206]))" office:value-type="string" office:string-value="mayo czar laurena" calcext:value-type="string">
            <text:p>mayo czar laurena</text:p>
          </table:table-cell>
          <table:table-cell table:formula="of:=SUBSTITUTE([.B206];&quot; &quot;;&quot;.&quot;)" office:value-type="string" office:string-value="mayo.czar.laurena" calcext:value-type="string">
            <text:p>mayo.czar.laurena</text:p>
          </table:table-cell>
          <table:table-cell table:formula="of:=COM.MICROSOFT.CONCAT([.C206]; &quot;@gmail.com&quot;)" office:value-type="string" office:string-value="mayo.czar.laurena@gmail.com" calcext:value-type="string">
            <text:p>mayo.czar.laurena@gmail.com</text:p>
          </table:table-cell>
        </table:table-row>
        <table:table-row table:style-name="ro1">
          <table:table-cell office:value-type="string" calcext:value-type="string">
            <text:p>Melanie M Contreras</text:p>
          </table:table-cell>
          <table:table-cell table:formula="of:=TRIM(LOWER([.A207]))" office:value-type="string" office:string-value="melanie m contreras" calcext:value-type="string">
            <text:p>melanie m contreras</text:p>
          </table:table-cell>
          <table:table-cell table:formula="of:=SUBSTITUTE([.B207];&quot; &quot;;&quot;.&quot;)" office:value-type="string" office:string-value="melanie.m.contreras" calcext:value-type="string">
            <text:p>melanie.m.contreras</text:p>
          </table:table-cell>
          <table:table-cell table:formula="of:=COM.MICROSOFT.CONCAT([.C207]; &quot;@gmail.com&quot;)" office:value-type="string" office:string-value="melanie.m.contreras@gmail.com" calcext:value-type="string">
            <text:p>melanie.m.contreras@gmail.com</text:p>
          </table:table-cell>
        </table:table-row>
        <table:table-row table:style-name="ro1">
          <table:table-cell office:value-type="string" calcext:value-type="string">
            <text:p>Melanie Tajonera</text:p>
          </table:table-cell>
          <table:table-cell table:formula="of:=TRIM(LOWER([.A208]))" office:value-type="string" office:string-value="melanie tajonera" calcext:value-type="string">
            <text:p>melanie tajonera</text:p>
          </table:table-cell>
          <table:table-cell table:formula="of:=SUBSTITUTE([.B208];&quot; &quot;;&quot;.&quot;)" office:value-type="string" office:string-value="melanie.tajonera" calcext:value-type="string">
            <text:p>melanie.tajonera</text:p>
          </table:table-cell>
          <table:table-cell table:formula="of:=COM.MICROSOFT.CONCAT([.C208]; &quot;@gmail.com&quot;)" office:value-type="string" office:string-value="melanie.tajonera@gmail.com" calcext:value-type="string">
            <text:p>melanie.tajonera@gmail.com</text:p>
          </table:table-cell>
        </table:table-row>
        <table:table-row table:style-name="ro1">
          <table:table-cell office:value-type="string" calcext:value-type="string">
            <text:p>Mennie Dimayuga Silang</text:p>
          </table:table-cell>
          <table:table-cell table:formula="of:=TRIM(LOWER([.A209]))" office:value-type="string" office:string-value="mennie dimayuga silang" calcext:value-type="string">
            <text:p>mennie dimayuga silang</text:p>
          </table:table-cell>
          <table:table-cell table:formula="of:=SUBSTITUTE([.B209];&quot; &quot;;&quot;.&quot;)" office:value-type="string" office:string-value="mennie.dimayuga.silang" calcext:value-type="string">
            <text:p>mennie.dimayuga.silang</text:p>
          </table:table-cell>
          <table:table-cell table:formula="of:=COM.MICROSOFT.CONCAT([.C209]; &quot;@gmail.com&quot;)" office:value-type="string" office:string-value="mennie.dimayuga.silang@gmail.com" calcext:value-type="string">
            <text:p>mennie.dimayuga.silang@gmail.com</text:p>
          </table:table-cell>
        </table:table-row>
        <table:table-row table:style-name="ro1">
          <table:table-cell office:value-type="string" calcext:value-type="string">
            <text:p>Mercia Salvio</text:p>
          </table:table-cell>
          <table:table-cell table:formula="of:=TRIM(LOWER([.A210]))" office:value-type="string" office:string-value="mercia salvio" calcext:value-type="string">
            <text:p>mercia salvio</text:p>
          </table:table-cell>
          <table:table-cell table:formula="of:=SUBSTITUTE([.B210];&quot; &quot;;&quot;.&quot;)" office:value-type="string" office:string-value="mercia.salvio" calcext:value-type="string">
            <text:p>mercia.salvio</text:p>
          </table:table-cell>
          <table:table-cell table:formula="of:=COM.MICROSOFT.CONCAT([.C210]; &quot;@gmail.com&quot;)" office:value-type="string" office:string-value="mercia.salvio@gmail.com" calcext:value-type="string">
            <text:p>mercia.salvio@gmail.com</text:p>
          </table:table-cell>
        </table:table-row>
        <table:table-row table:style-name="ro1">
          <table:table-cell office:value-type="string" calcext:value-type="string">
            <text:p>Meriel Salvio Selirio</text:p>
          </table:table-cell>
          <table:table-cell table:formula="of:=TRIM(LOWER([.A211]))" office:value-type="string" office:string-value="meriel salvio selirio" calcext:value-type="string">
            <text:p>meriel salvio selirio</text:p>
          </table:table-cell>
          <table:table-cell table:formula="of:=SUBSTITUTE([.B211];&quot; &quot;;&quot;.&quot;)" office:value-type="string" office:string-value="meriel.salvio.selirio" calcext:value-type="string">
            <text:p>meriel.salvio.selirio</text:p>
          </table:table-cell>
          <table:table-cell table:formula="of:=COM.MICROSOFT.CONCAT([.C211]; &quot;@gmail.com&quot;)" office:value-type="string" office:string-value="meriel.salvio.selirio@gmail.com" calcext:value-type="string">
            <text:p>meriel.salvio.selirio@gmail.com</text:p>
          </table:table-cell>
        </table:table-row>
        <table:table-row table:style-name="ro1">
          <table:table-cell office:value-type="string" calcext:value-type="string">
            <text:p>Merlita Poblete Globio</text:p>
          </table:table-cell>
          <table:table-cell table:formula="of:=TRIM(LOWER([.A212]))" office:value-type="string" office:string-value="merlita poblete globio" calcext:value-type="string">
            <text:p>merlita poblete globio</text:p>
          </table:table-cell>
          <table:table-cell table:formula="of:=SUBSTITUTE([.B212];&quot; &quot;;&quot;.&quot;)" office:value-type="string" office:string-value="merlita.poblete.globio" calcext:value-type="string">
            <text:p>merlita.poblete.globio</text:p>
          </table:table-cell>
          <table:table-cell table:formula="of:=COM.MICROSOFT.CONCAT([.C212]; &quot;@gmail.com&quot;)" office:value-type="string" office:string-value="merlita.poblete.globio@gmail.com" calcext:value-type="string">
            <text:p>merlita.poblete.globio@gmail.com</text:p>
          </table:table-cell>
        </table:table-row>
        <table:table-row table:style-name="ro1">
          <table:table-cell office:value-type="string" calcext:value-type="string">
            <text:p>Merzhy Ponzhy</text:p>
          </table:table-cell>
          <table:table-cell table:formula="of:=TRIM(LOWER([.A213]))" office:value-type="string" office:string-value="merzhy ponzhy" calcext:value-type="string">
            <text:p>merzhy ponzhy</text:p>
          </table:table-cell>
          <table:table-cell table:formula="of:=SUBSTITUTE([.B213];&quot; &quot;;&quot;.&quot;)" office:value-type="string" office:string-value="merzhy.ponzhy" calcext:value-type="string">
            <text:p>merzhy.ponzhy</text:p>
          </table:table-cell>
          <table:table-cell table:formula="of:=COM.MICROSOFT.CONCAT([.C213]; &quot;@gmail.com&quot;)" office:value-type="string" office:string-value="merzhy.ponzhy@gmail.com" calcext:value-type="string">
            <text:p>merzhy.ponzhy@gmail.com</text:p>
          </table:table-cell>
        </table:table-row>
        <table:table-row table:style-name="ro1">
          <table:table-cell office:value-type="string" calcext:value-type="string">
            <text:p>Mhine Abrigante Mortel</text:p>
          </table:table-cell>
          <table:table-cell table:formula="of:=TRIM(LOWER([.A214]))" office:value-type="string" office:string-value="mhine abrigante mortel" calcext:value-type="string">
            <text:p>mhine abrigante mortel</text:p>
          </table:table-cell>
          <table:table-cell table:formula="of:=SUBSTITUTE([.B214];&quot; &quot;;&quot;.&quot;)" office:value-type="string" office:string-value="mhine.abrigante.mortel" calcext:value-type="string">
            <text:p>mhine.abrigante.mortel</text:p>
          </table:table-cell>
          <table:table-cell table:formula="of:=COM.MICROSOFT.CONCAT([.C214]; &quot;@gmail.com&quot;)" office:value-type="string" office:string-value="mhine.abrigante.mortel@gmail.com" calcext:value-type="string">
            <text:p>mhine.abrigante.mortel@gmail.com</text:p>
          </table:table-cell>
        </table:table-row>
        <table:table-row table:style-name="ro1">
          <table:table-cell office:value-type="string" calcext:value-type="string">
            <text:p>Mich Dy</text:p>
          </table:table-cell>
          <table:table-cell table:formula="of:=TRIM(LOWER([.A215]))" office:value-type="string" office:string-value="mich dy" calcext:value-type="string">
            <text:p>mich dy</text:p>
          </table:table-cell>
          <table:table-cell table:formula="of:=SUBSTITUTE([.B215];&quot; &quot;;&quot;.&quot;)" office:value-type="string" office:string-value="mich.dy" calcext:value-type="string">
            <text:p>mich.dy</text:p>
          </table:table-cell>
          <table:table-cell table:formula="of:=COM.MICROSOFT.CONCAT([.C215]; &quot;@gmail.com&quot;)" office:value-type="string" office:string-value="mich.dy@gmail.com" calcext:value-type="string">
            <text:p>mich.dy@gmail.com</text:p>
          </table:table-cell>
        </table:table-row>
        <table:table-row table:style-name="ro1">
          <table:table-cell office:value-type="string" calcext:value-type="string">
            <text:p>Michael Cenina</text:p>
          </table:table-cell>
          <table:table-cell table:formula="of:=TRIM(LOWER([.A216]))" office:value-type="string" office:string-value="michael cenina" calcext:value-type="string">
            <text:p>michael cenina</text:p>
          </table:table-cell>
          <table:table-cell table:formula="of:=SUBSTITUTE([.B216];&quot; &quot;;&quot;.&quot;)" office:value-type="string" office:string-value="michael.cenina" calcext:value-type="string">
            <text:p>michael.cenina</text:p>
          </table:table-cell>
          <table:table-cell table:formula="of:=COM.MICROSOFT.CONCAT([.C216]; &quot;@gmail.com&quot;)" office:value-type="string" office:string-value="michael.cenina@gmail.com" calcext:value-type="string">
            <text:p>michael.cenina@gmail.com</text:p>
          </table:table-cell>
        </table:table-row>
        <table:table-row table:style-name="ro1">
          <table:table-cell office:value-type="string" calcext:value-type="string">
            <text:p>Michael Halagao</text:p>
          </table:table-cell>
          <table:table-cell table:formula="of:=TRIM(LOWER([.A217]))" office:value-type="string" office:string-value="michael halagao" calcext:value-type="string">
            <text:p>michael halagao</text:p>
          </table:table-cell>
          <table:table-cell table:formula="of:=SUBSTITUTE([.B217];&quot; &quot;;&quot;.&quot;)" office:value-type="string" office:string-value="michael.halagao" calcext:value-type="string">
            <text:p>michael.halagao</text:p>
          </table:table-cell>
          <table:table-cell table:formula="of:=COM.MICROSOFT.CONCAT([.C217]; &quot;@gmail.com&quot;)" office:value-type="string" office:string-value="michael.halagao@gmail.com" calcext:value-type="string">
            <text:p>michael.halagao@gmail.com</text:p>
          </table:table-cell>
        </table:table-row>
        <table:table-row table:style-name="ro1">
          <table:table-cell office:value-type="string" calcext:value-type="string">
            <text:p>Michael John G. Lacuesta</text:p>
          </table:table-cell>
          <table:table-cell table:formula="of:=TRIM(LOWER([.A218]))" office:value-type="string" office:string-value="michael john g. lacuesta" calcext:value-type="string">
            <text:p>michael john g. lacuesta</text:p>
          </table:table-cell>
          <table:table-cell table:formula="of:=SUBSTITUTE([.B218];&quot; &quot;;&quot;.&quot;)" office:value-type="string" office:string-value="michael.john.g..lacuesta" calcext:value-type="string">
            <text:p>michael.john.g..lacuesta</text:p>
          </table:table-cell>
          <table:table-cell table:formula="of:=COM.MICROSOFT.CONCAT([.C218]; &quot;@gmail.com&quot;)" office:value-type="string" office:string-value="michael.john.g..lacuesta@gmail.com" calcext:value-type="string">
            <text:p>michael.john.g..lacuesta@gmail.com</text:p>
          </table:table-cell>
        </table:table-row>
        <table:table-row table:style-name="ro1">
          <table:table-cell office:value-type="string" calcext:value-type="string">
            <text:p>Michelle Caiga</text:p>
          </table:table-cell>
          <table:table-cell table:formula="of:=TRIM(LOWER([.A219]))" office:value-type="string" office:string-value="michelle caiga" calcext:value-type="string">
            <text:p>michelle caiga</text:p>
          </table:table-cell>
          <table:table-cell table:formula="of:=SUBSTITUTE([.B219];&quot; &quot;;&quot;.&quot;)" office:value-type="string" office:string-value="michelle.caiga" calcext:value-type="string">
            <text:p>michelle.caiga</text:p>
          </table:table-cell>
          <table:table-cell table:formula="of:=COM.MICROSOFT.CONCAT([.C219]; &quot;@gmail.com&quot;)" office:value-type="string" office:string-value="michelle.caiga@gmail.com" calcext:value-type="string">
            <text:p>michelle.caiga@gmail.com</text:p>
          </table:table-cell>
        </table:table-row>
        <table:table-row table:style-name="ro1">
          <table:table-cell office:value-type="string" calcext:value-type="string">
            <text:p>Michelle Hiponia Valencia</text:p>
          </table:table-cell>
          <table:table-cell table:formula="of:=TRIM(LOWER([.A220]))" office:value-type="string" office:string-value="michelle hiponia valencia" calcext:value-type="string">
            <text:p>michelle hiponia valencia</text:p>
          </table:table-cell>
          <table:table-cell table:formula="of:=SUBSTITUTE([.B220];&quot; &quot;;&quot;.&quot;)" office:value-type="string" office:string-value="michelle.hiponia.valencia" calcext:value-type="string">
            <text:p>michelle.hiponia.valencia</text:p>
          </table:table-cell>
          <table:table-cell table:formula="of:=COM.MICROSOFT.CONCAT([.C220]; &quot;@gmail.com&quot;)" office:value-type="string" office:string-value="michelle.hiponia.valencia@gmail.com" calcext:value-type="string">
            <text:p>michelle.hiponia.valencia@gmail.com</text:p>
          </table:table-cell>
        </table:table-row>
        <table:table-row table:style-name="ro1">
          <table:table-cell office:value-type="string" calcext:value-type="string">
            <text:p>Michelle N Marasigan</text:p>
          </table:table-cell>
          <table:table-cell table:formula="of:=TRIM(LOWER([.A221]))" office:value-type="string" office:string-value="michelle n marasigan" calcext:value-type="string">
            <text:p>michelle n marasigan</text:p>
          </table:table-cell>
          <table:table-cell table:formula="of:=SUBSTITUTE([.B221];&quot; &quot;;&quot;.&quot;)" office:value-type="string" office:string-value="michelle.n.marasigan" calcext:value-type="string">
            <text:p>michelle.n.marasigan</text:p>
          </table:table-cell>
          <table:table-cell table:formula="of:=COM.MICROSOFT.CONCAT([.C221]; &quot;@gmail.com&quot;)" office:value-type="string" office:string-value="michelle.n.marasigan@gmail.com" calcext:value-type="string">
            <text:p>michelle.n.marasigan@gmail.com</text:p>
          </table:table-cell>
        </table:table-row>
        <table:table-row table:style-name="ro1">
          <table:table-cell office:value-type="string" calcext:value-type="string">
            <text:p>Michelle Tan Gan</text:p>
          </table:table-cell>
          <table:table-cell table:formula="of:=TRIM(LOWER([.A222]))" office:value-type="string" office:string-value="michelle tan gan" calcext:value-type="string">
            <text:p>michelle tan gan</text:p>
          </table:table-cell>
          <table:table-cell table:formula="of:=SUBSTITUTE([.B222];&quot; &quot;;&quot;.&quot;)" office:value-type="string" office:string-value="michelle.tan.gan" calcext:value-type="string">
            <text:p>michelle.tan.gan</text:p>
          </table:table-cell>
          <table:table-cell table:formula="of:=COM.MICROSOFT.CONCAT([.C222]; &quot;@gmail.com&quot;)" office:value-type="string" office:string-value="michelle.tan.gan@gmail.com" calcext:value-type="string">
            <text:p>michelle.tan.gan@gmail.com</text:p>
          </table:table-cell>
        </table:table-row>
        <table:table-row table:style-name="ro1">
          <table:table-cell office:value-type="string" calcext:value-type="string">
            <text:p>Mikee Tph</text:p>
          </table:table-cell>
          <table:table-cell table:formula="of:=TRIM(LOWER([.A223]))" office:value-type="string" office:string-value="mikee tph" calcext:value-type="string">
            <text:p>mikee tph</text:p>
          </table:table-cell>
          <table:table-cell table:formula="of:=SUBSTITUTE([.B223];&quot; &quot;;&quot;.&quot;)" office:value-type="string" office:string-value="mikee.tph" calcext:value-type="string">
            <text:p>mikee.tph</text:p>
          </table:table-cell>
          <table:table-cell table:formula="of:=COM.MICROSOFT.CONCAT([.C223]; &quot;@gmail.com&quot;)" office:value-type="string" office:string-value="mikee.tph@gmail.com" calcext:value-type="string">
            <text:p>mikee.tph@gmail.com</text:p>
          </table:table-cell>
        </table:table-row>
        <table:table-row table:style-name="ro1">
          <table:table-cell office:value-type="string" calcext:value-type="string">
            <text:p>Milard Nicerio Ramos</text:p>
          </table:table-cell>
          <table:table-cell table:formula="of:=TRIM(LOWER([.A224]))" office:value-type="string" office:string-value="milard nicerio ramos" calcext:value-type="string">
            <text:p>milard nicerio ramos</text:p>
          </table:table-cell>
          <table:table-cell table:formula="of:=SUBSTITUTE([.B224];&quot; &quot;;&quot;.&quot;)" office:value-type="string" office:string-value="milard.nicerio.ramos" calcext:value-type="string">
            <text:p>milard.nicerio.ramos</text:p>
          </table:table-cell>
          <table:table-cell table:formula="of:=COM.MICROSOFT.CONCAT([.C224]; &quot;@gmail.com&quot;)" office:value-type="string" office:string-value="milard.nicerio.ramos@gmail.com" calcext:value-type="string">
            <text:p>milard.nicerio.ramos@gmail.com</text:p>
          </table:table-cell>
        </table:table-row>
        <table:table-row table:style-name="ro1">
          <table:table-cell office:value-type="string" calcext:value-type="string">
            <text:p>Mina Jr. Tongga Aurelio</text:p>
          </table:table-cell>
          <table:table-cell table:formula="of:=TRIM(LOWER([.A225]))" office:value-type="string" office:string-value="mina jr. tongga aurelio" calcext:value-type="string">
            <text:p>mina jr. tongga aurelio</text:p>
          </table:table-cell>
          <table:table-cell table:formula="of:=SUBSTITUTE([.B225];&quot; &quot;;&quot;.&quot;)" office:value-type="string" office:string-value="mina.jr..tongga.aurelio" calcext:value-type="string">
            <text:p>mina.jr..tongga.aurelio</text:p>
          </table:table-cell>
          <table:table-cell table:formula="of:=COM.MICROSOFT.CONCAT([.C225]; &quot;@gmail.com&quot;)" office:value-type="string" office:string-value="mina.jr..tongga.aurelio@gmail.com" calcext:value-type="string">
            <text:p>mina.jr..tongga.aurelio@gmail.com</text:p>
          </table:table-cell>
        </table:table-row>
        <table:table-row table:style-name="ro1">
          <table:table-cell office:value-type="string" calcext:value-type="string">
            <text:p>Mitch Lontok - Sulit</text:p>
          </table:table-cell>
          <table:table-cell table:formula="of:=TRIM(LOWER([.A226]))" office:value-type="string" office:string-value="mitch lontok - sulit" calcext:value-type="string">
            <text:p>mitch lontok - sulit</text:p>
          </table:table-cell>
          <table:table-cell table:formula="of:=SUBSTITUTE([.B226];&quot; &quot;;&quot;.&quot;)" office:value-type="string" office:string-value="mitch.lontok.-.sulit" calcext:value-type="string">
            <text:p>mitch.lontok.-.sulit</text:p>
          </table:table-cell>
          <table:table-cell table:formula="of:=COM.MICROSOFT.CONCAT([.C226]; &quot;@gmail.com&quot;)" office:value-type="string" office:string-value="mitch.lontok.-.sulit@gmail.com" calcext:value-type="string">
            <text:p>mitch.lontok.-.sulit@gmail.com</text:p>
          </table:table-cell>
        </table:table-row>
        <table:table-row table:style-name="ro1">
          <table:table-cell office:value-type="string" calcext:value-type="string">
            <text:p>ML Ramos</text:p>
          </table:table-cell>
          <table:table-cell table:formula="of:=TRIM(LOWER([.A227]))" office:value-type="string" office:string-value="ml ramos" calcext:value-type="string">
            <text:p>ml ramos</text:p>
          </table:table-cell>
          <table:table-cell table:formula="of:=SUBSTITUTE([.B227];&quot; &quot;;&quot;.&quot;)" office:value-type="string" office:string-value="ml.ramos" calcext:value-type="string">
            <text:p>ml.ramos</text:p>
          </table:table-cell>
          <table:table-cell table:formula="of:=COM.MICROSOFT.CONCAT([.C227]; &quot;@gmail.com&quot;)" office:value-type="string" office:string-value="ml.ramos@gmail.com" calcext:value-type="string">
            <text:p>ml.ramos@gmail.com</text:p>
          </table:table-cell>
        </table:table-row>
        <table:table-row table:style-name="ro1">
          <table:table-cell office:value-type="string" calcext:value-type="string">
            <text:p>Moises Bryan Valencia</text:p>
          </table:table-cell>
          <table:table-cell table:formula="of:=TRIM(LOWER([.A228]))" office:value-type="string" office:string-value="moises bryan valencia" calcext:value-type="string">
            <text:p>moises bryan valencia</text:p>
          </table:table-cell>
          <table:table-cell table:formula="of:=SUBSTITUTE([.B228];&quot; &quot;;&quot;.&quot;)" office:value-type="string" office:string-value="moises.bryan.valencia" calcext:value-type="string">
            <text:p>moises.bryan.valencia</text:p>
          </table:table-cell>
          <table:table-cell table:formula="of:=COM.MICROSOFT.CONCAT([.C228]; &quot;@gmail.com&quot;)" office:value-type="string" office:string-value="moises.bryan.valencia@gmail.com" calcext:value-type="string">
            <text:p>moises.bryan.valencia@gmail.com</text:p>
          </table:table-cell>
        </table:table-row>
        <table:table-row table:style-name="ro1">
          <table:table-cell office:value-type="string" calcext:value-type="string">
            <text:p>Mon Xam</text:p>
          </table:table-cell>
          <table:table-cell table:formula="of:=TRIM(LOWER([.A229]))" office:value-type="string" office:string-value="mon xam" calcext:value-type="string">
            <text:p>mon xam</text:p>
          </table:table-cell>
          <table:table-cell table:formula="of:=SUBSTITUTE([.B229];&quot; &quot;;&quot;.&quot;)" office:value-type="string" office:string-value="mon.xam" calcext:value-type="string">
            <text:p>mon.xam</text:p>
          </table:table-cell>
          <table:table-cell table:formula="of:=COM.MICROSOFT.CONCAT([.C229]; &quot;@gmail.com&quot;)" office:value-type="string" office:string-value="mon.xam@gmail.com" calcext:value-type="string">
            <text:p>mon.xam@gmail.com</text:p>
          </table:table-cell>
        </table:table-row>
        <table:table-row table:style-name="ro1">
          <table:table-cell office:value-type="string" calcext:value-type="string">
            <text:p>Monchie Eslava</text:p>
          </table:table-cell>
          <table:table-cell table:formula="of:=TRIM(LOWER([.A230]))" office:value-type="string" office:string-value="monchie eslava" calcext:value-type="string">
            <text:p>monchie eslava</text:p>
          </table:table-cell>
          <table:table-cell table:formula="of:=SUBSTITUTE([.B230];&quot; &quot;;&quot;.&quot;)" office:value-type="string" office:string-value="monchie.eslava" calcext:value-type="string">
            <text:p>monchie.eslava</text:p>
          </table:table-cell>
          <table:table-cell table:formula="of:=COM.MICROSOFT.CONCAT([.C230]; &quot;@gmail.com&quot;)" office:value-type="string" office:string-value="monchie.eslava@gmail.com" calcext:value-type="string">
            <text:p>monchie.eslava@gmail.com</text:p>
          </table:table-cell>
        </table:table-row>
        <table:table-row table:style-name="ro1">
          <table:table-cell office:value-type="string" calcext:value-type="string">
            <text:p>Mylyn Domingo Dulay Bongco</text:p>
          </table:table-cell>
          <table:table-cell table:formula="of:=TRIM(LOWER([.A231]))" office:value-type="string" office:string-value="mylyn domingo dulay bongco" calcext:value-type="string">
            <text:p>mylyn domingo dulay bongco</text:p>
          </table:table-cell>
          <table:table-cell table:formula="of:=SUBSTITUTE([.B231];&quot; &quot;;&quot;.&quot;)" office:value-type="string" office:string-value="mylyn.domingo.dulay.bongco" calcext:value-type="string">
            <text:p>mylyn.domingo.dulay.bongco</text:p>
          </table:table-cell>
          <table:table-cell table:formula="of:=COM.MICROSOFT.CONCAT([.C231]; &quot;@gmail.com&quot;)" office:value-type="string" office:string-value="mylyn.domingo.dulay.bongco@gmail.com" calcext:value-type="string">
            <text:p>mylyn.domingo.dulay.bongco@gmail.com</text:p>
          </table:table-cell>
        </table:table-row>
        <table:table-row table:style-name="ro1">
          <table:table-cell office:value-type="string" calcext:value-type="string">
            <text:p>Nadine Francisco</text:p>
          </table:table-cell>
          <table:table-cell table:formula="of:=TRIM(LOWER([.A232]))" office:value-type="string" office:string-value="nadine francisco" calcext:value-type="string">
            <text:p>nadine francisco</text:p>
          </table:table-cell>
          <table:table-cell table:formula="of:=SUBSTITUTE([.B232];&quot; &quot;;&quot;.&quot;)" office:value-type="string" office:string-value="nadine.francisco" calcext:value-type="string">
            <text:p>nadine.francisco</text:p>
          </table:table-cell>
          <table:table-cell table:formula="of:=COM.MICROSOFT.CONCAT([.C232]; &quot;@gmail.com&quot;)" office:value-type="string" office:string-value="nadine.francisco@gmail.com" calcext:value-type="string">
            <text:p>nadine.francisco@gmail.com</text:p>
          </table:table-cell>
        </table:table-row>
        <table:table-row table:style-name="ro1">
          <table:table-cell office:value-type="string" calcext:value-type="string">
            <text:p>Namreg Aguyamid</text:p>
          </table:table-cell>
          <table:table-cell table:formula="of:=TRIM(LOWER([.A233]))" office:value-type="string" office:string-value="namreg aguyamid" calcext:value-type="string">
            <text:p>namreg aguyamid</text:p>
          </table:table-cell>
          <table:table-cell table:formula="of:=SUBSTITUTE([.B233];&quot; &quot;;&quot;.&quot;)" office:value-type="string" office:string-value="namreg.aguyamid" calcext:value-type="string">
            <text:p>namreg.aguyamid</text:p>
          </table:table-cell>
          <table:table-cell table:formula="of:=COM.MICROSOFT.CONCAT([.C233]; &quot;@gmail.com&quot;)" office:value-type="string" office:string-value="namreg.aguyamid@gmail.com" calcext:value-type="string">
            <text:p>namreg.aguyamid@gmail.com</text:p>
          </table:table-cell>
        </table:table-row>
        <table:table-row table:style-name="ro1">
          <table:table-cell office:value-type="string" calcext:value-type="string">
            <text:p>Nathaniel B. Francisco</text:p>
          </table:table-cell>
          <table:table-cell table:formula="of:=TRIM(LOWER([.A234]))" office:value-type="string" office:string-value="nathaniel b. francisco" calcext:value-type="string">
            <text:p>nathaniel b. francisco</text:p>
          </table:table-cell>
          <table:table-cell table:formula="of:=SUBSTITUTE([.B234];&quot; &quot;;&quot;.&quot;)" office:value-type="string" office:string-value="nathaniel.b..francisco" calcext:value-type="string">
            <text:p>nathaniel.b..francisco</text:p>
          </table:table-cell>
          <table:table-cell table:formula="of:=COM.MICROSOFT.CONCAT([.C234]; &quot;@gmail.com&quot;)" office:value-type="string" office:string-value="nathaniel.b..francisco@gmail.com" calcext:value-type="string">
            <text:p>nathaniel.b..francisco@gmail.com</text:p>
          </table:table-cell>
        </table:table-row>
        <table:table-row table:style-name="ro1">
          <table:table-cell office:value-type="string" calcext:value-type="string">
            <text:p>Nats P. Saldaña</text:p>
          </table:table-cell>
          <table:table-cell table:formula="of:=TRIM(LOWER([.A235]))" office:value-type="string" office:string-value="nats p. saldaña" calcext:value-type="string">
            <text:p>nats p. saldaña</text:p>
          </table:table-cell>
          <table:table-cell table:formula="of:=SUBSTITUTE([.B235];&quot; &quot;;&quot;.&quot;)" office:value-type="string" office:string-value="nats.p..saldaña" calcext:value-type="string">
            <text:p>nats.p..saldaña</text:p>
          </table:table-cell>
          <table:table-cell table:formula="of:=COM.MICROSOFT.CONCAT([.C235]; &quot;@gmail.com&quot;)" office:value-type="string" office:string-value="nats.p..saldaña@gmail.com" calcext:value-type="string">
            <text:p>nats.p..saldaña@gmail.com</text:p>
          </table:table-cell>
        </table:table-row>
        <table:table-row table:style-name="ro1">
          <table:table-cell office:value-type="string" calcext:value-type="string">
            <text:p>Needan Francisco</text:p>
          </table:table-cell>
          <table:table-cell table:formula="of:=TRIM(LOWER([.A236]))" office:value-type="string" office:string-value="needan francisco" calcext:value-type="string">
            <text:p>needan francisco</text:p>
          </table:table-cell>
          <table:table-cell table:formula="of:=SUBSTITUTE([.B236];&quot; &quot;;&quot;.&quot;)" office:value-type="string" office:string-value="needan.francisco" calcext:value-type="string">
            <text:p>needan.francisco</text:p>
          </table:table-cell>
          <table:table-cell table:formula="of:=COM.MICROSOFT.CONCAT([.C236]; &quot;@gmail.com&quot;)" office:value-type="string" office:string-value="needan.francisco@gmail.com" calcext:value-type="string">
            <text:p>needan.francisco@gmail.com</text:p>
          </table:table-cell>
        </table:table-row>
        <table:table-row table:style-name="ro1">
          <table:table-cell office:value-type="string" calcext:value-type="string">
            <text:p>Nelvin Natural</text:p>
          </table:table-cell>
          <table:table-cell table:formula="of:=TRIM(LOWER([.A237]))" office:value-type="string" office:string-value="nelvin natural" calcext:value-type="string">
            <text:p>nelvin natural</text:p>
          </table:table-cell>
          <table:table-cell table:formula="of:=SUBSTITUTE([.B237];&quot; &quot;;&quot;.&quot;)" office:value-type="string" office:string-value="nelvin.natural" calcext:value-type="string">
            <text:p>nelvin.natural</text:p>
          </table:table-cell>
          <table:table-cell table:formula="of:=COM.MICROSOFT.CONCAT([.C237]; &quot;@gmail.com&quot;)" office:value-type="string" office:string-value="nelvin.natural@gmail.com" calcext:value-type="string">
            <text:p>nelvin.natural@gmail.com</text:p>
          </table:table-cell>
        </table:table-row>
        <table:table-row table:style-name="ro1">
          <table:table-cell office:value-type="string" calcext:value-type="string">
            <text:p>Neneth Baraquel</text:p>
          </table:table-cell>
          <table:table-cell table:formula="of:=TRIM(LOWER([.A238]))" office:value-type="string" office:string-value="neneth baraquel" calcext:value-type="string">
            <text:p>neneth baraquel</text:p>
          </table:table-cell>
          <table:table-cell table:formula="of:=SUBSTITUTE([.B238];&quot; &quot;;&quot;.&quot;)" office:value-type="string" office:string-value="neneth.baraquel" calcext:value-type="string">
            <text:p>neneth.baraquel</text:p>
          </table:table-cell>
          <table:table-cell table:formula="of:=COM.MICROSOFT.CONCAT([.C238]; &quot;@gmail.com&quot;)" office:value-type="string" office:string-value="neneth.baraquel@gmail.com" calcext:value-type="string">
            <text:p>neneth.baraquel@gmail.com</text:p>
          </table:table-cell>
        </table:table-row>
        <table:table-row table:style-name="ro1">
          <table:table-cell office:value-type="string" calcext:value-type="string">
            <text:p>Nenia Domingo</text:p>
          </table:table-cell>
          <table:table-cell table:formula="of:=TRIM(LOWER([.A239]))" office:value-type="string" office:string-value="nenia domingo" calcext:value-type="string">
            <text:p>nenia domingo</text:p>
          </table:table-cell>
          <table:table-cell table:formula="of:=SUBSTITUTE([.B239];&quot; &quot;;&quot;.&quot;)" office:value-type="string" office:string-value="nenia.domingo" calcext:value-type="string">
            <text:p>nenia.domingo</text:p>
          </table:table-cell>
          <table:table-cell table:formula="of:=COM.MICROSOFT.CONCAT([.C239]; &quot;@gmail.com&quot;)" office:value-type="string" office:string-value="nenia.domingo@gmail.com" calcext:value-type="string">
            <text:p>nenia.domingo@gmail.com</text:p>
          </table:table-cell>
        </table:table-row>
        <table:table-row table:style-name="ro1">
          <table:table-cell office:value-type="string" calcext:value-type="string">
            <text:p>Ness Lorenzo</text:p>
          </table:table-cell>
          <table:table-cell table:formula="of:=TRIM(LOWER([.A240]))" office:value-type="string" office:string-value="ness lorenzo" calcext:value-type="string">
            <text:p>ness lorenzo</text:p>
          </table:table-cell>
          <table:table-cell table:formula="of:=SUBSTITUTE([.B240];&quot; &quot;;&quot;.&quot;)" office:value-type="string" office:string-value="ness.lorenzo" calcext:value-type="string">
            <text:p>ness.lorenzo</text:p>
          </table:table-cell>
          <table:table-cell table:formula="of:=COM.MICROSOFT.CONCAT([.C240]; &quot;@gmail.com&quot;)" office:value-type="string" office:string-value="ness.lorenzo@gmail.com" calcext:value-type="string">
            <text:p>ness.lorenzo@gmail.com</text:p>
          </table:table-cell>
        </table:table-row>
        <table:table-row table:style-name="ro1">
          <table:table-cell office:value-type="string" calcext:value-type="string">
            <text:p>Nevoj Zevahced Olanam</text:p>
          </table:table-cell>
          <table:table-cell table:formula="of:=TRIM(LOWER([.A241]))" office:value-type="string" office:string-value="nevoj zevahced olanam" calcext:value-type="string">
            <text:p>nevoj zevahced olanam</text:p>
          </table:table-cell>
          <table:table-cell table:formula="of:=SUBSTITUTE([.B241];&quot; &quot;;&quot;.&quot;)" office:value-type="string" office:string-value="nevoj.zevahced.olanam" calcext:value-type="string">
            <text:p>nevoj.zevahced.olanam</text:p>
          </table:table-cell>
          <table:table-cell table:formula="of:=COM.MICROSOFT.CONCAT([.C241]; &quot;@gmail.com&quot;)" office:value-type="string" office:string-value="nevoj.zevahced.olanam@gmail.com" calcext:value-type="string">
            <text:p>nevoj.zevahced.olanam@gmail.com</text:p>
          </table:table-cell>
        </table:table-row>
        <table:table-row table:style-name="ro1">
          <table:table-cell office:value-type="string" calcext:value-type="string">
            <text:p>Nichael del Mundo</text:p>
          </table:table-cell>
          <table:table-cell table:formula="of:=TRIM(LOWER([.A242]))" office:value-type="string" office:string-value="nichael del mundo" calcext:value-type="string">
            <text:p>nichael del mundo</text:p>
          </table:table-cell>
          <table:table-cell table:formula="of:=SUBSTITUTE([.B242];&quot; &quot;;&quot;.&quot;)" office:value-type="string" office:string-value="nichael.del.mundo" calcext:value-type="string">
            <text:p>nichael.del.mundo</text:p>
          </table:table-cell>
          <table:table-cell table:formula="of:=COM.MICROSOFT.CONCAT([.C242]; &quot;@gmail.com&quot;)" office:value-type="string" office:string-value="nichael.del.mundo@gmail.com" calcext:value-type="string">
            <text:p>nichael.del.mundo@gmail.com</text:p>
          </table:table-cell>
        </table:table-row>
        <table:table-row table:style-name="ro1">
          <table:table-cell office:value-type="string" calcext:value-type="string">
            <text:p>Niong Palo</text:p>
          </table:table-cell>
          <table:table-cell table:formula="of:=TRIM(LOWER([.A243]))" office:value-type="string" office:string-value="niong palo" calcext:value-type="string">
            <text:p>niong palo</text:p>
          </table:table-cell>
          <table:table-cell table:formula="of:=SUBSTITUTE([.B243];&quot; &quot;;&quot;.&quot;)" office:value-type="string" office:string-value="niong.palo" calcext:value-type="string">
            <text:p>niong.palo</text:p>
          </table:table-cell>
          <table:table-cell table:formula="of:=COM.MICROSOFT.CONCAT([.C243]; &quot;@gmail.com&quot;)" office:value-type="string" office:string-value="niong.palo@gmail.com" calcext:value-type="string">
            <text:p>niong.palo@gmail.com</text:p>
          </table:table-cell>
        </table:table-row>
        <table:table-row table:style-name="ro1">
          <table:table-cell office:value-type="string" calcext:value-type="string">
            <text:p>Noel Baraquel</text:p>
          </table:table-cell>
          <table:table-cell table:formula="of:=TRIM(LOWER([.A244]))" office:value-type="string" office:string-value="noel baraquel" calcext:value-type="string">
            <text:p>noel baraquel</text:p>
          </table:table-cell>
          <table:table-cell table:formula="of:=SUBSTITUTE([.B244];&quot; &quot;;&quot;.&quot;)" office:value-type="string" office:string-value="noel.baraquel" calcext:value-type="string">
            <text:p>noel.baraquel</text:p>
          </table:table-cell>
          <table:table-cell table:formula="of:=COM.MICROSOFT.CONCAT([.C244]; &quot;@gmail.com&quot;)" office:value-type="string" office:string-value="noel.baraquel@gmail.com" calcext:value-type="string">
            <text:p>noel.baraquel@gmail.com</text:p>
          </table:table-cell>
        </table:table-row>
        <table:table-row table:style-name="ro1">
          <table:table-cell office:value-type="string" calcext:value-type="string">
            <text:p>Nonoy Manalo Baraquel</text:p>
          </table:table-cell>
          <table:table-cell table:formula="of:=TRIM(LOWER([.A245]))" office:value-type="string" office:string-value="nonoy manalo baraquel" calcext:value-type="string">
            <text:p>nonoy manalo baraquel</text:p>
          </table:table-cell>
          <table:table-cell table:formula="of:=SUBSTITUTE([.B245];&quot; &quot;;&quot;.&quot;)" office:value-type="string" office:string-value="nonoy.manalo.baraquel" calcext:value-type="string">
            <text:p>nonoy.manalo.baraquel</text:p>
          </table:table-cell>
          <table:table-cell table:formula="of:=COM.MICROSOFT.CONCAT([.C245]; &quot;@gmail.com&quot;)" office:value-type="string" office:string-value="nonoy.manalo.baraquel@gmail.com" calcext:value-type="string">
            <text:p>nonoy.manalo.baraquel@gmail.com</text:p>
          </table:table-cell>
        </table:table-row>
        <table:table-row table:style-name="ro1">
          <table:table-cell office:value-type="string" calcext:value-type="string">
            <text:p>Noreen De Villa</text:p>
          </table:table-cell>
          <table:table-cell table:formula="of:=TRIM(LOWER([.A246]))" office:value-type="string" office:string-value="noreen de villa" calcext:value-type="string">
            <text:p>noreen de villa</text:p>
          </table:table-cell>
          <table:table-cell table:formula="of:=SUBSTITUTE([.B246];&quot; &quot;;&quot;.&quot;)" office:value-type="string" office:string-value="noreen.de.villa" calcext:value-type="string">
            <text:p>noreen.de.villa</text:p>
          </table:table-cell>
          <table:table-cell table:formula="of:=COM.MICROSOFT.CONCAT([.C246]; &quot;@gmail.com&quot;)" office:value-type="string" office:string-value="noreen.de.villa@gmail.com" calcext:value-type="string">
            <text:p>noreen.de.villa@gmail.com</text:p>
          </table:table-cell>
        </table:table-row>
        <table:table-row table:style-name="ro1">
          <table:table-cell office:value-type="string" calcext:value-type="string">
            <text:p>Norman Solar</text:p>
          </table:table-cell>
          <table:table-cell table:formula="of:=TRIM(LOWER([.A247]))" office:value-type="string" office:string-value="norman solar" calcext:value-type="string">
            <text:p>norman solar</text:p>
          </table:table-cell>
          <table:table-cell table:formula="of:=SUBSTITUTE([.B247];&quot; &quot;;&quot;.&quot;)" office:value-type="string" office:string-value="norman.solar" calcext:value-type="string">
            <text:p>norman.solar</text:p>
          </table:table-cell>
          <table:table-cell table:formula="of:=COM.MICROSOFT.CONCAT([.C247]; &quot;@gmail.com&quot;)" office:value-type="string" office:string-value="norman.solar@gmail.com" calcext:value-type="string">
            <text:p>norman.solar@gmail.com</text:p>
          </table:table-cell>
        </table:table-row>
        <table:table-row table:style-name="ro1">
          <table:table-cell office:value-type="string" calcext:value-type="string">
            <text:p>Normandy Real</text:p>
          </table:table-cell>
          <table:table-cell table:formula="of:=TRIM(LOWER([.A248]))" office:value-type="string" office:string-value="normandy real" calcext:value-type="string">
            <text:p>normandy real</text:p>
          </table:table-cell>
          <table:table-cell table:formula="of:=SUBSTITUTE([.B248];&quot; &quot;;&quot;.&quot;)" office:value-type="string" office:string-value="normandy.real" calcext:value-type="string">
            <text:p>normandy.real</text:p>
          </table:table-cell>
          <table:table-cell table:formula="of:=COM.MICROSOFT.CONCAT([.C248]; &quot;@gmail.com&quot;)" office:value-type="string" office:string-value="normandy.real@gmail.com" calcext:value-type="string">
            <text:p>normandy.real@gmail.com</text:p>
          </table:table-cell>
        </table:table-row>
        <table:table-row table:style-name="ro1">
          <table:table-cell office:value-type="string" calcext:value-type="string">
            <text:p>Nympha Baraquel Llandelar</text:p>
          </table:table-cell>
          <table:table-cell table:formula="of:=TRIM(LOWER([.A249]))" office:value-type="string" office:string-value="nympha baraquel llandelar" calcext:value-type="string">
            <text:p>nympha baraquel llandelar</text:p>
          </table:table-cell>
          <table:table-cell table:formula="of:=SUBSTITUTE([.B249];&quot; &quot;;&quot;.&quot;)" office:value-type="string" office:string-value="nympha.baraquel.llandelar" calcext:value-type="string">
            <text:p>nympha.baraquel.llandelar</text:p>
          </table:table-cell>
          <table:table-cell table:formula="of:=COM.MICROSOFT.CONCAT([.C249]; &quot;@gmail.com&quot;)" office:value-type="string" office:string-value="nympha.baraquel.llandelar@gmail.com" calcext:value-type="string">
            <text:p>nympha.baraquel.llandelar@gmail.com</text:p>
          </table:table-cell>
        </table:table-row>
        <table:table-row table:style-name="ro1">
          <table:table-cell office:value-type="string" calcext:value-type="string">
            <text:p>Ocsalon Leuqarab</text:p>
          </table:table-cell>
          <table:table-cell table:formula="of:=TRIM(LOWER([.A250]))" office:value-type="string" office:string-value="ocsalon leuqarab" calcext:value-type="string">
            <text:p>ocsalon leuqarab</text:p>
          </table:table-cell>
          <table:table-cell table:formula="of:=SUBSTITUTE([.B250];&quot; &quot;;&quot;.&quot;)" office:value-type="string" office:string-value="ocsalon.leuqarab" calcext:value-type="string">
            <text:p>ocsalon.leuqarab</text:p>
          </table:table-cell>
          <table:table-cell table:formula="of:=COM.MICROSOFT.CONCAT([.C250]; &quot;@gmail.com&quot;)" office:value-type="string" office:string-value="ocsalon.leuqarab@gmail.com" calcext:value-type="string">
            <text:p>ocsalon.leuqarab@gmail.com</text:p>
          </table:table-cell>
        </table:table-row>
        <table:table-row table:style-name="ro1">
          <table:table-cell office:value-type="string" calcext:value-type="string">
            <text:p>Olga Esguerra</text:p>
          </table:table-cell>
          <table:table-cell table:formula="of:=TRIM(LOWER([.A251]))" office:value-type="string" office:string-value="olga esguerra" calcext:value-type="string">
            <text:p>olga esguerra</text:p>
          </table:table-cell>
          <table:table-cell table:formula="of:=SUBSTITUTE([.B251];&quot; &quot;;&quot;.&quot;)" office:value-type="string" office:string-value="olga.esguerra" calcext:value-type="string">
            <text:p>olga.esguerra</text:p>
          </table:table-cell>
          <table:table-cell table:formula="of:=COM.MICROSOFT.CONCAT([.C251]; &quot;@gmail.com&quot;)" office:value-type="string" office:string-value="olga.esguerra@gmail.com" calcext:value-type="string">
            <text:p>olga.esguerra@gmail.com</text:p>
          </table:table-cell>
        </table:table-row>
        <table:table-row table:style-name="ro1">
          <table:table-cell office:value-type="string" calcext:value-type="string">
            <text:p>Olympia Luzon</text:p>
          </table:table-cell>
          <table:table-cell table:formula="of:=TRIM(LOWER([.A252]))" office:value-type="string" office:string-value="olympia luzon" calcext:value-type="string">
            <text:p>olympia luzon</text:p>
          </table:table-cell>
          <table:table-cell table:formula="of:=SUBSTITUTE([.B252];&quot; &quot;;&quot;.&quot;)" office:value-type="string" office:string-value="olympia.luzon" calcext:value-type="string">
            <text:p>olympia.luzon</text:p>
          </table:table-cell>
          <table:table-cell table:formula="of:=COM.MICROSOFT.CONCAT([.C252]; &quot;@gmail.com&quot;)" office:value-type="string" office:string-value="olympia.luzon@gmail.com" calcext:value-type="string">
            <text:p>olympia.luzon@gmail.com</text:p>
          </table:table-cell>
        </table:table-row>
        <table:table-row table:style-name="ro1">
          <table:table-cell office:value-type="string" calcext:value-type="string">
            <text:p>Onad Dimayuga</text:p>
          </table:table-cell>
          <table:table-cell table:formula="of:=TRIM(LOWER([.A253]))" office:value-type="string" office:string-value="onad dimayuga" calcext:value-type="string">
            <text:p>onad dimayuga</text:p>
          </table:table-cell>
          <table:table-cell table:formula="of:=SUBSTITUTE([.B253];&quot; &quot;;&quot;.&quot;)" office:value-type="string" office:string-value="onad.dimayuga" calcext:value-type="string">
            <text:p>onad.dimayuga</text:p>
          </table:table-cell>
          <table:table-cell table:formula="of:=COM.MICROSOFT.CONCAT([.C253]; &quot;@gmail.com&quot;)" office:value-type="string" office:string-value="onad.dimayuga@gmail.com" calcext:value-type="string">
            <text:p>onad.dimayuga@gmail.com</text:p>
          </table:table-cell>
        </table:table-row>
        <table:table-row table:style-name="ro1">
          <table:table-cell office:value-type="string" calcext:value-type="string">
            <text:p>Onlyred Bahia</text:p>
          </table:table-cell>
          <table:table-cell table:formula="of:=TRIM(LOWER([.A254]))" office:value-type="string" office:string-value="onlyred bahia" calcext:value-type="string">
            <text:p>onlyred bahia</text:p>
          </table:table-cell>
          <table:table-cell table:formula="of:=SUBSTITUTE([.B254];&quot; &quot;;&quot;.&quot;)" office:value-type="string" office:string-value="onlyred.bahia" calcext:value-type="string">
            <text:p>onlyred.bahia</text:p>
          </table:table-cell>
          <table:table-cell table:formula="of:=COM.MICROSOFT.CONCAT([.C254]; &quot;@gmail.com&quot;)" office:value-type="string" office:string-value="onlyred.bahia@gmail.com" calcext:value-type="string">
            <text:p>onlyred.bahia@gmail.com</text:p>
          </table:table-cell>
        </table:table-row>
        <table:table-row table:style-name="ro1">
          <table:table-cell office:value-type="string" calcext:value-type="string">
            <text:p>Otchie Baraquel</text:p>
          </table:table-cell>
          <table:table-cell table:formula="of:=TRIM(LOWER([.A255]))" office:value-type="string" office:string-value="otchie baraquel" calcext:value-type="string">
            <text:p>otchie baraquel</text:p>
          </table:table-cell>
          <table:table-cell table:formula="of:=SUBSTITUTE([.B255];&quot; &quot;;&quot;.&quot;)" office:value-type="string" office:string-value="otchie.baraquel" calcext:value-type="string">
            <text:p>otchie.baraquel</text:p>
          </table:table-cell>
          <table:table-cell table:formula="of:=COM.MICROSOFT.CONCAT([.C255]; &quot;@gmail.com&quot;)" office:value-type="string" office:string-value="otchie.baraquel@gmail.com" calcext:value-type="string">
            <text:p>otchie.baraquel@gmail.com</text:p>
          </table:table-cell>
        </table:table-row>
        <table:table-row table:style-name="ro1">
          <table:table-cell office:value-type="string" calcext:value-type="string">
            <text:p>Polayn Villarosa</text:p>
          </table:table-cell>
          <table:table-cell table:formula="of:=TRIM(LOWER([.A256]))" office:value-type="string" office:string-value="polayn villarosa" calcext:value-type="string">
            <text:p>polayn villarosa</text:p>
          </table:table-cell>
          <table:table-cell table:formula="of:=SUBSTITUTE([.B256];&quot; &quot;;&quot;.&quot;)" office:value-type="string" office:string-value="polayn.villarosa" calcext:value-type="string">
            <text:p>polayn.villarosa</text:p>
          </table:table-cell>
          <table:table-cell table:formula="of:=COM.MICROSOFT.CONCAT([.C256]; &quot;@gmail.com&quot;)" office:value-type="string" office:string-value="polayn.villarosa@gmail.com" calcext:value-type="string">
            <text:p>polayn.villarosa@gmail.com</text:p>
          </table:table-cell>
        </table:table-row>
        <table:table-row table:style-name="ro1">
          <table:table-cell office:value-type="string" calcext:value-type="string">
            <text:p>ProfNujnuj Rodriguez</text:p>
          </table:table-cell>
          <table:table-cell table:formula="of:=TRIM(LOWER([.A257]))" office:value-type="string" office:string-value="profnujnuj rodriguez" calcext:value-type="string">
            <text:p>profnujnuj rodriguez</text:p>
          </table:table-cell>
          <table:table-cell table:formula="of:=SUBSTITUTE([.B257];&quot; &quot;;&quot;.&quot;)" office:value-type="string" office:string-value="profnujnuj.rodriguez" calcext:value-type="string">
            <text:p>profnujnuj.rodriguez</text:p>
          </table:table-cell>
          <table:table-cell table:formula="of:=COM.MICROSOFT.CONCAT([.C257]; &quot;@gmail.com&quot;)" office:value-type="string" office:string-value="profnujnuj.rodriguez@gmail.com" calcext:value-type="string">
            <text:p>profnujnuj.rodriguez@gmail.com</text:p>
          </table:table-cell>
        </table:table-row>
        <table:table-row table:style-name="ro1">
          <table:table-cell office:value-type="string" calcext:value-type="string">
            <text:p>Qui T Meann</text:p>
          </table:table-cell>
          <table:table-cell table:formula="of:=TRIM(LOWER([.A258]))" office:value-type="string" office:string-value="qui t meann" calcext:value-type="string">
            <text:p>qui t meann</text:p>
          </table:table-cell>
          <table:table-cell table:formula="of:=SUBSTITUTE([.B258];&quot; &quot;;&quot;.&quot;)" office:value-type="string" office:string-value="qui.t.meann" calcext:value-type="string">
            <text:p>qui.t.meann</text:p>
          </table:table-cell>
          <table:table-cell table:formula="of:=COM.MICROSOFT.CONCAT([.C258]; &quot;@gmail.com&quot;)" office:value-type="string" office:string-value="qui.t.meann@gmail.com" calcext:value-type="string">
            <text:p>qui.t.meann@gmail.com</text:p>
          </table:table-cell>
        </table:table-row>
        <table:table-row table:style-name="ro1">
          <table:table-cell office:value-type="string" calcext:value-type="string">
            <text:p>Rald Salvio Salazar</text:p>
          </table:table-cell>
          <table:table-cell table:formula="of:=TRIM(LOWER([.A259]))" office:value-type="string" office:string-value="rald salvio salazar" calcext:value-type="string">
            <text:p>rald salvio salazar</text:p>
          </table:table-cell>
          <table:table-cell table:formula="of:=SUBSTITUTE([.B259];&quot; &quot;;&quot;.&quot;)" office:value-type="string" office:string-value="rald.salvio.salazar" calcext:value-type="string">
            <text:p>rald.salvio.salazar</text:p>
          </table:table-cell>
          <table:table-cell table:formula="of:=COM.MICROSOFT.CONCAT([.C259]; &quot;@gmail.com&quot;)" office:value-type="string" office:string-value="rald.salvio.salazar@gmail.com" calcext:value-type="string">
            <text:p>rald.salvio.salazar@gmail.com</text:p>
          </table:table-cell>
        </table:table-row>
        <table:table-row table:style-name="ro1">
          <table:table-cell office:value-type="string" calcext:value-type="string">
            <text:p>Ramil Vargas</text:p>
          </table:table-cell>
          <table:table-cell table:formula="of:=TRIM(LOWER([.A260]))" office:value-type="string" office:string-value="ramil vargas" calcext:value-type="string">
            <text:p>ramil vargas</text:p>
          </table:table-cell>
          <table:table-cell table:formula="of:=SUBSTITUTE([.B260];&quot; &quot;;&quot;.&quot;)" office:value-type="string" office:string-value="ramil.vargas" calcext:value-type="string">
            <text:p>ramil.vargas</text:p>
          </table:table-cell>
          <table:table-cell table:formula="of:=COM.MICROSOFT.CONCAT([.C260]; &quot;@gmail.com&quot;)" office:value-type="string" office:string-value="ramil.vargas@gmail.com" calcext:value-type="string">
            <text:p>ramil.vargas@gmail.com</text:p>
          </table:table-cell>
        </table:table-row>
        <table:table-row table:style-name="ro1">
          <table:table-cell office:value-type="string" calcext:value-type="string">
            <text:p>Randolph Cascalla</text:p>
          </table:table-cell>
          <table:table-cell table:formula="of:=TRIM(LOWER([.A261]))" office:value-type="string" office:string-value="randolph cascalla" calcext:value-type="string">
            <text:p>randolph cascalla</text:p>
          </table:table-cell>
          <table:table-cell table:formula="of:=SUBSTITUTE([.B261];&quot; &quot;;&quot;.&quot;)" office:value-type="string" office:string-value="randolph.cascalla" calcext:value-type="string">
            <text:p>randolph.cascalla</text:p>
          </table:table-cell>
          <table:table-cell table:formula="of:=COM.MICROSOFT.CONCAT([.C261]; &quot;@gmail.com&quot;)" office:value-type="string" office:string-value="randolph.cascalla@gmail.com" calcext:value-type="string">
            <text:p>randolph.cascalla@gmail.com</text:p>
          </table:table-cell>
        </table:table-row>
        <table:table-row table:style-name="ro1">
          <table:table-cell office:value-type="string" calcext:value-type="string">
            <text:p>Raquel Dimailig Buñag</text:p>
          </table:table-cell>
          <table:table-cell table:formula="of:=TRIM(LOWER([.A262]))" office:value-type="string" office:string-value="raquel dimailig buñag" calcext:value-type="string">
            <text:p>raquel dimailig buñag</text:p>
          </table:table-cell>
          <table:table-cell table:formula="of:=SUBSTITUTE([.B262];&quot; &quot;;&quot;.&quot;)" office:value-type="string" office:string-value="raquel.dimailig.buñag" calcext:value-type="string">
            <text:p>raquel.dimailig.buñag</text:p>
          </table:table-cell>
          <table:table-cell table:formula="of:=COM.MICROSOFT.CONCAT([.C262]; &quot;@gmail.com&quot;)" office:value-type="string" office:string-value="raquel.dimailig.buñag@gmail.com" calcext:value-type="string">
            <text:p>raquel.dimailig.buñag@gmail.com</text:p>
          </table:table-cell>
        </table:table-row>
        <table:table-row table:style-name="ro1">
          <table:table-cell office:value-type="string" calcext:value-type="string">
            <text:p>Raquel Panaligan Girao</text:p>
          </table:table-cell>
          <table:table-cell table:formula="of:=TRIM(LOWER([.A263]))" office:value-type="string" office:string-value="raquel panaligan girao" calcext:value-type="string">
            <text:p>raquel panaligan girao</text:p>
          </table:table-cell>
          <table:table-cell table:formula="of:=SUBSTITUTE([.B263];&quot; &quot;;&quot;.&quot;)" office:value-type="string" office:string-value="raquel.panaligan.girao" calcext:value-type="string">
            <text:p>raquel.panaligan.girao</text:p>
          </table:table-cell>
          <table:table-cell table:formula="of:=COM.MICROSOFT.CONCAT([.C263]; &quot;@gmail.com&quot;)" office:value-type="string" office:string-value="raquel.panaligan.girao@gmail.com" calcext:value-type="string">
            <text:p>raquel.panaligan.girao@gmail.com</text:p>
          </table:table-cell>
        </table:table-row>
        <table:table-row table:style-name="ro1">
          <table:table-cell office:value-type="string" calcext:value-type="string">
            <text:p>Razalas Dvne</text:p>
          </table:table-cell>
          <table:table-cell table:formula="of:=TRIM(LOWER([.A264]))" office:value-type="string" office:string-value="razalas dvne" calcext:value-type="string">
            <text:p>razalas dvne</text:p>
          </table:table-cell>
          <table:table-cell table:formula="of:=SUBSTITUTE([.B264];&quot; &quot;;&quot;.&quot;)" office:value-type="string" office:string-value="razalas.dvne" calcext:value-type="string">
            <text:p>razalas.dvne</text:p>
          </table:table-cell>
          <table:table-cell table:formula="of:=COM.MICROSOFT.CONCAT([.C264]; &quot;@gmail.com&quot;)" office:value-type="string" office:string-value="razalas.dvne@gmail.com" calcext:value-type="string">
            <text:p>razalas.dvne@gmail.com</text:p>
          </table:table-cell>
        </table:table-row>
        <table:table-row table:style-name="ro1">
          <table:table-cell office:value-type="string" calcext:value-type="string">
            <text:p>Remel Beltran</text:p>
          </table:table-cell>
          <table:table-cell table:formula="of:=TRIM(LOWER([.A265]))" office:value-type="string" office:string-value="remel beltran" calcext:value-type="string">
            <text:p>remel beltran</text:p>
          </table:table-cell>
          <table:table-cell table:formula="of:=SUBSTITUTE([.B265];&quot; &quot;;&quot;.&quot;)" office:value-type="string" office:string-value="remel.beltran" calcext:value-type="string">
            <text:p>remel.beltran</text:p>
          </table:table-cell>
          <table:table-cell table:formula="of:=COM.MICROSOFT.CONCAT([.C265]; &quot;@gmail.com&quot;)" office:value-type="string" office:string-value="remel.beltran@gmail.com" calcext:value-type="string">
            <text:p>remel.beltran@gmail.com</text:p>
          </table:table-cell>
        </table:table-row>
        <table:table-row table:style-name="ro1">
          <table:table-cell office:value-type="string" calcext:value-type="string">
            <text:p>Remel Beltran</text:p>
          </table:table-cell>
          <table:table-cell table:formula="of:=TRIM(LOWER([.A266]))" office:value-type="string" office:string-value="remel beltran" calcext:value-type="string">
            <text:p>remel beltran</text:p>
          </table:table-cell>
          <table:table-cell table:formula="of:=SUBSTITUTE([.B266];&quot; &quot;;&quot;.&quot;)" office:value-type="string" office:string-value="remel.beltran" calcext:value-type="string">
            <text:p>remel.beltran</text:p>
          </table:table-cell>
          <table:table-cell table:formula="of:=COM.MICROSOFT.CONCAT([.C266]; &quot;@gmail.com&quot;)" office:value-type="string" office:string-value="remel.beltran@gmail.com" calcext:value-type="string">
            <text:p>remel.beltran@gmail.com</text:p>
          </table:table-cell>
        </table:table-row>
        <table:table-row table:style-name="ro1">
          <table:table-cell office:value-type="string" calcext:value-type="string">
            <text:p>Revie Mercado</text:p>
          </table:table-cell>
          <table:table-cell table:formula="of:=TRIM(LOWER([.A267]))" office:value-type="string" office:string-value="revie mercado" calcext:value-type="string">
            <text:p>revie mercado</text:p>
          </table:table-cell>
          <table:table-cell table:formula="of:=SUBSTITUTE([.B267];&quot; &quot;;&quot;.&quot;)" office:value-type="string" office:string-value="revie.mercado" calcext:value-type="string">
            <text:p>revie.mercado</text:p>
          </table:table-cell>
          <table:table-cell table:formula="of:=COM.MICROSOFT.CONCAT([.C267]; &quot;@gmail.com&quot;)" office:value-type="string" office:string-value="revie.mercado@gmail.com" calcext:value-type="string">
            <text:p>revie.mercado@gmail.com</text:p>
          </table:table-cell>
        </table:table-row>
        <table:table-row table:style-name="ro1">
          <table:table-cell office:value-type="string" calcext:value-type="string">
            <text:p>Reynald Abad</text:p>
          </table:table-cell>
          <table:table-cell table:formula="of:=TRIM(LOWER([.A268]))" office:value-type="string" office:string-value="reynald abad" calcext:value-type="string">
            <text:p>reynald abad</text:p>
          </table:table-cell>
          <table:table-cell table:formula="of:=SUBSTITUTE([.B268];&quot; &quot;;&quot;.&quot;)" office:value-type="string" office:string-value="reynald.abad" calcext:value-type="string">
            <text:p>reynald.abad</text:p>
          </table:table-cell>
          <table:table-cell table:formula="of:=COM.MICROSOFT.CONCAT([.C268]; &quot;@gmail.com&quot;)" office:value-type="string" office:string-value="reynald.abad@gmail.com" calcext:value-type="string">
            <text:p>reynald.abad@gmail.com</text:p>
          </table:table-cell>
        </table:table-row>
        <table:table-row table:style-name="ro1">
          <table:table-cell office:value-type="string" calcext:value-type="string">
            <text:p>Reynaldo Jr Flores</text:p>
          </table:table-cell>
          <table:table-cell table:formula="of:=TRIM(LOWER([.A269]))" office:value-type="string" office:string-value="reynaldo jr flores" calcext:value-type="string">
            <text:p>reynaldo jr flores</text:p>
          </table:table-cell>
          <table:table-cell table:formula="of:=SUBSTITUTE([.B269];&quot; &quot;;&quot;.&quot;)" office:value-type="string" office:string-value="reynaldo.jr.flores" calcext:value-type="string">
            <text:p>reynaldo.jr.flores</text:p>
          </table:table-cell>
          <table:table-cell table:formula="of:=COM.MICROSOFT.CONCAT([.C269]; &quot;@gmail.com&quot;)" office:value-type="string" office:string-value="reynaldo.jr.flores@gmail.com" calcext:value-type="string">
            <text:p>reynaldo.jr.flores@gmail.com</text:p>
          </table:table-cell>
        </table:table-row>
        <table:table-row table:style-name="ro1">
          <table:table-cell office:value-type="string" calcext:value-type="string">
            <text:p>Rhaine Angelic De Castro</text:p>
          </table:table-cell>
          <table:table-cell table:formula="of:=TRIM(LOWER([.A270]))" office:value-type="string" office:string-value="rhaine angelic de castro" calcext:value-type="string">
            <text:p>rhaine angelic de castro</text:p>
          </table:table-cell>
          <table:table-cell table:formula="of:=SUBSTITUTE([.B270];&quot; &quot;;&quot;.&quot;)" office:value-type="string" office:string-value="rhaine.angelic.de.castro" calcext:value-type="string">
            <text:p>rhaine.angelic.de.castro</text:p>
          </table:table-cell>
          <table:table-cell table:formula="of:=COM.MICROSOFT.CONCAT([.C270]; &quot;@gmail.com&quot;)" office:value-type="string" office:string-value="rhaine.angelic.de.castro@gmail.com" calcext:value-type="string">
            <text:p>rhaine.angelic.de.castro@gmail.com</text:p>
          </table:table-cell>
        </table:table-row>
        <table:table-row table:style-name="ro1">
          <table:table-cell office:value-type="string" calcext:value-type="string">
            <text:p>Rhea Manuel-Andaleon</text:p>
          </table:table-cell>
          <table:table-cell table:formula="of:=TRIM(LOWER([.A271]))" office:value-type="string" office:string-value="rhea manuel-andaleon" calcext:value-type="string">
            <text:p>rhea manuel-andaleon</text:p>
          </table:table-cell>
          <table:table-cell table:formula="of:=SUBSTITUTE([.B271];&quot; &quot;;&quot;.&quot;)" office:value-type="string" office:string-value="rhea.manuel-andaleon" calcext:value-type="string">
            <text:p>rhea.manuel-andaleon</text:p>
          </table:table-cell>
          <table:table-cell table:formula="of:=COM.MICROSOFT.CONCAT([.C271]; &quot;@gmail.com&quot;)" office:value-type="string" office:string-value="rhea.manuel-andaleon@gmail.com" calcext:value-type="string">
            <text:p>rhea.manuel-andaleon@gmail.com</text:p>
          </table:table-cell>
        </table:table-row>
        <table:table-row table:style-name="ro1">
          <table:table-cell office:value-type="string" calcext:value-type="string">
            <text:p>Rhoderick Insigne Cascalla</text:p>
          </table:table-cell>
          <table:table-cell table:formula="of:=TRIM(LOWER([.A272]))" office:value-type="string" office:string-value="rhoderick insigne cascalla" calcext:value-type="string">
            <text:p>rhoderick insigne cascalla</text:p>
          </table:table-cell>
          <table:table-cell table:formula="of:=SUBSTITUTE([.B272];&quot; &quot;;&quot;.&quot;)" office:value-type="string" office:string-value="rhoderick.insigne.cascalla" calcext:value-type="string">
            <text:p>rhoderick.insigne.cascalla</text:p>
          </table:table-cell>
          <table:table-cell table:formula="of:=COM.MICROSOFT.CONCAT([.C272]; &quot;@gmail.com&quot;)" office:value-type="string" office:string-value="rhoderick.insigne.cascalla@gmail.com" calcext:value-type="string">
            <text:p>rhoderick.insigne.cascalla@gmail.com</text:p>
          </table:table-cell>
        </table:table-row>
        <table:table-row table:style-name="ro1">
          <table:table-cell office:value-type="string" calcext:value-type="string">
            <text:p>Rizza Gee</text:p>
          </table:table-cell>
          <table:table-cell table:formula="of:=TRIM(LOWER([.A273]))" office:value-type="string" office:string-value="rizza gee" calcext:value-type="string">
            <text:p>rizza gee</text:p>
          </table:table-cell>
          <table:table-cell table:formula="of:=SUBSTITUTE([.B273];&quot; &quot;;&quot;.&quot;)" office:value-type="string" office:string-value="rizza.gee" calcext:value-type="string">
            <text:p>rizza.gee</text:p>
          </table:table-cell>
          <table:table-cell table:formula="of:=COM.MICROSOFT.CONCAT([.C273]; &quot;@gmail.com&quot;)" office:value-type="string" office:string-value="rizza.gee@gmail.com" calcext:value-type="string">
            <text:p>rizza.gee@gmail.com</text:p>
          </table:table-cell>
        </table:table-row>
        <table:table-row table:style-name="ro1">
          <table:table-cell office:value-type="string" calcext:value-type="string">
            <text:p>Rob Pimentel</text:p>
          </table:table-cell>
          <table:table-cell table:formula="of:=TRIM(LOWER([.A274]))" office:value-type="string" office:string-value="rob pimentel" calcext:value-type="string">
            <text:p>rob pimentel</text:p>
          </table:table-cell>
          <table:table-cell table:formula="of:=SUBSTITUTE([.B274];&quot; &quot;;&quot;.&quot;)" office:value-type="string" office:string-value="rob.pimentel" calcext:value-type="string">
            <text:p>rob.pimentel</text:p>
          </table:table-cell>
          <table:table-cell table:formula="of:=COM.MICROSOFT.CONCAT([.C274]; &quot;@gmail.com&quot;)" office:value-type="string" office:string-value="rob.pimentel@gmail.com" calcext:value-type="string">
            <text:p>rob.pimentel@gmail.com</text:p>
          </table:table-cell>
        </table:table-row>
        <table:table-row table:style-name="ro1">
          <table:table-cell office:value-type="string" calcext:value-type="string">
            <text:p>Rocelyn Pagilagan</text:p>
          </table:table-cell>
          <table:table-cell table:formula="of:=TRIM(LOWER([.A275]))" office:value-type="string" office:string-value="rocelyn pagilagan" calcext:value-type="string">
            <text:p>rocelyn pagilagan</text:p>
          </table:table-cell>
          <table:table-cell table:formula="of:=SUBSTITUTE([.B275];&quot; &quot;;&quot;.&quot;)" office:value-type="string" office:string-value="rocelyn.pagilagan" calcext:value-type="string">
            <text:p>rocelyn.pagilagan</text:p>
          </table:table-cell>
          <table:table-cell table:formula="of:=COM.MICROSOFT.CONCAT([.C275]; &quot;@gmail.com&quot;)" office:value-type="string" office:string-value="rocelyn.pagilagan@gmail.com" calcext:value-type="string">
            <text:p>rocelyn.pagilagan@gmail.com</text:p>
          </table:table-cell>
        </table:table-row>
        <table:table-row table:style-name="ro1">
          <table:table-cell office:value-type="string" calcext:value-type="string">
            <text:p>Rochelle De Chavez Datinguinoo</text:p>
          </table:table-cell>
          <table:table-cell table:formula="of:=TRIM(LOWER([.A276]))" office:value-type="string" office:string-value="rochelle de chavez datinguinoo" calcext:value-type="string">
            <text:p>rochelle de chavez datinguinoo</text:p>
          </table:table-cell>
          <table:table-cell table:formula="of:=SUBSTITUTE([.B276];&quot; &quot;;&quot;.&quot;)" office:value-type="string" office:string-value="rochelle.de.chavez.datinguinoo" calcext:value-type="string">
            <text:p>rochelle.de.chavez.datinguinoo</text:p>
          </table:table-cell>
          <table:table-cell table:formula="of:=COM.MICROSOFT.CONCAT([.C276]; &quot;@gmail.com&quot;)" office:value-type="string" office:string-value="rochelle.de.chavez.datinguinoo@gmail.com" calcext:value-type="string">
            <text:p>rochelle.de.chavez.datinguinoo@gmail.com</text:p>
          </table:table-cell>
        </table:table-row>
        <table:table-row table:style-name="ro1">
          <table:table-cell office:value-type="string" calcext:value-type="string">
            <text:p>Roger Carpio</text:p>
          </table:table-cell>
          <table:table-cell table:formula="of:=TRIM(LOWER([.A277]))" office:value-type="string" office:string-value="roger carpio" calcext:value-type="string">
            <text:p>roger carpio</text:p>
          </table:table-cell>
          <table:table-cell table:formula="of:=SUBSTITUTE([.B277];&quot; &quot;;&quot;.&quot;)" office:value-type="string" office:string-value="roger.carpio" calcext:value-type="string">
            <text:p>roger.carpio</text:p>
          </table:table-cell>
          <table:table-cell table:formula="of:=COM.MICROSOFT.CONCAT([.C277]; &quot;@gmail.com&quot;)" office:value-type="string" office:string-value="roger.carpio@gmail.com" calcext:value-type="string">
            <text:p>roger.carpio@gmail.com</text:p>
          </table:table-cell>
        </table:table-row>
        <table:table-row table:style-name="ro1">
          <table:table-cell office:value-type="string" calcext:value-type="string">
            <text:p>Rolando de Castro</text:p>
          </table:table-cell>
          <table:table-cell table:formula="of:=TRIM(LOWER([.A278]))" office:value-type="string" office:string-value="rolando de castro" calcext:value-type="string">
            <text:p>rolando de castro</text:p>
          </table:table-cell>
          <table:table-cell table:formula="of:=SUBSTITUTE([.B278];&quot; &quot;;&quot;.&quot;)" office:value-type="string" office:string-value="rolando.de.castro" calcext:value-type="string">
            <text:p>rolando.de.castro</text:p>
          </table:table-cell>
          <table:table-cell table:formula="of:=COM.MICROSOFT.CONCAT([.C278]; &quot;@gmail.com&quot;)" office:value-type="string" office:string-value="rolando.de.castro@gmail.com" calcext:value-type="string">
            <text:p>rolando.de.castro@gmail.com</text:p>
          </table:table-cell>
        </table:table-row>
        <table:table-row table:style-name="ro1">
          <table:table-cell office:value-type="string" calcext:value-type="string">
            <text:p>Rolly Guerra</text:p>
          </table:table-cell>
          <table:table-cell table:formula="of:=TRIM(LOWER([.A279]))" office:value-type="string" office:string-value="rolly guerra" calcext:value-type="string">
            <text:p>rolly guerra</text:p>
          </table:table-cell>
          <table:table-cell table:formula="of:=SUBSTITUTE([.B279];&quot; &quot;;&quot;.&quot;)" office:value-type="string" office:string-value="rolly.guerra" calcext:value-type="string">
            <text:p>rolly.guerra</text:p>
          </table:table-cell>
          <table:table-cell table:formula="of:=COM.MICROSOFT.CONCAT([.C279]; &quot;@gmail.com&quot;)" office:value-type="string" office:string-value="rolly.guerra@gmail.com" calcext:value-type="string">
            <text:p>rolly.guerra@gmail.com</text:p>
          </table:table-cell>
        </table:table-row>
        <table:table-row table:style-name="ro1">
          <table:table-cell office:value-type="string" calcext:value-type="string">
            <text:p>Romar Buñag</text:p>
          </table:table-cell>
          <table:table-cell table:formula="of:=TRIM(LOWER([.A280]))" office:value-type="string" office:string-value="romar buñag" calcext:value-type="string">
            <text:p>romar buñag</text:p>
          </table:table-cell>
          <table:table-cell table:formula="of:=SUBSTITUTE([.B280];&quot; &quot;;&quot;.&quot;)" office:value-type="string" office:string-value="romar.buñag" calcext:value-type="string">
            <text:p>romar.buñag</text:p>
          </table:table-cell>
          <table:table-cell table:formula="of:=COM.MICROSOFT.CONCAT([.C280]; &quot;@gmail.com&quot;)" office:value-type="string" office:string-value="romar.buñag@gmail.com" calcext:value-type="string">
            <text:p>romar.buñag@gmail.com</text:p>
          </table:table-cell>
        </table:table-row>
        <table:table-row table:style-name="ro1">
          <table:table-cell office:value-type="string" calcext:value-type="string">
            <text:p>Ronald Villaluna</text:p>
          </table:table-cell>
          <table:table-cell table:formula="of:=TRIM(LOWER([.A281]))" office:value-type="string" office:string-value="ronald villaluna" calcext:value-type="string">
            <text:p>ronald villaluna</text:p>
          </table:table-cell>
          <table:table-cell table:formula="of:=SUBSTITUTE([.B281];&quot; &quot;;&quot;.&quot;)" office:value-type="string" office:string-value="ronald.villaluna" calcext:value-type="string">
            <text:p>ronald.villaluna</text:p>
          </table:table-cell>
          <table:table-cell table:formula="of:=COM.MICROSOFT.CONCAT([.C281]; &quot;@gmail.com&quot;)" office:value-type="string" office:string-value="ronald.villaluna@gmail.com" calcext:value-type="string">
            <text:p>ronald.villaluna@gmail.com</text:p>
          </table:table-cell>
        </table:table-row>
        <table:table-row table:style-name="ro1">
          <table:table-cell office:value-type="string" calcext:value-type="string">
            <text:p>Rosie Matira</text:p>
          </table:table-cell>
          <table:table-cell table:formula="of:=TRIM(LOWER([.A282]))" office:value-type="string" office:string-value="rosie matira" calcext:value-type="string">
            <text:p>rosie matira</text:p>
          </table:table-cell>
          <table:table-cell table:formula="of:=SUBSTITUTE([.B282];&quot; &quot;;&quot;.&quot;)" office:value-type="string" office:string-value="rosie.matira" calcext:value-type="string">
            <text:p>rosie.matira</text:p>
          </table:table-cell>
          <table:table-cell table:formula="of:=COM.MICROSOFT.CONCAT([.C282]; &quot;@gmail.com&quot;)" office:value-type="string" office:string-value="rosie.matira@gmail.com" calcext:value-type="string">
            <text:p>rosie.matira@gmail.com</text:p>
          </table:table-cell>
        </table:table-row>
        <table:table-row table:style-name="ro1">
          <table:table-cell office:value-type="string" calcext:value-type="string">
            <text:p>Roxie Flores</text:p>
          </table:table-cell>
          <table:table-cell table:formula="of:=TRIM(LOWER([.A283]))" office:value-type="string" office:string-value="roxie flores" calcext:value-type="string">
            <text:p>roxie flores</text:p>
          </table:table-cell>
          <table:table-cell table:formula="of:=SUBSTITUTE([.B283];&quot; &quot;;&quot;.&quot;)" office:value-type="string" office:string-value="roxie.flores" calcext:value-type="string">
            <text:p>roxie.flores</text:p>
          </table:table-cell>
          <table:table-cell table:formula="of:=COM.MICROSOFT.CONCAT([.C283]; &quot;@gmail.com&quot;)" office:value-type="string" office:string-value="roxie.flores@gmail.com" calcext:value-type="string">
            <text:p>roxie.flores@gmail.com</text:p>
          </table:table-cell>
        </table:table-row>
        <table:table-row table:style-name="ro1">
          <table:table-cell office:value-type="string" calcext:value-type="string">
            <text:p>Roy Hernandez</text:p>
          </table:table-cell>
          <table:table-cell table:formula="of:=TRIM(LOWER([.A284]))" office:value-type="string" office:string-value="roy hernandez" calcext:value-type="string">
            <text:p>roy hernandez</text:p>
          </table:table-cell>
          <table:table-cell table:formula="of:=SUBSTITUTE([.B284];&quot; &quot;;&quot;.&quot;)" office:value-type="string" office:string-value="roy.hernandez" calcext:value-type="string">
            <text:p>roy.hernandez</text:p>
          </table:table-cell>
          <table:table-cell table:formula="of:=COM.MICROSOFT.CONCAT([.C284]; &quot;@gmail.com&quot;)" office:value-type="string" office:string-value="roy.hernandez@gmail.com" calcext:value-type="string">
            <text:p>roy.hernandez@gmail.com</text:p>
          </table:table-cell>
        </table:table-row>
        <table:table-row table:style-name="ro1">
          <table:table-cell office:value-type="string" calcext:value-type="string">
            <text:p>Rozita Daud</text:p>
          </table:table-cell>
          <table:table-cell table:formula="of:=TRIM(LOWER([.A285]))" office:value-type="string" office:string-value="rozita daud" calcext:value-type="string">
            <text:p>rozita daud</text:p>
          </table:table-cell>
          <table:table-cell table:formula="of:=SUBSTITUTE([.B285];&quot; &quot;;&quot;.&quot;)" office:value-type="string" office:string-value="rozita.daud" calcext:value-type="string">
            <text:p>rozita.daud</text:p>
          </table:table-cell>
          <table:table-cell table:formula="of:=COM.MICROSOFT.CONCAT([.C285]; &quot;@gmail.com&quot;)" office:value-type="string" office:string-value="rozita.daud@gmail.com" calcext:value-type="string">
            <text:p>rozita.daud@gmail.com</text:p>
          </table:table-cell>
        </table:table-row>
        <table:table-row table:style-name="ro1">
          <table:table-cell office:value-type="string" calcext:value-type="string">
            <text:p>Ruby De Jesus</text:p>
          </table:table-cell>
          <table:table-cell table:formula="of:=TRIM(LOWER([.A286]))" office:value-type="string" office:string-value="ruby de jesus" calcext:value-type="string">
            <text:p>ruby de jesus</text:p>
          </table:table-cell>
          <table:table-cell table:formula="of:=SUBSTITUTE([.B286];&quot; &quot;;&quot;.&quot;)" office:value-type="string" office:string-value="ruby.de.jesus" calcext:value-type="string">
            <text:p>ruby.de.jesus</text:p>
          </table:table-cell>
          <table:table-cell table:formula="of:=COM.MICROSOFT.CONCAT([.C286]; &quot;@gmail.com&quot;)" office:value-type="string" office:string-value="ruby.de.jesus@gmail.com" calcext:value-type="string">
            <text:p>ruby.de.jesus@gmail.com</text:p>
          </table:table-cell>
        </table:table-row>
        <table:table-row table:style-name="ro1">
          <table:table-cell office:value-type="string" calcext:value-type="string">
            <text:p>Rucel Mortel Dimailig Tubiera</text:p>
          </table:table-cell>
          <table:table-cell table:formula="of:=TRIM(LOWER([.A287]))" office:value-type="string" office:string-value="rucel mortel dimailig tubiera" calcext:value-type="string">
            <text:p>rucel mortel dimailig tubiera</text:p>
          </table:table-cell>
          <table:table-cell table:formula="of:=SUBSTITUTE([.B287];&quot; &quot;;&quot;.&quot;)" office:value-type="string" office:string-value="rucel.mortel.dimailig.tubiera" calcext:value-type="string">
            <text:p>rucel.mortel.dimailig.tubiera</text:p>
          </table:table-cell>
          <table:table-cell table:formula="of:=COM.MICROSOFT.CONCAT([.C287]; &quot;@gmail.com&quot;)" office:value-type="string" office:string-value="rucel.mortel.dimailig.tubiera@gmail.com" calcext:value-type="string">
            <text:p>rucel.mortel.dimailig.tubiera@gmail.com</text:p>
          </table:table-cell>
        </table:table-row>
        <table:table-row table:style-name="ro1">
          <table:table-cell office:value-type="string" calcext:value-type="string">
            <text:p>Rudolf Rae Flores</text:p>
          </table:table-cell>
          <table:table-cell table:formula="of:=TRIM(LOWER([.A288]))" office:value-type="string" office:string-value="rudolf rae flores" calcext:value-type="string">
            <text:p>rudolf rae flores</text:p>
          </table:table-cell>
          <table:table-cell table:formula="of:=SUBSTITUTE([.B288];&quot; &quot;;&quot;.&quot;)" office:value-type="string" office:string-value="rudolf.rae.flores" calcext:value-type="string">
            <text:p>rudolf.rae.flores</text:p>
          </table:table-cell>
          <table:table-cell table:formula="of:=COM.MICROSOFT.CONCAT([.C288]; &quot;@gmail.com&quot;)" office:value-type="string" office:string-value="rudolf.rae.flores@gmail.com" calcext:value-type="string">
            <text:p>rudolf.rae.flores@gmail.com</text:p>
          </table:table-cell>
        </table:table-row>
        <table:table-row table:style-name="ro1">
          <table:table-cell office:value-type="string" calcext:value-type="string">
            <text:p>Rye Delemos Raya</text:p>
          </table:table-cell>
          <table:table-cell table:formula="of:=TRIM(LOWER([.A289]))" office:value-type="string" office:string-value="rye delemos raya" calcext:value-type="string">
            <text:p>rye delemos raya</text:p>
          </table:table-cell>
          <table:table-cell table:formula="of:=SUBSTITUTE([.B289];&quot; &quot;;&quot;.&quot;)" office:value-type="string" office:string-value="rye.delemos.raya" calcext:value-type="string">
            <text:p>rye.delemos.raya</text:p>
          </table:table-cell>
          <table:table-cell table:formula="of:=COM.MICROSOFT.CONCAT([.C289]; &quot;@gmail.com&quot;)" office:value-type="string" office:string-value="rye.delemos.raya@gmail.com" calcext:value-type="string">
            <text:p>rye.delemos.raya@gmail.com</text:p>
          </table:table-cell>
        </table:table-row>
        <table:table-row table:style-name="ro1">
          <table:table-cell office:value-type="string" calcext:value-type="string">
            <text:p>Saldaña Ria</text:p>
          </table:table-cell>
          <table:table-cell table:formula="of:=TRIM(LOWER([.A290]))" office:value-type="string" office:string-value="saldaña ria" calcext:value-type="string">
            <text:p>saldaña ria</text:p>
          </table:table-cell>
          <table:table-cell table:formula="of:=SUBSTITUTE([.B290];&quot; &quot;;&quot;.&quot;)" office:value-type="string" office:string-value="saldaña.ria" calcext:value-type="string">
            <text:p>saldaña.ria</text:p>
          </table:table-cell>
          <table:table-cell table:formula="of:=COM.MICROSOFT.CONCAT([.C290]; &quot;@gmail.com&quot;)" office:value-type="string" office:string-value="saldaña.ria@gmail.com" calcext:value-type="string">
            <text:p>saldaña.ria@gmail.com</text:p>
          </table:table-cell>
        </table:table-row>
        <table:table-row table:style-name="ro1">
          <table:table-cell office:value-type="string" calcext:value-type="string">
            <text:p>Sarah Bangahan-Kabzinski</text:p>
          </table:table-cell>
          <table:table-cell table:formula="of:=TRIM(LOWER([.A291]))" office:value-type="string" office:string-value="sarah bangahan-kabzinski" calcext:value-type="string">
            <text:p>sarah bangahan-kabzinski</text:p>
          </table:table-cell>
          <table:table-cell table:formula="of:=SUBSTITUTE([.B291];&quot; &quot;;&quot;.&quot;)" office:value-type="string" office:string-value="sarah.bangahan-kabzinski" calcext:value-type="string">
            <text:p>sarah.bangahan-kabzinski</text:p>
          </table:table-cell>
          <table:table-cell table:formula="of:=COM.MICROSOFT.CONCAT([.C291]; &quot;@gmail.com&quot;)" office:value-type="string" office:string-value="sarah.bangahan-kabzinski@gmail.com" calcext:value-type="string">
            <text:p>sarah.bangahan-kabzinski@gmail.com</text:p>
          </table:table-cell>
        </table:table-row>
        <table:table-row table:style-name="ro1">
          <table:table-cell office:value-type="string" calcext:value-type="string">
            <text:p>Shanlei Briones</text:p>
          </table:table-cell>
          <table:table-cell table:formula="of:=TRIM(LOWER([.A292]))" office:value-type="string" office:string-value="shanlei briones" calcext:value-type="string">
            <text:p>shanlei briones</text:p>
          </table:table-cell>
          <table:table-cell table:formula="of:=SUBSTITUTE([.B292];&quot; &quot;;&quot;.&quot;)" office:value-type="string" office:string-value="shanlei.briones" calcext:value-type="string">
            <text:p>shanlei.briones</text:p>
          </table:table-cell>
          <table:table-cell table:formula="of:=COM.MICROSOFT.CONCAT([.C292]; &quot;@gmail.com&quot;)" office:value-type="string" office:string-value="shanlei.briones@gmail.com" calcext:value-type="string">
            <text:p>shanlei.briones@gmail.com</text:p>
          </table:table-cell>
        </table:table-row>
        <table:table-row table:style-name="ro1">
          <table:table-cell office:value-type="string" calcext:value-type="string">
            <text:p>Sheryl Salvio</text:p>
          </table:table-cell>
          <table:table-cell table:formula="of:=TRIM(LOWER([.A293]))" office:value-type="string" office:string-value="sheryl salvio" calcext:value-type="string">
            <text:p>sheryl salvio</text:p>
          </table:table-cell>
          <table:table-cell table:formula="of:=SUBSTITUTE([.B293];&quot; &quot;;&quot;.&quot;)" office:value-type="string" office:string-value="sheryl.salvio" calcext:value-type="string">
            <text:p>sheryl.salvio</text:p>
          </table:table-cell>
          <table:table-cell table:formula="of:=COM.MICROSOFT.CONCAT([.C293]; &quot;@gmail.com&quot;)" office:value-type="string" office:string-value="sheryl.salvio@gmail.com" calcext:value-type="string">
            <text:p>sheryl.salvio@gmail.com</text:p>
          </table:table-cell>
        </table:table-row>
        <table:table-row table:style-name="ro1">
          <table:table-cell office:value-type="string" calcext:value-type="string">
            <text:p>Sigred Baraquel Salvio</text:p>
          </table:table-cell>
          <table:table-cell table:formula="of:=TRIM(LOWER([.A294]))" office:value-type="string" office:string-value="sigred baraquel salvio" calcext:value-type="string">
            <text:p>sigred baraquel salvio</text:p>
          </table:table-cell>
          <table:table-cell table:formula="of:=SUBSTITUTE([.B294];&quot; &quot;;&quot;.&quot;)" office:value-type="string" office:string-value="sigred.baraquel.salvio" calcext:value-type="string">
            <text:p>sigred.baraquel.salvio</text:p>
          </table:table-cell>
          <table:table-cell table:formula="of:=COM.MICROSOFT.CONCAT([.C294]; &quot;@gmail.com&quot;)" office:value-type="string" office:string-value="sigred.baraquel.salvio@gmail.com" calcext:value-type="string">
            <text:p>sigred.baraquel.salvio@gmail.com</text:p>
          </table:table-cell>
        </table:table-row>
        <table:table-row table:style-name="ro1">
          <table:table-cell office:value-type="string" calcext:value-type="string">
            <text:p>Sofia Elyse B. Luzon</text:p>
          </table:table-cell>
          <table:table-cell table:formula="of:=TRIM(LOWER([.A295]))" office:value-type="string" office:string-value="sofia elyse b. luzon" calcext:value-type="string">
            <text:p>sofia elyse b. luzon</text:p>
          </table:table-cell>
          <table:table-cell table:formula="of:=SUBSTITUTE([.B295];&quot; &quot;;&quot;.&quot;)" office:value-type="string" office:string-value="sofia.elyse.b..luzon" calcext:value-type="string">
            <text:p>sofia.elyse.b..luzon</text:p>
          </table:table-cell>
          <table:table-cell table:formula="of:=COM.MICROSOFT.CONCAT([.C295]; &quot;@gmail.com&quot;)" office:value-type="string" office:string-value="sofia.elyse.b..luzon@gmail.com" calcext:value-type="string">
            <text:p>sofia.elyse.b..luzon@gmail.com</text:p>
          </table:table-cell>
        </table:table-row>
        <table:table-row table:style-name="ro1">
          <table:table-cell office:value-type="string" calcext:value-type="string">
            <text:p>Starsky Besa</text:p>
          </table:table-cell>
          <table:table-cell table:formula="of:=TRIM(LOWER([.A296]))" office:value-type="string" office:string-value="starsky besa" calcext:value-type="string">
            <text:p>starsky besa</text:p>
          </table:table-cell>
          <table:table-cell table:formula="of:=SUBSTITUTE([.B296];&quot; &quot;;&quot;.&quot;)" office:value-type="string" office:string-value="starsky.besa" calcext:value-type="string">
            <text:p>starsky.besa</text:p>
          </table:table-cell>
          <table:table-cell table:formula="of:=COM.MICROSOFT.CONCAT([.C296]; &quot;@gmail.com&quot;)" office:value-type="string" office:string-value="starsky.besa@gmail.com" calcext:value-type="string">
            <text:p>starsky.besa@gmail.com</text:p>
          </table:table-cell>
        </table:table-row>
        <table:table-row table:style-name="ro1">
          <table:table-cell office:value-type="string" calcext:value-type="string">
            <text:p>Styx Dimayuga</text:p>
          </table:table-cell>
          <table:table-cell table:formula="of:=TRIM(LOWER([.A297]))" office:value-type="string" office:string-value="styx dimayuga" calcext:value-type="string">
            <text:p>styx dimayuga</text:p>
          </table:table-cell>
          <table:table-cell table:formula="of:=SUBSTITUTE([.B297];&quot; &quot;;&quot;.&quot;)" office:value-type="string" office:string-value="styx.dimayuga" calcext:value-type="string">
            <text:p>styx.dimayuga</text:p>
          </table:table-cell>
          <table:table-cell table:formula="of:=COM.MICROSOFT.CONCAT([.C297]; &quot;@gmail.com&quot;)" office:value-type="string" office:string-value="styx.dimayuga@gmail.com" calcext:value-type="string">
            <text:p>styx.dimayuga@gmail.com</text:p>
          </table:table-cell>
        </table:table-row>
        <table:table-row table:style-name="ro1">
          <table:table-cell office:value-type="string" calcext:value-type="string">
            <text:p>Summer Jcastro</text:p>
          </table:table-cell>
          <table:table-cell table:formula="of:=TRIM(LOWER([.A298]))" office:value-type="string" office:string-value="summer jcastro" calcext:value-type="string">
            <text:p>summer jcastro</text:p>
          </table:table-cell>
          <table:table-cell table:formula="of:=SUBSTITUTE([.B298];&quot; &quot;;&quot;.&quot;)" office:value-type="string" office:string-value="summer.jcastro" calcext:value-type="string">
            <text:p>summer.jcastro</text:p>
          </table:table-cell>
          <table:table-cell table:formula="of:=COM.MICROSOFT.CONCAT([.C298]; &quot;@gmail.com&quot;)" office:value-type="string" office:string-value="summer.jcastro@gmail.com" calcext:value-type="string">
            <text:p>summer.jcastro@gmail.com</text:p>
          </table:table-cell>
        </table:table-row>
        <table:table-row table:style-name="ro1">
          <table:table-cell office:value-type="string" calcext:value-type="string">
            <text:p>Suzette Roque Care</text:p>
          </table:table-cell>
          <table:table-cell table:formula="of:=TRIM(LOWER([.A299]))" office:value-type="string" office:string-value="suzette roque care" calcext:value-type="string">
            <text:p>suzette roque care</text:p>
          </table:table-cell>
          <table:table-cell table:formula="of:=SUBSTITUTE([.B299];&quot; &quot;;&quot;.&quot;)" office:value-type="string" office:string-value="suzette.roque.care" calcext:value-type="string">
            <text:p>suzette.roque.care</text:p>
          </table:table-cell>
          <table:table-cell table:formula="of:=COM.MICROSOFT.CONCAT([.C299]; &quot;@gmail.com&quot;)" office:value-type="string" office:string-value="suzette.roque.care@gmail.com" calcext:value-type="string">
            <text:p>suzette.roque.care@gmail.com</text:p>
          </table:table-cell>
        </table:table-row>
        <table:table-row table:style-name="ro1">
          <table:table-cell office:value-type="string" calcext:value-type="string">
            <text:p>Teodosia M Baraquel</text:p>
          </table:table-cell>
          <table:table-cell table:formula="of:=TRIM(LOWER([.A300]))" office:value-type="string" office:string-value="teodosia m baraquel" calcext:value-type="string">
            <text:p>teodosia m baraquel</text:p>
          </table:table-cell>
          <table:table-cell table:formula="of:=SUBSTITUTE([.B300];&quot; &quot;;&quot;.&quot;)" office:value-type="string" office:string-value="teodosia.m.baraquel" calcext:value-type="string">
            <text:p>teodosia.m.baraquel</text:p>
          </table:table-cell>
          <table:table-cell table:formula="of:=COM.MICROSOFT.CONCAT([.C300]; &quot;@gmail.com&quot;)" office:value-type="string" office:string-value="teodosia.m.baraquel@gmail.com" calcext:value-type="string">
            <text:p>teodosia.m.baraquel@gmail.com</text:p>
          </table:table-cell>
        </table:table-row>
        <table:table-row table:style-name="ro1">
          <table:table-cell office:value-type="string" calcext:value-type="string">
            <text:p>Teofista Tan-Tena</text:p>
          </table:table-cell>
          <table:table-cell table:formula="of:=TRIM(LOWER([.A301]))" office:value-type="string" office:string-value="teofista tan-tena" calcext:value-type="string">
            <text:p>teofista tan-tena</text:p>
          </table:table-cell>
          <table:table-cell table:formula="of:=SUBSTITUTE([.B301];&quot; &quot;;&quot;.&quot;)" office:value-type="string" office:string-value="teofista.tan-tena" calcext:value-type="string">
            <text:p>teofista.tan-tena</text:p>
          </table:table-cell>
          <table:table-cell table:formula="of:=COM.MICROSOFT.CONCAT([.C301]; &quot;@gmail.com&quot;)" office:value-type="string" office:string-value="teofista.tan-tena@gmail.com" calcext:value-type="string">
            <text:p>teofista.tan-tena@gmail.com</text:p>
          </table:table-cell>
        </table:table-row>
        <table:table-row table:style-name="ro1">
          <table:table-cell office:value-type="string" calcext:value-type="string">
            <text:p>Tere Perez Badillo</text:p>
          </table:table-cell>
          <table:table-cell table:formula="of:=TRIM(LOWER([.A302]))" office:value-type="string" office:string-value="tere perez badillo" calcext:value-type="string">
            <text:p>tere perez badillo</text:p>
          </table:table-cell>
          <table:table-cell table:formula="of:=SUBSTITUTE([.B302];&quot; &quot;;&quot;.&quot;)" office:value-type="string" office:string-value="tere.perez.badillo" calcext:value-type="string">
            <text:p>tere.perez.badillo</text:p>
          </table:table-cell>
          <table:table-cell table:formula="of:=COM.MICROSOFT.CONCAT([.C302]; &quot;@gmail.com&quot;)" office:value-type="string" office:string-value="tere.perez.badillo@gmail.com" calcext:value-type="string">
            <text:p>tere.perez.badillo@gmail.com</text:p>
          </table:table-cell>
        </table:table-row>
        <table:table-row table:style-name="ro1">
          <table:table-cell office:value-type="string" calcext:value-type="string">
            <text:p>Thrix Tan Avila</text:p>
          </table:table-cell>
          <table:table-cell table:formula="of:=TRIM(LOWER([.A303]))" office:value-type="string" office:string-value="thrix tan avila" calcext:value-type="string">
            <text:p>thrix tan avila</text:p>
          </table:table-cell>
          <table:table-cell table:formula="of:=SUBSTITUTE([.B303];&quot; &quot;;&quot;.&quot;)" office:value-type="string" office:string-value="thrix.tan.avila" calcext:value-type="string">
            <text:p>thrix.tan.avila</text:p>
          </table:table-cell>
          <table:table-cell table:formula="of:=COM.MICROSOFT.CONCAT([.C303]; &quot;@gmail.com&quot;)" office:value-type="string" office:string-value="thrix.tan.avila@gmail.com" calcext:value-type="string">
            <text:p>thrix.tan.avila@gmail.com</text:p>
          </table:table-cell>
        </table:table-row>
        <table:table-row table:style-name="ro1">
          <table:table-cell office:value-type="string" calcext:value-type="string">
            <text:p>Tin Salvio</text:p>
          </table:table-cell>
          <table:table-cell table:formula="of:=TRIM(LOWER([.A304]))" office:value-type="string" office:string-value="tin salvio" calcext:value-type="string">
            <text:p>tin salvio</text:p>
          </table:table-cell>
          <table:table-cell table:formula="of:=SUBSTITUTE([.B304];&quot; &quot;;&quot;.&quot;)" office:value-type="string" office:string-value="tin.salvio" calcext:value-type="string">
            <text:p>tin.salvio</text:p>
          </table:table-cell>
          <table:table-cell table:formula="of:=COM.MICROSOFT.CONCAT([.C304]; &quot;@gmail.com&quot;)" office:value-type="string" office:string-value="tin.salvio@gmail.com" calcext:value-type="string">
            <text:p>tin.salvio@gmail.com</text:p>
          </table:table-cell>
        </table:table-row>
        <table:table-row table:style-name="ro1">
          <table:table-cell office:value-type="string" calcext:value-type="string">
            <text:p>Tommy Concepcion</text:p>
          </table:table-cell>
          <table:table-cell table:formula="of:=TRIM(LOWER([.A305]))" office:value-type="string" office:string-value="tommy concepcion" calcext:value-type="string">
            <text:p>tommy concepcion</text:p>
          </table:table-cell>
          <table:table-cell table:formula="of:=SUBSTITUTE([.B305];&quot; &quot;;&quot;.&quot;)" office:value-type="string" office:string-value="tommy.concepcion" calcext:value-type="string">
            <text:p>tommy.concepcion</text:p>
          </table:table-cell>
          <table:table-cell table:formula="of:=COM.MICROSOFT.CONCAT([.C305]; &quot;@gmail.com&quot;)" office:value-type="string" office:string-value="tommy.concepcion@gmail.com" calcext:value-type="string">
            <text:p>tommy.concepcion@gmail.com</text:p>
          </table:table-cell>
        </table:table-row>
        <table:table-row table:style-name="ro1">
          <table:table-cell office:value-type="string" calcext:value-type="string">
            <text:p>Tresjaysky Ramirez Pesuelo</text:p>
          </table:table-cell>
          <table:table-cell table:formula="of:=TRIM(LOWER([.A306]))" office:value-type="string" office:string-value="tresjaysky ramirez pesuelo" calcext:value-type="string">
            <text:p>tresjaysky ramirez pesuelo</text:p>
          </table:table-cell>
          <table:table-cell table:formula="of:=SUBSTITUTE([.B306];&quot; &quot;;&quot;.&quot;)" office:value-type="string" office:string-value="tresjaysky.ramirez.pesuelo" calcext:value-type="string">
            <text:p>tresjaysky.ramirez.pesuelo</text:p>
          </table:table-cell>
          <table:table-cell table:formula="of:=COM.MICROSOFT.CONCAT([.C306]; &quot;@gmail.com&quot;)" office:value-type="string" office:string-value="tresjaysky.ramirez.pesuelo@gmail.com" calcext:value-type="string">
            <text:p>tresjaysky.ramirez.pesuelo@gmail.com</text:p>
          </table:table-cell>
        </table:table-row>
        <table:table-row table:style-name="ro1">
          <table:table-cell office:value-type="string" calcext:value-type="string">
            <text:p>Trinity Icybabe Jakob</text:p>
          </table:table-cell>
          <table:table-cell table:formula="of:=TRIM(LOWER([.A307]))" office:value-type="string" office:string-value="trinity icybabe jakob" calcext:value-type="string">
            <text:p>trinity icybabe jakob</text:p>
          </table:table-cell>
          <table:table-cell table:formula="of:=SUBSTITUTE([.B307];&quot; &quot;;&quot;.&quot;)" office:value-type="string" office:string-value="trinity.icybabe.jakob" calcext:value-type="string">
            <text:p>trinity.icybabe.jakob</text:p>
          </table:table-cell>
          <table:table-cell table:formula="of:=COM.MICROSOFT.CONCAT([.C307]; &quot;@gmail.com&quot;)" office:value-type="string" office:string-value="trinity.icybabe.jakob@gmail.com" calcext:value-type="string">
            <text:p>trinity.icybabe.jakob@gmail.com</text:p>
          </table:table-cell>
        </table:table-row>
        <table:table-row table:style-name="ro1">
          <table:table-cell office:value-type="string" calcext:value-type="string">
            <text:p>Uno Qui</text:p>
          </table:table-cell>
          <table:table-cell table:formula="of:=TRIM(LOWER([.A308]))" office:value-type="string" office:string-value="uno qui" calcext:value-type="string">
            <text:p>uno qui</text:p>
          </table:table-cell>
          <table:table-cell table:formula="of:=SUBSTITUTE([.B308];&quot; &quot;;&quot;.&quot;)" office:value-type="string" office:string-value="uno.qui" calcext:value-type="string">
            <text:p>uno.qui</text:p>
          </table:table-cell>
          <table:table-cell table:formula="of:=COM.MICROSOFT.CONCAT([.C308]; &quot;@gmail.com&quot;)" office:value-type="string" office:string-value="uno.qui@gmail.com" calcext:value-type="string">
            <text:p>uno.qui@gmail.com</text:p>
          </table:table-cell>
        </table:table-row>
        <table:table-row table:style-name="ro1">
          <table:table-cell office:value-type="string" calcext:value-type="string">
            <text:p>Vince S. Sunga</text:p>
          </table:table-cell>
          <table:table-cell table:formula="of:=TRIM(LOWER([.A309]))" office:value-type="string" office:string-value="vince s. sunga" calcext:value-type="string">
            <text:p>vince s. sunga</text:p>
          </table:table-cell>
          <table:table-cell table:formula="of:=SUBSTITUTE([.B309];&quot; &quot;;&quot;.&quot;)" office:value-type="string" office:string-value="vince.s..sunga" calcext:value-type="string">
            <text:p>vince.s..sunga</text:p>
          </table:table-cell>
          <table:table-cell table:formula="of:=COM.MICROSOFT.CONCAT([.C309]; &quot;@gmail.com&quot;)" office:value-type="string" office:string-value="vince.s..sunga@gmail.com" calcext:value-type="string">
            <text:p>vince.s..sunga@gmail.com</text:p>
          </table:table-cell>
        </table:table-row>
        <table:table-row table:style-name="ro1">
          <table:table-cell office:value-type="string" calcext:value-type="string">
            <text:p>Virgie Montemayor Tejoso</text:p>
          </table:table-cell>
          <table:table-cell table:formula="of:=TRIM(LOWER([.A310]))" office:value-type="string" office:string-value="virgie montemayor tejoso" calcext:value-type="string">
            <text:p>virgie montemayor tejoso</text:p>
          </table:table-cell>
          <table:table-cell table:formula="of:=SUBSTITUTE([.B310];&quot; &quot;;&quot;.&quot;)" office:value-type="string" office:string-value="virgie.montemayor.tejoso" calcext:value-type="string">
            <text:p>virgie.montemayor.tejoso</text:p>
          </table:table-cell>
          <table:table-cell table:formula="of:=COM.MICROSOFT.CONCAT([.C310]; &quot;@gmail.com&quot;)" office:value-type="string" office:string-value="virgie.montemayor.tejoso@gmail.com" calcext:value-type="string">
            <text:p>virgie.montemayor.tejoso@gmail.com</text:p>
          </table:table-cell>
        </table:table-row>
        <table:table-row table:style-name="ro1">
          <table:table-cell office:value-type="string" calcext:value-type="string">
            <text:p>Von Torreliza</text:p>
          </table:table-cell>
          <table:table-cell table:formula="of:=TRIM(LOWER([.A311]))" office:value-type="string" office:string-value="von torreliza" calcext:value-type="string">
            <text:p>von torreliza</text:p>
          </table:table-cell>
          <table:table-cell table:formula="of:=SUBSTITUTE([.B311];&quot; &quot;;&quot;.&quot;)" office:value-type="string" office:string-value="von.torreliza" calcext:value-type="string">
            <text:p>von.torreliza</text:p>
          </table:table-cell>
          <table:table-cell table:formula="of:=COM.MICROSOFT.CONCAT([.C311]; &quot;@gmail.com&quot;)" office:value-type="string" office:string-value="von.torreliza@gmail.com" calcext:value-type="string">
            <text:p>von.torreliza@gmail.com</text:p>
          </table:table-cell>
        </table:table-row>
        <table:table-row table:style-name="ro1">
          <table:table-cell office:value-type="string" calcext:value-type="string">
            <text:p>Wil Santonil</text:p>
          </table:table-cell>
          <table:table-cell table:formula="of:=TRIM(LOWER([.A312]))" office:value-type="string" office:string-value="wil santonil" calcext:value-type="string">
            <text:p>wil santonil</text:p>
          </table:table-cell>
          <table:table-cell table:formula="of:=SUBSTITUTE([.B312];&quot; &quot;;&quot;.&quot;)" office:value-type="string" office:string-value="wil.santonil" calcext:value-type="string">
            <text:p>wil.santonil</text:p>
          </table:table-cell>
          <table:table-cell table:formula="of:=COM.MICROSOFT.CONCAT([.C312]; &quot;@gmail.com&quot;)" office:value-type="string" office:string-value="wil.santonil@gmail.com" calcext:value-type="string">
            <text:p>wil.santonil@gmail.com</text:p>
          </table:table-cell>
        </table:table-row>
        <table:table-row table:style-name="ro1">
          <table:table-cell office:value-type="string" calcext:value-type="string">
            <text:p>Wilma Hernandez Aguzar Buñag</text:p>
          </table:table-cell>
          <table:table-cell table:formula="of:=TRIM(LOWER([.A313]))" office:value-type="string" office:string-value="wilma hernandez aguzar buñag" calcext:value-type="string">
            <text:p>wilma hernandez aguzar buñag</text:p>
          </table:table-cell>
          <table:table-cell table:formula="of:=SUBSTITUTE([.B313];&quot; &quot;;&quot;.&quot;)" office:value-type="string" office:string-value="wilma.hernandez.aguzar.buñag" calcext:value-type="string">
            <text:p>wilma.hernandez.aguzar.buñag</text:p>
          </table:table-cell>
          <table:table-cell table:formula="of:=COM.MICROSOFT.CONCAT([.C313]; &quot;@gmail.com&quot;)" office:value-type="string" office:string-value="wilma.hernandez.aguzar.buñag@gmail.com" calcext:value-type="string">
            <text:p>wilma.hernandez.aguzar.buñag@gmail.com</text:p>
          </table:table-cell>
        </table:table-row>
        <table:table-row table:style-name="ro1">
          <table:table-cell office:value-type="string" calcext:value-type="string">
            <text:p>Wilner Tadeja</text:p>
          </table:table-cell>
          <table:table-cell table:formula="of:=TRIM(LOWER([.A314]))" office:value-type="string" office:string-value="wilner tadeja" calcext:value-type="string">
            <text:p>wilner tadeja</text:p>
          </table:table-cell>
          <table:table-cell table:formula="of:=SUBSTITUTE([.B314];&quot; &quot;;&quot;.&quot;)" office:value-type="string" office:string-value="wilner.tadeja" calcext:value-type="string">
            <text:p>wilner.tadeja</text:p>
          </table:table-cell>
          <table:table-cell table:formula="of:=COM.MICROSOFT.CONCAT([.C314]; &quot;@gmail.com&quot;)" office:value-type="string" office:string-value="wilner.tadeja@gmail.com" calcext:value-type="string">
            <text:p>wilner.tadeja@gmail.com</text:p>
          </table:table-cell>
        </table:table-row>
        <table:table-row table:style-name="ro1">
          <table:table-cell office:value-type="string" calcext:value-type="string">
            <text:p>Winaline Concepcion Bobis</text:p>
          </table:table-cell>
          <table:table-cell table:formula="of:=TRIM(LOWER([.A315]))" office:value-type="string" office:string-value="winaline concepcion bobis" calcext:value-type="string">
            <text:p>winaline concepcion bobis</text:p>
          </table:table-cell>
          <table:table-cell table:formula="of:=SUBSTITUTE([.B315];&quot; &quot;;&quot;.&quot;)" office:value-type="string" office:string-value="winaline.concepcion.bobis" calcext:value-type="string">
            <text:p>winaline.concepcion.bobis</text:p>
          </table:table-cell>
          <table:table-cell table:formula="of:=COM.MICROSOFT.CONCAT([.C315]; &quot;@gmail.com&quot;)" office:value-type="string" office:string-value="winaline.concepcion.bobis@gmail.com" calcext:value-type="string">
            <text:p>winaline.concepcion.bobis@gmail.com</text:p>
          </table:table-cell>
        </table:table-row>
        <table:table-row table:style-name="ro1">
          <table:table-cell office:value-type="string" calcext:value-type="string">
            <text:p>Yam Soriano</text:p>
          </table:table-cell>
          <table:table-cell table:formula="of:=TRIM(LOWER([.A316]))" office:value-type="string" office:string-value="yam soriano" calcext:value-type="string">
            <text:p>yam soriano</text:p>
          </table:table-cell>
          <table:table-cell table:formula="of:=SUBSTITUTE([.B316];&quot; &quot;;&quot;.&quot;)" office:value-type="string" office:string-value="yam.soriano" calcext:value-type="string">
            <text:p>yam.soriano</text:p>
          </table:table-cell>
          <table:table-cell table:formula="of:=COM.MICROSOFT.CONCAT([.C316]; &quot;@gmail.com&quot;)" office:value-type="string" office:string-value="yam.soriano@gmail.com" calcext:value-type="string">
            <text:p>yam.soriano@gmail.com</text:p>
          </table:table-cell>
        </table:table-row>
        <table:table-row table:style-name="ro1">
          <table:table-cell office:value-type="string" calcext:value-type="string">
            <text:p>Ybor Trajeco Florendo</text:p>
          </table:table-cell>
          <table:table-cell table:formula="of:=TRIM(LOWER([.A317]))" office:value-type="string" office:string-value="ybor trajeco florendo" calcext:value-type="string">
            <text:p>ybor trajeco florendo</text:p>
          </table:table-cell>
          <table:table-cell table:formula="of:=SUBSTITUTE([.B317];&quot; &quot;;&quot;.&quot;)" office:value-type="string" office:string-value="ybor.trajeco.florendo" calcext:value-type="string">
            <text:p>ybor.trajeco.florendo</text:p>
          </table:table-cell>
          <table:table-cell table:formula="of:=COM.MICROSOFT.CONCAT([.C317]; &quot;@gmail.com&quot;)" office:value-type="string" office:string-value="ybor.trajeco.florendo@gmail.com" calcext:value-type="string">
            <text:p>ybor.trajeco.florendo@gmail.com</text:p>
          </table:table-cell>
        </table:table-row>
        <table:table-row table:style-name="ro1">
          <table:table-cell office:value-type="string" calcext:value-type="string">
            <text:p>Yham Cabahug</text:p>
          </table:table-cell>
          <table:table-cell table:formula="of:=TRIM(LOWER([.A318]))" office:value-type="string" office:string-value="yham cabahug" calcext:value-type="string">
            <text:p>yham cabahug</text:p>
          </table:table-cell>
          <table:table-cell table:formula="of:=SUBSTITUTE([.B318];&quot; &quot;;&quot;.&quot;)" office:value-type="string" office:string-value="yham.cabahug" calcext:value-type="string">
            <text:p>yham.cabahug</text:p>
          </table:table-cell>
          <table:table-cell table:formula="of:=COM.MICROSOFT.CONCAT([.C318]; &quot;@gmail.com&quot;)" office:value-type="string" office:string-value="yham.cabahug@gmail.com" calcext:value-type="string">
            <text:p>yham.cabahug@gmail.com</text:p>
          </table:table-cell>
        </table:table-row>
        <table:table-row table:style-name="ro1">
          <table:table-cell office:value-type="string" calcext:value-type="string">
            <text:p>Zach Sunga</text:p>
          </table:table-cell>
          <table:table-cell table:formula="of:=TRIM(LOWER([.A319]))" office:value-type="string" office:string-value="zach sunga" calcext:value-type="string">
            <text:p>zach sunga</text:p>
          </table:table-cell>
          <table:table-cell table:formula="of:=SUBSTITUTE([.B319];&quot; &quot;;&quot;.&quot;)" office:value-type="string" office:string-value="zach.sunga" calcext:value-type="string">
            <text:p>zach.sunga</text:p>
          </table:table-cell>
          <table:table-cell table:formula="of:=COM.MICROSOFT.CONCAT([.C319]; &quot;@gmail.com&quot;)" office:value-type="string" office:string-value="zach.sunga@gmail.com" calcext:value-type="string">
            <text:p>zach.sunga@gmail.com</text:p>
          </table:table-cell>
        </table:table-row>
        <table:table-row table:style-name="ro1">
          <table:table-cell office:value-type="string" calcext:value-type="string">
            <text:p>Zaout Dasaquet</text:p>
          </table:table-cell>
          <table:table-cell table:formula="of:=TRIM(LOWER([.A320]))" office:value-type="string" office:string-value="zaout dasaquet" calcext:value-type="string">
            <text:p>zaout dasaquet</text:p>
          </table:table-cell>
          <table:table-cell table:formula="of:=SUBSTITUTE([.B320];&quot; &quot;;&quot;.&quot;)" office:value-type="string" office:string-value="zaout.dasaquet" calcext:value-type="string">
            <text:p>zaout.dasaquet</text:p>
          </table:table-cell>
          <table:table-cell table:formula="of:=COM.MICROSOFT.CONCAT([.C320]; &quot;@gmail.com&quot;)" office:value-type="string" office:string-value="zaout.dasaquet@gmail.com" calcext:value-type="string">
            <text:p>zaout.dasaquet@gmail.com</text:p>
          </table:table-cell>
        </table:table-row>
        <table:table-row table:style-name="ro1">
          <table:table-cell office:value-type="string" calcext:value-type="string">
            <text:p>Zen Baraquel</text:p>
          </table:table-cell>
          <table:table-cell table:formula="of:=TRIM(LOWER([.A321]))" office:value-type="string" office:string-value="zen baraquel" calcext:value-type="string">
            <text:p>zen baraquel</text:p>
          </table:table-cell>
          <table:table-cell table:formula="of:=SUBSTITUTE([.B321];&quot; &quot;;&quot;.&quot;)" office:value-type="string" office:string-value="zen.baraquel" calcext:value-type="string">
            <text:p>zen.baraquel</text:p>
          </table:table-cell>
          <table:table-cell table:formula="of:=COM.MICROSOFT.CONCAT([.C321]; &quot;@gmail.com&quot;)" office:value-type="string" office:string-value="zen.baraquel@gmail.com" calcext:value-type="string">
            <text:p>zen.baraquel@gmail.com</text:p>
          </table:table-cell>
        </table:table-row>
        <table:table-row table:style-name="ro1">
          <table:table-cell office:value-type="string" calcext:value-type="string">
            <text:p>Zendo Natividad</text:p>
          </table:table-cell>
          <table:table-cell table:formula="of:=TRIM(LOWER([.A322]))" office:value-type="string" office:string-value="zendo natividad" calcext:value-type="string">
            <text:p>zendo natividad</text:p>
          </table:table-cell>
          <table:table-cell table:formula="of:=SUBSTITUTE([.B322];&quot; &quot;;&quot;.&quot;)" office:value-type="string" office:string-value="zendo.natividad" calcext:value-type="string">
            <text:p>zendo.natividad</text:p>
          </table:table-cell>
          <table:table-cell table:formula="of:=COM.MICROSOFT.CONCAT([.C322]; &quot;@gmail.com&quot;)" office:value-type="string" office:string-value="zendo.natividad@gmail.com" calcext:value-type="string">
            <text:p>zendo.natividad@gmail.com</text:p>
          </table:table-cell>
        </table:table-row>
        <table:table-row table:style-name="ro1">
          <table:table-cell office:value-type="string" calcext:value-type="string">
            <text:p>Zion Canta</text:p>
          </table:table-cell>
          <table:table-cell table:formula="of:=TRIM(LOWER([.A323]))" office:value-type="string" office:string-value="zion canta" calcext:value-type="string">
            <text:p>zion canta</text:p>
          </table:table-cell>
          <table:table-cell table:formula="of:=SUBSTITUTE([.B323];&quot; &quot;;&quot;.&quot;)" office:value-type="string" office:string-value="zion.canta" calcext:value-type="string">
            <text:p>zion.canta</text:p>
          </table:table-cell>
          <table:table-cell table:formula="of:=COM.MICROSOFT.CONCAT([.C323]; &quot;@gmail.com&quot;)" office:value-type="string" office:string-value="zion.canta@gmail.com" calcext:value-type="string">
            <text:p>zion.canta@gmail.com</text:p>
          </table:table-cell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be baraquel</text:p>
          </table:table-cell>
          <table:table-cell office:value-type="string" calcext:value-type="string">
            <text:p>abe.baraquel@gmail.com</text:p>
          </table:table-cell>
        </table:table-row>
        <table:table-row table:style-name="ro1">
          <table:table-cell office:value-type="string" calcext:value-type="string">
            <text:p>adjemar rosete</text:p>
          </table:table-cell>
          <table:table-cell office:value-type="string" calcext:value-type="string">
            <text:p>adjemar.rosete@gmail.com</text:p>
          </table:table-cell>
        </table:table-row>
        <table:table-row table:style-name="ro1">
          <table:table-cell office:value-type="string" calcext:value-type="string">
            <text:p>adrian rico</text:p>
          </table:table-cell>
          <table:table-cell office:value-type="string" calcext:value-type="string">
            <text:p>adrian.rico@gmail.com</text:p>
          </table:table-cell>
        </table:table-row>
        <table:table-row table:style-name="ro1">
          <table:table-cell office:value-type="string" calcext:value-type="string">
            <text:p>adrienne mishka dy</text:p>
          </table:table-cell>
          <table:table-cell office:value-type="string" calcext:value-type="string">
            <text:p>adrienne.mishka.dy@gmail.com</text:p>
          </table:table-cell>
        </table:table-row>
        <table:table-row table:style-name="ro1">
          <table:table-cell office:value-type="string" calcext:value-type="string">
            <text:p>aggie luque</text:p>
          </table:table-cell>
          <table:table-cell office:value-type="string" calcext:value-type="string">
            <text:p>aggie.luque@gmail.com</text:p>
          </table:table-cell>
        </table:table-row>
        <table:table-row table:style-name="ro1">
          <table:table-cell office:value-type="string" calcext:value-type="string">
            <text:p>aida coronel dela luna</text:p>
          </table:table-cell>
          <table:table-cell office:value-type="string" calcext:value-type="string">
            <text:p>aida.coronel.dela.luna@gmail.com</text:p>
          </table:table-cell>
        </table:table-row>
        <table:table-row table:style-name="ro1">
          <table:table-cell office:value-type="string" calcext:value-type="string">
            <text:p>aida totanes ungay</text:p>
          </table:table-cell>
          <table:table-cell office:value-type="string" calcext:value-type="string">
            <text:p>aida.totanes.ungay@gmail.com</text:p>
          </table:table-cell>
        </table:table-row>
        <table:table-row table:style-name="ro1">
          <table:table-cell office:value-type="string" calcext:value-type="string">
            <text:p>airene chavez regudo</text:p>
          </table:table-cell>
          <table:table-cell office:value-type="string" calcext:value-type="string">
            <text:p>airene.chavez.regudo@gmail.com</text:p>
          </table:table-cell>
        </table:table-row>
        <table:table-row table:style-name="ro1">
          <table:table-cell office:value-type="string" calcext:value-type="string">
            <text:p>ako si ynod</text:p>
          </table:table-cell>
          <table:table-cell office:value-type="string" calcext:value-type="string">
            <text:p>ako.si.ynod@gmail.com</text:p>
          </table:table-cell>
        </table:table-row>
        <table:table-row table:style-name="ro1">
          <table:table-cell office:value-type="string" calcext:value-type="string">
            <text:p>aleynn coden</text:p>
          </table:table-cell>
          <table:table-cell office:value-type="string" calcext:value-type="string">
            <text:p>aleynn.coden@gmail.com</text:p>
          </table:table-cell>
        </table:table-row>
        <table:table-row table:style-name="ro1">
          <table:table-cell office:value-type="string" calcext:value-type="string">
            <text:p>aliw balderas orillo</text:p>
          </table:table-cell>
          <table:table-cell office:value-type="string" calcext:value-type="string">
            <text:p>aliw.balderas.orillo@gmail.com</text:p>
          </table:table-cell>
        </table:table-row>
        <table:table-row table:style-name="ro1">
          <table:table-cell office:value-type="string" calcext:value-type="string">
            <text:p>aljim garcia</text:p>
          </table:table-cell>
          <table:table-cell office:value-type="string" calcext:value-type="string">
            <text:p>aljim.garcia@gmail.com</text:p>
          </table:table-cell>
        </table:table-row>
        <table:table-row table:style-name="ro1">
          <table:table-cell office:value-type="string" calcext:value-type="string">
            <text:p>allen berja</text:p>
          </table:table-cell>
          <table:table-cell office:value-type="string" calcext:value-type="string">
            <text:p>allen.berja@gmail.com</text:p>
          </table:table-cell>
        </table:table-row>
        <table:table-row table:style-name="ro1">
          <table:table-cell office:value-type="string" calcext:value-type="string">
            <text:p>althea dhimple baraquel</text:p>
          </table:table-cell>
          <table:table-cell office:value-type="string" calcext:value-type="string">
            <text:p>althea.dhimple.baraquel@gmail.com</text:p>
          </table:table-cell>
        </table:table-row>
        <table:table-row table:style-name="ro1">
          <table:table-cell office:value-type="string" calcext:value-type="string">
            <text:p>alvin manalo</text:p>
          </table:table-cell>
          <table:table-cell office:value-type="string" calcext:value-type="string">
            <text:p>alvin.manalo@gmail.com</text:p>
          </table:table-cell>
        </table:table-row>
        <table:table-row table:style-name="ro1">
          <table:table-cell office:value-type="string" calcext:value-type="string">
            <text:p>amy austria dempsey</text:p>
          </table:table-cell>
          <table:table-cell office:value-type="string" calcext:value-type="string">
            <text:p>amy.austria.dempsey@gmail.com</text:p>
          </table:table-cell>
        </table:table-row>
        <table:table-row table:style-name="ro1">
          <table:table-cell office:value-type="string" calcext:value-type="string">
            <text:p>anarizza guinhawa</text:p>
          </table:table-cell>
          <table:table-cell office:value-type="string" calcext:value-type="string">
            <text:p>anarizza.guinhawa@gmail.com</text:p>
          </table:table-cell>
        </table:table-row>
        <table:table-row table:style-name="ro1">
          <table:table-cell office:value-type="string" calcext:value-type="string">
            <text:p>andoi cortuna valbuena</text:p>
          </table:table-cell>
          <table:table-cell office:value-type="string" calcext:value-type="string">
            <text:p>andoi.cortuna.valbuena@gmail.com</text:p>
          </table:table-cell>
        </table:table-row>
        <table:table-row table:style-name="ro1">
          <table:table-cell office:value-type="string" calcext:value-type="string">
            <text:p>angelo esguerra lacuesta</text:p>
          </table:table-cell>
          <table:table-cell office:value-type="string" calcext:value-type="string">
            <text:p>angelo.esguerra.lacuesta@gmail.com</text:p>
          </table:table-cell>
        </table:table-row>
        <table:table-row table:style-name="ro1">
          <table:table-cell office:value-type="string" calcext:value-type="string">
            <text:p>ann gapasin</text:p>
          </table:table-cell>
          <table:table-cell office:value-type="string" calcext:value-type="string">
            <text:p>ann.gapasin@gmail.com</text:p>
          </table:table-cell>
        </table:table-row>
        <table:table-row table:style-name="ro1">
          <table:table-cell office:value-type="string" calcext:value-type="string">
            <text:p>apple apple</text:p>
          </table:table-cell>
          <table:table-cell office:value-type="string" calcext:value-type="string">
            <text:p>apple.apple@gmail.com</text:p>
          </table:table-cell>
        </table:table-row>
        <table:table-row table:style-name="ro1">
          <table:table-cell office:value-type="string" calcext:value-type="string">
            <text:p>april pestaño</text:p>
          </table:table-cell>
          <table:table-cell office:value-type="string" calcext:value-type="string">
            <text:p>april.pestaño@gmail.com</text:p>
          </table:table-cell>
        </table:table-row>
        <table:table-row table:style-name="ro1">
          <table:table-cell office:value-type="string" calcext:value-type="string">
            <text:p>aries zu</text:p>
          </table:table-cell>
          <table:table-cell office:value-type="string" calcext:value-type="string">
            <text:p>aries.zu@gmail.com</text:p>
          </table:table-cell>
        </table:table-row>
        <table:table-row table:style-name="ro1">
          <table:table-cell office:value-type="string" calcext:value-type="string">
            <text:p>arlene tena-antonio</text:p>
          </table:table-cell>
          <table:table-cell office:value-type="string" calcext:value-type="string">
            <text:p>arlene.tena-antonio@gmail.com</text:p>
          </table:table-cell>
        </table:table-row>
        <table:table-row table:style-name="ro1">
          <table:table-cell office:value-type="string" calcext:value-type="string">
            <text:p>avigail salvio baraquel</text:p>
          </table:table-cell>
          <table:table-cell office:value-type="string" calcext:value-type="string">
            <text:p>avigail.salvio.baraquel@gmail.com</text:p>
          </table:table-cell>
        </table:table-row>
        <table:table-row table:style-name="ro1">
          <table:table-cell office:value-type="string" calcext:value-type="string">
            <text:p>baby doris</text:p>
          </table:table-cell>
          <table:table-cell office:value-type="string" calcext:value-type="string">
            <text:p>baby.doris@gmail.com</text:p>
          </table:table-cell>
        </table:table-row>
        <table:table-row table:style-name="ro1">
          <table:table-cell office:value-type="string" calcext:value-type="string">
            <text:p>bambi guerra</text:p>
          </table:table-cell>
          <table:table-cell office:value-type="string" calcext:value-type="string">
            <text:p>bambi.guerra@gmail.com</text:p>
          </table:table-cell>
        </table:table-row>
        <table:table-row table:style-name="ro1">
          <table:table-cell office:value-type="string" calcext:value-type="string">
            <text:p>barbie baraquel luzon</text:p>
          </table:table-cell>
          <table:table-cell office:value-type="string" calcext:value-type="string">
            <text:p>barbie.baraquel.luzon@gmail.com</text:p>
          </table:table-cell>
        </table:table-row>
        <table:table-row table:style-name="ro1">
          <table:table-cell office:value-type="string" calcext:value-type="string">
            <text:p>bavelyn obrador alcober</text:p>
          </table:table-cell>
          <table:table-cell office:value-type="string" calcext:value-type="string">
            <text:p>bavelyn.obrador.alcober@gmail.com</text:p>
          </table:table-cell>
        </table:table-row>
        <table:table-row table:style-name="ro1">
          <table:table-cell office:value-type="string" calcext:value-type="string">
            <text:p>behildis domingo olarte</text:p>
          </table:table-cell>
          <table:table-cell office:value-type="string" calcext:value-type="string">
            <text:p>behildis.domingo.olarte@gmail.com</text:p>
          </table:table-cell>
        </table:table-row>
        <table:table-row table:style-name="ro1">
          <table:table-cell office:value-type="string" calcext:value-type="string">
            <text:p>bembot cortuna anueblav</text:p>
          </table:table-cell>
          <table:table-cell office:value-type="string" calcext:value-type="string">
            <text:p>bembot.cortuna.anueblav@gmail.com</text:p>
          </table:table-cell>
        </table:table-row>
        <table:table-row table:style-name="ro1">
          <table:table-cell office:value-type="string" calcext:value-type="string">
            <text:p>beverly quilop</text:p>
          </table:table-cell>
          <table:table-cell office:value-type="string" calcext:value-type="string">
            <text:p>beverly.quilop@gmail.com</text:p>
          </table:table-cell>
        </table:table-row>
        <table:table-row table:style-name="ro1">
          <table:table-cell office:value-type="string" calcext:value-type="string">
            <text:p>bhaby concepcion</text:p>
          </table:table-cell>
          <table:table-cell office:value-type="string" calcext:value-type="string">
            <text:p>bhaby.concepcion@gmail.com</text:p>
          </table:table-cell>
        </table:table-row>
        <table:table-row table:style-name="ro1">
          <table:table-cell office:value-type="string" calcext:value-type="string">
            <text:p>blandie baraquel</text:p>
          </table:table-cell>
          <table:table-cell office:value-type="string" calcext:value-type="string">
            <text:p>blandie.baraquel@gmail.com</text:p>
          </table:table-cell>
        </table:table-row>
        <table:table-row table:style-name="ro1">
          <table:table-cell office:value-type="string" calcext:value-type="string">
            <text:p>blecilda custodio</text:p>
          </table:table-cell>
          <table:table-cell office:value-type="string" calcext:value-type="string">
            <text:p>blecilda.custodio@gmail.com</text:p>
          </table:table-cell>
        </table:table-row>
        <table:table-row table:style-name="ro1">
          <table:table-cell office:value-type="string" calcext:value-type="string">
            <text:p>blends ladao vidal</text:p>
          </table:table-cell>
          <table:table-cell office:value-type="string" calcext:value-type="string">
            <text:p>blends.ladao.vidal@gmail.com</text:p>
          </table:table-cell>
        </table:table-row>
        <table:table-row table:style-name="ro1">
          <table:table-cell office:value-type="string" calcext:value-type="string">
            <text:p>bobette odalag</text:p>
          </table:table-cell>
          <table:table-cell office:value-type="string" calcext:value-type="string">
            <text:p>bobette.odalag@gmail.com</text:p>
          </table:table-cell>
        </table:table-row>
        <table:table-row table:style-name="ro1">
          <table:table-cell office:value-type="string" calcext:value-type="string">
            <text:p>brenda maderazo</text:p>
          </table:table-cell>
          <table:table-cell office:value-type="string" calcext:value-type="string">
            <text:p>brenda.maderazo@gmail.com</text:p>
          </table:table-cell>
        </table:table-row>
        <table:table-row table:style-name="ro1">
          <table:table-cell office:value-type="string" calcext:value-type="string">
            <text:p>cacai bunag reyes</text:p>
          </table:table-cell>
          <table:table-cell office:value-type="string" calcext:value-type="string">
            <text:p>cacai.bunag.reyes@gmail.com</text:p>
          </table:table-cell>
        </table:table-row>
        <table:table-row table:style-name="ro1">
          <table:table-cell office:value-type="string" calcext:value-type="string">
            <text:p>cacai bunag reyes</text:p>
          </table:table-cell>
          <table:table-cell office:value-type="string" calcext:value-type="string">
            <text:p>cacai.bunag.reyes@gmail.com</text:p>
          </table:table-cell>
        </table:table-row>
        <table:table-row table:style-name="ro1">
          <table:table-cell office:value-type="string" calcext:value-type="string">
            <text:p>cajayon ng</text:p>
          </table:table-cell>
          <table:table-cell office:value-type="string" calcext:value-type="string">
            <text:p>cajayon.ng@gmail.com</text:p>
          </table:table-cell>
        </table:table-row>
        <table:table-row table:style-name="ro1">
          <table:table-cell office:value-type="string" calcext:value-type="string">
            <text:p>catalina abrigante</text:p>
          </table:table-cell>
          <table:table-cell office:value-type="string" calcext:value-type="string">
            <text:p>catalina.abrigante@gmail.com</text:p>
          </table:table-cell>
        </table:table-row>
        <table:table-row table:style-name="ro1">
          <table:table-cell office:value-type="string" calcext:value-type="string">
            <text:p>cecilia zaparita</text:p>
          </table:table-cell>
          <table:table-cell office:value-type="string" calcext:value-type="string">
            <text:p>cecilia.zaparita@gmail.com</text:p>
          </table:table-cell>
        </table:table-row>
        <table:table-row table:style-name="ro1">
          <table:table-cell office:value-type="string" calcext:value-type="string">
            <text:p>cecille da</text:p>
          </table:table-cell>
          <table:table-cell office:value-type="string" calcext:value-type="string">
            <text:p>cecille.da@gmail.com</text:p>
          </table:table-cell>
        </table:table-row>
        <table:table-row table:style-name="ro1">
          <table:table-cell office:value-type="string" calcext:value-type="string">
            <text:p>cecille manguera</text:p>
          </table:table-cell>
          <table:table-cell office:value-type="string" calcext:value-type="string">
            <text:p>cecille.manguera@gmail.com</text:p>
          </table:table-cell>
        </table:table-row>
        <table:table-row table:style-name="ro1">
          <table:table-cell office:value-type="string" calcext:value-type="string">
            <text:p>cell panganiban del rosario</text:p>
          </table:table-cell>
          <table:table-cell office:value-type="string" calcext:value-type="string">
            <text:p>cell.panganiban.del.rosario@gmail.com</text:p>
          </table:table-cell>
        </table:table-row>
        <table:table-row table:style-name="ro1">
          <table:table-cell office:value-type="string" calcext:value-type="string">
            <text:p>charlene sanvictores-soluren</text:p>
          </table:table-cell>
          <table:table-cell office:value-type="string" calcext:value-type="string">
            <text:p>charlene.sanvictores-soluren@gmail.com</text:p>
          </table:table-cell>
        </table:table-row>
        <table:table-row table:style-name="ro1">
          <table:table-cell office:value-type="string" calcext:value-type="string">
            <text:p>chary ann</text:p>
          </table:table-cell>
          <table:table-cell office:value-type="string" calcext:value-type="string">
            <text:p>chary.ann@gmail.com</text:p>
          </table:table-cell>
        </table:table-row>
        <table:table-row table:style-name="ro1">
          <table:table-cell office:value-type="string" calcext:value-type="string">
            <text:p>chell mislang</text:p>
          </table:table-cell>
          <table:table-cell office:value-type="string" calcext:value-type="string">
            <text:p>chell.mislang@gmail.com</text:p>
          </table:table-cell>
        </table:table-row>
        <table:table-row table:style-name="ro1">
          <table:table-cell office:value-type="string" calcext:value-type="string">
            <text:p>cherry ann salvio</text:p>
          </table:table-cell>
          <table:table-cell office:value-type="string" calcext:value-type="string">
            <text:p>cherry.ann.salvio@gmail.com</text:p>
          </table:table-cell>
        </table:table-row>
        <table:table-row table:style-name="ro1">
          <table:table-cell office:value-type="string" calcext:value-type="string">
            <text:p>cherry ollano natividad</text:p>
          </table:table-cell>
          <table:table-cell office:value-type="string" calcext:value-type="string">
            <text:p>cherry.ollano.natividad@gmail.com</text:p>
          </table:table-cell>
        </table:table-row>
        <table:table-row table:style-name="ro1">
          <table:table-cell office:value-type="string" calcext:value-type="string">
            <text:p>cherry villaflores</text:p>
          </table:table-cell>
          <table:table-cell office:value-type="string" calcext:value-type="string">
            <text:p>cherry.villaflores@gmail.com</text:p>
          </table:table-cell>
        </table:table-row>
        <table:table-row table:style-name="ro1">
          <table:table-cell office:value-type="string" calcext:value-type="string">
            <text:p>chiqui ann banal magat</text:p>
          </table:table-cell>
          <table:table-cell office:value-type="string" calcext:value-type="string">
            <text:p>chiqui.ann.banal.magat@gmail.com</text:p>
          </table:table-cell>
        </table:table-row>
        <table:table-row table:style-name="ro1">
          <table:table-cell office:value-type="string" calcext:value-type="string">
            <text:p>chrisler gonzales olarte</text:p>
          </table:table-cell>
          <table:table-cell office:value-type="string" calcext:value-type="string">
            <text:p>chrisler.gonzales.olarte@gmail.com</text:p>
          </table:table-cell>
        </table:table-row>
        <table:table-row table:style-name="ro1">
          <table:table-cell office:value-type="string" calcext:value-type="string">
            <text:p>cia lu</text:p>
          </table:table-cell>
          <table:table-cell office:value-type="string" calcext:value-type="string">
            <text:p>cia.lu@gmail.com</text:p>
          </table:table-cell>
        </table:table-row>
        <table:table-row table:style-name="ro1">
          <table:table-cell office:value-type="string" calcext:value-type="string">
            <text:p>cindy tajonera</text:p>
          </table:table-cell>
          <table:table-cell office:value-type="string" calcext:value-type="string">
            <text:p>cindy.tajonera@gmail.com</text:p>
          </table:table-cell>
        </table:table-row>
        <table:table-row table:style-name="ro1">
          <table:table-cell office:value-type="string" calcext:value-type="string">
            <text:p>clarisse mc</text:p>
          </table:table-cell>
          <table:table-cell office:value-type="string" calcext:value-type="string">
            <text:p>clarisse.mc@gmail.com</text:p>
          </table:table-cell>
        </table:table-row>
        <table:table-row table:style-name="ro1">
          <table:table-cell office:value-type="string" calcext:value-type="string">
            <text:p>cleng esclanda llandelar</text:p>
          </table:table-cell>
          <table:table-cell office:value-type="string" calcext:value-type="string">
            <text:p>cleng.esclanda.llandelar@gmail.com</text:p>
          </table:table-cell>
        </table:table-row>
        <table:table-row table:style-name="ro1">
          <table:table-cell office:value-type="string" calcext:value-type="string">
            <text:p>connie natividad mulingbayan-arteza</text:p>
          </table:table-cell>
          <table:table-cell office:value-type="string" calcext:value-type="string">
            <text:p>connie.natividad.mulingbayan-arteza@gmail.com</text:p>
          </table:table-cell>
        </table:table-row>
        <table:table-row table:style-name="ro1">
          <table:table-cell office:value-type="string" calcext:value-type="string">
            <text:p>consolacion salvio</text:p>
          </table:table-cell>
          <table:table-cell office:value-type="string" calcext:value-type="string">
            <text:p>consolacion.salvio@gmail.com</text:p>
          </table:table-cell>
        </table:table-row>
        <table:table-row table:style-name="ro1">
          <table:table-cell office:value-type="string" calcext:value-type="string">
            <text:p>consolacion salvio</text:p>
          </table:table-cell>
          <table:table-cell office:value-type="string" calcext:value-type="string">
            <text:p>consolacion.salvio@gmail.com</text:p>
          </table:table-cell>
        </table:table-row>
        <table:table-row table:style-name="ro1">
          <table:table-cell office:value-type="string" calcext:value-type="string">
            <text:p>criselda regis ladaga</text:p>
          </table:table-cell>
          <table:table-cell office:value-type="string" calcext:value-type="string">
            <text:p>criselda.regis.ladaga@gmail.com</text:p>
          </table:table-cell>
        </table:table-row>
        <table:table-row table:style-name="ro1">
          <table:table-cell office:value-type="string" calcext:value-type="string">
            <text:p>crishella e. coden</text:p>
          </table:table-cell>
          <table:table-cell office:value-type="string" calcext:value-type="string">
            <text:p>crishella.e..coden@gmail.com</text:p>
          </table:table-cell>
        </table:table-row>
        <table:table-row table:style-name="ro1">
          <table:table-cell office:value-type="string" calcext:value-type="string">
            <text:p>cristina yang delima</text:p>
          </table:table-cell>
          <table:table-cell office:value-type="string" calcext:value-type="string">
            <text:p>cristina.yang.delima@gmail.com</text:p>
          </table:table-cell>
        </table:table-row>
        <table:table-row table:style-name="ro1">
          <table:table-cell office:value-type="string" calcext:value-type="string">
            <text:p>dandreb inot gregorio</text:p>
          </table:table-cell>
          <table:table-cell office:value-type="string" calcext:value-type="string">
            <text:p>dandreb.inot.gregorio@gmail.com</text:p>
          </table:table-cell>
        </table:table-row>
        <table:table-row table:style-name="ro1">
          <table:table-cell office:value-type="string" calcext:value-type="string">
            <text:p>danilo salazar</text:p>
          </table:table-cell>
          <table:table-cell office:value-type="string" calcext:value-type="string">
            <text:p>danilo.salazar@gmail.com</text:p>
          </table:table-cell>
        </table:table-row>
        <table:table-row table:style-name="ro1">
          <table:table-cell office:value-type="string" calcext:value-type="string">
            <text:p>demetrio edubas</text:p>
          </table:table-cell>
          <table:table-cell office:value-type="string" calcext:value-type="string">
            <text:p>demetrio.edubas@gmail.com</text:p>
          </table:table-cell>
        </table:table-row>
        <table:table-row table:style-name="ro1">
          <table:table-cell office:value-type="string" calcext:value-type="string">
            <text:p>desiree rufon orgen</text:p>
          </table:table-cell>
          <table:table-cell office:value-type="string" calcext:value-type="string">
            <text:p>desiree.rufon.orgen@gmail.com</text:p>
          </table:table-cell>
        </table:table-row>
        <table:table-row table:style-name="ro1">
          <table:table-cell office:value-type="string" calcext:value-type="string">
            <text:p>dessyryl salvio salazar</text:p>
          </table:table-cell>
          <table:table-cell office:value-type="string" calcext:value-type="string">
            <text:p>dessyryl.salvio.salazar@gmail.com</text:p>
          </table:table-cell>
        </table:table-row>
        <table:table-row table:style-name="ro1">
          <table:table-cell office:value-type="string" calcext:value-type="string">
            <text:p>dexter bernardo ygar</text:p>
          </table:table-cell>
          <table:table-cell office:value-type="string" calcext:value-type="string">
            <text:p>dexter.bernardo.ygar@gmail.com</text:p>
          </table:table-cell>
        </table:table-row>
        <table:table-row table:style-name="ro1">
          <table:table-cell office:value-type="string" calcext:value-type="string">
            <text:p>dhel ylagan datinguinoo</text:p>
          </table:table-cell>
          <table:table-cell office:value-type="string" calcext:value-type="string">
            <text:p>dhel.ylagan.datinguinoo@gmail.com</text:p>
          </table:table-cell>
        </table:table-row>
        <table:table-row table:style-name="ro1">
          <table:table-cell office:value-type="string" calcext:value-type="string">
            <text:p>diether lim</text:p>
          </table:table-cell>
          <table:table-cell office:value-type="string" calcext:value-type="string">
            <text:p>diether.lim@gmail.com</text:p>
          </table:table-cell>
        </table:table-row>
        <table:table-row table:style-name="ro1">
          <table:table-cell office:value-type="string" calcext:value-type="string">
            <text:p>divine llave melgar</text:p>
          </table:table-cell>
          <table:table-cell office:value-type="string" calcext:value-type="string">
            <text:p>divine.llave.melgar@gmail.com</text:p>
          </table:table-cell>
        </table:table-row>
        <table:table-row table:style-name="ro1">
          <table:table-cell office:value-type="string" calcext:value-type="string">
            <text:p>divine ogellagsoyar</text:p>
          </table:table-cell>
          <table:table-cell office:value-type="string" calcext:value-type="string">
            <text:p>divine.ogellagsoyar@gmail.com</text:p>
          </table:table-cell>
        </table:table-row>
        <table:table-row table:style-name="ro1">
          <table:table-cell office:value-type="string" calcext:value-type="string">
            <text:p>donagene evangelista fineza</text:p>
          </table:table-cell>
          <table:table-cell office:value-type="string" calcext:value-type="string">
            <text:p>donagene.evangelista.fineza@gmail.com</text:p>
          </table:table-cell>
        </table:table-row>
        <table:table-row table:style-name="ro1">
          <table:table-cell office:value-type="string" calcext:value-type="string">
            <text:p>dong flores</text:p>
          </table:table-cell>
          <table:table-cell office:value-type="string" calcext:value-type="string">
            <text:p>dong.flores@gmail.com</text:p>
          </table:table-cell>
        </table:table-row>
        <table:table-row table:style-name="ro1">
          <table:table-cell office:value-type="string" calcext:value-type="string">
            <text:p>doy holgado magboo</text:p>
          </table:table-cell>
          <table:table-cell office:value-type="string" calcext:value-type="string">
            <text:p>doy.holgado.magboo@gmail.com</text:p>
          </table:table-cell>
        </table:table-row>
        <table:table-row table:style-name="ro1">
          <table:table-cell office:value-type="string" calcext:value-type="string">
            <text:p>drake shayne barrera perez</text:p>
          </table:table-cell>
          <table:table-cell office:value-type="string" calcext:value-type="string">
            <text:p>drake.shayne.barrera.perez@gmail.com</text:p>
          </table:table-cell>
        </table:table-row>
        <table:table-row table:style-name="ro1">
          <table:table-cell office:value-type="string" calcext:value-type="string">
            <text:p>drich servando</text:p>
          </table:table-cell>
          <table:table-cell office:value-type="string" calcext:value-type="string">
            <text:p>drich.servando@gmail.com</text:p>
          </table:table-cell>
        </table:table-row>
        <table:table-row table:style-name="ro1">
          <table:table-cell office:value-type="string" calcext:value-type="string">
            <text:p>edna cardeno</text:p>
          </table:table-cell>
          <table:table-cell office:value-type="string" calcext:value-type="string">
            <text:p>edna.cardeno@gmail.com</text:p>
          </table:table-cell>
        </table:table-row>
        <table:table-row table:style-name="ro1">
          <table:table-cell office:value-type="string" calcext:value-type="string">
            <text:p>edna j cardeño</text:p>
          </table:table-cell>
          <table:table-cell office:value-type="string" calcext:value-type="string">
            <text:p>edna.j.cardeño@gmail.com</text:p>
          </table:table-cell>
        </table:table-row>
        <table:table-row table:style-name="ro1">
          <table:table-cell office:value-type="string" calcext:value-type="string">
            <text:p>edwin baraquel</text:p>
          </table:table-cell>
          <table:table-cell office:value-type="string" calcext:value-type="string">
            <text:p>edwin.baraquel@gmail.com</text:p>
          </table:table-cell>
        </table:table-row>
        <table:table-row table:style-name="ro1">
          <table:table-cell office:value-type="string" calcext:value-type="string">
            <text:p>efren baraquel</text:p>
          </table:table-cell>
          <table:table-cell office:value-type="string" calcext:value-type="string">
            <text:p>efren.baraquel@gmail.com</text:p>
          </table:table-cell>
        </table:table-row>
        <table:table-row table:style-name="ro1">
          <table:table-cell office:value-type="string" calcext:value-type="string">
            <text:p>eleanor m. baraquel</text:p>
          </table:table-cell>
          <table:table-cell office:value-type="string" calcext:value-type="string">
            <text:p>eleanor.m..baraquel@gmail.com</text:p>
          </table:table-cell>
        </table:table-row>
        <table:table-row table:style-name="ro1">
          <table:table-cell office:value-type="string" calcext:value-type="string">
            <text:p>elen antipado ruado</text:p>
          </table:table-cell>
          <table:table-cell office:value-type="string" calcext:value-type="string">
            <text:p>elen.antipado.ruado@gmail.com</text:p>
          </table:table-cell>
        </table:table-row>
        <table:table-row table:style-name="ro1">
          <table:table-cell office:value-type="string" calcext:value-type="string">
            <text:p>elsa salazar</text:p>
          </table:table-cell>
          <table:table-cell office:value-type="string" calcext:value-type="string">
            <text:p>elsa.salazar@gmail.com</text:p>
          </table:table-cell>
        </table:table-row>
        <table:table-row table:style-name="ro1">
          <table:table-cell office:value-type="string" calcext:value-type="string">
            <text:p>emie resurreccion dimaculangan</text:p>
          </table:table-cell>
          <table:table-cell office:value-type="string" calcext:value-type="string">
            <text:p>emie.resurreccion.dimaculangan@gmail.com</text:p>
          </table:table-cell>
        </table:table-row>
        <table:table-row table:style-name="ro1">
          <table:table-cell office:value-type="string" calcext:value-type="string">
            <text:p>emilyn gadon</text:p>
          </table:table-cell>
          <table:table-cell office:value-type="string" calcext:value-type="string">
            <text:p>emilyn.gadon@gmail.com</text:p>
          </table:table-cell>
        </table:table-row>
        <table:table-row table:style-name="ro1">
          <table:table-cell office:value-type="string" calcext:value-type="string">
            <text:p>emmanuel abrigante</text:p>
          </table:table-cell>
          <table:table-cell office:value-type="string" calcext:value-type="string">
            <text:p>emmanuel.abrigante@gmail.com</text:p>
          </table:table-cell>
        </table:table-row>
        <table:table-row table:style-name="ro1">
          <table:table-cell office:value-type="string" calcext:value-type="string">
            <text:p>emmanuel esguerra</text:p>
          </table:table-cell>
          <table:table-cell office:value-type="string" calcext:value-type="string">
            <text:p>emmanuel.esguerra@gmail.com</text:p>
          </table:table-cell>
        </table:table-row>
        <table:table-row table:style-name="ro1">
          <table:table-cell office:value-type="string" calcext:value-type="string">
            <text:p>epoyjq baraquel</text:p>
          </table:table-cell>
          <table:table-cell office:value-type="string" calcext:value-type="string">
            <text:p>epoyjq.baraquel@gmail.com</text:p>
          </table:table-cell>
        </table:table-row>
        <table:table-row table:style-name="ro1">
          <table:table-cell office:value-type="string" calcext:value-type="string">
            <text:p>eric baraquel</text:p>
          </table:table-cell>
          <table:table-cell office:value-type="string" calcext:value-type="string">
            <text:p>eric.baraquel@gmail.com</text:p>
          </table:table-cell>
        </table:table-row>
        <table:table-row table:style-name="ro1">
          <table:table-cell office:value-type="string" calcext:value-type="string">
            <text:p>erlinda manalo</text:p>
          </table:table-cell>
          <table:table-cell office:value-type="string" calcext:value-type="string">
            <text:p>erlinda.manalo@gmail.com</text:p>
          </table:table-cell>
        </table:table-row>
        <table:table-row table:style-name="ro1">
          <table:table-cell office:value-type="string" calcext:value-type="string">
            <text:p>eva baraquel</text:p>
          </table:table-cell>
          <table:table-cell office:value-type="string" calcext:value-type="string">
            <text:p>eva.baraquel@gmail.com</text:p>
          </table:table-cell>
        </table:table-row>
        <table:table-row table:style-name="ro1">
          <table:table-cell office:value-type="string" calcext:value-type="string">
            <text:p>evangeline concepcion</text:p>
          </table:table-cell>
          <table:table-cell office:value-type="string" calcext:value-type="string">
            <text:p>evangeline.concepcion@gmail.com</text:p>
          </table:table-cell>
        </table:table-row>
        <table:table-row table:style-name="ro1">
          <table:table-cell office:value-type="string" calcext:value-type="string">
            <text:p>evangeline cruz-capanzana</text:p>
          </table:table-cell>
          <table:table-cell office:value-type="string" calcext:value-type="string">
            <text:p>evangeline.cruz-capanzana@gmail.com</text:p>
          </table:table-cell>
        </table:table-row>
        <table:table-row table:style-name="ro1">
          <table:table-cell office:value-type="string" calcext:value-type="string">
            <text:p>eyece alulod</text:p>
          </table:table-cell>
          <table:table-cell office:value-type="string" calcext:value-type="string">
            <text:p>eyece.alulod@gmail.com</text:p>
          </table:table-cell>
        </table:table-row>
        <table:table-row table:style-name="ro1">
          <table:table-cell office:value-type="string" calcext:value-type="string">
            <text:p>fer badillo</text:p>
          </table:table-cell>
          <table:table-cell office:value-type="string" calcext:value-type="string">
            <text:p>fer.badillo@gmail.com</text:p>
          </table:table-cell>
        </table:table-row>
        <table:table-row table:style-name="ro1">
          <table:table-cell office:value-type="string" calcext:value-type="string">
            <text:p>ferdie luzon</text:p>
          </table:table-cell>
          <table:table-cell office:value-type="string" calcext:value-type="string">
            <text:p>ferdie.luzon@gmail.com</text:p>
          </table:table-cell>
        </table:table-row>
        <table:table-row table:style-name="ro1">
          <table:table-cell office:value-type="string" calcext:value-type="string">
            <text:p>fish book</text:p>
          </table:table-cell>
          <table:table-cell office:value-type="string" calcext:value-type="string">
            <text:p>fish.book@gmail.com</text:p>
          </table:table-cell>
        </table:table-row>
        <table:table-row table:style-name="ro1">
          <table:table-cell office:value-type="string" calcext:value-type="string">
            <text:p>flor baraquel</text:p>
          </table:table-cell>
          <table:table-cell office:value-type="string" calcext:value-type="string">
            <text:p>flor.baraquel@gmail.com</text:p>
          </table:table-cell>
        </table:table-row>
        <table:table-row table:style-name="ro1">
          <table:table-cell office:value-type="string" calcext:value-type="string">
            <text:p>floramia baraquel</text:p>
          </table:table-cell>
          <table:table-cell office:value-type="string" calcext:value-type="string">
            <text:p>floramia.baraquel@gmail.com</text:p>
          </table:table-cell>
        </table:table-row>
        <table:table-row table:style-name="ro1">
          <table:table-cell office:value-type="string" calcext:value-type="string">
            <text:p>francine louise s berja</text:p>
          </table:table-cell>
          <table:table-cell office:value-type="string" calcext:value-type="string">
            <text:p>francine.louise.s.berja@gmail.com</text:p>
          </table:table-cell>
        </table:table-row>
        <table:table-row table:style-name="ro1">
          <table:table-cell office:value-type="string" calcext:value-type="string">
            <text:p>frech gerald custodio</text:p>
          </table:table-cell>
          <table:table-cell office:value-type="string" calcext:value-type="string">
            <text:p>frech.gerald.custodio@gmail.com</text:p>
          </table:table-cell>
        </table:table-row>
        <table:table-row table:style-name="ro1">
          <table:table-cell office:value-type="string" calcext:value-type="string">
            <text:p>frederick song</text:p>
          </table:table-cell>
          <table:table-cell office:value-type="string" calcext:value-type="string">
            <text:p>frederick.song@gmail.com</text:p>
          </table:table-cell>
        </table:table-row>
        <table:table-row table:style-name="ro1">
          <table:table-cell office:value-type="string" calcext:value-type="string">
            <text:p>george esguerra</text:p>
          </table:table-cell>
          <table:table-cell office:value-type="string" calcext:value-type="string">
            <text:p>george.esguerra@gmail.com</text:p>
          </table:table-cell>
        </table:table-row>
        <table:table-row table:style-name="ro1">
          <table:table-cell office:value-type="string" calcext:value-type="string">
            <text:p>gerald paul moraña dayandayan</text:p>
          </table:table-cell>
          <table:table-cell office:value-type="string" calcext:value-type="string">
            <text:p>gerald.paul.moraña.dayandayan@gmail.com</text:p>
          </table:table-cell>
        </table:table-row>
        <table:table-row table:style-name="ro1">
          <table:table-cell office:value-type="string" calcext:value-type="string">
            <text:p>gerlie baraquel</text:p>
          </table:table-cell>
          <table:table-cell office:value-type="string" calcext:value-type="string">
            <text:p>gerlie.baraquel@gmail.com</text:p>
          </table:table-cell>
        </table:table-row>
        <table:table-row table:style-name="ro1">
          <table:table-cell office:value-type="string" calcext:value-type="string">
            <text:p>gie canta-zubiri</text:p>
          </table:table-cell>
          <table:table-cell office:value-type="string" calcext:value-type="string">
            <text:p>gie.canta-zubiri@gmail.com</text:p>
          </table:table-cell>
        </table:table-row>
        <table:table-row table:style-name="ro1">
          <table:table-cell office:value-type="string" calcext:value-type="string">
            <text:p>gloria delos santos</text:p>
          </table:table-cell>
          <table:table-cell office:value-type="string" calcext:value-type="string">
            <text:p>gloria.delos.santos@gmail.com</text:p>
          </table:table-cell>
        </table:table-row>
        <table:table-row table:style-name="ro1">
          <table:table-cell office:value-type="string" calcext:value-type="string">
            <text:p>gracesil sayam salazar</text:p>
          </table:table-cell>
          <table:table-cell office:value-type="string" calcext:value-type="string">
            <text:p>gracesil.sayam.salazar@gmail.com</text:p>
          </table:table-cell>
        </table:table-row>
        <table:table-row table:style-name="ro1">
          <table:table-cell office:value-type="string" calcext:value-type="string">
            <text:p>greg luzon</text:p>
          </table:table-cell>
          <table:table-cell office:value-type="string" calcext:value-type="string">
            <text:p>greg.luzon@gmail.com</text:p>
          </table:table-cell>
        </table:table-row>
        <table:table-row table:style-name="ro1">
          <table:table-cell office:value-type="string" calcext:value-type="string">
            <text:p>hilario manalo</text:p>
          </table:table-cell>
          <table:table-cell office:value-type="string" calcext:value-type="string">
            <text:p>hilario.manalo@gmail.com</text:p>
          </table:table-cell>
        </table:table-row>
        <table:table-row table:style-name="ro1">
          <table:table-cell office:value-type="string" calcext:value-type="string">
            <text:p>hilda moraña</text:p>
          </table:table-cell>
          <table:table-cell office:value-type="string" calcext:value-type="string">
            <text:p>hilda.moraña@gmail.com</text:p>
          </table:table-cell>
        </table:table-row>
        <table:table-row table:style-name="ro1">
          <table:table-cell office:value-type="string" calcext:value-type="string">
            <text:p>imfg ait sg</text:p>
          </table:table-cell>
          <table:table-cell office:value-type="string" calcext:value-type="string">
            <text:p>imfg.ait.sg@gmail.com</text:p>
          </table:table-cell>
        </table:table-row>
        <table:table-row table:style-name="ro1">
          <table:table-cell office:value-type="string" calcext:value-type="string">
            <text:p>irene polinag gaon</text:p>
          </table:table-cell>
          <table:table-cell office:value-type="string" calcext:value-type="string">
            <text:p>irene.polinag.gaon@gmail.com</text:p>
          </table:table-cell>
        </table:table-row>
        <table:table-row table:style-name="ro1">
          <table:table-cell office:value-type="string" calcext:value-type="string">
            <text:p>iric chua</text:p>
          </table:table-cell>
          <table:table-cell office:value-type="string" calcext:value-type="string">
            <text:p>iric.chua@gmail.com</text:p>
          </table:table-cell>
        </table:table-row>
        <table:table-row table:style-name="ro1">
          <table:table-cell office:value-type="string" calcext:value-type="string">
            <text:p>irish de villa</text:p>
          </table:table-cell>
          <table:table-cell office:value-type="string" calcext:value-type="string">
            <text:p>irish.de.villa@gmail.com</text:p>
          </table:table-cell>
        </table:table-row>
        <table:table-row table:style-name="ro1">
          <table:table-cell office:value-type="string" calcext:value-type="string">
            <text:p>ishtin balisi</text:p>
          </table:table-cell>
          <table:table-cell office:value-type="string" calcext:value-type="string">
            <text:p>ishtin.balisi@gmail.com</text:p>
          </table:table-cell>
        </table:table-row>
        <table:table-row table:style-name="ro1">
          <table:table-cell office:value-type="string" calcext:value-type="string">
            <text:p>jackie edubas-salvio</text:p>
          </table:table-cell>
          <table:table-cell office:value-type="string" calcext:value-type="string">
            <text:p>jackie.edubas-salvio@gmail.com</text:p>
          </table:table-cell>
        </table:table-row>
        <table:table-row table:style-name="ro1">
          <table:table-cell office:value-type="string" calcext:value-type="string">
            <text:p>jacqueline bacoling</text:p>
          </table:table-cell>
          <table:table-cell office:value-type="string" calcext:value-type="string">
            <text:p>jacqueline.bacoling@gmail.com</text:p>
          </table:table-cell>
        </table:table-row>
        <table:table-row table:style-name="ro1">
          <table:table-cell office:value-type="string" calcext:value-type="string">
            <text:p>jairus bernardo</text:p>
          </table:table-cell>
          <table:table-cell office:value-type="string" calcext:value-type="string">
            <text:p>jairus.bernardo@gmail.com</text:p>
          </table:table-cell>
        </table:table-row>
        <table:table-row table:style-name="ro1">
          <table:table-cell office:value-type="string" calcext:value-type="string">
            <text:p>james amorado</text:p>
          </table:table-cell>
          <table:table-cell office:value-type="string" calcext:value-type="string">
            <text:p>james.amorado@gmail.com</text:p>
          </table:table-cell>
        </table:table-row>
        <table:table-row table:style-name="ro1">
          <table:table-cell office:value-type="string" calcext:value-type="string">
            <text:p>james wong</text:p>
          </table:table-cell>
          <table:table-cell office:value-type="string" calcext:value-type="string">
            <text:p>james.wong@gmail.com</text:p>
          </table:table-cell>
        </table:table-row>
        <table:table-row table:style-name="ro1">
          <table:table-cell office:value-type="string" calcext:value-type="string">
            <text:p>jane cillano coriño</text:p>
          </table:table-cell>
          <table:table-cell office:value-type="string" calcext:value-type="string">
            <text:p>jane.cillano.coriño@gmail.com</text:p>
          </table:table-cell>
        </table:table-row>
        <table:table-row table:style-name="ro1">
          <table:table-cell office:value-type="string" calcext:value-type="string">
            <text:p>janice teves custodio tajonera</text:p>
          </table:table-cell>
          <table:table-cell office:value-type="string" calcext:value-type="string">
            <text:p>janice.teves.custodio.tajonera@gmail.com</text:p>
          </table:table-cell>
        </table:table-row>
        <table:table-row table:style-name="ro1">
          <table:table-cell office:value-type="string" calcext:value-type="string">
            <text:p>jasmin salvio</text:p>
          </table:table-cell>
          <table:table-cell office:value-type="string" calcext:value-type="string">
            <text:p>jasmin.salvio@gmail.com</text:p>
          </table:table-cell>
        </table:table-row>
        <table:table-row table:style-name="ro1">
          <table:table-cell office:value-type="string" calcext:value-type="string">
            <text:p>jason dela cruz-moron</text:p>
          </table:table-cell>
          <table:table-cell office:value-type="string" calcext:value-type="string">
            <text:p>jason.dela.cruz-moron@gmail.com</text:p>
          </table:table-cell>
        </table:table-row>
        <table:table-row table:style-name="ro1">
          <table:table-cell office:value-type="string" calcext:value-type="string">
            <text:p>jay pee</text:p>
          </table:table-cell>
          <table:table-cell office:value-type="string" calcext:value-type="string">
            <text:p>jay.pee@gmail.com</text:p>
          </table:table-cell>
        </table:table-row>
        <table:table-row table:style-name="ro1">
          <table:table-cell office:value-type="string" calcext:value-type="string">
            <text:p>jayson king flores</text:p>
          </table:table-cell>
          <table:table-cell office:value-type="string" calcext:value-type="string">
            <text:p>jayson.king.flores@gmail.com</text:p>
          </table:table-cell>
        </table:table-row>
        <table:table-row table:style-name="ro1">
          <table:table-cell office:value-type="string" calcext:value-type="string">
            <text:p>jayvee baraquel</text:p>
          </table:table-cell>
          <table:table-cell office:value-type="string" calcext:value-type="string">
            <text:p>jayvee.baraquel@gmail.com</text:p>
          </table:table-cell>
        </table:table-row>
        <table:table-row table:style-name="ro1">
          <table:table-cell office:value-type="string" calcext:value-type="string">
            <text:p>jayzel rone pimentel</text:p>
          </table:table-cell>
          <table:table-cell office:value-type="string" calcext:value-type="string">
            <text:p>jayzel.rone.pimentel@gmail.com</text:p>
          </table:table-cell>
        </table:table-row>
        <table:table-row table:style-name="ro1">
          <table:table-cell office:value-type="string" calcext:value-type="string">
            <text:p>jen yper villaluna</text:p>
          </table:table-cell>
          <table:table-cell office:value-type="string" calcext:value-type="string">
            <text:p>jen.yper.villaluna@gmail.com</text:p>
          </table:table-cell>
        </table:table-row>
        <table:table-row table:style-name="ro1">
          <table:table-cell office:value-type="string" calcext:value-type="string">
            <text:p>jenna baraquel</text:p>
          </table:table-cell>
          <table:table-cell office:value-type="string" calcext:value-type="string">
            <text:p>jenna.baraquel@gmail.com</text:p>
          </table:table-cell>
        </table:table-row>
        <table:table-row table:style-name="ro1">
          <table:table-cell office:value-type="string" calcext:value-type="string">
            <text:p>jennifer esguerra lacuesta</text:p>
          </table:table-cell>
          <table:table-cell office:value-type="string" calcext:value-type="string">
            <text:p>jennifer.esguerra.lacuesta@gmail.com</text:p>
          </table:table-cell>
        </table:table-row>
        <table:table-row table:style-name="ro1">
          <table:table-cell office:value-type="string" calcext:value-type="string">
            <text:p>jennifer lacuesta</text:p>
          </table:table-cell>
          <table:table-cell office:value-type="string" calcext:value-type="string">
            <text:p>jennifer.lacuesta@gmail.com</text:p>
          </table:table-cell>
        </table:table-row>
        <table:table-row table:style-name="ro1">
          <table:table-cell office:value-type="string" calcext:value-type="string">
            <text:p>jenny alonso</text:p>
          </table:table-cell>
          <table:table-cell office:value-type="string" calcext:value-type="string">
            <text:p>jenny.alonso@gmail.com</text:p>
          </table:table-cell>
        </table:table-row>
        <table:table-row table:style-name="ro1">
          <table:table-cell office:value-type="string" calcext:value-type="string">
            <text:p>jenny ruth mendez</text:p>
          </table:table-cell>
          <table:table-cell office:value-type="string" calcext:value-type="string">
            <text:p>jenny.ruth.mendez@gmail.com</text:p>
          </table:table-cell>
        </table:table-row>
        <table:table-row table:style-name="ro1">
          <table:table-cell office:value-type="string" calcext:value-type="string">
            <text:p>jeremiah baraquel</text:p>
          </table:table-cell>
          <table:table-cell office:value-type="string" calcext:value-type="string">
            <text:p>jeremiah.baraquel@gmail.com</text:p>
          </table:table-cell>
        </table:table-row>
        <table:table-row table:style-name="ro1">
          <table:table-cell office:value-type="string" calcext:value-type="string">
            <text:p>jerlyn buljatin</text:p>
          </table:table-cell>
          <table:table-cell office:value-type="string" calcext:value-type="string">
            <text:p>jerlyn.buljatin@gmail.com</text:p>
          </table:table-cell>
        </table:table-row>
        <table:table-row table:style-name="ro1">
          <table:table-cell office:value-type="string" calcext:value-type="string">
            <text:p>jhayson llandelar baraquel</text:p>
          </table:table-cell>
          <table:table-cell office:value-type="string" calcext:value-type="string">
            <text:p>jhayson.llandelar.baraquel@gmail.com</text:p>
          </table:table-cell>
        </table:table-row>
        <table:table-row table:style-name="ro1">
          <table:table-cell office:value-type="string" calcext:value-type="string">
            <text:p>jho tajonera-cabildo</text:p>
          </table:table-cell>
          <table:table-cell office:value-type="string" calcext:value-type="string">
            <text:p>jho.tajonera-cabildo@gmail.com</text:p>
          </table:table-cell>
        </table:table-row>
        <table:table-row table:style-name="ro1">
          <table:table-cell office:value-type="string" calcext:value-type="string">
            <text:p>jhonee baraquel llandelar</text:p>
          </table:table-cell>
          <table:table-cell office:value-type="string" calcext:value-type="string">
            <text:p>jhonee.baraquel.llandelar@gmail.com</text:p>
          </table:table-cell>
        </table:table-row>
        <table:table-row table:style-name="ro1">
          <table:table-cell office:value-type="string" calcext:value-type="string">
            <text:p>jhopet osorio</text:p>
          </table:table-cell>
          <table:table-cell office:value-type="string" calcext:value-type="string">
            <text:p>jhopet.osorio@gmail.com</text:p>
          </table:table-cell>
        </table:table-row>
        <table:table-row table:style-name="ro1">
          <table:table-cell office:value-type="string" calcext:value-type="string">
            <text:p>jianzen besa</text:p>
          </table:table-cell>
          <table:table-cell office:value-type="string" calcext:value-type="string">
            <text:p>jianzen.besa@gmail.com</text:p>
          </table:table-cell>
        </table:table-row>
        <table:table-row table:style-name="ro1">
          <table:table-cell office:value-type="string" calcext:value-type="string">
            <text:p>jo burwell-busa</text:p>
          </table:table-cell>
          <table:table-cell office:value-type="string" calcext:value-type="string">
            <text:p>jo.burwell-busa@gmail.com</text:p>
          </table:table-cell>
        </table:table-row>
        <table:table-row table:style-name="ro1">
          <table:table-cell office:value-type="string" calcext:value-type="string">
            <text:p>joanna rose custodio canta</text:p>
          </table:table-cell>
          <table:table-cell office:value-type="string" calcext:value-type="string">
            <text:p>joanna.rose.custodio.canta@gmail.com</text:p>
          </table:table-cell>
        </table:table-row>
        <table:table-row table:style-name="ro1">
          <table:table-cell office:value-type="string" calcext:value-type="string">
            <text:p>joe suls</text:p>
          </table:table-cell>
          <table:table-cell office:value-type="string" calcext:value-type="string">
            <text:p>joe.suls@gmail.com</text:p>
          </table:table-cell>
        </table:table-row>
        <table:table-row table:style-name="ro1">
          <table:table-cell office:value-type="string" calcext:value-type="string">
            <text:p>joel gallego</text:p>
          </table:table-cell>
          <table:table-cell office:value-type="string" calcext:value-type="string">
            <text:p>joel.gallego@gmail.com</text:p>
          </table:table-cell>
        </table:table-row>
        <table:table-row table:style-name="ro1">
          <table:table-cell office:value-type="string" calcext:value-type="string">
            <text:p>joel masangkay</text:p>
          </table:table-cell>
          <table:table-cell office:value-type="string" calcext:value-type="string">
            <text:p>joel.masangkay@gmail.com</text:p>
          </table:table-cell>
        </table:table-row>
        <table:table-row table:style-name="ro1">
          <table:table-cell office:value-type="string" calcext:value-type="string">
            <text:p>jolli vee</text:p>
          </table:table-cell>
          <table:table-cell office:value-type="string" calcext:value-type="string">
            <text:p>jolli.vee@gmail.com</text:p>
          </table:table-cell>
        </table:table-row>
        <table:table-row table:style-name="ro1">
          <table:table-cell office:value-type="string" calcext:value-type="string">
            <text:p>jolly baraquel</text:p>
          </table:table-cell>
          <table:table-cell office:value-type="string" calcext:value-type="string">
            <text:p>jolly.baraquel@gmail.com</text:p>
          </table:table-cell>
        </table:table-row>
        <table:table-row table:style-name="ro1">
          <table:table-cell office:value-type="string" calcext:value-type="string">
            <text:p>jong robles</text:p>
          </table:table-cell>
          <table:table-cell office:value-type="string" calcext:value-type="string">
            <text:p>jong.robles@gmail.com</text:p>
          </table:table-cell>
        </table:table-row>
        <table:table-row table:style-name="ro1">
          <table:table-cell office:value-type="string" calcext:value-type="string">
            <text:p>josephine 'joy' olmedo</text:p>
          </table:table-cell>
          <table:table-cell office:value-type="string" calcext:value-type="string">
            <text:p>josephine.'joy'.olmedo@gmail.com</text:p>
          </table:table-cell>
        </table:table-row>
        <table:table-row table:style-name="ro1">
          <table:table-cell office:value-type="string" calcext:value-type="string">
            <text:p>jovay p. prayco</text:p>
          </table:table-cell>
          <table:table-cell office:value-type="string" calcext:value-type="string">
            <text:p>jovay.p..prayco@gmail.com</text:p>
          </table:table-cell>
        </table:table-row>
        <table:table-row table:style-name="ro1">
          <table:table-cell office:value-type="string" calcext:value-type="string">
            <text:p>juanito abrigante</text:p>
          </table:table-cell>
          <table:table-cell office:value-type="string" calcext:value-type="string">
            <text:p>juanito.abrigante@gmail.com</text:p>
          </table:table-cell>
        </table:table-row>
        <table:table-row table:style-name="ro1">
          <table:table-cell office:value-type="string" calcext:value-type="string">
            <text:p>julie fe garab</text:p>
          </table:table-cell>
          <table:table-cell office:value-type="string" calcext:value-type="string">
            <text:p>julie.fe.garab@gmail.com</text:p>
          </table:table-cell>
        </table:table-row>
        <table:table-row table:style-name="ro1">
          <table:table-cell office:value-type="string" calcext:value-type="string">
            <text:p>jun dela cruz</text:p>
          </table:table-cell>
          <table:table-cell office:value-type="string" calcext:value-type="string">
            <text:p>jun.dela.cruz@gmail.com</text:p>
          </table:table-cell>
        </table:table-row>
        <table:table-row table:style-name="ro1">
          <table:table-cell office:value-type="string" calcext:value-type="string">
            <text:p>june dy</text:p>
          </table:table-cell>
          <table:table-cell office:value-type="string" calcext:value-type="string">
            <text:p>june.dy@gmail.com</text:p>
          </table:table-cell>
        </table:table-row>
        <table:table-row table:style-name="ro1">
          <table:table-cell office:value-type="string" calcext:value-type="string">
            <text:p>junjun alcober</text:p>
          </table:table-cell>
          <table:table-cell office:value-type="string" calcext:value-type="string">
            <text:p>junjun.alcober@gmail.com</text:p>
          </table:table-cell>
        </table:table-row>
        <table:table-row table:style-name="ro1">
          <table:table-cell office:value-type="string" calcext:value-type="string">
            <text:p>karen baraquel</text:p>
          </table:table-cell>
          <table:table-cell office:value-type="string" calcext:value-type="string">
            <text:p>karen.baraquel@gmail.com</text:p>
          </table:table-cell>
        </table:table-row>
        <table:table-row table:style-name="ro1">
          <table:table-cell office:value-type="string" calcext:value-type="string">
            <text:p>karen correa</text:p>
          </table:table-cell>
          <table:table-cell office:value-type="string" calcext:value-type="string">
            <text:p>karen.correa@gmail.com</text:p>
          </table:table-cell>
        </table:table-row>
        <table:table-row table:style-name="ro1">
          <table:table-cell office:value-type="string" calcext:value-type="string">
            <text:p>karl de castro</text:p>
          </table:table-cell>
          <table:table-cell office:value-type="string" calcext:value-type="string">
            <text:p>karl.de.castro@gmail.com</text:p>
          </table:table-cell>
        </table:table-row>
        <table:table-row table:style-name="ro1">
          <table:table-cell office:value-type="string" calcext:value-type="string">
            <text:p>kathleen dizon-soriano</text:p>
          </table:table-cell>
          <table:table-cell office:value-type="string" calcext:value-type="string">
            <text:p>kathleen.dizon-soriano@gmail.com</text:p>
          </table:table-cell>
        </table:table-row>
        <table:table-row table:style-name="ro1">
          <table:table-cell office:value-type="string" calcext:value-type="string">
            <text:p>kavitha kumaraguru</text:p>
          </table:table-cell>
          <table:table-cell office:value-type="string" calcext:value-type="string">
            <text:p>kavitha.kumaraguru@gmail.com</text:p>
          </table:table-cell>
        </table:table-row>
        <table:table-row table:style-name="ro1">
          <table:table-cell office:value-type="string" calcext:value-type="string">
            <text:p>kaye s. de padua</text:p>
          </table:table-cell>
          <table:table-cell office:value-type="string" calcext:value-type="string">
            <text:p>kaye.s..de.padua@gmail.com</text:p>
          </table:table-cell>
        </table:table-row>
        <table:table-row table:style-name="ro1">
          <table:table-cell office:value-type="string" calcext:value-type="string">
            <text:p>keanu dheyl esguerra</text:p>
          </table:table-cell>
          <table:table-cell office:value-type="string" calcext:value-type="string">
            <text:p>keanu.dheyl.esguerra@gmail.com</text:p>
          </table:table-cell>
        </table:table-row>
        <table:table-row table:style-name="ro1">
          <table:table-cell office:value-type="string" calcext:value-type="string">
            <text:p>keanu esguerra</text:p>
          </table:table-cell>
          <table:table-cell office:value-type="string" calcext:value-type="string">
            <text:p>keanu.esguerra@gmail.com</text:p>
          </table:table-cell>
        </table:table-row>
        <table:table-row table:style-name="ro1">
          <table:table-cell office:value-type="string" calcext:value-type="string">
            <text:p>kim m. baraquel</text:p>
          </table:table-cell>
          <table:table-cell office:value-type="string" calcext:value-type="string">
            <text:p>kim.m..baraquel@gmail.com</text:p>
          </table:table-cell>
        </table:table-row>
        <table:table-row table:style-name="ro1">
          <table:table-cell office:value-type="string" calcext:value-type="string">
            <text:p>lailanie moratin dairo</text:p>
          </table:table-cell>
          <table:table-cell office:value-type="string" calcext:value-type="string">
            <text:p>lailanie.moratin.dairo@gmail.com</text:p>
          </table:table-cell>
        </table:table-row>
        <table:table-row table:style-name="ro1">
          <table:table-cell office:value-type="string" calcext:value-type="string">
            <text:p>lara nicole carpio</text:p>
          </table:table-cell>
          <table:table-cell office:value-type="string" calcext:value-type="string">
            <text:p>lara.nicole.carpio@gmail.com</text:p>
          </table:table-cell>
        </table:table-row>
        <table:table-row table:style-name="ro1">
          <table:table-cell office:value-type="string" calcext:value-type="string">
            <text:p>lars ubaldo</text:p>
          </table:table-cell>
          <table:table-cell office:value-type="string" calcext:value-type="string">
            <text:p>lars.ubaldo@gmail.com</text:p>
          </table:table-cell>
        </table:table-row>
        <table:table-row table:style-name="ro1">
          <table:table-cell office:value-type="string" calcext:value-type="string">
            <text:p>lea carpio</text:p>
          </table:table-cell>
          <table:table-cell office:value-type="string" calcext:value-type="string">
            <text:p>lea.carpio@gmail.com</text:p>
          </table:table-cell>
        </table:table-row>
        <table:table-row table:style-name="ro1">
          <table:table-cell office:value-type="string" calcext:value-type="string">
            <text:p>leanny felia hetosis</text:p>
          </table:table-cell>
          <table:table-cell office:value-type="string" calcext:value-type="string">
            <text:p>leanny.felia.hetosis@gmail.com</text:p>
          </table:table-cell>
        </table:table-row>
        <table:table-row table:style-name="ro1">
          <table:table-cell office:value-type="string" calcext:value-type="string">
            <text:p>lejani baraquel de castro</text:p>
          </table:table-cell>
          <table:table-cell office:value-type="string" calcext:value-type="string">
            <text:p>lejani.baraquel.de.castro@gmail.com</text:p>
          </table:table-cell>
        </table:table-row>
        <table:table-row table:style-name="ro1">
          <table:table-cell office:value-type="string" calcext:value-type="string">
            <text:p>leng lagumbayan</text:p>
          </table:table-cell>
          <table:table-cell office:value-type="string" calcext:value-type="string">
            <text:p>leng.lagumbayan@gmail.com</text:p>
          </table:table-cell>
        </table:table-row>
        <table:table-row table:style-name="ro1">
          <table:table-cell office:value-type="string" calcext:value-type="string">
            <text:p>leonora gregorio</text:p>
          </table:table-cell>
          <table:table-cell office:value-type="string" calcext:value-type="string">
            <text:p>leonora.gregorio@gmail.com</text:p>
          </table:table-cell>
        </table:table-row>
        <table:table-row table:style-name="ro1">
          <table:table-cell office:value-type="string" calcext:value-type="string">
            <text:p>let alvaro</text:p>
          </table:table-cell>
          <table:table-cell office:value-type="string" calcext:value-type="string">
            <text:p>let.alvaro@gmail.com</text:p>
          </table:table-cell>
        </table:table-row>
        <table:table-row table:style-name="ro1">
          <table:table-cell office:value-type="string" calcext:value-type="string">
            <text:p>lhot areglo baraquel</text:p>
          </table:table-cell>
          <table:table-cell office:value-type="string" calcext:value-type="string">
            <text:p>lhot.areglo.baraquel@gmail.com</text:p>
          </table:table-cell>
        </table:table-row>
        <table:table-row table:style-name="ro1">
          <table:table-cell office:value-type="string" calcext:value-type="string">
            <text:p>lilia delia valerio</text:p>
          </table:table-cell>
          <table:table-cell office:value-type="string" calcext:value-type="string">
            <text:p>lilia.delia.valerio@gmail.com</text:p>
          </table:table-cell>
        </table:table-row>
        <table:table-row table:style-name="ro1">
          <table:table-cell office:value-type="string" calcext:value-type="string">
            <text:p>lluwelyn baraquel flores</text:p>
          </table:table-cell>
          <table:table-cell office:value-type="string" calcext:value-type="string">
            <text:p>lluwelyn.baraquel.flores@gmail.com</text:p>
          </table:table-cell>
        </table:table-row>
        <table:table-row table:style-name="ro1">
          <table:table-cell office:value-type="string" calcext:value-type="string">
            <text:p>lovella baraquel francisco</text:p>
          </table:table-cell>
          <table:table-cell office:value-type="string" calcext:value-type="string">
            <text:p>lovella.baraquel.francisco@gmail.com</text:p>
          </table:table-cell>
        </table:table-row>
        <table:table-row table:style-name="ro1">
          <table:table-cell office:value-type="string" calcext:value-type="string">
            <text:p>lucy baraquel</text:p>
          </table:table-cell>
          <table:table-cell office:value-type="string" calcext:value-type="string">
            <text:p>lucy.baraquel@gmail.com</text:p>
          </table:table-cell>
        </table:table-row>
        <table:table-row table:style-name="ro1">
          <table:table-cell office:value-type="string" calcext:value-type="string">
            <text:p>lyann velez taroma dimaano</text:p>
          </table:table-cell>
          <table:table-cell office:value-type="string" calcext:value-type="string">
            <text:p>lyann.velez.taroma.dimaano@gmail.com</text:p>
          </table:table-cell>
        </table:table-row>
        <table:table-row table:style-name="ro1">
          <table:table-cell office:value-type="string" calcext:value-type="string">
            <text:p>lzn ylgn mrlon</text:p>
          </table:table-cell>
          <table:table-cell office:value-type="string" calcext:value-type="string">
            <text:p>lzn.ylgn.mrlon@gmail.com</text:p>
          </table:table-cell>
        </table:table-row>
        <table:table-row table:style-name="ro1">
          <table:table-cell office:value-type="string" calcext:value-type="string">
            <text:p>mabelle barrera</text:p>
          </table:table-cell>
          <table:table-cell office:value-type="string" calcext:value-type="string">
            <text:p>mabelle.barrera@gmail.com</text:p>
          </table:table-cell>
        </table:table-row>
        <table:table-row table:style-name="ro1">
          <table:table-cell office:value-type="string" calcext:value-type="string">
            <text:p>mac rommel</text:p>
          </table:table-cell>
          <table:table-cell office:value-type="string" calcext:value-type="string">
            <text:p>mac.rommel@gmail.com</text:p>
          </table:table-cell>
        </table:table-row>
        <table:table-row table:style-name="ro1">
          <table:table-cell office:value-type="string" calcext:value-type="string">
            <text:p>madel moratin gonzales</text:p>
          </table:table-cell>
          <table:table-cell office:value-type="string" calcext:value-type="string">
            <text:p>madel.moratin.gonzales@gmail.com</text:p>
          </table:table-cell>
        </table:table-row>
        <table:table-row table:style-name="ro1">
          <table:table-cell office:value-type="string" calcext:value-type="string">
            <text:p>makwel salvio</text:p>
          </table:table-cell>
          <table:table-cell office:value-type="string" calcext:value-type="string">
            <text:p>makwel.salvio@gmail.com</text:p>
          </table:table-cell>
        </table:table-row>
        <table:table-row table:style-name="ro1">
          <table:table-cell office:value-type="string" calcext:value-type="string">
            <text:p>makwel salvio</text:p>
          </table:table-cell>
          <table:table-cell office:value-type="string" calcext:value-type="string">
            <text:p>makwel.salvio@gmail.com</text:p>
          </table:table-cell>
        </table:table-row>
        <table:table-row table:style-name="ro1">
          <table:table-cell office:value-type="string" calcext:value-type="string">
            <text:p>manny diocena francisco</text:p>
          </table:table-cell>
          <table:table-cell office:value-type="string" calcext:value-type="string">
            <text:p>manny.diocena.francisco@gmail.com</text:p>
          </table:table-cell>
        </table:table-row>
        <table:table-row table:style-name="ro1">
          <table:table-cell office:value-type="string" calcext:value-type="string">
            <text:p>mari luzon</text:p>
          </table:table-cell>
          <table:table-cell office:value-type="string" calcext:value-type="string">
            <text:p>mari.luzon@gmail.com</text:p>
          </table:table-cell>
        </table:table-row>
        <table:table-row table:style-name="ro1">
          <table:table-cell office:value-type="string" calcext:value-type="string">
            <text:p>maria besa</text:p>
          </table:table-cell>
          <table:table-cell office:value-type="string" calcext:value-type="string">
            <text:p>maria.besa@gmail.com</text:p>
          </table:table-cell>
        </table:table-row>
        <table:table-row table:style-name="ro1">
          <table:table-cell office:value-type="string" calcext:value-type="string">
            <text:p>maricar macatangay datiles</text:p>
          </table:table-cell>
          <table:table-cell office:value-type="string" calcext:value-type="string">
            <text:p>maricar.macatangay.datiles@gmail.com</text:p>
          </table:table-cell>
        </table:table-row>
        <table:table-row table:style-name="ro1">
          <table:table-cell office:value-type="string" calcext:value-type="string">
            <text:p>maricel besa</text:p>
          </table:table-cell>
          <table:table-cell office:value-type="string" calcext:value-type="string">
            <text:p>maricel.besa@gmail.com</text:p>
          </table:table-cell>
        </table:table-row>
        <table:table-row table:style-name="ro1">
          <table:table-cell office:value-type="string" calcext:value-type="string">
            <text:p>marichelle ching torres song</text:p>
          </table:table-cell>
          <table:table-cell office:value-type="string" calcext:value-type="string">
            <text:p>marichelle.ching.torres.song@gmail.com</text:p>
          </table:table-cell>
        </table:table-row>
        <table:table-row table:style-name="ro1">
          <table:table-cell office:value-type="string" calcext:value-type="string">
            <text:p>marie fe villaroza</text:p>
          </table:table-cell>
          <table:table-cell office:value-type="string" calcext:value-type="string">
            <text:p>marie.fe.villaroza@gmail.com</text:p>
          </table:table-cell>
        </table:table-row>
        <table:table-row table:style-name="ro1">
          <table:table-cell office:value-type="string" calcext:value-type="string">
            <text:p>marie peñada gutierrez</text:p>
          </table:table-cell>
          <table:table-cell office:value-type="string" calcext:value-type="string">
            <text:p>marie.peñada.gutierrez@gmail.com</text:p>
          </table:table-cell>
        </table:table-row>
        <table:table-row table:style-name="ro1">
          <table:table-cell office:value-type="string" calcext:value-type="string">
            <text:p>marjorie rahmouni</text:p>
          </table:table-cell>
          <table:table-cell office:value-type="string" calcext:value-type="string">
            <text:p>marjorie.rahmouni@gmail.com</text:p>
          </table:table-cell>
        </table:table-row>
        <table:table-row table:style-name="ro1">
          <table:table-cell office:value-type="string" calcext:value-type="string">
            <text:p>mark lester ching</text:p>
          </table:table-cell>
          <table:table-cell office:value-type="string" calcext:value-type="string">
            <text:p>mark.lester.ching@gmail.com</text:p>
          </table:table-cell>
        </table:table-row>
        <table:table-row table:style-name="ro1">
          <table:table-cell office:value-type="string" calcext:value-type="string">
            <text:p>mark stephen baraquel</text:p>
          </table:table-cell>
          <table:table-cell office:value-type="string" calcext:value-type="string">
            <text:p>mark.stephen.baraquel@gmail.com</text:p>
          </table:table-cell>
        </table:table-row>
        <table:table-row table:style-name="ro1">
          <table:table-cell office:value-type="string" calcext:value-type="string">
            <text:p>marvin baraquel</text:p>
          </table:table-cell>
          <table:table-cell office:value-type="string" calcext:value-type="string">
            <text:p>marvin.baraquel@gmail.com</text:p>
          </table:table-cell>
        </table:table-row>
        <table:table-row table:style-name="ro1">
          <table:table-cell office:value-type="string" calcext:value-type="string">
            <text:p>marvin gregorio</text:p>
          </table:table-cell>
          <table:table-cell office:value-type="string" calcext:value-type="string">
            <text:p>marvin.gregorio@gmail.com</text:p>
          </table:table-cell>
        </table:table-row>
        <table:table-row table:style-name="ro1">
          <table:table-cell office:value-type="string" calcext:value-type="string">
            <text:p>mary jinky canta-baraquel</text:p>
          </table:table-cell>
          <table:table-cell office:value-type="string" calcext:value-type="string">
            <text:p>mary.jinky.canta-baraquel@gmail.com</text:p>
          </table:table-cell>
        </table:table-row>
        <table:table-row table:style-name="ro1">
          <table:table-cell office:value-type="string" calcext:value-type="string">
            <text:p>mat jeffrey cantal</text:p>
          </table:table-cell>
          <table:table-cell office:value-type="string" calcext:value-type="string">
            <text:p>mat.jeffrey.cantal@gmail.com</text:p>
          </table:table-cell>
        </table:table-row>
        <table:table-row table:style-name="ro1">
          <table:table-cell office:value-type="string" calcext:value-type="string">
            <text:p>mayo czar laurena</text:p>
          </table:table-cell>
          <table:table-cell office:value-type="string" calcext:value-type="string">
            <text:p>mayo.czar.laurena@gmail.com</text:p>
          </table:table-cell>
        </table:table-row>
        <table:table-row table:style-name="ro1">
          <table:table-cell office:value-type="string" calcext:value-type="string">
            <text:p>melanie m contreras</text:p>
          </table:table-cell>
          <table:table-cell office:value-type="string" calcext:value-type="string">
            <text:p>melanie.m.contreras@gmail.com</text:p>
          </table:table-cell>
        </table:table-row>
        <table:table-row table:style-name="ro1">
          <table:table-cell office:value-type="string" calcext:value-type="string">
            <text:p>melanie tajonera</text:p>
          </table:table-cell>
          <table:table-cell office:value-type="string" calcext:value-type="string">
            <text:p>melanie.tajonera@gmail.com</text:p>
          </table:table-cell>
        </table:table-row>
        <table:table-row table:style-name="ro1">
          <table:table-cell office:value-type="string" calcext:value-type="string">
            <text:p>mennie dimayuga silang</text:p>
          </table:table-cell>
          <table:table-cell office:value-type="string" calcext:value-type="string">
            <text:p>mennie.dimayuga.silang@gmail.com</text:p>
          </table:table-cell>
        </table:table-row>
        <table:table-row table:style-name="ro1">
          <table:table-cell office:value-type="string" calcext:value-type="string">
            <text:p>mercia salvio</text:p>
          </table:table-cell>
          <table:table-cell office:value-type="string" calcext:value-type="string">
            <text:p>mercia.salvio@gmail.com</text:p>
          </table:table-cell>
        </table:table-row>
        <table:table-row table:style-name="ro1">
          <table:table-cell office:value-type="string" calcext:value-type="string">
            <text:p>meriel salvio selirio</text:p>
          </table:table-cell>
          <table:table-cell office:value-type="string" calcext:value-type="string">
            <text:p>meriel.salvio.selirio@gmail.com</text:p>
          </table:table-cell>
        </table:table-row>
        <table:table-row table:style-name="ro1">
          <table:table-cell office:value-type="string" calcext:value-type="string">
            <text:p>merlita poblete globio</text:p>
          </table:table-cell>
          <table:table-cell office:value-type="string" calcext:value-type="string">
            <text:p>merlita.poblete.globio@gmail.com</text:p>
          </table:table-cell>
        </table:table-row>
        <table:table-row table:style-name="ro1">
          <table:table-cell office:value-type="string" calcext:value-type="string">
            <text:p>merzhy ponzhy</text:p>
          </table:table-cell>
          <table:table-cell office:value-type="string" calcext:value-type="string">
            <text:p>merzhy.ponzhy@gmail.com</text:p>
          </table:table-cell>
        </table:table-row>
        <table:table-row table:style-name="ro1">
          <table:table-cell office:value-type="string" calcext:value-type="string">
            <text:p>mhine abrigante mortel</text:p>
          </table:table-cell>
          <table:table-cell office:value-type="string" calcext:value-type="string">
            <text:p>mhine.abrigante.mortel@gmail.com</text:p>
          </table:table-cell>
        </table:table-row>
        <table:table-row table:style-name="ro1">
          <table:table-cell office:value-type="string" calcext:value-type="string">
            <text:p>mich dy</text:p>
          </table:table-cell>
          <table:table-cell office:value-type="string" calcext:value-type="string">
            <text:p>mich.dy@gmail.com</text:p>
          </table:table-cell>
        </table:table-row>
        <table:table-row table:style-name="ro1">
          <table:table-cell office:value-type="string" calcext:value-type="string">
            <text:p>michael cenina</text:p>
          </table:table-cell>
          <table:table-cell office:value-type="string" calcext:value-type="string">
            <text:p>michael.cenina@gmail.com</text:p>
          </table:table-cell>
        </table:table-row>
        <table:table-row table:style-name="ro1">
          <table:table-cell office:value-type="string" calcext:value-type="string">
            <text:p>michael halagao</text:p>
          </table:table-cell>
          <table:table-cell office:value-type="string" calcext:value-type="string">
            <text:p>michael.halagao@gmail.com</text:p>
          </table:table-cell>
        </table:table-row>
        <table:table-row table:style-name="ro1">
          <table:table-cell office:value-type="string" calcext:value-type="string">
            <text:p>michael john g. lacuesta</text:p>
          </table:table-cell>
          <table:table-cell office:value-type="string" calcext:value-type="string">
            <text:p>michael.john.g..lacuesta@gmail.com</text:p>
          </table:table-cell>
        </table:table-row>
        <table:table-row table:style-name="ro1">
          <table:table-cell office:value-type="string" calcext:value-type="string">
            <text:p>michelle caiga</text:p>
          </table:table-cell>
          <table:table-cell office:value-type="string" calcext:value-type="string">
            <text:p>michelle.caiga@gmail.com</text:p>
          </table:table-cell>
        </table:table-row>
        <table:table-row table:style-name="ro1">
          <table:table-cell office:value-type="string" calcext:value-type="string">
            <text:p>michelle hiponia valencia</text:p>
          </table:table-cell>
          <table:table-cell office:value-type="string" calcext:value-type="string">
            <text:p>michelle.hiponia.valencia@gmail.com</text:p>
          </table:table-cell>
        </table:table-row>
        <table:table-row table:style-name="ro1">
          <table:table-cell office:value-type="string" calcext:value-type="string">
            <text:p>michelle n marasigan</text:p>
          </table:table-cell>
          <table:table-cell office:value-type="string" calcext:value-type="string">
            <text:p>michelle.n.marasigan@gmail.com</text:p>
          </table:table-cell>
        </table:table-row>
        <table:table-row table:style-name="ro1">
          <table:table-cell office:value-type="string" calcext:value-type="string">
            <text:p>michelle tan gan</text:p>
          </table:table-cell>
          <table:table-cell office:value-type="string" calcext:value-type="string">
            <text:p>michelle.tan.gan@gmail.com</text:p>
          </table:table-cell>
        </table:table-row>
        <table:table-row table:style-name="ro1">
          <table:table-cell office:value-type="string" calcext:value-type="string">
            <text:p>mikee tph</text:p>
          </table:table-cell>
          <table:table-cell office:value-type="string" calcext:value-type="string">
            <text:p>mikee.tph@gmail.com</text:p>
          </table:table-cell>
        </table:table-row>
        <table:table-row table:style-name="ro1">
          <table:table-cell office:value-type="string" calcext:value-type="string">
            <text:p>milard nicerio ramos</text:p>
          </table:table-cell>
          <table:table-cell office:value-type="string" calcext:value-type="string">
            <text:p>milard.nicerio.ramos@gmail.com</text:p>
          </table:table-cell>
        </table:table-row>
        <table:table-row table:style-name="ro1">
          <table:table-cell office:value-type="string" calcext:value-type="string">
            <text:p>mina jr. tongga aurelio</text:p>
          </table:table-cell>
          <table:table-cell office:value-type="string" calcext:value-type="string">
            <text:p>mina.jr..tongga.aurelio@gmail.com</text:p>
          </table:table-cell>
        </table:table-row>
        <table:table-row table:style-name="ro1">
          <table:table-cell office:value-type="string" calcext:value-type="string">
            <text:p>mitch lontok - sulit</text:p>
          </table:table-cell>
          <table:table-cell office:value-type="string" calcext:value-type="string">
            <text:p>mitch.lontok.-.sulit@gmail.com</text:p>
          </table:table-cell>
        </table:table-row>
        <table:table-row table:style-name="ro1">
          <table:table-cell office:value-type="string" calcext:value-type="string">
            <text:p>ml ramos</text:p>
          </table:table-cell>
          <table:table-cell office:value-type="string" calcext:value-type="string">
            <text:p>ml.ramos@gmail.com</text:p>
          </table:table-cell>
        </table:table-row>
        <table:table-row table:style-name="ro1">
          <table:table-cell office:value-type="string" calcext:value-type="string">
            <text:p>moises bryan valencia</text:p>
          </table:table-cell>
          <table:table-cell office:value-type="string" calcext:value-type="string">
            <text:p>moises.bryan.valencia@gmail.com</text:p>
          </table:table-cell>
        </table:table-row>
        <table:table-row table:style-name="ro1">
          <table:table-cell office:value-type="string" calcext:value-type="string">
            <text:p>mon xam</text:p>
          </table:table-cell>
          <table:table-cell office:value-type="string" calcext:value-type="string">
            <text:p>mon.xam@gmail.com</text:p>
          </table:table-cell>
        </table:table-row>
        <table:table-row table:style-name="ro1">
          <table:table-cell office:value-type="string" calcext:value-type="string">
            <text:p>monchie eslava</text:p>
          </table:table-cell>
          <table:table-cell office:value-type="string" calcext:value-type="string">
            <text:p>monchie.eslava@gmail.com</text:p>
          </table:table-cell>
        </table:table-row>
        <table:table-row table:style-name="ro1">
          <table:table-cell office:value-type="string" calcext:value-type="string">
            <text:p>mylyn domingo dulay bongco</text:p>
          </table:table-cell>
          <table:table-cell office:value-type="string" calcext:value-type="string">
            <text:p>mylyn.domingo.dulay.bongco@gmail.com</text:p>
          </table:table-cell>
        </table:table-row>
        <table:table-row table:style-name="ro1">
          <table:table-cell office:value-type="string" calcext:value-type="string">
            <text:p>nadine francisco</text:p>
          </table:table-cell>
          <table:table-cell office:value-type="string" calcext:value-type="string">
            <text:p>nadine.francisco@gmail.com</text:p>
          </table:table-cell>
        </table:table-row>
        <table:table-row table:style-name="ro1">
          <table:table-cell office:value-type="string" calcext:value-type="string">
            <text:p>namreg aguyamid</text:p>
          </table:table-cell>
          <table:table-cell office:value-type="string" calcext:value-type="string">
            <text:p>namreg.aguyamid@gmail.com</text:p>
          </table:table-cell>
        </table:table-row>
        <table:table-row table:style-name="ro1">
          <table:table-cell office:value-type="string" calcext:value-type="string">
            <text:p>nathaniel b. francisco</text:p>
          </table:table-cell>
          <table:table-cell office:value-type="string" calcext:value-type="string">
            <text:p>nathaniel.b..francisco@gmail.com</text:p>
          </table:table-cell>
        </table:table-row>
        <table:table-row table:style-name="ro1">
          <table:table-cell office:value-type="string" calcext:value-type="string">
            <text:p>nats p. saldaña</text:p>
          </table:table-cell>
          <table:table-cell office:value-type="string" calcext:value-type="string">
            <text:p>nats.p..saldaña@gmail.com</text:p>
          </table:table-cell>
        </table:table-row>
        <table:table-row table:style-name="ro1">
          <table:table-cell office:value-type="string" calcext:value-type="string">
            <text:p>needan francisco</text:p>
          </table:table-cell>
          <table:table-cell office:value-type="string" calcext:value-type="string">
            <text:p>needan.francisco@gmail.com</text:p>
          </table:table-cell>
        </table:table-row>
        <table:table-row table:style-name="ro1">
          <table:table-cell office:value-type="string" calcext:value-type="string">
            <text:p>nelvin natural</text:p>
          </table:table-cell>
          <table:table-cell office:value-type="string" calcext:value-type="string">
            <text:p>nelvin.natural@gmail.com</text:p>
          </table:table-cell>
        </table:table-row>
        <table:table-row table:style-name="ro1">
          <table:table-cell office:value-type="string" calcext:value-type="string">
            <text:p>neneth baraquel</text:p>
          </table:table-cell>
          <table:table-cell office:value-type="string" calcext:value-type="string">
            <text:p>neneth.baraquel@gmail.com</text:p>
          </table:table-cell>
        </table:table-row>
        <table:table-row table:style-name="ro1">
          <table:table-cell office:value-type="string" calcext:value-type="string">
            <text:p>nenia domingo</text:p>
          </table:table-cell>
          <table:table-cell office:value-type="string" calcext:value-type="string">
            <text:p>nenia.domingo@gmail.com</text:p>
          </table:table-cell>
        </table:table-row>
        <table:table-row table:style-name="ro1">
          <table:table-cell office:value-type="string" calcext:value-type="string">
            <text:p>ness lorenzo</text:p>
          </table:table-cell>
          <table:table-cell office:value-type="string" calcext:value-type="string">
            <text:p>ness.lorenzo@gmail.com</text:p>
          </table:table-cell>
        </table:table-row>
        <table:table-row table:style-name="ro1">
          <table:table-cell office:value-type="string" calcext:value-type="string">
            <text:p>nevoj zevahced olanam</text:p>
          </table:table-cell>
          <table:table-cell office:value-type="string" calcext:value-type="string">
            <text:p>nevoj.zevahced.olanam@gmail.com</text:p>
          </table:table-cell>
        </table:table-row>
        <table:table-row table:style-name="ro1">
          <table:table-cell office:value-type="string" calcext:value-type="string">
            <text:p>nichael del mundo</text:p>
          </table:table-cell>
          <table:table-cell office:value-type="string" calcext:value-type="string">
            <text:p>nichael.del.mundo@gmail.com</text:p>
          </table:table-cell>
        </table:table-row>
        <table:table-row table:style-name="ro1">
          <table:table-cell office:value-type="string" calcext:value-type="string">
            <text:p>niong palo</text:p>
          </table:table-cell>
          <table:table-cell office:value-type="string" calcext:value-type="string">
            <text:p>niong.palo@gmail.com</text:p>
          </table:table-cell>
        </table:table-row>
        <table:table-row table:style-name="ro1">
          <table:table-cell office:value-type="string" calcext:value-type="string">
            <text:p>noel baraquel</text:p>
          </table:table-cell>
          <table:table-cell office:value-type="string" calcext:value-type="string">
            <text:p>noel.baraquel@gmail.com</text:p>
          </table:table-cell>
        </table:table-row>
        <table:table-row table:style-name="ro1">
          <table:table-cell office:value-type="string" calcext:value-type="string">
            <text:p>nonoy manalo baraquel</text:p>
          </table:table-cell>
          <table:table-cell office:value-type="string" calcext:value-type="string">
            <text:p>nonoy.manalo.baraquel@gmail.com</text:p>
          </table:table-cell>
        </table:table-row>
        <table:table-row table:style-name="ro1">
          <table:table-cell office:value-type="string" calcext:value-type="string">
            <text:p>noreen de villa</text:p>
          </table:table-cell>
          <table:table-cell office:value-type="string" calcext:value-type="string">
            <text:p>noreen.de.villa@gmail.com</text:p>
          </table:table-cell>
        </table:table-row>
        <table:table-row table:style-name="ro1">
          <table:table-cell office:value-type="string" calcext:value-type="string">
            <text:p>norman solar</text:p>
          </table:table-cell>
          <table:table-cell office:value-type="string" calcext:value-type="string">
            <text:p>norman.solar@gmail.com</text:p>
          </table:table-cell>
        </table:table-row>
        <table:table-row table:style-name="ro1">
          <table:table-cell office:value-type="string" calcext:value-type="string">
            <text:p>normandy real</text:p>
          </table:table-cell>
          <table:table-cell office:value-type="string" calcext:value-type="string">
            <text:p>normandy.real@gmail.com</text:p>
          </table:table-cell>
        </table:table-row>
        <table:table-row table:style-name="ro1">
          <table:table-cell office:value-type="string" calcext:value-type="string">
            <text:p>nympha baraquel llandelar</text:p>
          </table:table-cell>
          <table:table-cell office:value-type="string" calcext:value-type="string">
            <text:p>nympha.baraquel.llandelar@gmail.com</text:p>
          </table:table-cell>
        </table:table-row>
        <table:table-row table:style-name="ro1">
          <table:table-cell office:value-type="string" calcext:value-type="string">
            <text:p>ocsalon leuqarab</text:p>
          </table:table-cell>
          <table:table-cell office:value-type="string" calcext:value-type="string">
            <text:p>ocsalon.leuqarab@gmail.com</text:p>
          </table:table-cell>
        </table:table-row>
        <table:table-row table:style-name="ro1">
          <table:table-cell office:value-type="string" calcext:value-type="string">
            <text:p>olga esguerra</text:p>
          </table:table-cell>
          <table:table-cell office:value-type="string" calcext:value-type="string">
            <text:p>olga.esguerra@gmail.com</text:p>
          </table:table-cell>
        </table:table-row>
        <table:table-row table:style-name="ro1">
          <table:table-cell office:value-type="string" calcext:value-type="string">
            <text:p>olympia luzon</text:p>
          </table:table-cell>
          <table:table-cell office:value-type="string" calcext:value-type="string">
            <text:p>olympia.luzon@gmail.com</text:p>
          </table:table-cell>
        </table:table-row>
        <table:table-row table:style-name="ro1">
          <table:table-cell office:value-type="string" calcext:value-type="string">
            <text:p>onad dimayuga</text:p>
          </table:table-cell>
          <table:table-cell office:value-type="string" calcext:value-type="string">
            <text:p>onad.dimayuga@gmail.com</text:p>
          </table:table-cell>
        </table:table-row>
        <table:table-row table:style-name="ro1">
          <table:table-cell office:value-type="string" calcext:value-type="string">
            <text:p>onlyred bahia</text:p>
          </table:table-cell>
          <table:table-cell office:value-type="string" calcext:value-type="string">
            <text:p>onlyred.bahia@gmail.com</text:p>
          </table:table-cell>
        </table:table-row>
        <table:table-row table:style-name="ro1">
          <table:table-cell office:value-type="string" calcext:value-type="string">
            <text:p>otchie baraquel</text:p>
          </table:table-cell>
          <table:table-cell office:value-type="string" calcext:value-type="string">
            <text:p>otchie.baraquel@gmail.com</text:p>
          </table:table-cell>
        </table:table-row>
        <table:table-row table:style-name="ro1">
          <table:table-cell office:value-type="string" calcext:value-type="string">
            <text:p>polayn villarosa</text:p>
          </table:table-cell>
          <table:table-cell office:value-type="string" calcext:value-type="string">
            <text:p>polayn.villarosa@gmail.com</text:p>
          </table:table-cell>
        </table:table-row>
        <table:table-row table:style-name="ro1">
          <table:table-cell office:value-type="string" calcext:value-type="string">
            <text:p>profnujnuj rodriguez</text:p>
          </table:table-cell>
          <table:table-cell office:value-type="string" calcext:value-type="string">
            <text:p>profnujnuj.rodriguez@gmail.com</text:p>
          </table:table-cell>
        </table:table-row>
        <table:table-row table:style-name="ro1">
          <table:table-cell office:value-type="string" calcext:value-type="string">
            <text:p>qui t meann</text:p>
          </table:table-cell>
          <table:table-cell office:value-type="string" calcext:value-type="string">
            <text:p>qui.t.meann@gmail.com</text:p>
          </table:table-cell>
        </table:table-row>
        <table:table-row table:style-name="ro1">
          <table:table-cell office:value-type="string" calcext:value-type="string">
            <text:p>rald salvio salazar</text:p>
          </table:table-cell>
          <table:table-cell office:value-type="string" calcext:value-type="string">
            <text:p>rald.salvio.salazar@gmail.com</text:p>
          </table:table-cell>
        </table:table-row>
        <table:table-row table:style-name="ro1">
          <table:table-cell office:value-type="string" calcext:value-type="string">
            <text:p>ramil vargas</text:p>
          </table:table-cell>
          <table:table-cell office:value-type="string" calcext:value-type="string">
            <text:p>ramil.vargas@gmail.com</text:p>
          </table:table-cell>
        </table:table-row>
        <table:table-row table:style-name="ro1">
          <table:table-cell office:value-type="string" calcext:value-type="string">
            <text:p>randolph cascalla</text:p>
          </table:table-cell>
          <table:table-cell office:value-type="string" calcext:value-type="string">
            <text:p>randolph.cascalla@gmail.com</text:p>
          </table:table-cell>
        </table:table-row>
        <table:table-row table:style-name="ro1">
          <table:table-cell office:value-type="string" calcext:value-type="string">
            <text:p>raquel dimailig buñag</text:p>
          </table:table-cell>
          <table:table-cell office:value-type="string" calcext:value-type="string">
            <text:p>raquel.dimailig.buñag@gmail.com</text:p>
          </table:table-cell>
        </table:table-row>
        <table:table-row table:style-name="ro1">
          <table:table-cell office:value-type="string" calcext:value-type="string">
            <text:p>raquel panaligan girao</text:p>
          </table:table-cell>
          <table:table-cell office:value-type="string" calcext:value-type="string">
            <text:p>raquel.panaligan.girao@gmail.com</text:p>
          </table:table-cell>
        </table:table-row>
        <table:table-row table:style-name="ro1">
          <table:table-cell office:value-type="string" calcext:value-type="string">
            <text:p>razalas dvne</text:p>
          </table:table-cell>
          <table:table-cell office:value-type="string" calcext:value-type="string">
            <text:p>razalas.dvne@gmail.com</text:p>
          </table:table-cell>
        </table:table-row>
        <table:table-row table:style-name="ro1">
          <table:table-cell office:value-type="string" calcext:value-type="string">
            <text:p>remel beltran</text:p>
          </table:table-cell>
          <table:table-cell office:value-type="string" calcext:value-type="string">
            <text:p>remel.beltran@gmail.com</text:p>
          </table:table-cell>
        </table:table-row>
        <table:table-row table:style-name="ro1">
          <table:table-cell office:value-type="string" calcext:value-type="string">
            <text:p>remel beltran</text:p>
          </table:table-cell>
          <table:table-cell office:value-type="string" calcext:value-type="string">
            <text:p>remel.beltran@gmail.com</text:p>
          </table:table-cell>
        </table:table-row>
        <table:table-row table:style-name="ro1">
          <table:table-cell office:value-type="string" calcext:value-type="string">
            <text:p>revie mercado</text:p>
          </table:table-cell>
          <table:table-cell office:value-type="string" calcext:value-type="string">
            <text:p>revie.mercado@gmail.com</text:p>
          </table:table-cell>
        </table:table-row>
        <table:table-row table:style-name="ro1">
          <table:table-cell office:value-type="string" calcext:value-type="string">
            <text:p>reynald abad</text:p>
          </table:table-cell>
          <table:table-cell office:value-type="string" calcext:value-type="string">
            <text:p>reynald.abad@gmail.com</text:p>
          </table:table-cell>
        </table:table-row>
        <table:table-row table:style-name="ro1">
          <table:table-cell office:value-type="string" calcext:value-type="string">
            <text:p>reynaldo jr flores</text:p>
          </table:table-cell>
          <table:table-cell office:value-type="string" calcext:value-type="string">
            <text:p>reynaldo.jr.flores@gmail.com</text:p>
          </table:table-cell>
        </table:table-row>
        <table:table-row table:style-name="ro1">
          <table:table-cell office:value-type="string" calcext:value-type="string">
            <text:p>rhaine angelic de castro</text:p>
          </table:table-cell>
          <table:table-cell office:value-type="string" calcext:value-type="string">
            <text:p>rhaine.angelic.de.castro@gmail.com</text:p>
          </table:table-cell>
        </table:table-row>
        <table:table-row table:style-name="ro1">
          <table:table-cell office:value-type="string" calcext:value-type="string">
            <text:p>rhea manuel-andaleon</text:p>
          </table:table-cell>
          <table:table-cell office:value-type="string" calcext:value-type="string">
            <text:p>rhea.manuel-andaleon@gmail.com</text:p>
          </table:table-cell>
        </table:table-row>
        <table:table-row table:style-name="ro1">
          <table:table-cell office:value-type="string" calcext:value-type="string">
            <text:p>rhoderick insigne cascalla</text:p>
          </table:table-cell>
          <table:table-cell office:value-type="string" calcext:value-type="string">
            <text:p>rhoderick.insigne.cascalla@gmail.com</text:p>
          </table:table-cell>
        </table:table-row>
        <table:table-row table:style-name="ro1">
          <table:table-cell office:value-type="string" calcext:value-type="string">
            <text:p>rizza gee</text:p>
          </table:table-cell>
          <table:table-cell office:value-type="string" calcext:value-type="string">
            <text:p>rizza.gee@gmail.com</text:p>
          </table:table-cell>
        </table:table-row>
        <table:table-row table:style-name="ro1">
          <table:table-cell office:value-type="string" calcext:value-type="string">
            <text:p>rob pimentel</text:p>
          </table:table-cell>
          <table:table-cell office:value-type="string" calcext:value-type="string">
            <text:p>rob.pimentel@gmail.com</text:p>
          </table:table-cell>
        </table:table-row>
        <table:table-row table:style-name="ro1">
          <table:table-cell office:value-type="string" calcext:value-type="string">
            <text:p>rocelyn pagilagan</text:p>
          </table:table-cell>
          <table:table-cell office:value-type="string" calcext:value-type="string">
            <text:p>rocelyn.pagilagan@gmail.com</text:p>
          </table:table-cell>
        </table:table-row>
        <table:table-row table:style-name="ro1">
          <table:table-cell office:value-type="string" calcext:value-type="string">
            <text:p>rochelle de chavez datinguinoo</text:p>
          </table:table-cell>
          <table:table-cell office:value-type="string" calcext:value-type="string">
            <text:p>rochelle.de.chavez.datinguinoo@gmail.com</text:p>
          </table:table-cell>
        </table:table-row>
        <table:table-row table:style-name="ro1">
          <table:table-cell office:value-type="string" calcext:value-type="string">
            <text:p>roger carpio</text:p>
          </table:table-cell>
          <table:table-cell office:value-type="string" calcext:value-type="string">
            <text:p>roger.carpio@gmail.com</text:p>
          </table:table-cell>
        </table:table-row>
        <table:table-row table:style-name="ro1">
          <table:table-cell office:value-type="string" calcext:value-type="string">
            <text:p>rolando de castro</text:p>
          </table:table-cell>
          <table:table-cell office:value-type="string" calcext:value-type="string">
            <text:p>rolando.de.castro@gmail.com</text:p>
          </table:table-cell>
        </table:table-row>
        <table:table-row table:style-name="ro1">
          <table:table-cell office:value-type="string" calcext:value-type="string">
            <text:p>rolly guerra</text:p>
          </table:table-cell>
          <table:table-cell office:value-type="string" calcext:value-type="string">
            <text:p>rolly.guerra@gmail.com</text:p>
          </table:table-cell>
        </table:table-row>
        <table:table-row table:style-name="ro1">
          <table:table-cell office:value-type="string" calcext:value-type="string">
            <text:p>romar buñag</text:p>
          </table:table-cell>
          <table:table-cell office:value-type="string" calcext:value-type="string">
            <text:p>romar.buñag@gmail.com</text:p>
          </table:table-cell>
        </table:table-row>
        <table:table-row table:style-name="ro1">
          <table:table-cell office:value-type="string" calcext:value-type="string">
            <text:p>ronald villaluna</text:p>
          </table:table-cell>
          <table:table-cell office:value-type="string" calcext:value-type="string">
            <text:p>ronald.villaluna@gmail.com</text:p>
          </table:table-cell>
        </table:table-row>
        <table:table-row table:style-name="ro1">
          <table:table-cell office:value-type="string" calcext:value-type="string">
            <text:p>rosie matira</text:p>
          </table:table-cell>
          <table:table-cell office:value-type="string" calcext:value-type="string">
            <text:p>rosie.matira@gmail.com</text:p>
          </table:table-cell>
        </table:table-row>
        <table:table-row table:style-name="ro1">
          <table:table-cell office:value-type="string" calcext:value-type="string">
            <text:p>roxie flores</text:p>
          </table:table-cell>
          <table:table-cell office:value-type="string" calcext:value-type="string">
            <text:p>roxie.flores@gmail.com</text:p>
          </table:table-cell>
        </table:table-row>
        <table:table-row table:style-name="ro1">
          <table:table-cell office:value-type="string" calcext:value-type="string">
            <text:p>roy hernandez</text:p>
          </table:table-cell>
          <table:table-cell office:value-type="string" calcext:value-type="string">
            <text:p>roy.hernandez@gmail.com</text:p>
          </table:table-cell>
        </table:table-row>
        <table:table-row table:style-name="ro1">
          <table:table-cell office:value-type="string" calcext:value-type="string">
            <text:p>rozita daud</text:p>
          </table:table-cell>
          <table:table-cell office:value-type="string" calcext:value-type="string">
            <text:p>rozita.daud@gmail.com</text:p>
          </table:table-cell>
        </table:table-row>
        <table:table-row table:style-name="ro1">
          <table:table-cell office:value-type="string" calcext:value-type="string">
            <text:p>ruby de jesus</text:p>
          </table:table-cell>
          <table:table-cell office:value-type="string" calcext:value-type="string">
            <text:p>ruby.de.jesus@gmail.com</text:p>
          </table:table-cell>
        </table:table-row>
        <table:table-row table:style-name="ro1">
          <table:table-cell office:value-type="string" calcext:value-type="string">
            <text:p>rucel mortel dimailig tubiera</text:p>
          </table:table-cell>
          <table:table-cell office:value-type="string" calcext:value-type="string">
            <text:p>rucel.mortel.dimailig.tubiera@gmail.com</text:p>
          </table:table-cell>
        </table:table-row>
        <table:table-row table:style-name="ro1">
          <table:table-cell office:value-type="string" calcext:value-type="string">
            <text:p>rudolf rae flores</text:p>
          </table:table-cell>
          <table:table-cell office:value-type="string" calcext:value-type="string">
            <text:p>rudolf.rae.flores@gmail.com</text:p>
          </table:table-cell>
        </table:table-row>
        <table:table-row table:style-name="ro1">
          <table:table-cell office:value-type="string" calcext:value-type="string">
            <text:p>rye delemos raya</text:p>
          </table:table-cell>
          <table:table-cell office:value-type="string" calcext:value-type="string">
            <text:p>rye.delemos.raya@gmail.com</text:p>
          </table:table-cell>
        </table:table-row>
        <table:table-row table:style-name="ro1">
          <table:table-cell office:value-type="string" calcext:value-type="string">
            <text:p>saldaña ria</text:p>
          </table:table-cell>
          <table:table-cell office:value-type="string" calcext:value-type="string">
            <text:p>saldaña.ria@gmail.com</text:p>
          </table:table-cell>
        </table:table-row>
        <table:table-row table:style-name="ro1">
          <table:table-cell office:value-type="string" calcext:value-type="string">
            <text:p>sarah bangahan-kabzinski</text:p>
          </table:table-cell>
          <table:table-cell office:value-type="string" calcext:value-type="string">
            <text:p>sarah.bangahan-kabzinski@gmail.com</text:p>
          </table:table-cell>
        </table:table-row>
        <table:table-row table:style-name="ro1">
          <table:table-cell office:value-type="string" calcext:value-type="string">
            <text:p>shanlei briones</text:p>
          </table:table-cell>
          <table:table-cell office:value-type="string" calcext:value-type="string">
            <text:p>shanlei.briones@gmail.com</text:p>
          </table:table-cell>
        </table:table-row>
        <table:table-row table:style-name="ro1">
          <table:table-cell office:value-type="string" calcext:value-type="string">
            <text:p>sheryl salvio</text:p>
          </table:table-cell>
          <table:table-cell office:value-type="string" calcext:value-type="string">
            <text:p>sheryl.salvio@gmail.com</text:p>
          </table:table-cell>
        </table:table-row>
        <table:table-row table:style-name="ro1">
          <table:table-cell office:value-type="string" calcext:value-type="string">
            <text:p>sigred baraquel salvio</text:p>
          </table:table-cell>
          <table:table-cell office:value-type="string" calcext:value-type="string">
            <text:p>sigred.baraquel.salvio@gmail.com</text:p>
          </table:table-cell>
        </table:table-row>
        <table:table-row table:style-name="ro1">
          <table:table-cell office:value-type="string" calcext:value-type="string">
            <text:p>sofia elyse b. luzon</text:p>
          </table:table-cell>
          <table:table-cell office:value-type="string" calcext:value-type="string">
            <text:p>sofia.elyse.b..luzon@gmail.com</text:p>
          </table:table-cell>
        </table:table-row>
        <table:table-row table:style-name="ro1">
          <table:table-cell office:value-type="string" calcext:value-type="string">
            <text:p>starsky besa</text:p>
          </table:table-cell>
          <table:table-cell office:value-type="string" calcext:value-type="string">
            <text:p>starsky.besa@gmail.com</text:p>
          </table:table-cell>
        </table:table-row>
        <table:table-row table:style-name="ro1">
          <table:table-cell office:value-type="string" calcext:value-type="string">
            <text:p>styx dimayuga</text:p>
          </table:table-cell>
          <table:table-cell office:value-type="string" calcext:value-type="string">
            <text:p>styx.dimayuga@gmail.com</text:p>
          </table:table-cell>
        </table:table-row>
        <table:table-row table:style-name="ro1">
          <table:table-cell office:value-type="string" calcext:value-type="string">
            <text:p>summer jcastro</text:p>
          </table:table-cell>
          <table:table-cell office:value-type="string" calcext:value-type="string">
            <text:p>summer.jcastro@gmail.com</text:p>
          </table:table-cell>
        </table:table-row>
        <table:table-row table:style-name="ro1">
          <table:table-cell office:value-type="string" calcext:value-type="string">
            <text:p>suzette roque care</text:p>
          </table:table-cell>
          <table:table-cell office:value-type="string" calcext:value-type="string">
            <text:p>suzette.roque.care@gmail.com</text:p>
          </table:table-cell>
        </table:table-row>
        <table:table-row table:style-name="ro1">
          <table:table-cell office:value-type="string" calcext:value-type="string">
            <text:p>teodosia m baraquel</text:p>
          </table:table-cell>
          <table:table-cell office:value-type="string" calcext:value-type="string">
            <text:p>teodosia.m.baraquel@gmail.com</text:p>
          </table:table-cell>
        </table:table-row>
        <table:table-row table:style-name="ro1">
          <table:table-cell office:value-type="string" calcext:value-type="string">
            <text:p>teofista tan-tena</text:p>
          </table:table-cell>
          <table:table-cell office:value-type="string" calcext:value-type="string">
            <text:p>teofista.tan-tena@gmail.com</text:p>
          </table:table-cell>
        </table:table-row>
        <table:table-row table:style-name="ro1">
          <table:table-cell office:value-type="string" calcext:value-type="string">
            <text:p>tere perez badillo</text:p>
          </table:table-cell>
          <table:table-cell office:value-type="string" calcext:value-type="string">
            <text:p>tere.perez.badillo@gmail.com</text:p>
          </table:table-cell>
        </table:table-row>
        <table:table-row table:style-name="ro1">
          <table:table-cell office:value-type="string" calcext:value-type="string">
            <text:p>thrix tan avila</text:p>
          </table:table-cell>
          <table:table-cell office:value-type="string" calcext:value-type="string">
            <text:p>thrix.tan.avila@gmail.com</text:p>
          </table:table-cell>
        </table:table-row>
        <table:table-row table:style-name="ro1">
          <table:table-cell office:value-type="string" calcext:value-type="string">
            <text:p>tin salvio</text:p>
          </table:table-cell>
          <table:table-cell office:value-type="string" calcext:value-type="string">
            <text:p>tin.salvio@gmail.com</text:p>
          </table:table-cell>
        </table:table-row>
        <table:table-row table:style-name="ro1">
          <table:table-cell office:value-type="string" calcext:value-type="string">
            <text:p>tommy concepcion</text:p>
          </table:table-cell>
          <table:table-cell office:value-type="string" calcext:value-type="string">
            <text:p>tommy.concepcion@gmail.com</text:p>
          </table:table-cell>
        </table:table-row>
        <table:table-row table:style-name="ro1">
          <table:table-cell office:value-type="string" calcext:value-type="string">
            <text:p>tresjaysky ramirez pesuelo</text:p>
          </table:table-cell>
          <table:table-cell office:value-type="string" calcext:value-type="string">
            <text:p>tresjaysky.ramirez.pesuelo@gmail.com</text:p>
          </table:table-cell>
        </table:table-row>
        <table:table-row table:style-name="ro1">
          <table:table-cell office:value-type="string" calcext:value-type="string">
            <text:p>trinity icybabe jakob</text:p>
          </table:table-cell>
          <table:table-cell office:value-type="string" calcext:value-type="string">
            <text:p>trinity.icybabe.jakob@gmail.com</text:p>
          </table:table-cell>
        </table:table-row>
        <table:table-row table:style-name="ro1">
          <table:table-cell office:value-type="string" calcext:value-type="string">
            <text:p>uno qui</text:p>
          </table:table-cell>
          <table:table-cell office:value-type="string" calcext:value-type="string">
            <text:p>uno.qui@gmail.com</text:p>
          </table:table-cell>
        </table:table-row>
        <table:table-row table:style-name="ro1">
          <table:table-cell office:value-type="string" calcext:value-type="string">
            <text:p>vince s. sunga</text:p>
          </table:table-cell>
          <table:table-cell office:value-type="string" calcext:value-type="string">
            <text:p>vince.s..sunga@gmail.com</text:p>
          </table:table-cell>
        </table:table-row>
        <table:table-row table:style-name="ro1">
          <table:table-cell office:value-type="string" calcext:value-type="string">
            <text:p>virgie montemayor tejoso</text:p>
          </table:table-cell>
          <table:table-cell office:value-type="string" calcext:value-type="string">
            <text:p>virgie.montemayor.tejoso@gmail.com</text:p>
          </table:table-cell>
        </table:table-row>
        <table:table-row table:style-name="ro1">
          <table:table-cell office:value-type="string" calcext:value-type="string">
            <text:p>von torreliza</text:p>
          </table:table-cell>
          <table:table-cell office:value-type="string" calcext:value-type="string">
            <text:p>von.torreliza@gmail.com</text:p>
          </table:table-cell>
        </table:table-row>
        <table:table-row table:style-name="ro1">
          <table:table-cell office:value-type="string" calcext:value-type="string">
            <text:p>wil santonil</text:p>
          </table:table-cell>
          <table:table-cell office:value-type="string" calcext:value-type="string">
            <text:p>wil.santonil@gmail.com</text:p>
          </table:table-cell>
        </table:table-row>
        <table:table-row table:style-name="ro1">
          <table:table-cell office:value-type="string" calcext:value-type="string">
            <text:p>wilma hernandez aguzar buñag</text:p>
          </table:table-cell>
          <table:table-cell office:value-type="string" calcext:value-type="string">
            <text:p>wilma.hernandez.aguzar.buñag@gmail.com</text:p>
          </table:table-cell>
        </table:table-row>
        <table:table-row table:style-name="ro1">
          <table:table-cell office:value-type="string" calcext:value-type="string">
            <text:p>wilner tadeja</text:p>
          </table:table-cell>
          <table:table-cell office:value-type="string" calcext:value-type="string">
            <text:p>wilner.tadeja@gmail.com</text:p>
          </table:table-cell>
        </table:table-row>
        <table:table-row table:style-name="ro1">
          <table:table-cell office:value-type="string" calcext:value-type="string">
            <text:p>winaline concepcion bobis</text:p>
          </table:table-cell>
          <table:table-cell office:value-type="string" calcext:value-type="string">
            <text:p>winaline.concepcion.bobis@gmail.com</text:p>
          </table:table-cell>
        </table:table-row>
        <table:table-row table:style-name="ro1">
          <table:table-cell office:value-type="string" calcext:value-type="string">
            <text:p>yam soriano</text:p>
          </table:table-cell>
          <table:table-cell office:value-type="string" calcext:value-type="string">
            <text:p>yam.soriano@gmail.com</text:p>
          </table:table-cell>
        </table:table-row>
        <table:table-row table:style-name="ro1">
          <table:table-cell office:value-type="string" calcext:value-type="string">
            <text:p>ybor trajeco florendo</text:p>
          </table:table-cell>
          <table:table-cell office:value-type="string" calcext:value-type="string">
            <text:p>ybor.trajeco.florendo@gmail.com</text:p>
          </table:table-cell>
        </table:table-row>
        <table:table-row table:style-name="ro1">
          <table:table-cell office:value-type="string" calcext:value-type="string">
            <text:p>yham cabahug</text:p>
          </table:table-cell>
          <table:table-cell office:value-type="string" calcext:value-type="string">
            <text:p>yham.cabahug@gmail.com</text:p>
          </table:table-cell>
        </table:table-row>
        <table:table-row table:style-name="ro1">
          <table:table-cell office:value-type="string" calcext:value-type="string">
            <text:p>zach sunga</text:p>
          </table:table-cell>
          <table:table-cell office:value-type="string" calcext:value-type="string">
            <text:p>zach.sunga@gmail.com</text:p>
          </table:table-cell>
        </table:table-row>
        <table:table-row table:style-name="ro1">
          <table:table-cell office:value-type="string" calcext:value-type="string">
            <text:p>zaout dasaquet</text:p>
          </table:table-cell>
          <table:table-cell office:value-type="string" calcext:value-type="string">
            <text:p>zaout.dasaquet@gmail.com</text:p>
          </table:table-cell>
        </table:table-row>
        <table:table-row table:style-name="ro1">
          <table:table-cell office:value-type="string" calcext:value-type="string">
            <text:p>zen baraquel</text:p>
          </table:table-cell>
          <table:table-cell office:value-type="string" calcext:value-type="string">
            <text:p>zen.baraquel@gmail.com</text:p>
          </table:table-cell>
        </table:table-row>
        <table:table-row table:style-name="ro1">
          <table:table-cell office:value-type="string" calcext:value-type="string">
            <text:p>zendo natividad</text:p>
          </table:table-cell>
          <table:table-cell office:value-type="string" calcext:value-type="string">
            <text:p>zendo.natividad@gmail.com</text:p>
          </table:table-cell>
        </table:table-row>
        <table:table-row table:style-name="ro1">
          <table:table-cell office:value-type="string" calcext:value-type="string">
            <text:p>zion canta</text:p>
          </table:table-cell>
          <table:table-cell office:value-type="string" calcext:value-type="string">
            <text:p>zion.canta@g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16:47.070268305</meta:creation-date>
    <dc:date>2023-02-23T10:28:16.780444736</dc:date>
    <meta:editing-duration>PT11M30S</meta:editing-duration>
    <meta:editing-cycles>2</meta:editing-cycles>
    <meta:generator>LibreOffice/7.3.7.2$Linux_X86_64 LibreOffice_project/30$Build-2</meta:generator>
    <meta:document-statistic meta:table-count="2" meta:cell-count="1938" meta:object-count="0"/>
  </office:meta>
</office:document-meta>
</file>